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4.85pt" svg:y="14069.76pt">
            <loext:p draw:notify-on-update-of-ranges="Sheet1.C7:Sheet1.C1207 Sheet1.B7:Sheet1.B12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formula="of:=SIN([.C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IN([.C8])" office:value-type="float" office:value="0.0157073173118207" calcext:value-type="float">
            <text:p>0.0157073173</text:p>
          </table:table-cell>
          <table:table-cell table:formula="of:=[.C7]+PI()/200" office:value-type="float" office:value="0.015707963267949" calcext:value-type="float">
            <text:p>0.0157079633</text:p>
          </table:table-cell>
        </table:table-row>
        <table:table-row table:style-name="ro1">
          <table:table-cell/>
          <table:table-cell table:formula="of:=SIN([.C9])" office:value-type="float" office:value="0.0314107590781283" calcext:value-type="float">
            <text:p>0.0314107591</text:p>
          </table:table-cell>
          <table:table-cell table:formula="of:=[.C8]+PI()/200" office:value-type="float" office:value="0.0314159265358979" calcext:value-type="float">
            <text:p>0.0314159265</text:p>
          </table:table-cell>
        </table:table-row>
        <table:table-row table:style-name="ro1">
          <table:table-cell/>
          <table:table-cell table:formula="of:=SIN([.C10])" office:value-type="float" office:value="0.0471064507096427" calcext:value-type="float">
            <text:p>0.0471064507</text:p>
          </table:table-cell>
          <table:table-cell table:formula="of:=[.C9]+PI()/200" office:value-type="float" office:value="0.0471238898038469" calcext:value-type="float">
            <text:p>0.0471238898</text:p>
          </table:table-cell>
        </table:table-row>
        <table:table-row table:style-name="ro1">
          <table:table-cell/>
          <table:table-cell table:formula="of:=SIN([.C11])" office:value-type="float" office:value="0.0627905195293134" calcext:value-type="float">
            <text:p>0.0627905195</text:p>
          </table:table-cell>
          <table:table-cell table:formula="of:=[.C10]+PI()/200" office:value-type="float" office:value="0.0628318530717959" calcext:value-type="float">
            <text:p>0.0628318531</text:p>
          </table:table-cell>
        </table:table-row>
        <table:table-row table:style-name="ro1">
          <table:table-cell/>
          <table:table-cell table:formula="of:=SIN([.C12])" office:value-type="float" office:value="0.0784590957278449" calcext:value-type="float">
            <text:p>0.0784590957</text:p>
          </table:table-cell>
          <table:table-cell table:formula="of:=[.C11]+PI()/200" office:value-type="float" office:value="0.0785398163397448" calcext:value-type="float">
            <text:p>0.0785398163</text:p>
          </table:table-cell>
        </table:table-row>
        <table:table-row table:style-name="ro1">
          <table:table-cell/>
          <table:table-cell table:formula="of:=SIN([.C13])" office:value-type="float" office:value="0.0941083133185143" calcext:value-type="float">
            <text:p>0.0941083133</text:p>
          </table:table-cell>
          <table:table-cell table:formula="of:=[.C12]+PI()/200" office:value-type="float" office:value="0.0942477796076938" calcext:value-type="float">
            <text:p>0.0942477796</text:p>
          </table:table-cell>
        </table:table-row>
        <table:table-row table:style-name="ro1">
          <table:table-cell/>
          <table:table-cell table:formula="of:=SIN([.C14])" office:value-type="float" office:value="0.109734311091045" calcext:value-type="float">
            <text:p>0.1097343111</text:p>
          </table:table-cell>
          <table:table-cell table:formula="of:=[.C13]+PI()/200" office:value-type="float" office:value="0.109955742875643" calcext:value-type="float">
            <text:p>0.1099557429</text:p>
          </table:table-cell>
        </table:table-row>
        <table:table-row table:style-name="ro1">
          <table:table-cell/>
          <table:table-cell table:formula="of:=SIN([.C15])" office:value-type="float" office:value="0.125333233564304" calcext:value-type="float">
            <text:p>0.1253332336</text:p>
          </table:table-cell>
          <table:table-cell table:formula="of:=[.C14]+PI()/200" office:value-type="float" office:value="0.125663706143592" calcext:value-type="float">
            <text:p>0.1256637061</text:p>
          </table:table-cell>
        </table:table-row>
        <table:table-row table:style-name="ro1">
          <table:table-cell/>
          <table:table-cell table:formula="of:=SIN([.C16])" office:value-type="float" office:value="0.140901231937583" calcext:value-type="float">
            <text:p>0.1409012319</text:p>
          </table:table-cell>
          <table:table-cell table:formula="of:=[.C15]+PI()/200" office:value-type="float" office:value="0.141371669411541" calcext:value-type="float">
            <text:p>0.1413716694</text:p>
          </table:table-cell>
        </table:table-row>
        <table:table-row table:style-name="ro1">
          <table:table-cell/>
          <table:table-cell table:formula="of:=SIN([.C17])" office:value-type="float" office:value="0.156434465040231" calcext:value-type="float">
            <text:p>0.156434465</text:p>
          </table:table-cell>
          <table:table-cell table:formula="of:=[.C16]+PI()/200" office:value-type="float" office:value="0.15707963267949" calcext:value-type="float">
            <text:p>0.1570796327</text:p>
          </table:table-cell>
        </table:table-row>
        <table:table-row table:style-name="ro1">
          <table:table-cell/>
          <table:table-cell table:formula="of:=SIN([.C18])" office:value-type="float" office:value="0.17192910027941" calcext:value-type="float">
            <text:p>0.1719291003</text:p>
          </table:table-cell>
          <table:table-cell table:formula="of:=[.C17]+PI()/200" office:value-type="float" office:value="0.172787595947439" calcext:value-type="float">
            <text:p>0.1727875959</text:p>
          </table:table-cell>
        </table:table-row>
        <table:table-row table:style-name="ro1">
          <table:table-cell/>
          <table:table-cell table:formula="of:=SIN([.C19])" office:value-type="float" office:value="0.187381314585725" calcext:value-type="float">
            <text:p>0.1873813146</text:p>
          </table:table-cell>
          <table:table-cell table:formula="of:=[.C18]+PI()/200" office:value-type="float" office:value="0.188495559215388" calcext:value-type="float">
            <text:p>0.1884955592</text:p>
          </table:table-cell>
        </table:table-row>
        <table:table-row table:style-name="ro1">
          <table:table-cell/>
          <table:table-cell table:formula="of:=SIN([.C20])" office:value-type="float" office:value="0.202787295356512" calcext:value-type="float">
            <text:p>0.2027872954</text:p>
          </table:table-cell>
          <table:table-cell table:formula="of:=[.C19]+PI()/200" office:value-type="float" office:value="0.204203522483336" calcext:value-type="float">
            <text:p>0.2042035225</text:p>
          </table:table-cell>
        </table:table-row>
        <table:table-row table:style-name="ro1">
          <table:table-cell/>
          <table:table-cell table:formula="of:=SIN([.C21])" office:value-type="float" office:value="0.218143241396542" calcext:value-type="float">
            <text:p>0.2181432414</text:p>
          </table:table-cell>
          <table:table-cell table:formula="of:=[.C20]+PI()/200" office:value-type="float" office:value="0.219911485751285" calcext:value-type="float">
            <text:p>0.2199114858</text:p>
          </table:table-cell>
        </table:table-row>
        <table:table-row table:style-name="ro1">
          <table:table-cell/>
          <table:table-cell table:formula="of:=SIN([.C22])" office:value-type="float" office:value="0.233445363855905" calcext:value-type="float">
            <text:p>0.2334453639</text:p>
          </table:table-cell>
          <table:table-cell table:formula="of:=[.C21]+PI()/200" office:value-type="float" office:value="0.235619449019234" calcext:value-type="float">
            <text:p>0.235619449</text:p>
          </table:table-cell>
        </table:table-row>
        <table:table-row table:style-name="ro1">
          <table:table-cell/>
          <table:table-cell table:formula="of:=SIN([.C23])" office:value-type="float" office:value="0.248689887164855" calcext:value-type="float">
            <text:p>0.2486898872</text:p>
          </table:table-cell>
          <table:table-cell table:formula="of:=[.C22]+PI()/200" office:value-type="float" office:value="0.251327412287183" calcext:value-type="float">
            <text:p>0.2513274123</text:p>
          </table:table-cell>
        </table:table-row>
        <table:table-row table:style-name="ro1">
          <table:table-cell/>
          <table:table-cell table:formula="of:=SIN([.C24])" office:value-type="float" office:value="0.263873049965373" calcext:value-type="float">
            <text:p>0.26387305</text:p>
          </table:table-cell>
          <table:table-cell table:formula="of:=[.C23]+PI()/200" office:value-type="float" office:value="0.267035375555132" calcext:value-type="float">
            <text:p>0.2670353756</text:p>
          </table:table-cell>
        </table:table-row>
        <table:table-row table:style-name="ro1">
          <table:table-cell/>
          <table:table-cell table:formula="of:=SIN([.C25])" office:value-type="float" office:value="0.278991106039229" calcext:value-type="float">
            <text:p>0.278991106</text:p>
          </table:table-cell>
          <table:table-cell table:formula="of:=[.C24]+PI()/200" office:value-type="float" office:value="0.282743338823081" calcext:value-type="float">
            <text:p>0.2827433388</text:p>
          </table:table-cell>
        </table:table-row>
        <table:table-row table:style-name="ro1">
          <table:table-cell/>
          <table:table-cell table:formula="of:=SIN([.C26])" office:value-type="float" office:value="0.294040325232304" calcext:value-type="float">
            <text:p>0.2940403252</text:p>
          </table:table-cell>
          <table:table-cell table:formula="of:=[.C25]+PI()/200" office:value-type="float" office:value="0.29845130209103" calcext:value-type="float">
            <text:p>0.2984513021</text:p>
          </table:table-cell>
        </table:table-row>
        <table:table-row table:style-name="ro1">
          <table:table-cell/>
          <table:table-cell table:formula="of:=SIN([.C27])" office:value-type="float" office:value="0.309016994374947" calcext:value-type="float">
            <text:p>0.3090169944</text:p>
          </table:table-cell>
          <table:table-cell table:formula="of:=[.C26]+PI()/200" office:value-type="float" office:value="0.314159265358979" calcext:value-type="float">
            <text:p>0.3141592654</text:p>
          </table:table-cell>
        </table:table-row>
        <table:table-row table:style-name="ro1">
          <table:table-cell/>
          <table:table-cell table:formula="of:=SIN([.C28])" office:value-type="float" office:value="0.323917418198149" calcext:value-type="float">
            <text:p>0.3239174182</text:p>
          </table:table-cell>
          <table:table-cell table:formula="of:=[.C27]+PI()/200" office:value-type="float" office:value="0.329867228626928" calcext:value-type="float">
            <text:p>0.3298672286</text:p>
          </table:table-cell>
        </table:table-row>
        <table:table-row table:style-name="ro1">
          <table:table-cell/>
          <table:table-cell table:formula="of:=SIN([.C29])" office:value-type="float" office:value="0.338737920245291" calcext:value-type="float">
            <text:p>0.3387379202</text:p>
          </table:table-cell>
          <table:table-cell table:formula="of:=[.C28]+PI()/200" office:value-type="float" office:value="0.345575191894877" calcext:value-type="float">
            <text:p>0.3455751919</text:p>
          </table:table-cell>
        </table:table-row>
        <table:table-row table:style-name="ro1">
          <table:table-cell/>
          <table:table-cell table:formula="of:=SIN([.C30])" office:value-type="float" office:value="0.353474843779257" calcext:value-type="float">
            <text:p>0.3534748438</text:p>
          </table:table-cell>
          <table:table-cell table:formula="of:=[.C29]+PI()/200" office:value-type="float" office:value="0.361283155162826" calcext:value-type="float">
            <text:p>0.3612831552</text:p>
          </table:table-cell>
        </table:table-row>
        <table:table-row table:style-name="ro1">
          <table:table-cell/>
          <table:table-cell table:formula="of:=SIN([.C31])" office:value-type="float" office:value="0.368124552684678" calcext:value-type="float">
            <text:p>0.3681245527</text:p>
          </table:table-cell>
          <table:table-cell table:formula="of:=[.C30]+PI()/200" office:value-type="float" office:value="0.376991118430775" calcext:value-type="float">
            <text:p>0.3769911184</text:p>
          </table:table-cell>
        </table:table-row>
        <table:table-row table:style-name="ro1">
          <table:table-cell/>
          <table:table-cell table:formula="of:=SIN([.C32])" office:value-type="float" office:value="0.38268343236509" calcext:value-type="float">
            <text:p>0.3826834324</text:p>
          </table:table-cell>
          <table:table-cell table:formula="of:=[.C31]+PI()/200" office:value-type="float" office:value="0.392699081698724" calcext:value-type="float">
            <text:p>0.3926990817</text:p>
          </table:table-cell>
        </table:table-row>
        <table:table-row table:style-name="ro1">
          <table:table-cell/>
          <table:table-cell table:formula="of:=SIN([.C33])" office:value-type="float" office:value="0.397147890634781" calcext:value-type="float">
            <text:p>0.3971478906</text:p>
          </table:table-cell>
          <table:table-cell table:formula="of:=[.C32]+PI()/200" office:value-type="float" office:value="0.408407044966673" calcext:value-type="float">
            <text:p>0.408407045</text:p>
          </table:table-cell>
        </table:table-row>
        <table:table-row table:style-name="ro1">
          <table:table-cell/>
          <table:table-cell table:formula="of:=SIN([.C34])" office:value-type="float" office:value="0.411514358605109" calcext:value-type="float">
            <text:p>0.4115143586</text:p>
          </table:table-cell>
          <table:table-cell table:formula="of:=[.C33]+PI()/200" office:value-type="float" office:value="0.424115008234622" calcext:value-type="float">
            <text:p>0.4241150082</text:p>
          </table:table-cell>
        </table:table-row>
        <table:table-row table:style-name="ro1">
          <table:table-cell/>
          <table:table-cell table:formula="of:=SIN([.C35])" office:value-type="float" office:value="0.425779291565073" calcext:value-type="float">
            <text:p>0.4257792916</text:p>
          </table:table-cell>
          <table:table-cell table:formula="of:=[.C34]+PI()/200" office:value-type="float" office:value="0.439822971502571" calcext:value-type="float">
            <text:p>0.4398229715</text:p>
          </table:table-cell>
        </table:table-row>
        <table:table-row table:style-name="ro1">
          <table:table-cell/>
          <table:table-cell table:formula="of:=SIN([.C36])" office:value-type="float" office:value="0.439939169855915" calcext:value-type="float">
            <text:p>0.4399391699</text:p>
          </table:table-cell>
          <table:table-cell table:formula="of:=[.C35]+PI()/200" office:value-type="float" office:value="0.45553093477052" calcext:value-type="float">
            <text:p>0.4555309348</text:p>
          </table:table-cell>
        </table:table-row>
        <table:table-row table:style-name="ro1">
          <table:table-cell/>
          <table:table-cell table:formula="of:=SIN([.C37])" office:value-type="float" office:value="0.453990499739547" calcext:value-type="float">
            <text:p>0.4539904997</text:p>
          </table:table-cell>
          <table:table-cell table:formula="of:=[.C36]+PI()/200" office:value-type="float" office:value="0.471238898038469" calcext:value-type="float">
            <text:p>0.471238898</text:p>
          </table:table-cell>
        </table:table-row>
        <table:table-row table:style-name="ro1">
          <table:table-cell/>
          <table:table-cell table:formula="of:=SIN([.C38])" office:value-type="float" office:value="0.467929814260574" calcext:value-type="float">
            <text:p>0.4679298143</text:p>
          </table:table-cell>
          <table:table-cell table:formula="of:=[.C37]+PI()/200" office:value-type="float" office:value="0.486946861306418" calcext:value-type="float">
            <text:p>0.4869468613</text:p>
          </table:table-cell>
        </table:table-row>
        <table:table-row table:style-name="ro1">
          <table:table-cell/>
          <table:table-cell table:formula="of:=SIN([.C39])" office:value-type="float" office:value="0.481753674101716" calcext:value-type="float">
            <text:p>0.4817536741</text:p>
          </table:table-cell>
          <table:table-cell table:formula="of:=[.C38]+PI()/200" office:value-type="float" office:value="0.502654824574367" calcext:value-type="float">
            <text:p>0.5026548246</text:p>
          </table:table-cell>
        </table:table-row>
        <table:table-row table:style-name="ro1">
          <table:table-cell/>
          <table:table-cell table:formula="of:=SIN([.C40])" office:value-type="float" office:value="0.495458668432408" calcext:value-type="float">
            <text:p>0.4954586684</text:p>
          </table:table-cell>
          <table:table-cell table:formula="of:=[.C39]+PI()/200" office:value-type="float" office:value="0.518362787842316" calcext:value-type="float">
            <text:p>0.5183627878</text:p>
          </table:table-cell>
        </table:table-row>
        <table:table-row table:style-name="ro1">
          <table:table-cell/>
          <table:table-cell table:formula="of:=SIN([.C41])" office:value-type="float" office:value="0.509041415750372" calcext:value-type="float">
            <text:p>0.5090414158</text:p>
          </table:table-cell>
          <table:table-cell table:formula="of:=[.C40]+PI()/200" office:value-type="float" office:value="0.534070751110265" calcext:value-type="float">
            <text:p>0.5340707511</text:p>
          </table:table-cell>
        </table:table-row>
        <table:table-row table:style-name="ro1">
          <table:table-cell/>
          <table:table-cell table:formula="of:=SIN([.C42])" office:value-type="float" office:value="0.522498564715949" calcext:value-type="float">
            <text:p>0.5224985647</text:p>
          </table:table-cell>
          <table:table-cell table:formula="of:=[.C41]+PI()/200" office:value-type="float" office:value="0.549778714378214" calcext:value-type="float">
            <text:p>0.5497787144</text:p>
          </table:table-cell>
        </table:table-row>
        <table:table-row table:style-name="ro1">
          <table:table-cell/>
          <table:table-cell table:formula="of:=SIN([.C43])" office:value-type="float" office:value="0.535826794978997" calcext:value-type="float">
            <text:p>0.535826795</text:p>
          </table:table-cell>
          <table:table-cell table:formula="of:=[.C42]+PI()/200" office:value-type="float" office:value="0.565486677646163" calcext:value-type="float">
            <text:p>0.5654866776</text:p>
          </table:table-cell>
        </table:table-row>
        <table:table-row table:style-name="ro1">
          <table:table-cell/>
          <table:table-cell table:formula="of:=SIN([.C44])" office:value-type="float" office:value="0.549022817998132" calcext:value-type="float">
            <text:p>0.549022818</text:p>
          </table:table-cell>
          <table:table-cell table:formula="of:=[.C43]+PI()/200" office:value-type="float" office:value="0.581194640914112" calcext:value-type="float">
            <text:p>0.5811946409</text:p>
          </table:table-cell>
        </table:table-row>
        <table:table-row table:style-name="ro1">
          <table:table-cell/>
          <table:table-cell table:formula="of:=SIN([.C45])" office:value-type="float" office:value="0.562083377852131" calcext:value-type="float">
            <text:p>0.5620833779</text:p>
          </table:table-cell>
          <table:table-cell table:formula="of:=[.C44]+PI()/200" office:value-type="float" office:value="0.596902604182061" calcext:value-type="float">
            <text:p>0.5969026042</text:p>
          </table:table-cell>
        </table:table-row>
        <table:table-row table:style-name="ro1">
          <table:table-cell/>
          <table:table-cell table:formula="of:=SIN([.C46])" office:value-type="float" office:value="0.575005252043279" calcext:value-type="float">
            <text:p>0.575005252</text:p>
          </table:table-cell>
          <table:table-cell table:formula="of:=[.C45]+PI()/200" office:value-type="float" office:value="0.61261056745001" calcext:value-type="float">
            <text:p>0.6126105675</text:p>
          </table:table-cell>
        </table:table-row>
        <table:table-row table:style-name="ro1">
          <table:table-cell/>
          <table:table-cell table:formula="of:=SIN([.C47])" office:value-type="float" office:value="0.587785252292473" calcext:value-type="float">
            <text:p>0.5877852523</text:p>
          </table:table-cell>
          <table:table-cell table:formula="of:=[.C46]+PI()/200" office:value-type="float" office:value="0.628318530717959" calcext:value-type="float">
            <text:p>0.6283185307</text:p>
          </table:table-cell>
        </table:table-row>
        <table:table-row table:style-name="ro1">
          <table:table-cell/>
          <table:table-cell table:formula="of:=SIN([.C48])" office:value-type="float" office:value="0.600420225325884" calcext:value-type="float">
            <text:p>0.6004202253</text:p>
          </table:table-cell>
          <table:table-cell table:formula="of:=[.C47]+PI()/200" office:value-type="float" office:value="0.644026493985908" calcext:value-type="float">
            <text:p>0.644026494</text:p>
          </table:table-cell>
        </table:table-row>
        <table:table-row table:style-name="ro1">
          <table:table-cell/>
          <table:table-cell table:formula="of:=SIN([.C49])" office:value-type="float" office:value="0.612907053652977" calcext:value-type="float">
            <text:p>0.6129070537</text:p>
          </table:table-cell>
          <table:table-cell table:formula="of:=[.C48]+PI()/200" office:value-type="float" office:value="0.659734457253857" calcext:value-type="float">
            <text:p>0.6597344573</text:p>
          </table:table-cell>
        </table:table-row>
        <table:table-row table:style-name="ro1">
          <table:table-cell/>
          <table:table-cell table:formula="of:=SIN([.C50])" office:value-type="float" office:value="0.625242656335706" calcext:value-type="float">
            <text:p>0.6252426563</text:p>
          </table:table-cell>
          <table:table-cell table:formula="of:=[.C49]+PI()/200" office:value-type="float" office:value="0.675442420521806" calcext:value-type="float">
            <text:p>0.6754424205</text:p>
          </table:table-cell>
        </table:table-row>
        <table:table-row table:style-name="ro1">
          <table:table-cell/>
          <table:table-cell table:formula="of:=SIN([.C51])" office:value-type="float" office:value="0.63742398974869" calcext:value-type="float">
            <text:p>0.6374239897</text:p>
          </table:table-cell>
          <table:table-cell table:formula="of:=[.C50]+PI()/200" office:value-type="float" office:value="0.691150383789755" calcext:value-type="float">
            <text:p>0.6911503838</text:p>
          </table:table-cell>
        </table:table-row>
        <table:table-row table:style-name="ro1">
          <table:table-cell/>
          <table:table-cell table:formula="of:=SIN([.C52])" office:value-type="float" office:value="0.649448048330184" calcext:value-type="float">
            <text:p>0.6494480483</text:p>
          </table:table-cell>
          <table:table-cell table:formula="of:=[.C51]+PI()/200" office:value-type="float" office:value="0.706858347057704" calcext:value-type="float">
            <text:p>0.7068583471</text:p>
          </table:table-cell>
        </table:table-row>
        <table:table-row table:style-name="ro1">
          <table:table-cell/>
          <table:table-cell table:formula="of:=SIN([.C53])" office:value-type="float" office:value="0.661311865323652" calcext:value-type="float">
            <text:p>0.6613118653</text:p>
          </table:table-cell>
          <table:table-cell table:formula="of:=[.C52]+PI()/200" office:value-type="float" office:value="0.722566310325653" calcext:value-type="float">
            <text:p>0.7225663103</text:p>
          </table:table-cell>
        </table:table-row>
        <table:table-row table:style-name="ro1">
          <table:table-cell/>
          <table:table-cell table:formula="of:=SIN([.C54])" office:value-type="float" office:value="0.673012513509774" calcext:value-type="float">
            <text:p>0.6730125135</text:p>
          </table:table-cell>
          <table:table-cell table:formula="of:=[.C53]+PI()/200" office:value-type="float" office:value="0.738274273593602" calcext:value-type="float">
            <text:p>0.7382742736</text:p>
          </table:table-cell>
        </table:table-row>
        <table:table-row table:style-name="ro1">
          <table:table-cell/>
          <table:table-cell table:formula="of:=SIN([.C55])" office:value-type="float" office:value="0.684547105928689" calcext:value-type="float">
            <text:p>0.6845471059</text:p>
          </table:table-cell>
          <table:table-cell table:formula="of:=[.C54]+PI()/200" office:value-type="float" office:value="0.753982236861551" calcext:value-type="float">
            <text:p>0.7539822369</text:p>
          </table:table-cell>
        </table:table-row>
        <table:table-row table:style-name="ro1">
          <table:table-cell/>
          <table:table-cell table:formula="of:=SIN([.C56])" office:value-type="float" office:value="0.695912796592315" calcext:value-type="float">
            <text:p>0.6959127966</text:p>
          </table:table-cell>
          <table:table-cell table:formula="of:=[.C55]+PI()/200" office:value-type="float" office:value="0.7696902001295" calcext:value-type="float">
            <text:p>0.7696902001</text:p>
          </table:table-cell>
        </table:table-row>
        <table:table-row table:style-name="ro1">
          <table:table-cell/>
          <table:table-cell table:formula="of:=SIN([.C57])" office:value-type="float" office:value="0.707106781186548" calcext:value-type="float">
            <text:p>0.7071067812</text:p>
          </table:table-cell>
          <table:table-cell table:formula="of:=[.C56]+PI()/200" office:value-type="float" office:value="0.785398163397449" calcext:value-type="float">
            <text:p>0.7853981634</text:p>
          </table:table-cell>
        </table:table-row>
        <table:table-row table:style-name="ro1">
          <table:table-cell/>
          <table:table-cell table:formula="of:=SIN([.C58])" office:value-type="float" office:value="0.718126297763189" calcext:value-type="float">
            <text:p>0.7181262978</text:p>
          </table:table-cell>
          <table:table-cell table:formula="of:=[.C57]+PI()/200" office:value-type="float" office:value="0.801106126665398" calcext:value-type="float">
            <text:p>0.8011061267</text:p>
          </table:table-cell>
        </table:table-row>
        <table:table-row table:style-name="ro1">
          <table:table-cell/>
          <table:table-cell table:formula="of:=SIN([.C59])" office:value-type="float" office:value="0.728968627421412" calcext:value-type="float">
            <text:p>0.7289686274</text:p>
          </table:table-cell>
          <table:table-cell table:formula="of:=[.C58]+PI()/200" office:value-type="float" office:value="0.816814089933347" calcext:value-type="float">
            <text:p>0.8168140899</text:p>
          </table:table-cell>
        </table:table-row>
        <table:table-row table:style-name="ro1">
          <table:table-cell/>
          <table:table-cell table:formula="of:=SIN([.C60])" office:value-type="float" office:value="0.73963109497861" calcext:value-type="float">
            <text:p>0.739631095</text:p>
          </table:table-cell>
          <table:table-cell table:formula="of:=[.C59]+PI()/200" office:value-type="float" office:value="0.832522053201296" calcext:value-type="float">
            <text:p>0.8325220532</text:p>
          </table:table-cell>
        </table:table-row>
        <table:table-row table:style-name="ro1">
          <table:table-cell/>
          <table:table-cell table:formula="of:=SIN([.C61])" office:value-type="float" office:value="0.75011106963046" calcext:value-type="float">
            <text:p>0.7501110696</text:p>
          </table:table-cell>
          <table:table-cell table:formula="of:=[.C60]+PI()/200" office:value-type="float" office:value="0.848230016469245" calcext:value-type="float">
            <text:p>0.8482300165</text:p>
          </table:table-cell>
        </table:table-row>
        <table:table-row table:style-name="ro1">
          <table:table-cell/>
          <table:table-cell table:formula="of:=SIN([.C62])" office:value-type="float" office:value="0.760405965600031" calcext:value-type="float">
            <text:p>0.7604059656</text:p>
          </table:table-cell>
          <table:table-cell table:formula="of:=[.C61]+PI()/200" office:value-type="float" office:value="0.863937979737194" calcext:value-type="float">
            <text:p>0.8639379797</text:p>
          </table:table-cell>
        </table:table-row>
        <table:table-row table:style-name="ro1">
          <table:table-cell/>
          <table:table-cell table:formula="of:=SIN([.C63])" office:value-type="float" office:value="0.77051324277579" calcext:value-type="float">
            <text:p>0.7705132428</text:p>
          </table:table-cell>
          <table:table-cell table:formula="of:=[.C62]+PI()/200" office:value-type="float" office:value="0.879645943005143" calcext:value-type="float">
            <text:p>0.879645943</text:p>
          </table:table-cell>
        </table:table-row>
        <table:table-row table:style-name="ro1">
          <table:table-cell/>
          <table:table-cell table:formula="of:=SIN([.C64])" office:value-type="float" office:value="0.78043040733833" calcext:value-type="float">
            <text:p>0.7804304073</text:p>
          </table:table-cell>
          <table:table-cell table:formula="of:=[.C63]+PI()/200" office:value-type="float" office:value="0.895353906273092" calcext:value-type="float">
            <text:p>0.8953539063</text:p>
          </table:table-cell>
        </table:table-row>
        <table:table-row table:style-name="ro1">
          <table:table-cell/>
          <table:table-cell table:formula="of:=SIN([.C65])" office:value-type="float" office:value="0.790155012375691" calcext:value-type="float">
            <text:p>0.7901550124</text:p>
          </table:table-cell>
          <table:table-cell table:formula="of:=[.C64]+PI()/200" office:value-type="float" office:value="0.911061869541041" calcext:value-type="float">
            <text:p>0.9110618695</text:p>
          </table:table-cell>
        </table:table-row>
        <table:table-row table:style-name="ro1">
          <table:table-cell/>
          <table:table-cell table:formula="of:=SIN([.C66])" office:value-type="float" office:value="0.799684658487091" calcext:value-type="float">
            <text:p>0.7996846585</text:p>
          </table:table-cell>
          <table:table-cell table:formula="of:=[.C65]+PI()/200" office:value-type="float" office:value="0.92676983280899" calcext:value-type="float">
            <text:p>0.9267698328</text:p>
          </table:table-cell>
        </table:table-row>
        <table:table-row table:style-name="ro1">
          <table:table-cell/>
          <table:table-cell table:formula="of:=SIN([.C67])" office:value-type="float" office:value="0.809016994374948" calcext:value-type="float">
            <text:p>0.8090169944</text:p>
          </table:table-cell>
          <table:table-cell table:formula="of:=[.C66]+PI()/200" office:value-type="float" office:value="0.942477796076939" calcext:value-type="float">
            <text:p>0.9424777961</text:p>
          </table:table-cell>
        </table:table-row>
        <table:table-row table:style-name="ro1">
          <table:table-cell/>
          <table:table-cell table:formula="of:=SIN([.C68])" office:value-type="float" office:value="0.818149717425024" calcext:value-type="float">
            <text:p>0.8181497174</text:p>
          </table:table-cell>
          <table:table-cell table:formula="of:=[.C67]+PI()/200" office:value-type="float" office:value="0.958185759344888" calcext:value-type="float">
            <text:p>0.9581857593</text:p>
          </table:table-cell>
        </table:table-row>
        <table:table-row table:style-name="ro1">
          <table:table-cell/>
          <table:table-cell table:formula="of:=SIN([.C69])" office:value-type="float" office:value="0.827080574274562" calcext:value-type="float">
            <text:p>0.8270805743</text:p>
          </table:table-cell>
          <table:table-cell table:formula="of:=[.C68]+PI()/200" office:value-type="float" office:value="0.973893722612837" calcext:value-type="float">
            <text:p>0.9738937226</text:p>
          </table:table-cell>
        </table:table-row>
        <table:table-row table:style-name="ro1">
          <table:table-cell/>
          <table:table-cell table:formula="of:=SIN([.C70])" office:value-type="float" office:value="0.835807361368271" calcext:value-type="float">
            <text:p>0.8358073614</text:p>
          </table:table-cell>
          <table:table-cell table:formula="of:=[.C69]+PI()/200" office:value-type="float" office:value="0.989601685880786" calcext:value-type="float">
            <text:p>0.9896016859</text:p>
          </table:table-cell>
        </table:table-row>
        <table:table-row table:style-name="ro1">
          <table:table-cell/>
          <table:table-cell table:formula="of:=SIN([.C71])" office:value-type="float" office:value="0.844327925502016" calcext:value-type="float">
            <text:p>0.8443279255</text:p>
          </table:table-cell>
          <table:table-cell table:formula="of:=[.C70]+PI()/200" office:value-type="float" office:value="1.00530964914873" calcext:value-type="float">
            <text:p>1.0053096491</text:p>
          </table:table-cell>
        </table:table-row>
        <table:table-row table:style-name="ro1">
          <table:table-cell/>
          <table:table-cell table:formula="of:=SIN([.C72])" office:value-type="float" office:value="0.852640164354093" calcext:value-type="float">
            <text:p>0.8526401644</text:p>
          </table:table-cell>
          <table:table-cell table:formula="of:=[.C71]+PI()/200" office:value-type="float" office:value="1.02101761241668" calcext:value-type="float">
            <text:p>1.0210176124</text:p>
          </table:table-cell>
        </table:table-row>
        <table:table-row table:style-name="ro1">
          <table:table-cell/>
          <table:table-cell table:formula="of:=SIN([.C73])" office:value-type="float" office:value="0.860742027003944" calcext:value-type="float">
            <text:p>0.860742027</text:p>
          </table:table-cell>
          <table:table-cell table:formula="of:=[.C72]+PI()/200" office:value-type="float" office:value="1.03672557568463" calcext:value-type="float">
            <text:p>1.0367255757</text:p>
          </table:table-cell>
        </table:table-row>
        <table:table-row table:style-name="ro1">
          <table:table-cell/>
          <table:table-cell table:formula="of:=SIN([.C74])" office:value-type="float" office:value="0.868631514438192" calcext:value-type="float">
            <text:p>0.8686315144</text:p>
          </table:table-cell>
          <table:table-cell table:formula="of:=[.C73]+PI()/200" office:value-type="float" office:value="1.05243353895258" calcext:value-type="float">
            <text:p>1.052433539</text:p>
          </table:table-cell>
        </table:table-row>
        <table:table-row table:style-name="ro1">
          <table:table-cell/>
          <table:table-cell table:formula="of:=SIN([.C75])" office:value-type="float" office:value="0.876306680043864" calcext:value-type="float">
            <text:p>0.87630668</text:p>
          </table:table-cell>
          <table:table-cell table:formula="of:=[.C74]+PI()/200" office:value-type="float" office:value="1.06814150222053" calcext:value-type="float">
            <text:p>1.0681415022</text:p>
          </table:table-cell>
        </table:table-row>
        <table:table-row table:style-name="ro1">
          <table:table-cell/>
          <table:table-cell table:formula="of:=SIN([.C76])" office:value-type="float" office:value="0.883765630088694" calcext:value-type="float">
            <text:p>0.8837656301</text:p>
          </table:table-cell>
          <table:table-cell table:formula="of:=[.C75]+PI()/200" office:value-type="float" office:value="1.08384946548848" calcext:value-type="float">
            <text:p>1.0838494655</text:p>
          </table:table-cell>
        </table:table-row>
        <table:table-row table:style-name="ro1">
          <table:table-cell/>
          <table:table-cell table:formula="of:=SIN([.C77])" office:value-type="float" office:value="0.891006524188368" calcext:value-type="float">
            <text:p>0.8910065242</text:p>
          </table:table-cell>
          <table:table-cell table:formula="of:=[.C76]+PI()/200" office:value-type="float" office:value="1.09955742875643" calcext:value-type="float">
            <text:p>1.0995574288</text:p>
          </table:table-cell>
        </table:table-row>
        <table:table-row table:style-name="ro1">
          <table:table-cell/>
          <table:table-cell table:formula="of:=SIN([.C78])" office:value-type="float" office:value="0.898027575760616" calcext:value-type="float">
            <text:p>0.8980275758</text:p>
          </table:table-cell>
          <table:table-cell table:formula="of:=[.C77]+PI()/200" office:value-type="float" office:value="1.11526539202438" calcext:value-type="float">
            <text:p>1.115265392</text:p>
          </table:table-cell>
        </table:table-row>
        <table:table-row table:style-name="ro1">
          <table:table-cell/>
          <table:table-cell table:formula="of:=SIN([.C79])" office:value-type="float" office:value="0.90482705246602" calcext:value-type="float">
            <text:p>0.9048270525</text:p>
          </table:table-cell>
          <table:table-cell table:formula="of:=[.C78]+PI()/200" office:value-type="float" office:value="1.13097335529233" calcext:value-type="float">
            <text:p>1.1309733553</text:p>
          </table:table-cell>
        </table:table-row>
        <table:table-row table:style-name="ro1">
          <table:table-cell/>
          <table:table-cell table:formula="of:=SIN([.C80])" office:value-type="float" office:value="0.911403276635445" calcext:value-type="float">
            <text:p>0.9114032766</text:p>
          </table:table-cell>
          <table:table-cell table:formula="of:=[.C79]+PI()/200" office:value-type="float" office:value="1.14668131856027" calcext:value-type="float">
            <text:p>1.1466813186</text:p>
          </table:table-cell>
        </table:table-row>
        <table:table-row table:style-name="ro1">
          <table:table-cell/>
          <table:table-cell table:formula="of:=SIN([.C81])" office:value-type="float" office:value="0.917754625683981" calcext:value-type="float">
            <text:p>0.9177546257</text:p>
          </table:table-cell>
          <table:table-cell table:formula="of:=[.C80]+PI()/200" office:value-type="float" office:value="1.16238928182822" calcext:value-type="float">
            <text:p>1.1623892818</text:p>
          </table:table-cell>
        </table:table-row>
        <table:table-row table:style-name="ro1">
          <table:table-cell/>
          <table:table-cell table:formula="of:=SIN([.C82])" office:value-type="float" office:value="0.923879532511287" calcext:value-type="float">
            <text:p>0.9238795325</text:p>
          </table:table-cell>
          <table:table-cell table:formula="of:=[.C81]+PI()/200" office:value-type="float" office:value="1.17809724509617" calcext:value-type="float">
            <text:p>1.1780972451</text:p>
          </table:table-cell>
        </table:table-row>
        <table:table-row table:style-name="ro1">
          <table:table-cell/>
          <table:table-cell table:formula="of:=SIN([.C83])" office:value-type="float" office:value="0.929776485888251" calcext:value-type="float">
            <text:p>0.9297764859</text:p>
          </table:table-cell>
          <table:table-cell table:formula="of:=[.C82]+PI()/200" office:value-type="float" office:value="1.19380520836412" calcext:value-type="float">
            <text:p>1.1938052084</text:p>
          </table:table-cell>
        </table:table-row>
        <table:table-row table:style-name="ro1">
          <table:table-cell/>
          <table:table-cell table:formula="of:=SIN([.C84])" office:value-type="float" office:value="0.935444030829867" calcext:value-type="float">
            <text:p>0.9354440308</text:p>
          </table:table-cell>
          <table:table-cell table:formula="of:=[.C83]+PI()/200" office:value-type="float" office:value="1.20951317163207" calcext:value-type="float">
            <text:p>1.2095131716</text:p>
          </table:table-cell>
        </table:table-row>
        <table:table-row table:style-name="ro1">
          <table:table-cell/>
          <table:table-cell table:formula="of:=SIN([.C85])" office:value-type="float" office:value="0.940880768954225" calcext:value-type="float">
            <text:p>0.940880769</text:p>
          </table:table-cell>
          <table:table-cell table:formula="of:=[.C84]+PI()/200" office:value-type="float" office:value="1.22522113490002" calcext:value-type="float">
            <text:p>1.2252211349</text:p>
          </table:table-cell>
        </table:table-row>
        <table:table-row table:style-name="ro1">
          <table:table-cell/>
          <table:table-cell table:formula="of:=SIN([.C86])" office:value-type="float" office:value="0.946085358827545" calcext:value-type="float">
            <text:p>0.9460853588</text:p>
          </table:table-cell>
          <table:table-cell table:formula="of:=[.C85]+PI()/200" office:value-type="float" office:value="1.24092909816797" calcext:value-type="float">
            <text:p>1.2409290982</text:p>
          </table:table-cell>
        </table:table-row>
        <table:table-row table:style-name="ro1">
          <table:table-cell/>
          <table:table-cell table:formula="of:=SIN([.C87])" office:value-type="float" office:value="0.951056516295153" calcext:value-type="float">
            <text:p>0.9510565163</text:p>
          </table:table-cell>
          <table:table-cell table:formula="of:=[.C86]+PI()/200" office:value-type="float" office:value="1.25663706143592" calcext:value-type="float">
            <text:p>1.2566370614</text:p>
          </table:table-cell>
        </table:table-row>
        <table:table-row table:style-name="ro1">
          <table:table-cell/>
          <table:table-cell table:formula="of:=SIN([.C88])" office:value-type="float" office:value="0.95579301479833" calcext:value-type="float">
            <text:p>0.9557930148</text:p>
          </table:table-cell>
          <table:table-cell table:formula="of:=[.C87]+PI()/200" office:value-type="float" office:value="1.27234502470387" calcext:value-type="float">
            <text:p>1.2723450247</text:p>
          </table:table-cell>
        </table:table-row>
        <table:table-row table:style-name="ro1">
          <table:table-cell/>
          <table:table-cell table:formula="of:=SIN([.C89])" office:value-type="float" office:value="0.960293685676943" calcext:value-type="float">
            <text:p>0.9602936857</text:p>
          </table:table-cell>
          <table:table-cell table:formula="of:=[.C88]+PI()/200" office:value-type="float" office:value="1.28805298797181" calcext:value-type="float">
            <text:p>1.288052988</text:p>
          </table:table-cell>
        </table:table-row>
        <table:table-row table:style-name="ro1">
          <table:table-cell/>
          <table:table-cell table:formula="of:=SIN([.C90])" office:value-type="float" office:value="0.964557418457798" calcext:value-type="float">
            <text:p>0.9645574185</text:p>
          </table:table-cell>
          <table:table-cell table:formula="of:=[.C89]+PI()/200" office:value-type="float" office:value="1.30376095123976" calcext:value-type="float">
            <text:p>1.3037609512</text:p>
          </table:table-cell>
        </table:table-row>
        <table:table-row table:style-name="ro1">
          <table:table-cell/>
          <table:table-cell table:formula="of:=SIN([.C91])" office:value-type="float" office:value="0.968583161128631" calcext:value-type="float">
            <text:p>0.9685831611</text:p>
          </table:table-cell>
          <table:table-cell table:formula="of:=[.C90]+PI()/200" office:value-type="float" office:value="1.31946891450771" calcext:value-type="float">
            <text:p>1.3194689145</text:p>
          </table:table-cell>
        </table:table-row>
        <table:table-row table:style-name="ro1">
          <table:table-cell/>
          <table:table-cell table:formula="of:=SIN([.C92])" office:value-type="float" office:value="0.972369920397676" calcext:value-type="float">
            <text:p>0.9723699204</text:p>
          </table:table-cell>
          <table:table-cell table:formula="of:=[.C91]+PI()/200" office:value-type="float" office:value="1.33517687777566" calcext:value-type="float">
            <text:p>1.3351768778</text:p>
          </table:table-cell>
        </table:table-row>
        <table:table-row table:style-name="ro1">
          <table:table-cell/>
          <table:table-cell table:formula="of:=SIN([.C93])" office:value-type="float" office:value="0.975916761938747" calcext:value-type="float">
            <text:p>0.9759167619</text:p>
          </table:table-cell>
          <table:table-cell table:formula="of:=[.C92]+PI()/200" office:value-type="float" office:value="1.35088484104361" calcext:value-type="float">
            <text:p>1.350884841</text:p>
          </table:table-cell>
        </table:table-row>
        <table:table-row table:style-name="ro1">
          <table:table-cell/>
          <table:table-cell table:formula="of:=SIN([.C94])" office:value-type="float" office:value="0.979222810621766" calcext:value-type="float">
            <text:p>0.9792228106</text:p>
          </table:table-cell>
          <table:table-cell table:formula="of:=[.C93]+PI()/200" office:value-type="float" office:value="1.36659280431156" calcext:value-type="float">
            <text:p>1.3665928043</text:p>
          </table:table-cell>
        </table:table-row>
        <table:table-row table:style-name="ro1">
          <table:table-cell/>
          <table:table-cell table:formula="of:=SIN([.C95])" office:value-type="float" office:value="0.982287250728689" calcext:value-type="float">
            <text:p>0.9822872507</text:p>
          </table:table-cell>
          <table:table-cell table:formula="of:=[.C94]+PI()/200" office:value-type="float" office:value="1.38230076757951" calcext:value-type="float">
            <text:p>1.3823007676</text:p>
          </table:table-cell>
        </table:table-row>
        <table:table-row table:style-name="ro1">
          <table:table-cell/>
          <table:table-cell table:formula="of:=SIN([.C96])" office:value-type="float" office:value="0.985109326154774" calcext:value-type="float">
            <text:p>0.9851093262</text:p>
          </table:table-cell>
          <table:table-cell table:formula="of:=[.C95]+PI()/200" office:value-type="float" office:value="1.39800873084746" calcext:value-type="float">
            <text:p>1.3980087308</text:p>
          </table:table-cell>
        </table:table-row>
        <table:table-row table:style-name="ro1">
          <table:table-cell/>
          <table:table-cell table:formula="of:=SIN([.C97])" office:value-type="float" office:value="0.987688340595138" calcext:value-type="float">
            <text:p>0.9876883406</text:p>
          </table:table-cell>
          <table:table-cell table:formula="of:=[.C96]+PI()/200" office:value-type="float" office:value="1.41371669411541" calcext:value-type="float">
            <text:p>1.4137166941</text:p>
          </table:table-cell>
        </table:table-row>
        <table:table-row table:style-name="ro1">
          <table:table-cell/>
          <table:table-cell table:formula="of:=SIN([.C98])" office:value-type="float" office:value="0.990023657716557" calcext:value-type="float">
            <text:p>0.9900236577</text:p>
          </table:table-cell>
          <table:table-cell table:formula="of:=[.C97]+PI()/200" office:value-type="float" office:value="1.42942465738335" calcext:value-type="float">
            <text:p>1.4294246574</text:p>
          </table:table-cell>
        </table:table-row>
        <table:table-row table:style-name="ro1">
          <table:table-cell/>
          <table:table-cell table:formula="of:=SIN([.C99])" office:value-type="float" office:value="0.992114701314478" calcext:value-type="float">
            <text:p>0.9921147013</text:p>
          </table:table-cell>
          <table:table-cell table:formula="of:=[.C98]+PI()/200" office:value-type="float" office:value="1.4451326206513" calcext:value-type="float">
            <text:p>1.4451326207</text:p>
          </table:table-cell>
        </table:table-row>
        <table:table-row table:style-name="ro1">
          <table:table-cell/>
          <table:table-cell table:formula="of:=SIN([.C100])" office:value-type="float" office:value="0.993960955455179" calcext:value-type="float">
            <text:p>0.9939609555</text:p>
          </table:table-cell>
          <table:table-cell table:formula="of:=[.C99]+PI()/200" office:value-type="float" office:value="1.46084058391925" calcext:value-type="float">
            <text:p>1.4608405839</text:p>
          </table:table-cell>
        </table:table-row>
        <table:table-row table:style-name="ro1">
          <table:table-cell/>
          <table:table-cell table:formula="of:=SIN([.C101])" office:value-type="float" office:value="0.99556196460308" calcext:value-type="float">
            <text:p>0.9955619646</text:p>
          </table:table-cell>
          <table:table-cell table:formula="of:=[.C100]+PI()/200" office:value-type="float" office:value="1.4765485471872" calcext:value-type="float">
            <text:p>1.4765485472</text:p>
          </table:table-cell>
        </table:table-row>
        <table:table-row table:style-name="ro1">
          <table:table-cell/>
          <table:table-cell table:formula="of:=SIN([.C102])" office:value-type="float" office:value="0.996917333733128" calcext:value-type="float">
            <text:p>0.9969173337</text:p>
          </table:table-cell>
          <table:table-cell table:formula="of:=[.C101]+PI()/200" office:value-type="float" office:value="1.49225651045515" calcext:value-type="float">
            <text:p>1.4922565105</text:p>
          </table:table-cell>
        </table:table-row>
        <table:table-row table:style-name="ro1">
          <table:table-cell/>
          <table:table-cell table:formula="of:=SIN([.C103])" office:value-type="float" office:value="0.998026728428271" calcext:value-type="float">
            <text:p>0.9980267284</text:p>
          </table:table-cell>
          <table:table-cell table:formula="of:=[.C102]+PI()/200" office:value-type="float" office:value="1.5079644737231" calcext:value-type="float">
            <text:p>1.5079644737</text:p>
          </table:table-cell>
        </table:table-row>
        <table:table-row table:style-name="ro1">
          <table:table-cell/>
          <table:table-cell table:formula="of:=SIN([.C104])" office:value-type="float" office:value="0.99888987496197" calcext:value-type="float">
            <text:p>0.998889875</text:p>
          </table:table-cell>
          <table:table-cell table:formula="of:=[.C103]+PI()/200" office:value-type="float" office:value="1.52367243699105" calcext:value-type="float">
            <text:p>1.523672437</text:p>
          </table:table-cell>
        </table:table-row>
        <table:table-row table:style-name="ro1">
          <table:table-cell/>
          <table:table-cell table:formula="of:=SIN([.C105])" office:value-type="float" office:value="0.999506560365731" calcext:value-type="float">
            <text:p>0.9995065604</text:p>
          </table:table-cell>
          <table:table-cell table:formula="of:=[.C104]+PI()/200" office:value-type="float" office:value="1.539380400259" calcext:value-type="float">
            <text:p>1.5393804003</text:p>
          </table:table-cell>
        </table:table-row>
        <table:table-row table:style-name="ro1">
          <table:table-cell/>
          <table:table-cell table:formula="of:=SIN([.C106])" office:value-type="float" office:value="0.999876632481661" calcext:value-type="float">
            <text:p>0.9998766325</text:p>
          </table:table-cell>
          <table:table-cell table:formula="of:=[.C105]+PI()/200" office:value-type="float" office:value="1.55508836352695" calcext:value-type="float">
            <text:p>1.5550883635</text:p>
          </table:table-cell>
        </table:table-row>
        <table:table-row table:style-name="ro1">
          <table:table-cell/>
          <table:table-cell table:formula="of:=SIN([.C107])" office:value-type="float" office:value="1" calcext:value-type="float">
            <text:p>1</text:p>
          </table:table-cell>
          <table:table-cell table:formula="of:=[.C106]+PI()/200" office:value-type="float" office:value="1.57079632679489" calcext:value-type="float">
            <text:p>1.5707963268</text:p>
          </table:table-cell>
        </table:table-row>
        <table:table-row table:style-name="ro1">
          <table:table-cell/>
          <table:table-cell table:formula="of:=SIN([.C108])" office:value-type="float" office:value="0.999876632481661" calcext:value-type="float">
            <text:p>0.9998766325</text:p>
          </table:table-cell>
          <table:table-cell table:formula="of:=[.C107]+PI()/200" office:value-type="float" office:value="1.58650429006284" calcext:value-type="float">
            <text:p>1.5865042901</text:p>
          </table:table-cell>
        </table:table-row>
        <table:table-row table:style-name="ro1">
          <table:table-cell/>
          <table:table-cell table:formula="of:=SIN([.C109])" office:value-type="float" office:value="0.999506560365731" calcext:value-type="float">
            <text:p>0.9995065604</text:p>
          </table:table-cell>
          <table:table-cell table:formula="of:=[.C108]+PI()/200" office:value-type="float" office:value="1.60221225333079" calcext:value-type="float">
            <text:p>1.6022122533</text:p>
          </table:table-cell>
        </table:table-row>
        <table:table-row table:style-name="ro1">
          <table:table-cell/>
          <table:table-cell table:formula="of:=SIN([.C110])" office:value-type="float" office:value="0.99888987496197" calcext:value-type="float">
            <text:p>0.998889875</text:p>
          </table:table-cell>
          <table:table-cell table:formula="of:=[.C109]+PI()/200" office:value-type="float" office:value="1.61792021659874" calcext:value-type="float">
            <text:p>1.6179202166</text:p>
          </table:table-cell>
        </table:table-row>
        <table:table-row table:style-name="ro1">
          <table:table-cell/>
          <table:table-cell table:formula="of:=SIN([.C111])" office:value-type="float" office:value="0.998026728428272" calcext:value-type="float">
            <text:p>0.9980267284</text:p>
          </table:table-cell>
          <table:table-cell table:formula="of:=[.C110]+PI()/200" office:value-type="float" office:value="1.63362817986669" calcext:value-type="float">
            <text:p>1.6336281799</text:p>
          </table:table-cell>
        </table:table-row>
        <table:table-row table:style-name="ro1">
          <table:table-cell/>
          <table:table-cell table:formula="of:=SIN([.C112])" office:value-type="float" office:value="0.996917333733128" calcext:value-type="float">
            <text:p>0.9969173337</text:p>
          </table:table-cell>
          <table:table-cell table:formula="of:=[.C111]+PI()/200" office:value-type="float" office:value="1.64933614313464" calcext:value-type="float">
            <text:p>1.6493361431</text:p>
          </table:table-cell>
        </table:table-row>
        <table:table-row table:style-name="ro1">
          <table:table-cell/>
          <table:table-cell table:formula="of:=SIN([.C113])" office:value-type="float" office:value="0.99556196460308" calcext:value-type="float">
            <text:p>0.9955619646</text:p>
          </table:table-cell>
          <table:table-cell table:formula="of:=[.C112]+PI()/200" office:value-type="float" office:value="1.66504410640259" calcext:value-type="float">
            <text:p>1.6650441064</text:p>
          </table:table-cell>
        </table:table-row>
        <table:table-row table:style-name="ro1">
          <table:table-cell/>
          <table:table-cell table:formula="of:=SIN([.C114])" office:value-type="float" office:value="0.99396095545518" calcext:value-type="float">
            <text:p>0.9939609555</text:p>
          </table:table-cell>
          <table:table-cell table:formula="of:=[.C113]+PI()/200" office:value-type="float" office:value="1.68075206967054" calcext:value-type="float">
            <text:p>1.6807520697</text:p>
          </table:table-cell>
        </table:table-row>
        <table:table-row table:style-name="ro1">
          <table:table-cell/>
          <table:table-cell table:formula="of:=SIN([.C115])" office:value-type="float" office:value="0.992114701314478" calcext:value-type="float">
            <text:p>0.9921147013</text:p>
          </table:table-cell>
          <table:table-cell table:formula="of:=[.C114]+PI()/200" office:value-type="float" office:value="1.69646003293849" calcext:value-type="float">
            <text:p>1.6964600329</text:p>
          </table:table-cell>
        </table:table-row>
        <table:table-row table:style-name="ro1">
          <table:table-cell/>
          <table:table-cell table:formula="of:=SIN([.C116])" office:value-type="float" office:value="0.990023657716558" calcext:value-type="float">
            <text:p>0.9900236577</text:p>
          </table:table-cell>
          <table:table-cell table:formula="of:=[.C115]+PI()/200" office:value-type="float" office:value="1.71216799620643" calcext:value-type="float">
            <text:p>1.7121679962</text:p>
          </table:table-cell>
        </table:table-row>
        <table:table-row table:style-name="ro1">
          <table:table-cell/>
          <table:table-cell table:formula="of:=SIN([.C117])" office:value-type="float" office:value="0.987688340595138" calcext:value-type="float">
            <text:p>0.9876883406</text:p>
          </table:table-cell>
          <table:table-cell table:formula="of:=[.C116]+PI()/200" office:value-type="float" office:value="1.72787595947438" calcext:value-type="float">
            <text:p>1.7278759595</text:p>
          </table:table-cell>
        </table:table-row>
        <table:table-row table:style-name="ro1">
          <table:table-cell/>
          <table:table-cell table:formula="of:=SIN([.C118])" office:value-type="float" office:value="0.985109326154774" calcext:value-type="float">
            <text:p>0.9851093262</text:p>
          </table:table-cell>
          <table:table-cell table:formula="of:=[.C117]+PI()/200" office:value-type="float" office:value="1.74358392274233" calcext:value-type="float">
            <text:p>1.7435839227</text:p>
          </table:table-cell>
        </table:table-row>
        <table:table-row table:style-name="ro1">
          <table:table-cell/>
          <table:table-cell table:formula="of:=SIN([.C119])" office:value-type="float" office:value="0.982287250728689" calcext:value-type="float">
            <text:p>0.9822872507</text:p>
          </table:table-cell>
          <table:table-cell table:formula="of:=[.C118]+PI()/200" office:value-type="float" office:value="1.75929188601028" calcext:value-type="float">
            <text:p>1.759291886</text:p>
          </table:table-cell>
        </table:table-row>
        <table:table-row table:style-name="ro1">
          <table:table-cell/>
          <table:table-cell table:formula="of:=SIN([.C120])" office:value-type="float" office:value="0.979222810621767" calcext:value-type="float">
            <text:p>0.9792228106</text:p>
          </table:table-cell>
          <table:table-cell table:formula="of:=[.C119]+PI()/200" office:value-type="float" office:value="1.77499984927823" calcext:value-type="float">
            <text:p>1.7749998493</text:p>
          </table:table-cell>
        </table:table-row>
        <table:table-row table:style-name="ro1">
          <table:table-cell/>
          <table:table-cell table:formula="of:=SIN([.C121])" office:value-type="float" office:value="0.975916761938748" calcext:value-type="float">
            <text:p>0.9759167619</text:p>
          </table:table-cell>
          <table:table-cell table:formula="of:=[.C120]+PI()/200" office:value-type="float" office:value="1.79070781254618" calcext:value-type="float">
            <text:p>1.7907078125</text:p>
          </table:table-cell>
        </table:table-row>
        <table:table-row table:style-name="ro1">
          <table:table-cell/>
          <table:table-cell table:formula="of:=SIN([.C122])" office:value-type="float" office:value="0.972369920397677" calcext:value-type="float">
            <text:p>0.9723699204</text:p>
          </table:table-cell>
          <table:table-cell table:formula="of:=[.C121]+PI()/200" office:value-type="float" office:value="1.80641577581413" calcext:value-type="float">
            <text:p>1.8064157758</text:p>
          </table:table-cell>
        </table:table-row>
        <table:table-row table:style-name="ro1">
          <table:table-cell/>
          <table:table-cell table:formula="of:=SIN([.C123])" office:value-type="float" office:value="0.968583161128632" calcext:value-type="float">
            <text:p>0.9685831611</text:p>
          </table:table-cell>
          <table:table-cell table:formula="of:=[.C122]+PI()/200" office:value-type="float" office:value="1.82212373908208" calcext:value-type="float">
            <text:p>1.8221237391</text:p>
          </table:table-cell>
        </table:table-row>
        <table:table-row table:style-name="ro1">
          <table:table-cell/>
          <table:table-cell table:formula="of:=SIN([.C124])" office:value-type="float" office:value="0.964557418457799" calcext:value-type="float">
            <text:p>0.9645574185</text:p>
          </table:table-cell>
          <table:table-cell table:formula="of:=[.C123]+PI()/200" office:value-type="float" office:value="1.83783170235003" calcext:value-type="float">
            <text:p>1.8378317024</text:p>
          </table:table-cell>
        </table:table-row>
        <table:table-row table:style-name="ro1">
          <table:table-cell/>
          <table:table-cell table:formula="of:=SIN([.C125])" office:value-type="float" office:value="0.960293685676944" calcext:value-type="float">
            <text:p>0.9602936857</text:p>
          </table:table-cell>
          <table:table-cell table:formula="of:=[.C124]+PI()/200" office:value-type="float" office:value="1.85353966561797" calcext:value-type="float">
            <text:p>1.8535396656</text:p>
          </table:table-cell>
        </table:table-row>
        <table:table-row table:style-name="ro1">
          <table:table-cell/>
          <table:table-cell table:formula="of:=SIN([.C126])" office:value-type="float" office:value="0.955793014798331" calcext:value-type="float">
            <text:p>0.9557930148</text:p>
          </table:table-cell>
          <table:table-cell table:formula="of:=[.C125]+PI()/200" office:value-type="float" office:value="1.86924762888592" calcext:value-type="float">
            <text:p>1.8692476289</text:p>
          </table:table-cell>
        </table:table-row>
        <table:table-row table:style-name="ro1">
          <table:table-cell/>
          <table:table-cell table:formula="of:=SIN([.C127])" office:value-type="float" office:value="0.951056516295155" calcext:value-type="float">
            <text:p>0.9510565163</text:p>
          </table:table-cell>
          <table:table-cell table:formula="of:=[.C126]+PI()/200" office:value-type="float" office:value="1.88495559215387" calcext:value-type="float">
            <text:p>1.8849555922</text:p>
          </table:table-cell>
        </table:table-row>
        <table:table-row table:style-name="ro1">
          <table:table-cell/>
          <table:table-cell table:formula="of:=SIN([.C128])" office:value-type="float" office:value="0.946085358827547" calcext:value-type="float">
            <text:p>0.9460853588</text:p>
          </table:table-cell>
          <table:table-cell table:formula="of:=[.C127]+PI()/200" office:value-type="float" office:value="1.90066355542182" calcext:value-type="float">
            <text:p>1.9006635554</text:p>
          </table:table-cell>
        </table:table-row>
        <table:table-row table:style-name="ro1">
          <table:table-cell/>
          <table:table-cell table:formula="of:=SIN([.C129])" office:value-type="float" office:value="0.940880768954227" calcext:value-type="float">
            <text:p>0.940880769</text:p>
          </table:table-cell>
          <table:table-cell table:formula="of:=[.C128]+PI()/200" office:value-type="float" office:value="1.91637151868977" calcext:value-type="float">
            <text:p>1.9163715187</text:p>
          </table:table-cell>
        </table:table-row>
        <table:table-row table:style-name="ro1">
          <table:table-cell/>
          <table:table-cell table:formula="of:=SIN([.C130])" office:value-type="float" office:value="0.935444030829869" calcext:value-type="float">
            <text:p>0.9354440308</text:p>
          </table:table-cell>
          <table:table-cell table:formula="of:=[.C129]+PI()/200" office:value-type="float" office:value="1.93207948195772" calcext:value-type="float">
            <text:p>1.932079482</text:p>
          </table:table-cell>
        </table:table-row>
        <table:table-row table:style-name="ro1">
          <table:table-cell/>
          <table:table-cell table:formula="of:=SIN([.C131])" office:value-type="float" office:value="0.929776485888253" calcext:value-type="float">
            <text:p>0.9297764859</text:p>
          </table:table-cell>
          <table:table-cell table:formula="of:=[.C130]+PI()/200" office:value-type="float" office:value="1.94778744522567" calcext:value-type="float">
            <text:p>1.9477874452</text:p>
          </table:table-cell>
        </table:table-row>
        <table:table-row table:style-name="ro1">
          <table:table-cell/>
          <table:table-cell table:formula="of:=SIN([.C132])" office:value-type="float" office:value="0.923879532511288" calcext:value-type="float">
            <text:p>0.9238795325</text:p>
          </table:table-cell>
          <table:table-cell table:formula="of:=[.C131]+PI()/200" office:value-type="float" office:value="1.96349540849362" calcext:value-type="float">
            <text:p>1.9634954085</text:p>
          </table:table-cell>
        </table:table-row>
        <table:table-row table:style-name="ro1">
          <table:table-cell/>
          <table:table-cell table:formula="of:=SIN([.C133])" office:value-type="float" office:value="0.917754625683983" calcext:value-type="float">
            <text:p>0.9177546257</text:p>
          </table:table-cell>
          <table:table-cell table:formula="of:=[.C132]+PI()/200" office:value-type="float" office:value="1.97920337176157" calcext:value-type="float">
            <text:p>1.9792033718</text:p>
          </table:table-cell>
        </table:table-row>
        <table:table-row table:style-name="ro1">
          <table:table-cell/>
          <table:table-cell table:formula="of:=SIN([.C134])" office:value-type="float" office:value="0.911403276635447" calcext:value-type="float">
            <text:p>0.9114032766</text:p>
          </table:table-cell>
          <table:table-cell table:formula="of:=[.C133]+PI()/200" office:value-type="float" office:value="1.99491133502951" calcext:value-type="float">
            <text:p>1.994911335</text:p>
          </table:table-cell>
        </table:table-row>
        <table:table-row table:style-name="ro1">
          <table:table-cell/>
          <table:table-cell table:formula="of:=SIN([.C135])" office:value-type="float" office:value="0.904827052466021" calcext:value-type="float">
            <text:p>0.9048270525</text:p>
          </table:table-cell>
          <table:table-cell table:formula="of:=[.C134]+PI()/200" office:value-type="float" office:value="2.01061929829746" calcext:value-type="float">
            <text:p>2.0106192983</text:p>
          </table:table-cell>
        </table:table-row>
        <table:table-row table:style-name="ro1">
          <table:table-cell/>
          <table:table-cell table:formula="of:=SIN([.C136])" office:value-type="float" office:value="0.898027575760618" calcext:value-type="float">
            <text:p>0.8980275758</text:p>
          </table:table-cell>
          <table:table-cell table:formula="of:=[.C135]+PI()/200" office:value-type="float" office:value="2.02632726156541" calcext:value-type="float">
            <text:p>2.0263272616</text:p>
          </table:table-cell>
        </table:table-row>
        <table:table-row table:style-name="ro1">
          <table:table-cell/>
          <table:table-cell table:formula="of:=SIN([.C137])" office:value-type="float" office:value="0.89100652418837" calcext:value-type="float">
            <text:p>0.8910065242</text:p>
          </table:table-cell>
          <table:table-cell table:formula="of:=[.C136]+PI()/200" office:value-type="float" office:value="2.04203522483336" calcext:value-type="float">
            <text:p>2.0420352248</text:p>
          </table:table-cell>
        </table:table-row>
        <table:table-row table:style-name="ro1">
          <table:table-cell/>
          <table:table-cell table:formula="of:=SIN([.C138])" office:value-type="float" office:value="0.883765630088696" calcext:value-type="float">
            <text:p>0.8837656301</text:p>
          </table:table-cell>
          <table:table-cell table:formula="of:=[.C137]+PI()/200" office:value-type="float" office:value="2.05774318810131" calcext:value-type="float">
            <text:p>2.0577431881</text:p>
          </table:table-cell>
        </table:table-row>
        <table:table-row table:style-name="ro1">
          <table:table-cell/>
          <table:table-cell table:formula="of:=SIN([.C139])" office:value-type="float" office:value="0.876306680043866" calcext:value-type="float">
            <text:p>0.87630668</text:p>
          </table:table-cell>
          <table:table-cell table:formula="of:=[.C138]+PI()/200" office:value-type="float" office:value="2.07345115136926" calcext:value-type="float">
            <text:p>2.0734511514</text:p>
          </table:table-cell>
        </table:table-row>
        <table:table-row table:style-name="ro1">
          <table:table-cell/>
          <table:table-cell table:formula="of:=SIN([.C140])" office:value-type="float" office:value="0.868631514438194" calcext:value-type="float">
            <text:p>0.8686315144</text:p>
          </table:table-cell>
          <table:table-cell table:formula="of:=[.C139]+PI()/200" office:value-type="float" office:value="2.08915911463721" calcext:value-type="float">
            <text:p>2.0891591146</text:p>
          </table:table-cell>
        </table:table-row>
        <table:table-row table:style-name="ro1">
          <table:table-cell/>
          <table:table-cell table:formula="of:=SIN([.C141])" office:value-type="float" office:value="0.860742027003946" calcext:value-type="float">
            <text:p>0.860742027</text:p>
          </table:table-cell>
          <table:table-cell table:formula="of:=[.C140]+PI()/200" office:value-type="float" office:value="2.10486707790516" calcext:value-type="float">
            <text:p>2.1048670779</text:p>
          </table:table-cell>
        </table:table-row>
        <table:table-row table:style-name="ro1">
          <table:table-cell/>
          <table:table-cell table:formula="of:=SIN([.C142])" office:value-type="float" office:value="0.852640164354095" calcext:value-type="float">
            <text:p>0.8526401644</text:p>
          </table:table-cell>
          <table:table-cell table:formula="of:=[.C141]+PI()/200" office:value-type="float" office:value="2.1205750411731" calcext:value-type="float">
            <text:p>2.1205750412</text:p>
          </table:table-cell>
        </table:table-row>
        <table:table-row table:style-name="ro1">
          <table:table-cell/>
          <table:table-cell table:formula="of:=SIN([.C143])" office:value-type="float" office:value="0.844327925502018" calcext:value-type="float">
            <text:p>0.8443279255</text:p>
          </table:table-cell>
          <table:table-cell table:formula="of:=[.C142]+PI()/200" office:value-type="float" office:value="2.13628300444105" calcext:value-type="float">
            <text:p>2.1362830044</text:p>
          </table:table-cell>
        </table:table-row>
        <table:table-row table:style-name="ro1">
          <table:table-cell/>
          <table:table-cell table:formula="of:=SIN([.C144])" office:value-type="float" office:value="0.835807361368273" calcext:value-type="float">
            <text:p>0.8358073614</text:p>
          </table:table-cell>
          <table:table-cell table:formula="of:=[.C143]+PI()/200" office:value-type="float" office:value="2.151990967709" calcext:value-type="float">
            <text:p>2.1519909677</text:p>
          </table:table-cell>
        </table:table-row>
        <table:table-row table:style-name="ro1">
          <table:table-cell/>
          <table:table-cell table:formula="of:=SIN([.C145])" office:value-type="float" office:value="0.827080574274565" calcext:value-type="float">
            <text:p>0.8270805743</text:p>
          </table:table-cell>
          <table:table-cell table:formula="of:=[.C144]+PI()/200" office:value-type="float" office:value="2.16769893097695" calcext:value-type="float">
            <text:p>2.167698931</text:p>
          </table:table-cell>
        </table:table-row>
        <table:table-row table:style-name="ro1">
          <table:table-cell/>
          <table:table-cell table:formula="of:=SIN([.C146])" office:value-type="float" office:value="0.818149717425027" calcext:value-type="float">
            <text:p>0.8181497174</text:p>
          </table:table-cell>
          <table:table-cell table:formula="of:=[.C145]+PI()/200" office:value-type="float" office:value="2.1834068942449" calcext:value-type="float">
            <text:p>2.1834068942</text:p>
          </table:table-cell>
        </table:table-row>
        <table:table-row table:style-name="ro1">
          <table:table-cell/>
          <table:table-cell table:formula="of:=SIN([.C147])" office:value-type="float" office:value="0.809016994374951" calcext:value-type="float">
            <text:p>0.8090169944</text:p>
          </table:table-cell>
          <table:table-cell table:formula="of:=[.C146]+PI()/200" office:value-type="float" office:value="2.19911485751285" calcext:value-type="float">
            <text:p>2.1991148575</text:p>
          </table:table-cell>
        </table:table-row>
        <table:table-row table:style-name="ro1">
          <table:table-cell/>
          <table:table-cell table:formula="of:=SIN([.C148])" office:value-type="float" office:value="0.799684658487094" calcext:value-type="float">
            <text:p>0.7996846585</text:p>
          </table:table-cell>
          <table:table-cell table:formula="of:=[.C147]+PI()/200" office:value-type="float" office:value="2.2148228207808" calcext:value-type="float">
            <text:p>2.2148228208</text:p>
          </table:table-cell>
        </table:table-row>
        <table:table-row table:style-name="ro1">
          <table:table-cell/>
          <table:table-cell table:formula="of:=SIN([.C149])" office:value-type="float" office:value="0.790155012375694" calcext:value-type="float">
            <text:p>0.7901550124</text:p>
          </table:table-cell>
          <table:table-cell table:formula="of:=[.C148]+PI()/200" office:value-type="float" office:value="2.23053078404875" calcext:value-type="float">
            <text:p>2.230530784</text:p>
          </table:table-cell>
        </table:table-row>
        <table:table-row table:style-name="ro1">
          <table:table-cell/>
          <table:table-cell table:formula="of:=SIN([.C150])" office:value-type="float" office:value="0.780430407338334" calcext:value-type="float">
            <text:p>0.7804304073</text:p>
          </table:table-cell>
          <table:table-cell table:formula="of:=[.C149]+PI()/200" office:value-type="float" office:value="2.2462387473167" calcext:value-type="float">
            <text:p>2.2462387473</text:p>
          </table:table-cell>
        </table:table-row>
        <table:table-row table:style-name="ro1">
          <table:table-cell/>
          <table:table-cell table:formula="of:=SIN([.C151])" office:value-type="float" office:value="0.770513242775793" calcext:value-type="float">
            <text:p>0.7705132428</text:p>
          </table:table-cell>
          <table:table-cell table:formula="of:=[.C150]+PI()/200" office:value-type="float" office:value="2.26194671058464" calcext:value-type="float">
            <text:p>2.2619467106</text:p>
          </table:table-cell>
        </table:table-row>
        <table:table-row table:style-name="ro1">
          <table:table-cell/>
          <table:table-cell table:formula="of:=SIN([.C152])" office:value-type="float" office:value="0.760405965600035" calcext:value-type="float">
            <text:p>0.7604059656</text:p>
          </table:table-cell>
          <table:table-cell table:formula="of:=[.C151]+PI()/200" office:value-type="float" office:value="2.27765467385259" calcext:value-type="float">
            <text:p>2.2776546739</text:p>
          </table:table-cell>
        </table:table-row>
        <table:table-row table:style-name="ro1">
          <table:table-cell/>
          <table:table-cell table:formula="of:=SIN([.C153])" office:value-type="float" office:value="0.750111069630464" calcext:value-type="float">
            <text:p>0.7501110696</text:p>
          </table:table-cell>
          <table:table-cell table:formula="of:=[.C152]+PI()/200" office:value-type="float" office:value="2.29336263712054" calcext:value-type="float">
            <text:p>2.2933626371</text:p>
          </table:table-cell>
        </table:table-row>
        <table:table-row table:style-name="ro1">
          <table:table-cell/>
          <table:table-cell table:formula="of:=SIN([.C154])" office:value-type="float" office:value="0.739631094978614" calcext:value-type="float">
            <text:p>0.739631095</text:p>
          </table:table-cell>
          <table:table-cell table:formula="of:=[.C153]+PI()/200" office:value-type="float" office:value="2.30907060038849" calcext:value-type="float">
            <text:p>2.3090706004</text:p>
          </table:table-cell>
        </table:table-row>
        <table:table-row table:style-name="ro1">
          <table:table-cell/>
          <table:table-cell table:formula="of:=SIN([.C155])" office:value-type="float" office:value="0.728968627421416" calcext:value-type="float">
            <text:p>0.7289686274</text:p>
          </table:table-cell>
          <table:table-cell table:formula="of:=[.C154]+PI()/200" office:value-type="float" office:value="2.32477856365644" calcext:value-type="float">
            <text:p>2.3247785637</text:p>
          </table:table-cell>
        </table:table-row>
        <table:table-row table:style-name="ro1">
          <table:table-cell/>
          <table:table-cell table:formula="of:=SIN([.C156])" office:value-type="float" office:value="0.718126297763194" calcext:value-type="float">
            <text:p>0.7181262978</text:p>
          </table:table-cell>
          <table:table-cell table:formula="of:=[.C155]+PI()/200" office:value-type="float" office:value="2.34048652692439" calcext:value-type="float">
            <text:p>2.3404865269</text:p>
          </table:table-cell>
        </table:table-row>
        <table:table-row table:style-name="ro1">
          <table:table-cell/>
          <table:table-cell table:formula="of:=SIN([.C157])" office:value-type="float" office:value="0.707106781186552" calcext:value-type="float">
            <text:p>0.7071067812</text:p>
          </table:table-cell>
          <table:table-cell table:formula="of:=[.C156]+PI()/200" office:value-type="float" office:value="2.35619449019234" calcext:value-type="float">
            <text:p>2.3561944902</text:p>
          </table:table-cell>
        </table:table-row>
        <table:table-row table:style-name="ro1">
          <table:table-cell/>
          <table:table-cell table:formula="of:=SIN([.C158])" office:value-type="float" office:value="0.695912796592319" calcext:value-type="float">
            <text:p>0.6959127966</text:p>
          </table:table-cell>
          <table:table-cell table:formula="of:=[.C157]+PI()/200" office:value-type="float" office:value="2.37190245346029" calcext:value-type="float">
            <text:p>2.3719024535</text:p>
          </table:table-cell>
        </table:table-row>
        <table:table-row table:style-name="ro1">
          <table:table-cell/>
          <table:table-cell table:formula="of:=SIN([.C159])" office:value-type="float" office:value="0.684547105928694" calcext:value-type="float">
            <text:p>0.6845471059</text:p>
          </table:table-cell>
          <table:table-cell table:formula="of:=[.C158]+PI()/200" office:value-type="float" office:value="2.38761041672824" calcext:value-type="float">
            <text:p>2.3876104167</text:p>
          </table:table-cell>
        </table:table-row>
        <table:table-row table:style-name="ro1">
          <table:table-cell/>
          <table:table-cell table:formula="of:=SIN([.C160])" office:value-type="float" office:value="0.673012513509778" calcext:value-type="float">
            <text:p>0.6730125135</text:p>
          </table:table-cell>
          <table:table-cell table:formula="of:=[.C159]+PI()/200" office:value-type="float" office:value="2.40331837999618" calcext:value-type="float">
            <text:p>2.40331838</text:p>
          </table:table-cell>
        </table:table-row>
        <table:table-row table:style-name="ro1">
          <table:table-cell/>
          <table:table-cell table:formula="of:=SIN([.C161])" office:value-type="float" office:value="0.661311865323657" calcext:value-type="float">
            <text:p>0.6613118653</text:p>
          </table:table-cell>
          <table:table-cell table:formula="of:=[.C160]+PI()/200" office:value-type="float" office:value="2.41902634326413" calcext:value-type="float">
            <text:p>2.4190263433</text:p>
          </table:table-cell>
        </table:table-row>
        <table:table-row table:style-name="ro1">
          <table:table-cell/>
          <table:table-cell table:formula="of:=SIN([.C162])" office:value-type="float" office:value="0.649448048330189" calcext:value-type="float">
            <text:p>0.6494480483</text:p>
          </table:table-cell>
          <table:table-cell table:formula="of:=[.C161]+PI()/200" office:value-type="float" office:value="2.43473430653208" calcext:value-type="float">
            <text:p>2.4347343065</text:p>
          </table:table-cell>
        </table:table-row>
        <table:table-row table:style-name="ro1">
          <table:table-cell/>
          <table:table-cell table:formula="of:=SIN([.C163])" office:value-type="float" office:value="0.637423989748695" calcext:value-type="float">
            <text:p>0.6374239897</text:p>
          </table:table-cell>
          <table:table-cell table:formula="of:=[.C162]+PI()/200" office:value-type="float" office:value="2.45044226980003" calcext:value-type="float">
            <text:p>2.4504422698</text:p>
          </table:table-cell>
        </table:table-row>
        <table:table-row table:style-name="ro1">
          <table:table-cell/>
          <table:table-cell table:formula="of:=SIN([.C164])" office:value-type="float" office:value="0.625242656335711" calcext:value-type="float">
            <text:p>0.6252426563</text:p>
          </table:table-cell>
          <table:table-cell table:formula="of:=[.C163]+PI()/200" office:value-type="float" office:value="2.46615023306798" calcext:value-type="float">
            <text:p>2.4661502331</text:p>
          </table:table-cell>
        </table:table-row>
        <table:table-row table:style-name="ro1">
          <table:table-cell/>
          <table:table-cell table:formula="of:=SIN([.C165])" office:value-type="float" office:value="0.612907053652982" calcext:value-type="float">
            <text:p>0.6129070537</text:p>
          </table:table-cell>
          <table:table-cell table:formula="of:=[.C164]+PI()/200" office:value-type="float" office:value="2.48185819633593" calcext:value-type="float">
            <text:p>2.4818581963</text:p>
          </table:table-cell>
        </table:table-row>
        <table:table-row table:style-name="ro1">
          <table:table-cell/>
          <table:table-cell table:formula="of:=SIN([.C166])" office:value-type="float" office:value="0.60042022532589" calcext:value-type="float">
            <text:p>0.6004202253</text:p>
          </table:table-cell>
          <table:table-cell table:formula="of:=[.C165]+PI()/200" office:value-type="float" office:value="2.49756615960388" calcext:value-type="float">
            <text:p>2.4975661596</text:p>
          </table:table-cell>
        </table:table-row>
        <table:table-row table:style-name="ro1">
          <table:table-cell/>
          <table:table-cell table:formula="of:=SIN([.C167])" office:value-type="float" office:value="0.587785252292479" calcext:value-type="float">
            <text:p>0.5877852523</text:p>
          </table:table-cell>
          <table:table-cell table:formula="of:=[.C166]+PI()/200" office:value-type="float" office:value="2.51327412287183" calcext:value-type="float">
            <text:p>2.5132741229</text:p>
          </table:table-cell>
        </table:table-row>
        <table:table-row table:style-name="ro1">
          <table:table-cell/>
          <table:table-cell table:formula="of:=SIN([.C168])" office:value-type="float" office:value="0.575005252043285" calcext:value-type="float">
            <text:p>0.575005252</text:p>
          </table:table-cell>
          <table:table-cell table:formula="of:=[.C167]+PI()/200" office:value-type="float" office:value="2.52898208613978" calcext:value-type="float">
            <text:p>2.5289820861</text:p>
          </table:table-cell>
        </table:table-row>
        <table:table-row table:style-name="ro1">
          <table:table-cell/>
          <table:table-cell table:formula="of:=SIN([.C169])" office:value-type="float" office:value="0.562083377852137" calcext:value-type="float">
            <text:p>0.5620833779</text:p>
          </table:table-cell>
          <table:table-cell table:formula="of:=[.C168]+PI()/200" office:value-type="float" office:value="2.54469004940772" calcext:value-type="float">
            <text:p>2.5446900494</text:p>
          </table:table-cell>
        </table:table-row>
        <table:table-row table:style-name="ro1">
          <table:table-cell/>
          <table:table-cell table:formula="of:=SIN([.C170])" office:value-type="float" office:value="0.549022817998138" calcext:value-type="float">
            <text:p>0.549022818</text:p>
          </table:table-cell>
          <table:table-cell table:formula="of:=[.C169]+PI()/200" office:value-type="float" office:value="2.56039801267567" calcext:value-type="float">
            <text:p>2.5603980127</text:p>
          </table:table-cell>
        </table:table-row>
        <table:table-row table:style-name="ro1">
          <table:table-cell/>
          <table:table-cell table:formula="of:=SIN([.C171])" office:value-type="float" office:value="0.535826794979003" calcext:value-type="float">
            <text:p>0.535826795</text:p>
          </table:table-cell>
          <table:table-cell table:formula="of:=[.C170]+PI()/200" office:value-type="float" office:value="2.57610597594362" calcext:value-type="float">
            <text:p>2.5761059759</text:p>
          </table:table-cell>
        </table:table-row>
        <table:table-row table:style-name="ro1">
          <table:table-cell/>
          <table:table-cell table:formula="of:=SIN([.C172])" office:value-type="float" office:value="0.522498564715956" calcext:value-type="float">
            <text:p>0.5224985647</text:p>
          </table:table-cell>
          <table:table-cell table:formula="of:=[.C171]+PI()/200" office:value-type="float" office:value="2.59181393921157" calcext:value-type="float">
            <text:p>2.5918139392</text:p>
          </table:table-cell>
        </table:table-row>
        <table:table-row table:style-name="ro1">
          <table:table-cell/>
          <table:table-cell table:formula="of:=SIN([.C173])" office:value-type="float" office:value="0.509041415750378" calcext:value-type="float">
            <text:p>0.5090414158</text:p>
          </table:table-cell>
          <table:table-cell table:formula="of:=[.C172]+PI()/200" office:value-type="float" office:value="2.60752190247952" calcext:value-type="float">
            <text:p>2.6075219025</text:p>
          </table:table-cell>
        </table:table-row>
        <table:table-row table:style-name="ro1">
          <table:table-cell/>
          <table:table-cell table:formula="of:=SIN([.C174])" office:value-type="float" office:value="0.495458668432415" calcext:value-type="float">
            <text:p>0.4954586684</text:p>
          </table:table-cell>
          <table:table-cell table:formula="of:=[.C173]+PI()/200" office:value-type="float" office:value="2.62322986574747" calcext:value-type="float">
            <text:p>2.6232298657</text:p>
          </table:table-cell>
        </table:table-row>
        <table:table-row table:style-name="ro1">
          <table:table-cell/>
          <table:table-cell table:formula="of:=SIN([.C175])" office:value-type="float" office:value="0.481753674101723" calcext:value-type="float">
            <text:p>0.4817536741</text:p>
          </table:table-cell>
          <table:table-cell table:formula="of:=[.C174]+PI()/200" office:value-type="float" office:value="2.63893782901542" calcext:value-type="float">
            <text:p>2.638937829</text:p>
          </table:table-cell>
        </table:table-row>
        <table:table-row table:style-name="ro1">
          <table:table-cell/>
          <table:table-cell table:formula="of:=SIN([.C176])" office:value-type="float" office:value="0.467929814260581" calcext:value-type="float">
            <text:p>0.4679298143</text:p>
          </table:table-cell>
          <table:table-cell table:formula="of:=[.C175]+PI()/200" office:value-type="float" office:value="2.65464579228337" calcext:value-type="float">
            <text:p>2.6546457923</text:p>
          </table:table-cell>
        </table:table-row>
        <table:table-row table:style-name="ro1">
          <table:table-cell/>
          <table:table-cell table:formula="of:=SIN([.C177])" office:value-type="float" office:value="0.453990499739554" calcext:value-type="float">
            <text:p>0.4539904997</text:p>
          </table:table-cell>
          <table:table-cell table:formula="of:=[.C176]+PI()/200" office:value-type="float" office:value="2.67035375555132" calcext:value-type="float">
            <text:p>2.6703537556</text:p>
          </table:table-cell>
        </table:table-row>
        <table:table-row table:style-name="ro1">
          <table:table-cell/>
          <table:table-cell table:formula="of:=SIN([.C178])" office:value-type="float" office:value="0.439939169855923" calcext:value-type="float">
            <text:p>0.4399391699</text:p>
          </table:table-cell>
          <table:table-cell table:formula="of:=[.C177]+PI()/200" office:value-type="float" office:value="2.68606171881926" calcext:value-type="float">
            <text:p>2.6860617188</text:p>
          </table:table-cell>
        </table:table-row>
        <table:table-row table:style-name="ro1">
          <table:table-cell/>
          <table:table-cell table:formula="of:=SIN([.C179])" office:value-type="float" office:value="0.425779291565081" calcext:value-type="float">
            <text:p>0.4257792916</text:p>
          </table:table-cell>
          <table:table-cell table:formula="of:=[.C178]+PI()/200" office:value-type="float" office:value="2.70176968208721" calcext:value-type="float">
            <text:p>2.7017696821</text:p>
          </table:table-cell>
        </table:table-row>
        <table:table-row table:style-name="ro1">
          <table:table-cell/>
          <table:table-cell table:formula="of:=SIN([.C180])" office:value-type="float" office:value="0.411514358605117" calcext:value-type="float">
            <text:p>0.4115143586</text:p>
          </table:table-cell>
          <table:table-cell table:formula="of:=[.C179]+PI()/200" office:value-type="float" office:value="2.71747764535516" calcext:value-type="float">
            <text:p>2.7174776454</text:p>
          </table:table-cell>
        </table:table-row>
        <table:table-row table:style-name="ro1">
          <table:table-cell/>
          <table:table-cell table:formula="of:=SIN([.C181])" office:value-type="float" office:value="0.397147890634789" calcext:value-type="float">
            <text:p>0.3971478906</text:p>
          </table:table-cell>
          <table:table-cell table:formula="of:=[.C180]+PI()/200" office:value-type="float" office:value="2.73318560862311" calcext:value-type="float">
            <text:p>2.7331856086</text:p>
          </table:table-cell>
        </table:table-row>
        <table:table-row table:style-name="ro1">
          <table:table-cell/>
          <table:table-cell table:formula="of:=SIN([.C182])" office:value-type="float" office:value="0.382683432365098" calcext:value-type="float">
            <text:p>0.3826834324</text:p>
          </table:table-cell>
          <table:table-cell table:formula="of:=[.C181]+PI()/200" office:value-type="float" office:value="2.74889357189106" calcext:value-type="float">
            <text:p>2.7488935719</text:p>
          </table:table-cell>
        </table:table-row>
        <table:table-row table:style-name="ro1">
          <table:table-cell/>
          <table:table-cell table:formula="of:=SIN([.C183])" office:value-type="float" office:value="0.368124552684686" calcext:value-type="float">
            <text:p>0.3681245527</text:p>
          </table:table-cell>
          <table:table-cell table:formula="of:=[.C182]+PI()/200" office:value-type="float" office:value="2.76460153515901" calcext:value-type="float">
            <text:p>2.7646015352</text:p>
          </table:table-cell>
        </table:table-row>
        <table:table-row table:style-name="ro1">
          <table:table-cell/>
          <table:table-cell table:formula="of:=SIN([.C184])" office:value-type="float" office:value="0.353474843779266" calcext:value-type="float">
            <text:p>0.3534748438</text:p>
          </table:table-cell>
          <table:table-cell table:formula="of:=[.C183]+PI()/200" office:value-type="float" office:value="2.78030949842696" calcext:value-type="float">
            <text:p>2.7803094984</text:p>
          </table:table-cell>
        </table:table-row>
        <table:table-row table:style-name="ro1">
          <table:table-cell/>
          <table:table-cell table:formula="of:=SIN([.C185])" office:value-type="float" office:value="0.3387379202453" calcext:value-type="float">
            <text:p>0.3387379202</text:p>
          </table:table-cell>
          <table:table-cell table:formula="of:=[.C184]+PI()/200" office:value-type="float" office:value="2.79601746169491" calcext:value-type="float">
            <text:p>2.7960174617</text:p>
          </table:table-cell>
        </table:table-row>
        <table:table-row table:style-name="ro1">
          <table:table-cell/>
          <table:table-cell table:formula="of:=SIN([.C186])" office:value-type="float" office:value="0.323917418198158" calcext:value-type="float">
            <text:p>0.3239174182</text:p>
          </table:table-cell>
          <table:table-cell table:formula="of:=[.C185]+PI()/200" office:value-type="float" office:value="2.81172542496286" calcext:value-type="float">
            <text:p>2.811725425</text:p>
          </table:table-cell>
        </table:table-row>
        <table:table-row table:style-name="ro1">
          <table:table-cell/>
          <table:table-cell table:formula="of:=SIN([.C187])" office:value-type="float" office:value="0.309016994374956" calcext:value-type="float">
            <text:p>0.3090169944</text:p>
          </table:table-cell>
          <table:table-cell table:formula="of:=[.C186]+PI()/200" office:value-type="float" office:value="2.8274333882308" calcext:value-type="float">
            <text:p>2.8274333882</text:p>
          </table:table-cell>
        </table:table-row>
        <table:table-row table:style-name="ro1">
          <table:table-cell/>
          <table:table-cell table:formula="of:=SIN([.C188])" office:value-type="float" office:value="0.294040325232313" calcext:value-type="float">
            <text:p>0.2940403252</text:p>
          </table:table-cell>
          <table:table-cell table:formula="of:=[.C187]+PI()/200" office:value-type="float" office:value="2.84314135149875" calcext:value-type="float">
            <text:p>2.8431413515</text:p>
          </table:table-cell>
        </table:table-row>
        <table:table-row table:style-name="ro1">
          <table:table-cell/>
          <table:table-cell table:formula="of:=SIN([.C189])" office:value-type="float" office:value="0.278991106039238" calcext:value-type="float">
            <text:p>0.278991106</text:p>
          </table:table-cell>
          <table:table-cell table:formula="of:=[.C188]+PI()/200" office:value-type="float" office:value="2.8588493147667" calcext:value-type="float">
            <text:p>2.8588493148</text:p>
          </table:table-cell>
        </table:table-row>
        <table:table-row table:style-name="ro1">
          <table:table-cell/>
          <table:table-cell table:formula="of:=SIN([.C190])" office:value-type="float" office:value="0.263873049965382" calcext:value-type="float">
            <text:p>0.26387305</text:p>
          </table:table-cell>
          <table:table-cell table:formula="of:=[.C189]+PI()/200" office:value-type="float" office:value="2.87455727803465" calcext:value-type="float">
            <text:p>2.874557278</text:p>
          </table:table-cell>
        </table:table-row>
        <table:table-row table:style-name="ro1">
          <table:table-cell/>
          <table:table-cell table:formula="of:=SIN([.C191])" office:value-type="float" office:value="0.248689887164864" calcext:value-type="float">
            <text:p>0.2486898872</text:p>
          </table:table-cell>
          <table:table-cell table:formula="of:=[.C190]+PI()/200" office:value-type="float" office:value="2.8902652413026" calcext:value-type="float">
            <text:p>2.8902652413</text:p>
          </table:table-cell>
        </table:table-row>
        <table:table-row table:style-name="ro1">
          <table:table-cell/>
          <table:table-cell table:formula="of:=SIN([.C192])" office:value-type="float" office:value="0.233445363855915" calcext:value-type="float">
            <text:p>0.2334453639</text:p>
          </table:table-cell>
          <table:table-cell table:formula="of:=[.C191]+PI()/200" office:value-type="float" office:value="2.90597320457055" calcext:value-type="float">
            <text:p>2.9059732046</text:p>
          </table:table-cell>
        </table:table-row>
        <table:table-row table:style-name="ro1">
          <table:table-cell/>
          <table:table-cell table:formula="of:=SIN([.C193])" office:value-type="float" office:value="0.218143241396552" calcext:value-type="float">
            <text:p>0.2181432414</text:p>
          </table:table-cell>
          <table:table-cell table:formula="of:=[.C192]+PI()/200" office:value-type="float" office:value="2.9216811678385" calcext:value-type="float">
            <text:p>2.9216811678</text:p>
          </table:table-cell>
        </table:table-row>
        <table:table-row table:style-name="ro1">
          <table:table-cell/>
          <table:table-cell table:formula="of:=SIN([.C194])" office:value-type="float" office:value="0.202787295356522" calcext:value-type="float">
            <text:p>0.2027872954</text:p>
          </table:table-cell>
          <table:table-cell table:formula="of:=[.C193]+PI()/200" office:value-type="float" office:value="2.93738913110645" calcext:value-type="float">
            <text:p>2.9373891311</text:p>
          </table:table-cell>
        </table:table-row>
        <table:table-row table:style-name="ro1">
          <table:table-cell/>
          <table:table-cell table:formula="of:=SIN([.C195])" office:value-type="float" office:value="0.187381314585735" calcext:value-type="float">
            <text:p>0.1873813146</text:p>
          </table:table-cell>
          <table:table-cell table:formula="of:=[.C194]+PI()/200" office:value-type="float" office:value="2.9530970943744" calcext:value-type="float">
            <text:p>2.9530970944</text:p>
          </table:table-cell>
        </table:table-row>
        <table:table-row table:style-name="ro1">
          <table:table-cell/>
          <table:table-cell table:formula="of:=SIN([.C196])" office:value-type="float" office:value="0.17192910027942" calcext:value-type="float">
            <text:p>0.1719291003</text:p>
          </table:table-cell>
          <table:table-cell table:formula="of:=[.C195]+PI()/200" office:value-type="float" office:value="2.96880505764234" calcext:value-type="float">
            <text:p>2.9688050576</text:p>
          </table:table-cell>
        </table:table-row>
        <table:table-row table:style-name="ro1">
          <table:table-cell/>
          <table:table-cell table:formula="of:=SIN([.C197])" office:value-type="float" office:value="0.156434465040241" calcext:value-type="float">
            <text:p>0.156434465</text:p>
          </table:table-cell>
          <table:table-cell table:formula="of:=[.C196]+PI()/200" office:value-type="float" office:value="2.98451302091029" calcext:value-type="float">
            <text:p>2.9845130209</text:p>
          </table:table-cell>
        </table:table-row>
        <table:table-row table:style-name="ro1">
          <table:table-cell/>
          <table:table-cell table:formula="of:=SIN([.C198])" office:value-type="float" office:value="0.140901231937593" calcext:value-type="float">
            <text:p>0.1409012319</text:p>
          </table:table-cell>
          <table:table-cell table:formula="of:=[.C197]+PI()/200" office:value-type="float" office:value="3.00022098417824" calcext:value-type="float">
            <text:p>3.0002209842</text:p>
          </table:table-cell>
        </table:table-row>
        <table:table-row table:style-name="ro1">
          <table:table-cell/>
          <table:table-cell table:formula="of:=SIN([.C199])" office:value-type="float" office:value="0.125333233564315" calcext:value-type="float">
            <text:p>0.1253332336</text:p>
          </table:table-cell>
          <table:table-cell table:formula="of:=[.C198]+PI()/200" office:value-type="float" office:value="3.01592894744619" calcext:value-type="float">
            <text:p>3.0159289474</text:p>
          </table:table-cell>
        </table:table-row>
        <table:table-row table:style-name="ro1">
          <table:table-cell/>
          <table:table-cell table:formula="of:=SIN([.C200])" office:value-type="float" office:value="0.109734311091056" calcext:value-type="float">
            <text:p>0.1097343111</text:p>
          </table:table-cell>
          <table:table-cell table:formula="of:=[.C199]+PI()/200" office:value-type="float" office:value="3.03163691071414" calcext:value-type="float">
            <text:p>3.0316369107</text:p>
          </table:table-cell>
        </table:table-row>
        <table:table-row table:style-name="ro1">
          <table:table-cell/>
          <table:table-cell table:formula="of:=SIN([.C201])" office:value-type="float" office:value="0.094108313318525" calcext:value-type="float">
            <text:p>0.0941083133</text:p>
          </table:table-cell>
          <table:table-cell table:formula="of:=[.C200]+PI()/200" office:value-type="float" office:value="3.04734487398209" calcext:value-type="float">
            <text:p>3.047344874</text:p>
          </table:table-cell>
        </table:table-row>
        <table:table-row table:style-name="ro1">
          <table:table-cell/>
          <table:table-cell table:formula="of:=SIN([.C202])" office:value-type="float" office:value="0.0784590957278557" calcext:value-type="float">
            <text:p>0.0784590957</text:p>
          </table:table-cell>
          <table:table-cell table:formula="of:=[.C201]+PI()/200" office:value-type="float" office:value="3.06305283725004" calcext:value-type="float">
            <text:p>3.0630528373</text:p>
          </table:table-cell>
        </table:table-row>
        <table:table-row table:style-name="ro1">
          <table:table-cell/>
          <table:table-cell table:formula="of:=SIN([.C203])" office:value-type="float" office:value="0.0627905195293242" calcext:value-type="float">
            <text:p>0.0627905195</text:p>
          </table:table-cell>
          <table:table-cell table:formula="of:=[.C202]+PI()/200" office:value-type="float" office:value="3.07876080051799" calcext:value-type="float">
            <text:p>3.0787608005</text:p>
          </table:table-cell>
        </table:table-row>
        <table:table-row table:style-name="ro1">
          <table:table-cell/>
          <table:table-cell table:formula="of:=SIN([.C204])" office:value-type="float" office:value="0.0471064507096536" calcext:value-type="float">
            <text:p>0.0471064507</text:p>
          </table:table-cell>
          <table:table-cell table:formula="of:=[.C203]+PI()/200" office:value-type="float" office:value="3.09446876378594" calcext:value-type="float">
            <text:p>3.0944687638</text:p>
          </table:table-cell>
        </table:table-row>
        <table:table-row table:style-name="ro1">
          <table:table-cell/>
          <table:table-cell table:formula="of:=SIN([.C205])" office:value-type="float" office:value="0.0314107590781393" calcext:value-type="float">
            <text:p>0.0314107591</text:p>
          </table:table-cell>
          <table:table-cell table:formula="of:=[.C204]+PI()/200" office:value-type="float" office:value="3.11017672705388" calcext:value-type="float">
            <text:p>3.1101767271</text:p>
          </table:table-cell>
        </table:table-row>
        <table:table-row table:style-name="ro1">
          <table:table-cell/>
          <table:table-cell table:formula="of:=SIN([.C206])" office:value-type="float" office:value="0.0157073173118318" calcext:value-type="float">
            <text:p>0.0157073173</text:p>
          </table:table-cell>
          <table:table-cell table:formula="of:=[.C205]+PI()/200" office:value-type="float" office:value="3.12588469032183" calcext:value-type="float">
            <text:p>3.1258846903</text:p>
          </table:table-cell>
        </table:table-row>
        <table:table-row table:style-name="ro1">
          <table:table-cell/>
          <table:table-cell table:formula="of:=SIN([.C207])" office:value-type="float" office:value="0.0000000000000112246949261663" calcext:value-type="float">
            <text:p>1.12246949261663E-14</text:p>
          </table:table-cell>
          <table:table-cell table:formula="of:=[.C206]+PI()/200" office:value-type="float" office:value="3.14159265358978" calcext:value-type="float">
            <text:p>3.1415926536</text:p>
          </table:table-cell>
        </table:table-row>
        <table:table-row table:style-name="ro1">
          <table:table-cell/>
          <table:table-cell table:formula="of:=SIN([.C208])" office:value-type="float" office:value="-0.0157073173118094" calcext:value-type="float">
            <text:p>-0.0157073173</text:p>
          </table:table-cell>
          <table:table-cell table:formula="of:=[.C207]+PI()/200" office:value-type="float" office:value="3.15730061685773" calcext:value-type="float">
            <text:p>3.1573006169</text:p>
          </table:table-cell>
        </table:table-row>
        <table:table-row table:style-name="ro1">
          <table:table-cell/>
          <table:table-cell table:formula="of:=SIN([.C209])" office:value-type="float" office:value="-0.0314107590781169" calcext:value-type="float">
            <text:p>-0.0314107591</text:p>
          </table:table-cell>
          <table:table-cell table:formula="of:=[.C208]+PI()/200" office:value-type="float" office:value="3.17300858012568" calcext:value-type="float">
            <text:p>3.1730085801</text:p>
          </table:table-cell>
        </table:table-row>
        <table:table-row table:style-name="ro1">
          <table:table-cell/>
          <table:table-cell table:formula="of:=SIN([.C210])" office:value-type="float" office:value="-0.0471064507096312" calcext:value-type="float">
            <text:p>-0.0471064507</text:p>
          </table:table-cell>
          <table:table-cell table:formula="of:=[.C209]+PI()/200" office:value-type="float" office:value="3.18871654339363" calcext:value-type="float">
            <text:p>3.1887165434</text:p>
          </table:table-cell>
        </table:table-row>
        <table:table-row table:style-name="ro1">
          <table:table-cell/>
          <table:table-cell table:formula="of:=SIN([.C211])" office:value-type="float" office:value="-0.0627905195293018" calcext:value-type="float">
            <text:p>-0.0627905195</text:p>
          </table:table-cell>
          <table:table-cell table:formula="of:=[.C210]+PI()/200" office:value-type="float" office:value="3.20442450666158" calcext:value-type="float">
            <text:p>3.2044245067</text:p>
          </table:table-cell>
        </table:table-row>
        <table:table-row table:style-name="ro1">
          <table:table-cell/>
          <table:table-cell table:formula="of:=SIN([.C212])" office:value-type="float" office:value="-0.0784590957278333" calcext:value-type="float">
            <text:p>-0.0784590957</text:p>
          </table:table-cell>
          <table:table-cell table:formula="of:=[.C211]+PI()/200" office:value-type="float" office:value="3.22013246992953" calcext:value-type="float">
            <text:p>3.2201324699</text:p>
          </table:table-cell>
        </table:table-row>
        <table:table-row table:style-name="ro1">
          <table:table-cell/>
          <table:table-cell table:formula="of:=SIN([.C213])" office:value-type="float" office:value="-0.0941083133185026" calcext:value-type="float">
            <text:p>-0.0941083133</text:p>
          </table:table-cell>
          <table:table-cell table:formula="of:=[.C212]+PI()/200" office:value-type="float" office:value="3.23584043319748" calcext:value-type="float">
            <text:p>3.2358404332</text:p>
          </table:table-cell>
        </table:table-row>
        <table:table-row table:style-name="ro1">
          <table:table-cell/>
          <table:table-cell table:formula="of:=SIN([.C214])" office:value-type="float" office:value="-0.109734311091033" calcext:value-type="float">
            <text:p>-0.1097343111</text:p>
          </table:table-cell>
          <table:table-cell table:formula="of:=[.C213]+PI()/200" office:value-type="float" office:value="3.25154839646542" calcext:value-type="float">
            <text:p>3.2515483965</text:p>
          </table:table-cell>
        </table:table-row>
        <table:table-row table:style-name="ro1">
          <table:table-cell/>
          <table:table-cell table:formula="of:=SIN([.C215])" office:value-type="float" office:value="-0.125333233564292" calcext:value-type="float">
            <text:p>-0.1253332336</text:p>
          </table:table-cell>
          <table:table-cell table:formula="of:=[.C214]+PI()/200" office:value-type="float" office:value="3.26725635973337" calcext:value-type="float">
            <text:p>3.2672563597</text:p>
          </table:table-cell>
        </table:table-row>
        <table:table-row table:style-name="ro1">
          <table:table-cell/>
          <table:table-cell table:formula="of:=SIN([.C216])" office:value-type="float" office:value="-0.140901231937571" calcext:value-type="float">
            <text:p>-0.1409012319</text:p>
          </table:table-cell>
          <table:table-cell table:formula="of:=[.C215]+PI()/200" office:value-type="float" office:value="3.28296432300132" calcext:value-type="float">
            <text:p>3.282964323</text:p>
          </table:table-cell>
        </table:table-row>
        <table:table-row table:style-name="ro1">
          <table:table-cell/>
          <table:table-cell table:formula="of:=SIN([.C217])" office:value-type="float" office:value="-0.156434465040219" calcext:value-type="float">
            <text:p>-0.156434465</text:p>
          </table:table-cell>
          <table:table-cell table:formula="of:=[.C216]+PI()/200" office:value-type="float" office:value="3.29867228626927" calcext:value-type="float">
            <text:p>3.2986722863</text:p>
          </table:table-cell>
        </table:table-row>
        <table:table-row table:style-name="ro1">
          <table:table-cell/>
          <table:table-cell table:formula="of:=SIN([.C218])" office:value-type="float" office:value="-0.171929100279398" calcext:value-type="float">
            <text:p>-0.1719291003</text:p>
          </table:table-cell>
          <table:table-cell table:formula="of:=[.C217]+PI()/200" office:value-type="float" office:value="3.31438024953722" calcext:value-type="float">
            <text:p>3.3143802495</text:p>
          </table:table-cell>
        </table:table-row>
        <table:table-row table:style-name="ro1">
          <table:table-cell/>
          <table:table-cell table:formula="of:=SIN([.C219])" office:value-type="float" office:value="-0.187381314585713" calcext:value-type="float">
            <text:p>-0.1873813146</text:p>
          </table:table-cell>
          <table:table-cell table:formula="of:=[.C218]+PI()/200" office:value-type="float" office:value="3.33008821280517" calcext:value-type="float">
            <text:p>3.3300882128</text:p>
          </table:table-cell>
        </table:table-row>
        <table:table-row table:style-name="ro1">
          <table:table-cell/>
          <table:table-cell table:formula="of:=SIN([.C220])" office:value-type="float" office:value="-0.2027872953565" calcext:value-type="float">
            <text:p>-0.2027872954</text:p>
          </table:table-cell>
          <table:table-cell table:formula="of:=[.C219]+PI()/200" office:value-type="float" office:value="3.34579617607312" calcext:value-type="float">
            <text:p>3.3457961761</text:p>
          </table:table-cell>
        </table:table-row>
        <table:table-row table:style-name="ro1">
          <table:table-cell/>
          <table:table-cell table:formula="of:=SIN([.C221])" office:value-type="float" office:value="-0.21814324139653" calcext:value-type="float">
            <text:p>-0.2181432414</text:p>
          </table:table-cell>
          <table:table-cell table:formula="of:=[.C220]+PI()/200" office:value-type="float" office:value="3.36150413934107" calcext:value-type="float">
            <text:p>3.3615041393</text:p>
          </table:table-cell>
        </table:table-row>
        <table:table-row table:style-name="ro1">
          <table:table-cell/>
          <table:table-cell table:formula="of:=SIN([.C222])" office:value-type="float" office:value="-0.233445363855893" calcext:value-type="float">
            <text:p>-0.2334453639</text:p>
          </table:table-cell>
          <table:table-cell table:formula="of:=[.C221]+PI()/200" office:value-type="float" office:value="3.37721210260902" calcext:value-type="float">
            <text:p>3.3772121026</text:p>
          </table:table-cell>
        </table:table-row>
        <table:table-row table:style-name="ro1">
          <table:table-cell/>
          <table:table-cell table:formula="of:=SIN([.C223])" office:value-type="float" office:value="-0.248689887164842" calcext:value-type="float">
            <text:p>-0.2486898872</text:p>
          </table:table-cell>
          <table:table-cell table:formula="of:=[.C222]+PI()/200" office:value-type="float" office:value="3.39292006587696" calcext:value-type="float">
            <text:p>3.3929200659</text:p>
          </table:table-cell>
        </table:table-row>
        <table:table-row table:style-name="ro1">
          <table:table-cell/>
          <table:table-cell table:formula="of:=SIN([.C224])" office:value-type="float" office:value="-0.263873049965361" calcext:value-type="float">
            <text:p>-0.26387305</text:p>
          </table:table-cell>
          <table:table-cell table:formula="of:=[.C223]+PI()/200" office:value-type="float" office:value="3.40862802914491" calcext:value-type="float">
            <text:p>3.4086280291</text:p>
          </table:table-cell>
        </table:table-row>
        <table:table-row table:style-name="ro1">
          <table:table-cell/>
          <table:table-cell table:formula="of:=SIN([.C225])" office:value-type="float" office:value="-0.278991106039217" calcext:value-type="float">
            <text:p>-0.278991106</text:p>
          </table:table-cell>
          <table:table-cell table:formula="of:=[.C224]+PI()/200" office:value-type="float" office:value="3.42433599241286" calcext:value-type="float">
            <text:p>3.4243359924</text:p>
          </table:table-cell>
        </table:table-row>
        <table:table-row table:style-name="ro1">
          <table:table-cell/>
          <table:table-cell table:formula="of:=SIN([.C226])" office:value-type="float" office:value="-0.294040325232292" calcext:value-type="float">
            <text:p>-0.2940403252</text:p>
          </table:table-cell>
          <table:table-cell table:formula="of:=[.C225]+PI()/200" office:value-type="float" office:value="3.44004395568081" calcext:value-type="float">
            <text:p>3.4400439557</text:p>
          </table:table-cell>
        </table:table-row>
        <table:table-row table:style-name="ro1">
          <table:table-cell/>
          <table:table-cell table:formula="of:=SIN([.C227])" office:value-type="float" office:value="-0.309016994374935" calcext:value-type="float">
            <text:p>-0.3090169944</text:p>
          </table:table-cell>
          <table:table-cell table:formula="of:=[.C226]+PI()/200" office:value-type="float" office:value="3.45575191894876" calcext:value-type="float">
            <text:p>3.4557519189</text:p>
          </table:table-cell>
        </table:table-row>
        <table:table-row table:style-name="ro1">
          <table:table-cell/>
          <table:table-cell table:formula="of:=SIN([.C228])" office:value-type="float" office:value="-0.323917418198137" calcext:value-type="float">
            <text:p>-0.3239174182</text:p>
          </table:table-cell>
          <table:table-cell table:formula="of:=[.C227]+PI()/200" office:value-type="float" office:value="3.47145988221671" calcext:value-type="float">
            <text:p>3.4714598822</text:p>
          </table:table-cell>
        </table:table-row>
        <table:table-row table:style-name="ro1">
          <table:table-cell/>
          <table:table-cell table:formula="of:=SIN([.C229])" office:value-type="float" office:value="-0.338737920245279" calcext:value-type="float">
            <text:p>-0.3387379202</text:p>
          </table:table-cell>
          <table:table-cell table:formula="of:=[.C228]+PI()/200" office:value-type="float" office:value="3.48716784548466" calcext:value-type="float">
            <text:p>3.4871678455</text:p>
          </table:table-cell>
        </table:table-row>
        <table:table-row table:style-name="ro1">
          <table:table-cell/>
          <table:table-cell table:formula="of:=SIN([.C230])" office:value-type="float" office:value="-0.353474843779245" calcext:value-type="float">
            <text:p>-0.3534748438</text:p>
          </table:table-cell>
          <table:table-cell table:formula="of:=[.C229]+PI()/200" office:value-type="float" office:value="3.50287580875261" calcext:value-type="float">
            <text:p>3.5028758088</text:p>
          </table:table-cell>
        </table:table-row>
        <table:table-row table:style-name="ro1">
          <table:table-cell/>
          <table:table-cell table:formula="of:=SIN([.C231])" office:value-type="float" office:value="-0.368124552684666" calcext:value-type="float">
            <text:p>-0.3681245527</text:p>
          </table:table-cell>
          <table:table-cell table:formula="of:=[.C230]+PI()/200" office:value-type="float" office:value="3.51858377202055" calcext:value-type="float">
            <text:p>3.518583772</text:p>
          </table:table-cell>
        </table:table-row>
        <table:table-row table:style-name="ro1">
          <table:table-cell/>
          <table:table-cell table:formula="of:=SIN([.C232])" office:value-type="float" office:value="-0.382683432365077" calcext:value-type="float">
            <text:p>-0.3826834324</text:p>
          </table:table-cell>
          <table:table-cell table:formula="of:=[.C231]+PI()/200" office:value-type="float" office:value="3.5342917352885" calcext:value-type="float">
            <text:p>3.5342917353</text:p>
          </table:table-cell>
        </table:table-row>
        <table:table-row table:style-name="ro1">
          <table:table-cell/>
          <table:table-cell table:formula="of:=SIN([.C233])" office:value-type="float" office:value="-0.397147890634768" calcext:value-type="float">
            <text:p>-0.3971478906</text:p>
          </table:table-cell>
          <table:table-cell table:formula="of:=[.C232]+PI()/200" office:value-type="float" office:value="3.54999969855645" calcext:value-type="float">
            <text:p>3.5499996986</text:p>
          </table:table-cell>
        </table:table-row>
        <table:table-row table:style-name="ro1">
          <table:table-cell/>
          <table:table-cell table:formula="of:=SIN([.C234])" office:value-type="float" office:value="-0.411514358605096" calcext:value-type="float">
            <text:p>-0.4115143586</text:p>
          </table:table-cell>
          <table:table-cell table:formula="of:=[.C233]+PI()/200" office:value-type="float" office:value="3.5657076618244" calcext:value-type="float">
            <text:p>3.5657076618</text:p>
          </table:table-cell>
        </table:table-row>
        <table:table-row table:style-name="ro1">
          <table:table-cell/>
          <table:table-cell table:formula="of:=SIN([.C235])" office:value-type="float" office:value="-0.42577929156506" calcext:value-type="float">
            <text:p>-0.4257792916</text:p>
          </table:table-cell>
          <table:table-cell table:formula="of:=[.C234]+PI()/200" office:value-type="float" office:value="3.58141562509235" calcext:value-type="float">
            <text:p>3.5814156251</text:p>
          </table:table-cell>
        </table:table-row>
        <table:table-row table:style-name="ro1">
          <table:table-cell/>
          <table:table-cell table:formula="of:=SIN([.C236])" office:value-type="float" office:value="-0.439939169855903" calcext:value-type="float">
            <text:p>-0.4399391699</text:p>
          </table:table-cell>
          <table:table-cell table:formula="of:=[.C235]+PI()/200" office:value-type="float" office:value="3.5971235883603" calcext:value-type="float">
            <text:p>3.5971235884</text:p>
          </table:table-cell>
        </table:table-row>
        <table:table-row table:style-name="ro1">
          <table:table-cell/>
          <table:table-cell table:formula="of:=SIN([.C237])" office:value-type="float" office:value="-0.453990499739534" calcext:value-type="float">
            <text:p>-0.4539904997</text:p>
          </table:table-cell>
          <table:table-cell table:formula="of:=[.C236]+PI()/200" office:value-type="float" office:value="3.61283155162825" calcext:value-type="float">
            <text:p>3.6128315516</text:p>
          </table:table-cell>
        </table:table-row>
        <table:table-row table:style-name="ro1">
          <table:table-cell/>
          <table:table-cell table:formula="of:=SIN([.C238])" office:value-type="float" office:value="-0.467929814260561" calcext:value-type="float">
            <text:p>-0.4679298143</text:p>
          </table:table-cell>
          <table:table-cell table:formula="of:=[.C237]+PI()/200" office:value-type="float" office:value="3.6285395148962" calcext:value-type="float">
            <text:p>3.6285395149</text:p>
          </table:table-cell>
        </table:table-row>
        <table:table-row table:style-name="ro1">
          <table:table-cell/>
          <table:table-cell table:formula="of:=SIN([.C239])" office:value-type="float" office:value="-0.481753674101703" calcext:value-type="float">
            <text:p>-0.4817536741</text:p>
          </table:table-cell>
          <table:table-cell table:formula="of:=[.C238]+PI()/200" office:value-type="float" office:value="3.64424747816415" calcext:value-type="float">
            <text:p>3.6442474782</text:p>
          </table:table-cell>
        </table:table-row>
        <table:table-row table:style-name="ro1">
          <table:table-cell/>
          <table:table-cell table:formula="of:=SIN([.C240])" office:value-type="float" office:value="-0.495458668432395" calcext:value-type="float">
            <text:p>-0.4954586684</text:p>
          </table:table-cell>
          <table:table-cell table:formula="of:=[.C239]+PI()/200" office:value-type="float" office:value="3.65995544143209" calcext:value-type="float">
            <text:p>3.6599554414</text:p>
          </table:table-cell>
        </table:table-row>
        <table:table-row table:style-name="ro1">
          <table:table-cell/>
          <table:table-cell table:formula="of:=SIN([.C241])" office:value-type="float" office:value="-0.509041415750359" calcext:value-type="float">
            <text:p>-0.5090414158</text:p>
          </table:table-cell>
          <table:table-cell table:formula="of:=[.C240]+PI()/200" office:value-type="float" office:value="3.67566340470004" calcext:value-type="float">
            <text:p>3.6756634047</text:p>
          </table:table-cell>
        </table:table-row>
        <table:table-row table:style-name="ro1">
          <table:table-cell/>
          <table:table-cell table:formula="of:=SIN([.C242])" office:value-type="float" office:value="-0.522498564715937" calcext:value-type="float">
            <text:p>-0.5224985647</text:p>
          </table:table-cell>
          <table:table-cell table:formula="of:=[.C241]+PI()/200" office:value-type="float" office:value="3.69137136796799" calcext:value-type="float">
            <text:p>3.691371368</text:p>
          </table:table-cell>
        </table:table-row>
        <table:table-row table:style-name="ro1">
          <table:table-cell/>
          <table:table-cell table:formula="of:=SIN([.C243])" office:value-type="float" office:value="-0.535826794978984" calcext:value-type="float">
            <text:p>-0.535826795</text:p>
          </table:table-cell>
          <table:table-cell table:formula="of:=[.C242]+PI()/200" office:value-type="float" office:value="3.70707933123594" calcext:value-type="float">
            <text:p>3.7070793312</text:p>
          </table:table-cell>
        </table:table-row>
        <table:table-row table:style-name="ro1">
          <table:table-cell/>
          <table:table-cell table:formula="of:=SIN([.C244])" office:value-type="float" office:value="-0.54902281799812" calcext:value-type="float">
            <text:p>-0.549022818</text:p>
          </table:table-cell>
          <table:table-cell table:formula="of:=[.C243]+PI()/200" office:value-type="float" office:value="3.72278729450389" calcext:value-type="float">
            <text:p>3.7227872945</text:p>
          </table:table-cell>
        </table:table-row>
        <table:table-row table:style-name="ro1">
          <table:table-cell/>
          <table:table-cell table:formula="of:=SIN([.C245])" office:value-type="float" office:value="-0.562083377852118" calcext:value-type="float">
            <text:p>-0.5620833779</text:p>
          </table:table-cell>
          <table:table-cell table:formula="of:=[.C244]+PI()/200" office:value-type="float" office:value="3.73849525777184" calcext:value-type="float">
            <text:p>3.7384952578</text:p>
          </table:table-cell>
        </table:table-row>
        <table:table-row table:style-name="ro1">
          <table:table-cell/>
          <table:table-cell table:formula="of:=SIN([.C246])" office:value-type="float" office:value="-0.575005252043267" calcext:value-type="float">
            <text:p>-0.575005252</text:p>
          </table:table-cell>
          <table:table-cell table:formula="of:=[.C245]+PI()/200" office:value-type="float" office:value="3.75420322103979" calcext:value-type="float">
            <text:p>3.754203221</text:p>
          </table:table-cell>
        </table:table-row>
        <table:table-row table:style-name="ro1">
          <table:table-cell/>
          <table:table-cell table:formula="of:=SIN([.C247])" office:value-type="float" office:value="-0.587785252292461" calcext:value-type="float">
            <text:p>-0.5877852523</text:p>
          </table:table-cell>
          <table:table-cell table:formula="of:=[.C246]+PI()/200" office:value-type="float" office:value="3.76991118430774" calcext:value-type="float">
            <text:p>3.7699111843</text:p>
          </table:table-cell>
        </table:table-row>
        <table:table-row table:style-name="ro1">
          <table:table-cell/>
          <table:table-cell table:formula="of:=SIN([.C248])" office:value-type="float" office:value="-0.600420225325872" calcext:value-type="float">
            <text:p>-0.6004202253</text:p>
          </table:table-cell>
          <table:table-cell table:formula="of:=[.C247]+PI()/200" office:value-type="float" office:value="3.78561914757569" calcext:value-type="float">
            <text:p>3.7856191476</text:p>
          </table:table-cell>
        </table:table-row>
        <table:table-row table:style-name="ro1">
          <table:table-cell/>
          <table:table-cell table:formula="of:=SIN([.C249])" office:value-type="float" office:value="-0.612907053652965" calcext:value-type="float">
            <text:p>-0.6129070537</text:p>
          </table:table-cell>
          <table:table-cell table:formula="of:=[.C248]+PI()/200" office:value-type="float" office:value="3.80132711084363" calcext:value-type="float">
            <text:p>3.8013271108</text:p>
          </table:table-cell>
        </table:table-row>
        <table:table-row table:style-name="ro1">
          <table:table-cell/>
          <table:table-cell table:formula="of:=SIN([.C250])" office:value-type="float" office:value="-0.625242656335693" calcext:value-type="float">
            <text:p>-0.6252426563</text:p>
          </table:table-cell>
          <table:table-cell table:formula="of:=[.C249]+PI()/200" office:value-type="float" office:value="3.81703507411158" calcext:value-type="float">
            <text:p>3.8170350741</text:p>
          </table:table-cell>
        </table:table-row>
        <table:table-row table:style-name="ro1">
          <table:table-cell/>
          <table:table-cell table:formula="of:=SIN([.C251])" office:value-type="float" office:value="-0.637423989748678" calcext:value-type="float">
            <text:p>-0.6374239897</text:p>
          </table:table-cell>
          <table:table-cell table:formula="of:=[.C250]+PI()/200" office:value-type="float" office:value="3.83274303737953" calcext:value-type="float">
            <text:p>3.8327430374</text:p>
          </table:table-cell>
        </table:table-row>
        <table:table-row table:style-name="ro1">
          <table:table-cell/>
          <table:table-cell table:formula="of:=SIN([.C252])" office:value-type="float" office:value="-0.649448048330172" calcext:value-type="float">
            <text:p>-0.6494480483</text:p>
          </table:table-cell>
          <table:table-cell table:formula="of:=[.C251]+PI()/200" office:value-type="float" office:value="3.84845100064748" calcext:value-type="float">
            <text:p>3.8484510006</text:p>
          </table:table-cell>
        </table:table-row>
        <table:table-row table:style-name="ro1">
          <table:table-cell/>
          <table:table-cell table:formula="of:=SIN([.C253])" office:value-type="float" office:value="-0.66131186532364" calcext:value-type="float">
            <text:p>-0.6613118653</text:p>
          </table:table-cell>
          <table:table-cell table:formula="of:=[.C252]+PI()/200" office:value-type="float" office:value="3.86415896391543" calcext:value-type="float">
            <text:p>3.8641589639</text:p>
          </table:table-cell>
        </table:table-row>
        <table:table-row table:style-name="ro1">
          <table:table-cell/>
          <table:table-cell table:formula="of:=SIN([.C254])" office:value-type="float" office:value="-0.673012513509762" calcext:value-type="float">
            <text:p>-0.6730125135</text:p>
          </table:table-cell>
          <table:table-cell table:formula="of:=[.C253]+PI()/200" office:value-type="float" office:value="3.87986692718338" calcext:value-type="float">
            <text:p>3.8798669272</text:p>
          </table:table-cell>
        </table:table-row>
        <table:table-row table:style-name="ro1">
          <table:table-cell/>
          <table:table-cell table:formula="of:=SIN([.C255])" office:value-type="float" office:value="-0.684547105928677" calcext:value-type="float">
            <text:p>-0.6845471059</text:p>
          </table:table-cell>
          <table:table-cell table:formula="of:=[.C254]+PI()/200" office:value-type="float" office:value="3.89557489045133" calcext:value-type="float">
            <text:p>3.8955748905</text:p>
          </table:table-cell>
        </table:table-row>
        <table:table-row table:style-name="ro1">
          <table:table-cell/>
          <table:table-cell table:formula="of:=SIN([.C256])" office:value-type="float" office:value="-0.695912796592303" calcext:value-type="float">
            <text:p>-0.6959127966</text:p>
          </table:table-cell>
          <table:table-cell table:formula="of:=[.C255]+PI()/200" office:value-type="float" office:value="3.91128285371928" calcext:value-type="float">
            <text:p>3.9112828537</text:p>
          </table:table-cell>
        </table:table-row>
        <table:table-row table:style-name="ro1">
          <table:table-cell/>
          <table:table-cell table:formula="of:=SIN([.C257])" office:value-type="float" office:value="-0.707106781186536" calcext:value-type="float">
            <text:p>-0.7071067812</text:p>
          </table:table-cell>
          <table:table-cell table:formula="of:=[.C256]+PI()/200" office:value-type="float" office:value="3.92699081698723" calcext:value-type="float">
            <text:p>3.926990817</text:p>
          </table:table-cell>
        </table:table-row>
        <table:table-row table:style-name="ro1">
          <table:table-cell/>
          <table:table-cell table:formula="of:=SIN([.C258])" office:value-type="float" office:value="-0.718126297763178" calcext:value-type="float">
            <text:p>-0.7181262978</text:p>
          </table:table-cell>
          <table:table-cell table:formula="of:=[.C257]+PI()/200" office:value-type="float" office:value="3.94269878025517" calcext:value-type="float">
            <text:p>3.9426987803</text:p>
          </table:table-cell>
        </table:table-row>
        <table:table-row table:style-name="ro1">
          <table:table-cell/>
          <table:table-cell table:formula="of:=SIN([.C259])" office:value-type="float" office:value="-0.728968627421401" calcext:value-type="float">
            <text:p>-0.7289686274</text:p>
          </table:table-cell>
          <table:table-cell table:formula="of:=[.C258]+PI()/200" office:value-type="float" office:value="3.95840674352312" calcext:value-type="float">
            <text:p>3.9584067435</text:p>
          </table:table-cell>
        </table:table-row>
        <table:table-row table:style-name="ro1">
          <table:table-cell/>
          <table:table-cell table:formula="of:=SIN([.C260])" office:value-type="float" office:value="-0.739631094978599" calcext:value-type="float">
            <text:p>-0.739631095</text:p>
          </table:table-cell>
          <table:table-cell table:formula="of:=[.C259]+PI()/200" office:value-type="float" office:value="3.97411470679107" calcext:value-type="float">
            <text:p>3.9741147068</text:p>
          </table:table-cell>
        </table:table-row>
        <table:table-row table:style-name="ro1">
          <table:table-cell/>
          <table:table-cell table:formula="of:=SIN([.C261])" office:value-type="float" office:value="-0.750111069630449" calcext:value-type="float">
            <text:p>-0.7501110696</text:p>
          </table:table-cell>
          <table:table-cell table:formula="of:=[.C260]+PI()/200" office:value-type="float" office:value="3.98982267005902" calcext:value-type="float">
            <text:p>3.9898226701</text:p>
          </table:table-cell>
        </table:table-row>
        <table:table-row table:style-name="ro1">
          <table:table-cell/>
          <table:table-cell table:formula="of:=SIN([.C262])" office:value-type="float" office:value="-0.760405965600021" calcext:value-type="float">
            <text:p>-0.7604059656</text:p>
          </table:table-cell>
          <table:table-cell table:formula="of:=[.C261]+PI()/200" office:value-type="float" office:value="4.00553063332697" calcext:value-type="float">
            <text:p>4.0055306333</text:p>
          </table:table-cell>
        </table:table-row>
        <table:table-row table:style-name="ro1">
          <table:table-cell/>
          <table:table-cell table:formula="of:=SIN([.C263])" office:value-type="float" office:value="-0.770513242775779" calcext:value-type="float">
            <text:p>-0.7705132428</text:p>
          </table:table-cell>
          <table:table-cell table:formula="of:=[.C262]+PI()/200" office:value-type="float" office:value="4.02123859659492" calcext:value-type="float">
            <text:p>4.0212385966</text:p>
          </table:table-cell>
        </table:table-row>
        <table:table-row table:style-name="ro1">
          <table:table-cell/>
          <table:table-cell table:formula="of:=SIN([.C264])" office:value-type="float" office:value="-0.78043040733832" calcext:value-type="float">
            <text:p>-0.7804304073</text:p>
          </table:table-cell>
          <table:table-cell table:formula="of:=[.C263]+PI()/200" office:value-type="float" office:value="4.03694655986287" calcext:value-type="float">
            <text:p>4.0369465599</text:p>
          </table:table-cell>
        </table:table-row>
        <table:table-row table:style-name="ro1">
          <table:table-cell/>
          <table:table-cell table:formula="of:=SIN([.C265])" office:value-type="float" office:value="-0.790155012375681" calcext:value-type="float">
            <text:p>-0.7901550124</text:p>
          </table:table-cell>
          <table:table-cell table:formula="of:=[.C264]+PI()/200" office:value-type="float" office:value="4.05265452313082" calcext:value-type="float">
            <text:p>4.0526545231</text:p>
          </table:table-cell>
        </table:table-row>
        <table:table-row table:style-name="ro1">
          <table:table-cell/>
          <table:table-cell table:formula="of:=SIN([.C266])" office:value-type="float" office:value="-0.799684658487081" calcext:value-type="float">
            <text:p>-0.7996846585</text:p>
          </table:table-cell>
          <table:table-cell table:formula="of:=[.C265]+PI()/200" office:value-type="float" office:value="4.06836248639877" calcext:value-type="float">
            <text:p>4.0683624864</text:p>
          </table:table-cell>
        </table:table-row>
        <table:table-row table:style-name="ro1">
          <table:table-cell/>
          <table:table-cell table:formula="of:=SIN([.C267])" office:value-type="float" office:value="-0.809016994374938" calcext:value-type="float">
            <text:p>-0.8090169944</text:p>
          </table:table-cell>
          <table:table-cell table:formula="of:=[.C266]+PI()/200" office:value-type="float" office:value="4.08407044966672" calcext:value-type="float">
            <text:p>4.0840704497</text:p>
          </table:table-cell>
        </table:table-row>
        <table:table-row table:style-name="ro1">
          <table:table-cell/>
          <table:table-cell table:formula="of:=SIN([.C268])" office:value-type="float" office:value="-0.818149717425014" calcext:value-type="float">
            <text:p>-0.8181497174</text:p>
          </table:table-cell>
          <table:table-cell table:formula="of:=[.C267]+PI()/200" office:value-type="float" office:value="4.09977841293466" calcext:value-type="float">
            <text:p>4.0997784129</text:p>
          </table:table-cell>
        </table:table-row>
        <table:table-row table:style-name="ro1">
          <table:table-cell/>
          <table:table-cell table:formula="of:=SIN([.C269])" office:value-type="float" office:value="-0.827080574274553" calcext:value-type="float">
            <text:p>-0.8270805743</text:p>
          </table:table-cell>
          <table:table-cell table:formula="of:=[.C268]+PI()/200" office:value-type="float" office:value="4.11548637620261" calcext:value-type="float">
            <text:p>4.1154863762</text:p>
          </table:table-cell>
        </table:table-row>
        <table:table-row table:style-name="ro1">
          <table:table-cell/>
          <table:table-cell table:formula="of:=SIN([.C270])" office:value-type="float" office:value="-0.835807361368261" calcext:value-type="float">
            <text:p>-0.8358073614</text:p>
          </table:table-cell>
          <table:table-cell table:formula="of:=[.C269]+PI()/200" office:value-type="float" office:value="4.13119433947056" calcext:value-type="float">
            <text:p>4.1311943395</text:p>
          </table:table-cell>
        </table:table-row>
        <table:table-row table:style-name="ro1">
          <table:table-cell/>
          <table:table-cell table:formula="of:=SIN([.C271])" office:value-type="float" office:value="-0.844327925502006" calcext:value-type="float">
            <text:p>-0.8443279255</text:p>
          </table:table-cell>
          <table:table-cell table:formula="of:=[.C270]+PI()/200" office:value-type="float" office:value="4.14690230273851" calcext:value-type="float">
            <text:p>4.1469023027</text:p>
          </table:table-cell>
        </table:table-row>
        <table:table-row table:style-name="ro1">
          <table:table-cell/>
          <table:table-cell table:formula="of:=SIN([.C272])" office:value-type="float" office:value="-0.852640164354084" calcext:value-type="float">
            <text:p>-0.8526401644</text:p>
          </table:table-cell>
          <table:table-cell table:formula="of:=[.C271]+PI()/200" office:value-type="float" office:value="4.16261026600646" calcext:value-type="float">
            <text:p>4.162610266</text:p>
          </table:table-cell>
        </table:table-row>
        <table:table-row table:style-name="ro1">
          <table:table-cell/>
          <table:table-cell table:formula="of:=SIN([.C273])" office:value-type="float" office:value="-0.860742027003935" calcext:value-type="float">
            <text:p>-0.860742027</text:p>
          </table:table-cell>
          <table:table-cell table:formula="of:=[.C272]+PI()/200" office:value-type="float" office:value="4.17831822927441" calcext:value-type="float">
            <text:p>4.1783182293</text:p>
          </table:table-cell>
        </table:table-row>
        <table:table-row table:style-name="ro1">
          <table:table-cell/>
          <table:table-cell table:formula="of:=SIN([.C274])" office:value-type="float" office:value="-0.868631514438183" calcext:value-type="float">
            <text:p>-0.8686315144</text:p>
          </table:table-cell>
          <table:table-cell table:formula="of:=[.C273]+PI()/200" office:value-type="float" office:value="4.19402619254236" calcext:value-type="float">
            <text:p>4.1940261925</text:p>
          </table:table-cell>
        </table:table-row>
        <table:table-row table:style-name="ro1">
          <table:table-cell/>
          <table:table-cell table:formula="of:=SIN([.C275])" office:value-type="float" office:value="-0.876306680043856" calcext:value-type="float">
            <text:p>-0.87630668</text:p>
          </table:table-cell>
          <table:table-cell table:formula="of:=[.C274]+PI()/200" office:value-type="float" office:value="4.20973415581031" calcext:value-type="float">
            <text:p>4.2097341558</text:p>
          </table:table-cell>
        </table:table-row>
        <table:table-row table:style-name="ro1">
          <table:table-cell/>
          <table:table-cell table:formula="of:=SIN([.C276])" office:value-type="float" office:value="-0.883765630088685" calcext:value-type="float">
            <text:p>-0.8837656301</text:p>
          </table:table-cell>
          <table:table-cell table:formula="of:=[.C275]+PI()/200" office:value-type="float" office:value="4.22544211907826" calcext:value-type="float">
            <text:p>4.2254421191</text:p>
          </table:table-cell>
        </table:table-row>
        <table:table-row table:style-name="ro1">
          <table:table-cell/>
          <table:table-cell table:formula="of:=SIN([.C277])" office:value-type="float" office:value="-0.89100652418836" calcext:value-type="float">
            <text:p>-0.8910065242</text:p>
          </table:table-cell>
          <table:table-cell table:formula="of:=[.C276]+PI()/200" office:value-type="float" office:value="4.2411500823462" calcext:value-type="float">
            <text:p>4.2411500823</text:p>
          </table:table-cell>
        </table:table-row>
        <table:table-row table:style-name="ro1">
          <table:table-cell/>
          <table:table-cell table:formula="of:=SIN([.C278])" office:value-type="float" office:value="-0.898027575760608" calcext:value-type="float">
            <text:p>-0.8980275758</text:p>
          </table:table-cell>
          <table:table-cell table:formula="of:=[.C277]+PI()/200" office:value-type="float" office:value="4.25685804561415" calcext:value-type="float">
            <text:p>4.2568580456</text:p>
          </table:table-cell>
        </table:table-row>
        <table:table-row table:style-name="ro1">
          <table:table-cell/>
          <table:table-cell table:formula="of:=SIN([.C279])" office:value-type="float" office:value="-0.904827052466012" calcext:value-type="float">
            <text:p>-0.9048270525</text:p>
          </table:table-cell>
          <table:table-cell table:formula="of:=[.C278]+PI()/200" office:value-type="float" office:value="4.2725660088821" calcext:value-type="float">
            <text:p>4.2725660089</text:p>
          </table:table-cell>
        </table:table-row>
        <table:table-row table:style-name="ro1">
          <table:table-cell/>
          <table:table-cell table:formula="of:=SIN([.C280])" office:value-type="float" office:value="-0.911403276635438" calcext:value-type="float">
            <text:p>-0.9114032766</text:p>
          </table:table-cell>
          <table:table-cell table:formula="of:=[.C279]+PI()/200" office:value-type="float" office:value="4.28827397215005" calcext:value-type="float">
            <text:p>4.2882739722</text:p>
          </table:table-cell>
        </table:table-row>
        <table:table-row table:style-name="ro1">
          <table:table-cell/>
          <table:table-cell table:formula="of:=SIN([.C281])" office:value-type="float" office:value="-0.917754625683974" calcext:value-type="float">
            <text:p>-0.9177546257</text:p>
          </table:table-cell>
          <table:table-cell table:formula="of:=[.C280]+PI()/200" office:value-type="float" office:value="4.303981935418" calcext:value-type="float">
            <text:p>4.3039819354</text:p>
          </table:table-cell>
        </table:table-row>
        <table:table-row table:style-name="ro1">
          <table:table-cell/>
          <table:table-cell table:formula="of:=SIN([.C282])" office:value-type="float" office:value="-0.92387953251128" calcext:value-type="float">
            <text:p>-0.9238795325</text:p>
          </table:table-cell>
          <table:table-cell table:formula="of:=[.C281]+PI()/200" office:value-type="float" office:value="4.31968989868595" calcext:value-type="float">
            <text:p>4.3196898987</text:p>
          </table:table-cell>
        </table:table-row>
        <table:table-row table:style-name="ro1">
          <table:table-cell/>
          <table:table-cell table:formula="of:=SIN([.C283])" office:value-type="float" office:value="-0.929776485888245" calcext:value-type="float">
            <text:p>-0.9297764859</text:p>
          </table:table-cell>
          <table:table-cell table:formula="of:=[.C282]+PI()/200" office:value-type="float" office:value="4.3353978619539" calcext:value-type="float">
            <text:p>4.335397862</text:p>
          </table:table-cell>
        </table:table-row>
        <table:table-row table:style-name="ro1">
          <table:table-cell/>
          <table:table-cell table:formula="of:=SIN([.C284])" office:value-type="float" office:value="-0.935444030829861" calcext:value-type="float">
            <text:p>-0.9354440308</text:p>
          </table:table-cell>
          <table:table-cell table:formula="of:=[.C283]+PI()/200" office:value-type="float" office:value="4.35110582522185" calcext:value-type="float">
            <text:p>4.3511058252</text:p>
          </table:table-cell>
        </table:table-row>
        <table:table-row table:style-name="ro1">
          <table:table-cell/>
          <table:table-cell table:formula="of:=SIN([.C285])" office:value-type="float" office:value="-0.940880768954219" calcext:value-type="float">
            <text:p>-0.940880769</text:p>
          </table:table-cell>
          <table:table-cell table:formula="of:=[.C284]+PI()/200" office:value-type="float" office:value="4.3668137884898" calcext:value-type="float">
            <text:p>4.3668137885</text:p>
          </table:table-cell>
        </table:table-row>
        <table:table-row table:style-name="ro1">
          <table:table-cell/>
          <table:table-cell table:formula="of:=SIN([.C286])" office:value-type="float" office:value="-0.94608535882754" calcext:value-type="float">
            <text:p>-0.9460853588</text:p>
          </table:table-cell>
          <table:table-cell table:formula="of:=[.C285]+PI()/200" office:value-type="float" office:value="4.38252175175774" calcext:value-type="float">
            <text:p>4.3825217518</text:p>
          </table:table-cell>
        </table:table-row>
        <table:table-row table:style-name="ro1">
          <table:table-cell/>
          <table:table-cell table:formula="of:=SIN([.C287])" office:value-type="float" office:value="-0.951056516295148" calcext:value-type="float">
            <text:p>-0.9510565163</text:p>
          </table:table-cell>
          <table:table-cell table:formula="of:=[.C286]+PI()/200" office:value-type="float" office:value="4.39822971502569" calcext:value-type="float">
            <text:p>4.398229715</text:p>
          </table:table-cell>
        </table:table-row>
        <table:table-row table:style-name="ro1">
          <table:table-cell/>
          <table:table-cell table:formula="of:=SIN([.C288])" office:value-type="float" office:value="-0.955793014798325" calcext:value-type="float">
            <text:p>-0.9557930148</text:p>
          </table:table-cell>
          <table:table-cell table:formula="of:=[.C287]+PI()/200" office:value-type="float" office:value="4.41393767829364" calcext:value-type="float">
            <text:p>4.4139376783</text:p>
          </table:table-cell>
        </table:table-row>
        <table:table-row table:style-name="ro1">
          <table:table-cell/>
          <table:table-cell table:formula="of:=SIN([.C289])" office:value-type="float" office:value="-0.960293685676938" calcext:value-type="float">
            <text:p>-0.9602936857</text:p>
          </table:table-cell>
          <table:table-cell table:formula="of:=[.C288]+PI()/200" office:value-type="float" office:value="4.42964564156159" calcext:value-type="float">
            <text:p>4.4296456416</text:p>
          </table:table-cell>
        </table:table-row>
        <table:table-row table:style-name="ro1">
          <table:table-cell/>
          <table:table-cell table:formula="of:=SIN([.C290])" office:value-type="float" office:value="-0.964557418457793" calcext:value-type="float">
            <text:p>-0.9645574185</text:p>
          </table:table-cell>
          <table:table-cell table:formula="of:=[.C289]+PI()/200" office:value-type="float" office:value="4.44535360482954" calcext:value-type="float">
            <text:p>4.4453536048</text:p>
          </table:table-cell>
        </table:table-row>
        <table:table-row table:style-name="ro1">
          <table:table-cell/>
          <table:table-cell table:formula="of:=SIN([.C291])" office:value-type="float" office:value="-0.968583161128626" calcext:value-type="float">
            <text:p>-0.9685831611</text:p>
          </table:table-cell>
          <table:table-cell table:formula="of:=[.C290]+PI()/200" office:value-type="float" office:value="4.46106156809749" calcext:value-type="float">
            <text:p>4.4610615681</text:p>
          </table:table-cell>
        </table:table-row>
        <table:table-row table:style-name="ro1">
          <table:table-cell/>
          <table:table-cell table:formula="of:=SIN([.C292])" office:value-type="float" office:value="-0.972369920397672" calcext:value-type="float">
            <text:p>-0.9723699204</text:p>
          </table:table-cell>
          <table:table-cell table:formula="of:=[.C291]+PI()/200" office:value-type="float" office:value="4.47676953136544" calcext:value-type="float">
            <text:p>4.4767695314</text:p>
          </table:table-cell>
        </table:table-row>
        <table:table-row table:style-name="ro1">
          <table:table-cell/>
          <table:table-cell table:formula="of:=SIN([.C293])" office:value-type="float" office:value="-0.975916761938743" calcext:value-type="float">
            <text:p>-0.9759167619</text:p>
          </table:table-cell>
          <table:table-cell table:formula="of:=[.C292]+PI()/200" office:value-type="float" office:value="4.49247749463339" calcext:value-type="float">
            <text:p>4.4924774946</text:p>
          </table:table-cell>
        </table:table-row>
        <table:table-row table:style-name="ro1">
          <table:table-cell/>
          <table:table-cell table:formula="of:=SIN([.C294])" office:value-type="float" office:value="-0.979222810621762" calcext:value-type="float">
            <text:p>-0.9792228106</text:p>
          </table:table-cell>
          <table:table-cell table:formula="of:=[.C293]+PI()/200" office:value-type="float" office:value="4.50818545790134" calcext:value-type="float">
            <text:p>4.5081854579</text:p>
          </table:table-cell>
        </table:table-row>
        <table:table-row table:style-name="ro1">
          <table:table-cell/>
          <table:table-cell table:formula="of:=SIN([.C295])" office:value-type="float" office:value="-0.982287250728685" calcext:value-type="float">
            <text:p>-0.9822872507</text:p>
          </table:table-cell>
          <table:table-cell table:formula="of:=[.C294]+PI()/200" office:value-type="float" office:value="4.52389342116928" calcext:value-type="float">
            <text:p>4.5238934212</text:p>
          </table:table-cell>
        </table:table-row>
        <table:table-row table:style-name="ro1">
          <table:table-cell/>
          <table:table-cell table:formula="of:=SIN([.C296])" office:value-type="float" office:value="-0.985109326154771" calcext:value-type="float">
            <text:p>-0.9851093262</text:p>
          </table:table-cell>
          <table:table-cell table:formula="of:=[.C295]+PI()/200" office:value-type="float" office:value="4.53960138443723" calcext:value-type="float">
            <text:p>4.5396013844</text:p>
          </table:table-cell>
        </table:table-row>
        <table:table-row table:style-name="ro1">
          <table:table-cell/>
          <table:table-cell table:formula="of:=SIN([.C297])" office:value-type="float" office:value="-0.987688340595135" calcext:value-type="float">
            <text:p>-0.9876883406</text:p>
          </table:table-cell>
          <table:table-cell table:formula="of:=[.C296]+PI()/200" office:value-type="float" office:value="4.55530934770518" calcext:value-type="float">
            <text:p>4.5553093477</text:p>
          </table:table-cell>
        </table:table-row>
        <table:table-row table:style-name="ro1">
          <table:table-cell/>
          <table:table-cell table:formula="of:=SIN([.C298])" office:value-type="float" office:value="-0.990023657716555" calcext:value-type="float">
            <text:p>-0.9900236577</text:p>
          </table:table-cell>
          <table:table-cell table:formula="of:=[.C297]+PI()/200" office:value-type="float" office:value="4.57101731097313" calcext:value-type="float">
            <text:p>4.571017311</text:p>
          </table:table-cell>
        </table:table-row>
        <table:table-row table:style-name="ro1">
          <table:table-cell/>
          <table:table-cell table:formula="of:=SIN([.C299])" office:value-type="float" office:value="-0.992114701314475" calcext:value-type="float">
            <text:p>-0.9921147013</text:p>
          </table:table-cell>
          <table:table-cell table:formula="of:=[.C298]+PI()/200" office:value-type="float" office:value="4.58672527424108" calcext:value-type="float">
            <text:p>4.5867252742</text:p>
          </table:table-cell>
        </table:table-row>
        <table:table-row table:style-name="ro1">
          <table:table-cell/>
          <table:table-cell table:formula="of:=SIN([.C300])" office:value-type="float" office:value="-0.993960955455178" calcext:value-type="float">
            <text:p>-0.9939609555</text:p>
          </table:table-cell>
          <table:table-cell table:formula="of:=[.C299]+PI()/200" office:value-type="float" office:value="4.60243323750903" calcext:value-type="float">
            <text:p>4.6024332375</text:p>
          </table:table-cell>
        </table:table-row>
        <table:table-row table:style-name="ro1">
          <table:table-cell/>
          <table:table-cell table:formula="of:=SIN([.C301])" office:value-type="float" office:value="-0.995561964603078" calcext:value-type="float">
            <text:p>-0.9955619646</text:p>
          </table:table-cell>
          <table:table-cell table:formula="of:=[.C300]+PI()/200" office:value-type="float" office:value="4.61814120077698" calcext:value-type="float">
            <text:p>4.6181412008</text:p>
          </table:table-cell>
        </table:table-row>
        <table:table-row table:style-name="ro1">
          <table:table-cell/>
          <table:table-cell table:formula="of:=SIN([.C302])" office:value-type="float" office:value="-0.996917333733126" calcext:value-type="float">
            <text:p>-0.9969173337</text:p>
          </table:table-cell>
          <table:table-cell table:formula="of:=[.C301]+PI()/200" office:value-type="float" office:value="4.63384916404493" calcext:value-type="float">
            <text:p>4.633849164</text:p>
          </table:table-cell>
        </table:table-row>
        <table:table-row table:style-name="ro1">
          <table:table-cell/>
          <table:table-cell table:formula="of:=SIN([.C303])" office:value-type="float" office:value="-0.99802672842827" calcext:value-type="float">
            <text:p>-0.9980267284</text:p>
          </table:table-cell>
          <table:table-cell table:formula="of:=[.C302]+PI()/200" office:value-type="float" office:value="4.64955712731287" calcext:value-type="float">
            <text:p>4.6495571273</text:p>
          </table:table-cell>
        </table:table-row>
        <table:table-row table:style-name="ro1">
          <table:table-cell/>
          <table:table-cell table:formula="of:=SIN([.C304])" office:value-type="float" office:value="-0.998889874961969" calcext:value-type="float">
            <text:p>-0.998889875</text:p>
          </table:table-cell>
          <table:table-cell table:formula="of:=[.C303]+PI()/200" office:value-type="float" office:value="4.66526509058082" calcext:value-type="float">
            <text:p>4.6652650906</text:p>
          </table:table-cell>
        </table:table-row>
        <table:table-row table:style-name="ro1">
          <table:table-cell/>
          <table:table-cell table:formula="of:=SIN([.C305])" office:value-type="float" office:value="-0.999506560365731" calcext:value-type="float">
            <text:p>-0.9995065604</text:p>
          </table:table-cell>
          <table:table-cell table:formula="of:=[.C304]+PI()/200" office:value-type="float" office:value="4.68097305384877" calcext:value-type="float">
            <text:p>4.6809730538</text:p>
          </table:table-cell>
        </table:table-row>
        <table:table-row table:style-name="ro1">
          <table:table-cell/>
          <table:table-cell table:formula="of:=SIN([.C306])" office:value-type="float" office:value="-0.99987663248166" calcext:value-type="float">
            <text:p>-0.9998766325</text:p>
          </table:table-cell>
          <table:table-cell table:formula="of:=[.C305]+PI()/200" office:value-type="float" office:value="4.69668101711672" calcext:value-type="float">
            <text:p>4.6966810171</text:p>
          </table:table-cell>
        </table:table-row>
        <table:table-row table:style-name="ro1">
          <table:table-cell/>
          <table:table-cell table:formula="of:=SIN([.C307])" office:value-type="float" office:value="-1" calcext:value-type="float">
            <text:p>-1</text:p>
          </table:table-cell>
          <table:table-cell table:formula="of:=[.C306]+PI()/200" office:value-type="float" office:value="4.71238898038467" calcext:value-type="float">
            <text:p>4.7123889804</text:p>
          </table:table-cell>
        </table:table-row>
        <table:table-row table:style-name="ro1">
          <table:table-cell/>
          <table:table-cell table:formula="of:=SIN([.C308])" office:value-type="float" office:value="-0.999876632481661" calcext:value-type="float">
            <text:p>-0.9998766325</text:p>
          </table:table-cell>
          <table:table-cell table:formula="of:=[.C307]+PI()/200" office:value-type="float" office:value="4.72809694365262" calcext:value-type="float">
            <text:p>4.7280969437</text:p>
          </table:table-cell>
        </table:table-row>
        <table:table-row table:style-name="ro1">
          <table:table-cell/>
          <table:table-cell table:formula="of:=SIN([.C309])" office:value-type="float" office:value="-0.999506560365732" calcext:value-type="float">
            <text:p>-0.9995065604</text:p>
          </table:table-cell>
          <table:table-cell table:formula="of:=[.C308]+PI()/200" office:value-type="float" office:value="4.74380490692057" calcext:value-type="float">
            <text:p>4.7438049069</text:p>
          </table:table-cell>
        </table:table-row>
        <table:table-row table:style-name="ro1">
          <table:table-cell/>
          <table:table-cell table:formula="of:=SIN([.C310])" office:value-type="float" office:value="-0.998889874961971" calcext:value-type="float">
            <text:p>-0.998889875</text:p>
          </table:table-cell>
          <table:table-cell table:formula="of:=[.C309]+PI()/200" office:value-type="float" office:value="4.75951287018852" calcext:value-type="float">
            <text:p>4.7595128702</text:p>
          </table:table-cell>
        </table:table-row>
        <table:table-row table:style-name="ro1">
          <table:table-cell/>
          <table:table-cell table:formula="of:=SIN([.C311])" office:value-type="float" office:value="-0.998026728428273" calcext:value-type="float">
            <text:p>-0.9980267284</text:p>
          </table:table-cell>
          <table:table-cell table:formula="of:=[.C310]+PI()/200" office:value-type="float" office:value="4.77522083345647" calcext:value-type="float">
            <text:p>4.7752208335</text:p>
          </table:table-cell>
        </table:table-row>
        <table:table-row table:style-name="ro1">
          <table:table-cell/>
          <table:table-cell table:formula="of:=SIN([.C312])" office:value-type="float" office:value="-0.99691733373313" calcext:value-type="float">
            <text:p>-0.9969173337</text:p>
          </table:table-cell>
          <table:table-cell table:formula="of:=[.C311]+PI()/200" office:value-type="float" office:value="4.79092879672441" calcext:value-type="float">
            <text:p>4.7909287967</text:p>
          </table:table-cell>
        </table:table-row>
        <table:table-row table:style-name="ro1">
          <table:table-cell/>
          <table:table-cell table:formula="of:=SIN([.C313])" office:value-type="float" office:value="-0.995561964603082" calcext:value-type="float">
            <text:p>-0.9955619646</text:p>
          </table:table-cell>
          <table:table-cell table:formula="of:=[.C312]+PI()/200" office:value-type="float" office:value="4.80663675999236" calcext:value-type="float">
            <text:p>4.80663676</text:p>
          </table:table-cell>
        </table:table-row>
        <table:table-row table:style-name="ro1">
          <table:table-cell/>
          <table:table-cell table:formula="of:=SIN([.C314])" office:value-type="float" office:value="-0.993960955455182" calcext:value-type="float">
            <text:p>-0.9939609555</text:p>
          </table:table-cell>
          <table:table-cell table:formula="of:=[.C313]+PI()/200" office:value-type="float" office:value="4.82234472326031" calcext:value-type="float">
            <text:p>4.8223447233</text:p>
          </table:table-cell>
        </table:table-row>
        <table:table-row table:style-name="ro1">
          <table:table-cell/>
          <table:table-cell table:formula="of:=SIN([.C315])" office:value-type="float" office:value="-0.99211470131448" calcext:value-type="float">
            <text:p>-0.9921147013</text:p>
          </table:table-cell>
          <table:table-cell table:formula="of:=[.C314]+PI()/200" office:value-type="float" office:value="4.83805268652826" calcext:value-type="float">
            <text:p>4.8380526865</text:p>
          </table:table-cell>
        </table:table-row>
        <table:table-row table:style-name="ro1">
          <table:table-cell/>
          <table:table-cell table:formula="of:=SIN([.C316])" office:value-type="float" office:value="-0.99002365771656" calcext:value-type="float">
            <text:p>-0.9900236577</text:p>
          </table:table-cell>
          <table:table-cell table:formula="of:=[.C315]+PI()/200" office:value-type="float" office:value="4.85376064979621" calcext:value-type="float">
            <text:p>4.8537606498</text:p>
          </table:table-cell>
        </table:table-row>
        <table:table-row table:style-name="ro1">
          <table:table-cell/>
          <table:table-cell table:formula="of:=SIN([.C317])" office:value-type="float" office:value="-0.987688340595141" calcext:value-type="float">
            <text:p>-0.9876883406</text:p>
          </table:table-cell>
          <table:table-cell table:formula="of:=[.C316]+PI()/200" office:value-type="float" office:value="4.86946861306416" calcext:value-type="float">
            <text:p>4.8694686131</text:p>
          </table:table-cell>
        </table:table-row>
        <table:table-row table:style-name="ro1">
          <table:table-cell/>
          <table:table-cell table:formula="of:=SIN([.C318])" office:value-type="float" office:value="-0.985109326154777" calcext:value-type="float">
            <text:p>-0.9851093262</text:p>
          </table:table-cell>
          <table:table-cell table:formula="of:=[.C317]+PI()/200" office:value-type="float" office:value="4.88517657633211" calcext:value-type="float">
            <text:p>4.8851765763</text:p>
          </table:table-cell>
        </table:table-row>
        <table:table-row table:style-name="ro1">
          <table:table-cell/>
          <table:table-cell table:formula="of:=SIN([.C319])" office:value-type="float" office:value="-0.982287250728693" calcext:value-type="float">
            <text:p>-0.9822872507</text:p>
          </table:table-cell>
          <table:table-cell table:formula="of:=[.C318]+PI()/200" office:value-type="float" office:value="4.90088453960006" calcext:value-type="float">
            <text:p>4.9008845396</text:p>
          </table:table-cell>
        </table:table-row>
        <table:table-row table:style-name="ro1">
          <table:table-cell/>
          <table:table-cell table:formula="of:=SIN([.C320])" office:value-type="float" office:value="-0.97922281062177" calcext:value-type="float">
            <text:p>-0.9792228106</text:p>
          </table:table-cell>
          <table:table-cell table:formula="of:=[.C319]+PI()/200" office:value-type="float" office:value="4.91659250286801" calcext:value-type="float">
            <text:p>4.9165925029</text:p>
          </table:table-cell>
        </table:table-row>
        <table:table-row table:style-name="ro1">
          <table:table-cell/>
          <table:table-cell table:formula="of:=SIN([.C321])" office:value-type="float" office:value="-0.975916761938752" calcext:value-type="float">
            <text:p>-0.9759167619</text:p>
          </table:table-cell>
          <table:table-cell table:formula="of:=[.C320]+PI()/200" office:value-type="float" office:value="4.93230046613595" calcext:value-type="float">
            <text:p>4.9323004661</text:p>
          </table:table-cell>
        </table:table-row>
        <table:table-row table:style-name="ro1">
          <table:table-cell/>
          <table:table-cell table:formula="of:=SIN([.C322])" office:value-type="float" office:value="-0.972369920397682" calcext:value-type="float">
            <text:p>-0.9723699204</text:p>
          </table:table-cell>
          <table:table-cell table:formula="of:=[.C321]+PI()/200" office:value-type="float" office:value="4.9480084294039" calcext:value-type="float">
            <text:p>4.9480084294</text:p>
          </table:table-cell>
        </table:table-row>
        <table:table-row table:style-name="ro1">
          <table:table-cell/>
          <table:table-cell table:formula="of:=SIN([.C323])" office:value-type="float" office:value="-0.968583161128636" calcext:value-type="float">
            <text:p>-0.9685831611</text:p>
          </table:table-cell>
          <table:table-cell table:formula="of:=[.C322]+PI()/200" office:value-type="float" office:value="4.96371639267185" calcext:value-type="float">
            <text:p>4.9637163927</text:p>
          </table:table-cell>
        </table:table-row>
        <table:table-row table:style-name="ro1">
          <table:table-cell/>
          <table:table-cell table:formula="of:=SIN([.C324])" office:value-type="float" office:value="-0.964557418457804" calcext:value-type="float">
            <text:p>-0.9645574185</text:p>
          </table:table-cell>
          <table:table-cell table:formula="of:=[.C323]+PI()/200" office:value-type="float" office:value="4.9794243559398" calcext:value-type="float">
            <text:p>4.9794243559</text:p>
          </table:table-cell>
        </table:table-row>
        <table:table-row table:style-name="ro1">
          <table:table-cell/>
          <table:table-cell table:formula="of:=SIN([.C325])" office:value-type="float" office:value="-0.960293685676949" calcext:value-type="float">
            <text:p>-0.9602936857</text:p>
          </table:table-cell>
          <table:table-cell table:formula="of:=[.C324]+PI()/200" office:value-type="float" office:value="4.99513231920775" calcext:value-type="float">
            <text:p>4.9951323192</text:p>
          </table:table-cell>
        </table:table-row>
        <table:table-row table:style-name="ro1">
          <table:table-cell/>
          <table:table-cell table:formula="of:=SIN([.C326])" office:value-type="float" office:value="-0.955793014798336" calcext:value-type="float">
            <text:p>-0.9557930148</text:p>
          </table:table-cell>
          <table:table-cell table:formula="of:=[.C325]+PI()/200" office:value-type="float" office:value="5.0108402824757" calcext:value-type="float">
            <text:p>5.0108402825</text:p>
          </table:table-cell>
        </table:table-row>
        <table:table-row table:style-name="ro1">
          <table:table-cell/>
          <table:table-cell table:formula="of:=SIN([.C327])" office:value-type="float" office:value="-0.95105651629516" calcext:value-type="float">
            <text:p>-0.9510565163</text:p>
          </table:table-cell>
          <table:table-cell table:formula="of:=[.C326]+PI()/200" office:value-type="float" office:value="5.02654824574365" calcext:value-type="float">
            <text:p>5.0265482457</text:p>
          </table:table-cell>
        </table:table-row>
        <table:table-row table:style-name="ro1">
          <table:table-cell/>
          <table:table-cell table:formula="of:=SIN([.C328])" office:value-type="float" office:value="-0.946085358827552" calcext:value-type="float">
            <text:p>-0.9460853588</text:p>
          </table:table-cell>
          <table:table-cell table:formula="of:=[.C327]+PI()/200" office:value-type="float" office:value="5.0422562090116" calcext:value-type="float">
            <text:p>5.042256209</text:p>
          </table:table-cell>
        </table:table-row>
        <table:table-row table:style-name="ro1">
          <table:table-cell/>
          <table:table-cell table:formula="of:=SIN([.C329])" office:value-type="float" office:value="-0.940880768954233" calcext:value-type="float">
            <text:p>-0.940880769</text:p>
          </table:table-cell>
          <table:table-cell table:formula="of:=[.C328]+PI()/200" office:value-type="float" office:value="5.05796417227955" calcext:value-type="float">
            <text:p>5.0579641723</text:p>
          </table:table-cell>
        </table:table-row>
        <table:table-row table:style-name="ro1">
          <table:table-cell/>
          <table:table-cell table:formula="of:=SIN([.C330])" office:value-type="float" office:value="-0.935444030829875" calcext:value-type="float">
            <text:p>-0.9354440308</text:p>
          </table:table-cell>
          <table:table-cell table:formula="of:=[.C329]+PI()/200" office:value-type="float" office:value="5.07367213554749" calcext:value-type="float">
            <text:p>5.0736721355</text:p>
          </table:table-cell>
        </table:table-row>
        <table:table-row table:style-name="ro1">
          <table:table-cell/>
          <table:table-cell table:formula="of:=SIN([.C331])" office:value-type="float" office:value="-0.929776485888259" calcext:value-type="float">
            <text:p>-0.9297764859</text:p>
          </table:table-cell>
          <table:table-cell table:formula="of:=[.C330]+PI()/200" office:value-type="float" office:value="5.08938009881544" calcext:value-type="float">
            <text:p>5.0893800988</text:p>
          </table:table-cell>
        </table:table-row>
        <table:table-row table:style-name="ro1">
          <table:table-cell/>
          <table:table-cell table:formula="of:=SIN([.C332])" office:value-type="float" office:value="-0.923879532511295" calcext:value-type="float">
            <text:p>-0.9238795325</text:p>
          </table:table-cell>
          <table:table-cell table:formula="of:=[.C331]+PI()/200" office:value-type="float" office:value="5.10508806208339" calcext:value-type="float">
            <text:p>5.1050880621</text:p>
          </table:table-cell>
        </table:table-row>
        <table:table-row table:style-name="ro1">
          <table:table-cell/>
          <table:table-cell table:formula="of:=SIN([.C333])" office:value-type="float" office:value="-0.91775462568399" calcext:value-type="float">
            <text:p>-0.9177546257</text:p>
          </table:table-cell>
          <table:table-cell table:formula="of:=[.C332]+PI()/200" office:value-type="float" office:value="5.12079602535134" calcext:value-type="float">
            <text:p>5.1207960254</text:p>
          </table:table-cell>
        </table:table-row>
        <table:table-row table:style-name="ro1">
          <table:table-cell/>
          <table:table-cell table:formula="of:=SIN([.C334])" office:value-type="float" office:value="-0.911403276635454" calcext:value-type="float">
            <text:p>-0.9114032766</text:p>
          </table:table-cell>
          <table:table-cell table:formula="of:=[.C333]+PI()/200" office:value-type="float" office:value="5.13650398861929" calcext:value-type="float">
            <text:p>5.1365039886</text:p>
          </table:table-cell>
        </table:table-row>
        <table:table-row table:style-name="ro1">
          <table:table-cell/>
          <table:table-cell table:formula="of:=SIN([.C335])" office:value-type="float" office:value="-0.904827052466029" calcext:value-type="float">
            <text:p>-0.9048270525</text:p>
          </table:table-cell>
          <table:table-cell table:formula="of:=[.C334]+PI()/200" office:value-type="float" office:value="5.15221195188724" calcext:value-type="float">
            <text:p>5.1522119519</text:p>
          </table:table-cell>
        </table:table-row>
        <table:table-row table:style-name="ro1">
          <table:table-cell/>
          <table:table-cell table:formula="of:=SIN([.C336])" office:value-type="float" office:value="-0.898027575760625" calcext:value-type="float">
            <text:p>-0.8980275758</text:p>
          </table:table-cell>
          <table:table-cell table:formula="of:=[.C335]+PI()/200" office:value-type="float" office:value="5.16791991515519" calcext:value-type="float">
            <text:p>5.1679199152</text:p>
          </table:table-cell>
        </table:table-row>
        <table:table-row table:style-name="ro1">
          <table:table-cell/>
          <table:table-cell table:formula="of:=SIN([.C337])" office:value-type="float" office:value="-0.891006524188378" calcext:value-type="float">
            <text:p>-0.8910065242</text:p>
          </table:table-cell>
          <table:table-cell table:formula="of:=[.C336]+PI()/200" office:value-type="float" office:value="5.18362787842314" calcext:value-type="float">
            <text:p>5.1836278784</text:p>
          </table:table-cell>
        </table:table-row>
        <table:table-row table:style-name="ro1">
          <table:table-cell/>
          <table:table-cell table:formula="of:=SIN([.C338])" office:value-type="float" office:value="-0.883765630088704" calcext:value-type="float">
            <text:p>-0.8837656301</text:p>
          </table:table-cell>
          <table:table-cell table:formula="of:=[.C337]+PI()/200" office:value-type="float" office:value="5.19933584169109" calcext:value-type="float">
            <text:p>5.1993358417</text:p>
          </table:table-cell>
        </table:table-row>
        <table:table-row table:style-name="ro1">
          <table:table-cell/>
          <table:table-cell table:formula="of:=SIN([.C339])" office:value-type="float" office:value="-0.876306680043875" calcext:value-type="float">
            <text:p>-0.87630668</text:p>
          </table:table-cell>
          <table:table-cell table:formula="of:=[.C338]+PI()/200" office:value-type="float" office:value="5.21504380495903" calcext:value-type="float">
            <text:p>5.215043805</text:p>
          </table:table-cell>
        </table:table-row>
        <table:table-row table:style-name="ro1">
          <table:table-cell/>
          <table:table-cell table:formula="of:=SIN([.C340])" office:value-type="float" office:value="-0.868631514438203" calcext:value-type="float">
            <text:p>-0.8686315144</text:p>
          </table:table-cell>
          <table:table-cell table:formula="of:=[.C339]+PI()/200" office:value-type="float" office:value="5.23075176822698" calcext:value-type="float">
            <text:p>5.2307517682</text:p>
          </table:table-cell>
        </table:table-row>
        <table:table-row table:style-name="ro1">
          <table:table-cell/>
          <table:table-cell table:formula="of:=SIN([.C341])" office:value-type="float" office:value="-0.860742027003955" calcext:value-type="float">
            <text:p>-0.860742027</text:p>
          </table:table-cell>
          <table:table-cell table:formula="of:=[.C340]+PI()/200" office:value-type="float" office:value="5.24645973149493" calcext:value-type="float">
            <text:p>5.2464597315</text:p>
          </table:table-cell>
        </table:table-row>
        <table:table-row table:style-name="ro1">
          <table:table-cell/>
          <table:table-cell table:formula="of:=SIN([.C342])" office:value-type="float" office:value="-0.852640164354104" calcext:value-type="float">
            <text:p>-0.8526401644</text:p>
          </table:table-cell>
          <table:table-cell table:formula="of:=[.C341]+PI()/200" office:value-type="float" office:value="5.26216769476288" calcext:value-type="float">
            <text:p>5.2621676948</text:p>
          </table:table-cell>
        </table:table-row>
        <table:table-row table:style-name="ro1">
          <table:table-cell/>
          <table:table-cell table:formula="of:=SIN([.C343])" office:value-type="float" office:value="-0.844327925502027" calcext:value-type="float">
            <text:p>-0.8443279255</text:p>
          </table:table-cell>
          <table:table-cell table:formula="of:=[.C342]+PI()/200" office:value-type="float" office:value="5.27787565803083" calcext:value-type="float">
            <text:p>5.277875658</text:p>
          </table:table-cell>
        </table:table-row>
        <table:table-row table:style-name="ro1">
          <table:table-cell/>
          <table:table-cell table:formula="of:=SIN([.C344])" office:value-type="float" office:value="-0.835807361368283" calcext:value-type="float">
            <text:p>-0.8358073614</text:p>
          </table:table-cell>
          <table:table-cell table:formula="of:=[.C343]+PI()/200" office:value-type="float" office:value="5.29358362129878" calcext:value-type="float">
            <text:p>5.2935836213</text:p>
          </table:table-cell>
        </table:table-row>
        <table:table-row table:style-name="ro1">
          <table:table-cell/>
          <table:table-cell table:formula="of:=SIN([.C345])" office:value-type="float" office:value="-0.827080574274575" calcext:value-type="float">
            <text:p>-0.8270805743</text:p>
          </table:table-cell>
          <table:table-cell table:formula="of:=[.C344]+PI()/200" office:value-type="float" office:value="5.30929158456673" calcext:value-type="float">
            <text:p>5.3092915846</text:p>
          </table:table-cell>
        </table:table-row>
        <table:table-row table:style-name="ro1">
          <table:table-cell/>
          <table:table-cell table:formula="of:=SIN([.C346])" office:value-type="float" office:value="-0.818149717425037" calcext:value-type="float">
            <text:p>-0.8181497174</text:p>
          </table:table-cell>
          <table:table-cell table:formula="of:=[.C345]+PI()/200" office:value-type="float" office:value="5.32499954783468" calcext:value-type="float">
            <text:p>5.3249995478</text:p>
          </table:table-cell>
        </table:table-row>
        <table:table-row table:style-name="ro1">
          <table:table-cell/>
          <table:table-cell table:formula="of:=SIN([.C347])" office:value-type="float" office:value="-0.809016994374961" calcext:value-type="float">
            <text:p>-0.8090169944</text:p>
          </table:table-cell>
          <table:table-cell table:formula="of:=[.C346]+PI()/200" office:value-type="float" office:value="5.34070751110263" calcext:value-type="float">
            <text:p>5.3407075111</text:p>
          </table:table-cell>
        </table:table-row>
        <table:table-row table:style-name="ro1">
          <table:table-cell/>
          <table:table-cell table:formula="of:=SIN([.C348])" office:value-type="float" office:value="-0.799684658487105" calcext:value-type="float">
            <text:p>-0.7996846585</text:p>
          </table:table-cell>
          <table:table-cell table:formula="of:=[.C347]+PI()/200" office:value-type="float" office:value="5.35641547437057" calcext:value-type="float">
            <text:p>5.3564154744</text:p>
          </table:table-cell>
        </table:table-row>
        <table:table-row table:style-name="ro1">
          <table:table-cell/>
          <table:table-cell table:formula="of:=SIN([.C349])" office:value-type="float" office:value="-0.790155012375705" calcext:value-type="float">
            <text:p>-0.7901550124</text:p>
          </table:table-cell>
          <table:table-cell table:formula="of:=[.C348]+PI()/200" office:value-type="float" office:value="5.37212343763852" calcext:value-type="float">
            <text:p>5.3721234376</text:p>
          </table:table-cell>
        </table:table-row>
        <table:table-row table:style-name="ro1">
          <table:table-cell/>
          <table:table-cell table:formula="of:=SIN([.C350])" office:value-type="float" office:value="-0.780430407338344" calcext:value-type="float">
            <text:p>-0.7804304073</text:p>
          </table:table-cell>
          <table:table-cell table:formula="of:=[.C349]+PI()/200" office:value-type="float" office:value="5.38783140090647" calcext:value-type="float">
            <text:p>5.3878314009</text:p>
          </table:table-cell>
        </table:table-row>
        <table:table-row table:style-name="ro1">
          <table:table-cell/>
          <table:table-cell table:formula="of:=SIN([.C351])" office:value-type="float" office:value="-0.770513242775804" calcext:value-type="float">
            <text:p>-0.7705132428</text:p>
          </table:table-cell>
          <table:table-cell table:formula="of:=[.C350]+PI()/200" office:value-type="float" office:value="5.40353936417442" calcext:value-type="float">
            <text:p>5.4035393642</text:p>
          </table:table-cell>
        </table:table-row>
        <table:table-row table:style-name="ro1">
          <table:table-cell/>
          <table:table-cell table:formula="of:=SIN([.C352])" office:value-type="float" office:value="-0.760405965600046" calcext:value-type="float">
            <text:p>-0.7604059656</text:p>
          </table:table-cell>
          <table:table-cell table:formula="of:=[.C351]+PI()/200" office:value-type="float" office:value="5.41924732744237" calcext:value-type="float">
            <text:p>5.4192473274</text:p>
          </table:table-cell>
        </table:table-row>
        <table:table-row table:style-name="ro1">
          <table:table-cell/>
          <table:table-cell table:formula="of:=SIN([.C353])" office:value-type="float" office:value="-0.750111069630475" calcext:value-type="float">
            <text:p>-0.7501110696</text:p>
          </table:table-cell>
          <table:table-cell table:formula="of:=[.C352]+PI()/200" office:value-type="float" office:value="5.43495529071032" calcext:value-type="float">
            <text:p>5.4349552907</text:p>
          </table:table-cell>
        </table:table-row>
        <table:table-row table:style-name="ro1">
          <table:table-cell/>
          <table:table-cell table:formula="of:=SIN([.C354])" office:value-type="float" office:value="-0.739631094978626" calcext:value-type="float">
            <text:p>-0.739631095</text:p>
          </table:table-cell>
          <table:table-cell table:formula="of:=[.C353]+PI()/200" office:value-type="float" office:value="5.45066325397827" calcext:value-type="float">
            <text:p>5.450663254</text:p>
          </table:table-cell>
        </table:table-row>
        <table:table-row table:style-name="ro1">
          <table:table-cell/>
          <table:table-cell table:formula="of:=SIN([.C355])" office:value-type="float" office:value="-0.728968627421428" calcext:value-type="float">
            <text:p>-0.7289686274</text:p>
          </table:table-cell>
          <table:table-cell table:formula="of:=[.C354]+PI()/200" office:value-type="float" office:value="5.46637121724622" calcext:value-type="float">
            <text:p>5.4663712172</text:p>
          </table:table-cell>
        </table:table-row>
        <table:table-row table:style-name="ro1">
          <table:table-cell/>
          <table:table-cell table:formula="of:=SIN([.C356])" office:value-type="float" office:value="-0.718126297763206" calcext:value-type="float">
            <text:p>-0.7181262978</text:p>
          </table:table-cell>
          <table:table-cell table:formula="of:=[.C355]+PI()/200" office:value-type="float" office:value="5.48207918051417" calcext:value-type="float">
            <text:p>5.4820791805</text:p>
          </table:table-cell>
        </table:table-row>
        <table:table-row table:style-name="ro1">
          <table:table-cell/>
          <table:table-cell table:formula="of:=SIN([.C357])" office:value-type="float" office:value="-0.707106781186565" calcext:value-type="float">
            <text:p>-0.7071067812</text:p>
          </table:table-cell>
          <table:table-cell table:formula="of:=[.C356]+PI()/200" office:value-type="float" office:value="5.49778714378211" calcext:value-type="float">
            <text:p>5.4977871438</text:p>
          </table:table-cell>
        </table:table-row>
        <table:table-row table:style-name="ro1">
          <table:table-cell/>
          <table:table-cell table:formula="of:=SIN([.C358])" office:value-type="float" office:value="-0.695912796592332" calcext:value-type="float">
            <text:p>-0.6959127966</text:p>
          </table:table-cell>
          <table:table-cell table:formula="of:=[.C357]+PI()/200" office:value-type="float" office:value="5.51349510705006" calcext:value-type="float">
            <text:p>5.5134951071</text:p>
          </table:table-cell>
        </table:table-row>
        <table:table-row table:style-name="ro1">
          <table:table-cell/>
          <table:table-cell table:formula="of:=SIN([.C359])" office:value-type="float" office:value="-0.684547105928707" calcext:value-type="float">
            <text:p>-0.6845471059</text:p>
          </table:table-cell>
          <table:table-cell table:formula="of:=[.C358]+PI()/200" office:value-type="float" office:value="5.52920307031801" calcext:value-type="float">
            <text:p>5.5292030703</text:p>
          </table:table-cell>
        </table:table-row>
        <table:table-row table:style-name="ro1">
          <table:table-cell/>
          <table:table-cell table:formula="of:=SIN([.C360])" office:value-type="float" office:value="-0.673012513509791" calcext:value-type="float">
            <text:p>-0.6730125135</text:p>
          </table:table-cell>
          <table:table-cell table:formula="of:=[.C359]+PI()/200" office:value-type="float" office:value="5.54491103358596" calcext:value-type="float">
            <text:p>5.5449110336</text:p>
          </table:table-cell>
        </table:table-row>
        <table:table-row table:style-name="ro1">
          <table:table-cell/>
          <table:table-cell table:formula="of:=SIN([.C361])" office:value-type="float" office:value="-0.66131186532367" calcext:value-type="float">
            <text:p>-0.6613118653</text:p>
          </table:table-cell>
          <table:table-cell table:formula="of:=[.C360]+PI()/200" office:value-type="float" office:value="5.56061899685391" calcext:value-type="float">
            <text:p>5.5606189969</text:p>
          </table:table-cell>
        </table:table-row>
        <table:table-row table:style-name="ro1">
          <table:table-cell/>
          <table:table-cell table:formula="of:=SIN([.C362])" office:value-type="float" office:value="-0.649448048330202" calcext:value-type="float">
            <text:p>-0.6494480483</text:p>
          </table:table-cell>
          <table:table-cell table:formula="of:=[.C361]+PI()/200" office:value-type="float" office:value="5.57632696012186" calcext:value-type="float">
            <text:p>5.5763269601</text:p>
          </table:table-cell>
        </table:table-row>
        <table:table-row table:style-name="ro1">
          <table:table-cell/>
          <table:table-cell table:formula="of:=SIN([.C363])" office:value-type="float" office:value="-0.637423989748709" calcext:value-type="float">
            <text:p>-0.6374239897</text:p>
          </table:table-cell>
          <table:table-cell table:formula="of:=[.C362]+PI()/200" office:value-type="float" office:value="5.59203492338981" calcext:value-type="float">
            <text:p>5.5920349234</text:p>
          </table:table-cell>
        </table:table-row>
        <table:table-row table:style-name="ro1">
          <table:table-cell/>
          <table:table-cell table:formula="of:=SIN([.C364])" office:value-type="float" office:value="-0.625242656335725" calcext:value-type="float">
            <text:p>-0.6252426563</text:p>
          </table:table-cell>
          <table:table-cell table:formula="of:=[.C363]+PI()/200" office:value-type="float" office:value="5.60774288665776" calcext:value-type="float">
            <text:p>5.6077428867</text:p>
          </table:table-cell>
        </table:table-row>
        <table:table-row table:style-name="ro1">
          <table:table-cell/>
          <table:table-cell table:formula="of:=SIN([.C365])" office:value-type="float" office:value="-0.612907053652996" calcext:value-type="float">
            <text:p>-0.6129070537</text:p>
          </table:table-cell>
          <table:table-cell table:formula="of:=[.C364]+PI()/200" office:value-type="float" office:value="5.62345084992571" calcext:value-type="float">
            <text:p>5.6234508499</text:p>
          </table:table-cell>
        </table:table-row>
        <table:table-row table:style-name="ro1">
          <table:table-cell/>
          <table:table-cell table:formula="of:=SIN([.C366])" office:value-type="float" office:value="-0.600420225325904" calcext:value-type="float">
            <text:p>-0.6004202253</text:p>
          </table:table-cell>
          <table:table-cell table:formula="of:=[.C365]+PI()/200" office:value-type="float" office:value="5.63915881319365" calcext:value-type="float">
            <text:p>5.6391588132</text:p>
          </table:table-cell>
        </table:table-row>
        <table:table-row table:style-name="ro1">
          <table:table-cell/>
          <table:table-cell table:formula="of:=SIN([.C367])" office:value-type="float" office:value="-0.587785252292493" calcext:value-type="float">
            <text:p>-0.5877852523</text:p>
          </table:table-cell>
          <table:table-cell table:formula="of:=[.C366]+PI()/200" office:value-type="float" office:value="5.6548667764616" calcext:value-type="float">
            <text:p>5.6548667765</text:p>
          </table:table-cell>
        </table:table-row>
        <table:table-row table:style-name="ro1">
          <table:table-cell/>
          <table:table-cell table:formula="of:=SIN([.C368])" office:value-type="float" office:value="-0.575005252043299" calcext:value-type="float">
            <text:p>-0.575005252</text:p>
          </table:table-cell>
          <table:table-cell table:formula="of:=[.C367]+PI()/200" office:value-type="float" office:value="5.67057473972955" calcext:value-type="float">
            <text:p>5.6705747397</text:p>
          </table:table-cell>
        </table:table-row>
        <table:table-row table:style-name="ro1">
          <table:table-cell/>
          <table:table-cell table:formula="of:=SIN([.C369])" office:value-type="float" office:value="-0.562083377852151" calcext:value-type="float">
            <text:p>-0.5620833779</text:p>
          </table:table-cell>
          <table:table-cell table:formula="of:=[.C368]+PI()/200" office:value-type="float" office:value="5.6862827029975" calcext:value-type="float">
            <text:p>5.686282703</text:p>
          </table:table-cell>
        </table:table-row>
        <table:table-row table:style-name="ro1">
          <table:table-cell/>
          <table:table-cell table:formula="of:=SIN([.C370])" office:value-type="float" office:value="-0.549022817998153" calcext:value-type="float">
            <text:p>-0.549022818</text:p>
          </table:table-cell>
          <table:table-cell table:formula="of:=[.C369]+PI()/200" office:value-type="float" office:value="5.70199066626545" calcext:value-type="float">
            <text:p>5.7019906663</text:p>
          </table:table-cell>
        </table:table-row>
        <table:table-row table:style-name="ro1">
          <table:table-cell/>
          <table:table-cell table:formula="of:=SIN([.C371])" office:value-type="float" office:value="-0.535826794979018" calcext:value-type="float">
            <text:p>-0.535826795</text:p>
          </table:table-cell>
          <table:table-cell table:formula="of:=[.C370]+PI()/200" office:value-type="float" office:value="5.7176986295334" calcext:value-type="float">
            <text:p>5.7176986295</text:p>
          </table:table-cell>
        </table:table-row>
        <table:table-row table:style-name="ro1">
          <table:table-cell/>
          <table:table-cell table:formula="of:=SIN([.C372])" office:value-type="float" office:value="-0.522498564715971" calcext:value-type="float">
            <text:p>-0.5224985647</text:p>
          </table:table-cell>
          <table:table-cell table:formula="of:=[.C371]+PI()/200" office:value-type="float" office:value="5.73340659280135" calcext:value-type="float">
            <text:p>5.7334065928</text:p>
          </table:table-cell>
        </table:table-row>
        <table:table-row table:style-name="ro1">
          <table:table-cell/>
          <table:table-cell table:formula="of:=SIN([.C373])" office:value-type="float" office:value="-0.509041415750393" calcext:value-type="float">
            <text:p>-0.5090414158</text:p>
          </table:table-cell>
          <table:table-cell table:formula="of:=[.C372]+PI()/200" office:value-type="float" office:value="5.7491145560693" calcext:value-type="float">
            <text:p>5.7491145561</text:p>
          </table:table-cell>
        </table:table-row>
        <table:table-row table:style-name="ro1">
          <table:table-cell/>
          <table:table-cell table:formula="of:=SIN([.C374])" office:value-type="float" office:value="-0.49545866843243" calcext:value-type="float">
            <text:p>-0.4954586684</text:p>
          </table:table-cell>
          <table:table-cell table:formula="of:=[.C373]+PI()/200" office:value-type="float" office:value="5.76482251933725" calcext:value-type="float">
            <text:p>5.7648225193</text:p>
          </table:table-cell>
        </table:table-row>
        <table:table-row table:style-name="ro1">
          <table:table-cell/>
          <table:table-cell table:formula="of:=SIN([.C375])" office:value-type="float" office:value="-0.481753674101738" calcext:value-type="float">
            <text:p>-0.4817536741</text:p>
          </table:table-cell>
          <table:table-cell table:formula="of:=[.C374]+PI()/200" office:value-type="float" office:value="5.78053048260519" calcext:value-type="float">
            <text:p>5.7805304826</text:p>
          </table:table-cell>
        </table:table-row>
        <table:table-row table:style-name="ro1">
          <table:table-cell/>
          <table:table-cell table:formula="of:=SIN([.C376])" office:value-type="float" office:value="-0.467929814260596" calcext:value-type="float">
            <text:p>-0.4679298143</text:p>
          </table:table-cell>
          <table:table-cell table:formula="of:=[.C375]+PI()/200" office:value-type="float" office:value="5.79623844587314" calcext:value-type="float">
            <text:p>5.7962384459</text:p>
          </table:table-cell>
        </table:table-row>
        <table:table-row table:style-name="ro1">
          <table:table-cell/>
          <table:table-cell table:formula="of:=SIN([.C377])" office:value-type="float" office:value="-0.45399049973957" calcext:value-type="float">
            <text:p>-0.4539904997</text:p>
          </table:table-cell>
          <table:table-cell table:formula="of:=[.C376]+PI()/200" office:value-type="float" office:value="5.81194640914109" calcext:value-type="float">
            <text:p>5.8119464091</text:p>
          </table:table-cell>
        </table:table-row>
        <table:table-row table:style-name="ro1">
          <table:table-cell/>
          <table:table-cell table:formula="of:=SIN([.C378])" office:value-type="float" office:value="-0.439939169855939" calcext:value-type="float">
            <text:p>-0.4399391699</text:p>
          </table:table-cell>
          <table:table-cell table:formula="of:=[.C377]+PI()/200" office:value-type="float" office:value="5.82765437240904" calcext:value-type="float">
            <text:p>5.8276543724</text:p>
          </table:table-cell>
        </table:table-row>
        <table:table-row table:style-name="ro1">
          <table:table-cell/>
          <table:table-cell table:formula="of:=SIN([.C379])" office:value-type="float" office:value="-0.425779291565096" calcext:value-type="float">
            <text:p>-0.4257792916</text:p>
          </table:table-cell>
          <table:table-cell table:formula="of:=[.C378]+PI()/200" office:value-type="float" office:value="5.84336233567699" calcext:value-type="float">
            <text:p>5.8433623357</text:p>
          </table:table-cell>
        </table:table-row>
        <table:table-row table:style-name="ro1">
          <table:table-cell/>
          <table:table-cell table:formula="of:=SIN([.C380])" office:value-type="float" office:value="-0.411514358605133" calcext:value-type="float">
            <text:p>-0.4115143586</text:p>
          </table:table-cell>
          <table:table-cell table:formula="of:=[.C379]+PI()/200" office:value-type="float" office:value="5.85907029894494" calcext:value-type="float">
            <text:p>5.8590702989</text:p>
          </table:table-cell>
        </table:table-row>
        <table:table-row table:style-name="ro1">
          <table:table-cell/>
          <table:table-cell table:formula="of:=SIN([.C381])" office:value-type="float" office:value="-0.397147890634805" calcext:value-type="float">
            <text:p>-0.3971478906</text:p>
          </table:table-cell>
          <table:table-cell table:formula="of:=[.C380]+PI()/200" office:value-type="float" office:value="5.87477826221289" calcext:value-type="float">
            <text:p>5.8747782622</text:p>
          </table:table-cell>
        </table:table-row>
        <table:table-row table:style-name="ro1">
          <table:table-cell/>
          <table:table-cell table:formula="of:=SIN([.C382])" office:value-type="float" office:value="-0.382683432365114" calcext:value-type="float">
            <text:p>-0.3826834324</text:p>
          </table:table-cell>
          <table:table-cell table:formula="of:=[.C381]+PI()/200" office:value-type="float" office:value="5.89048622548084" calcext:value-type="float">
            <text:p>5.8904862255</text:p>
          </table:table-cell>
        </table:table-row>
        <table:table-row table:style-name="ro1">
          <table:table-cell/>
          <table:table-cell table:formula="of:=SIN([.C383])" office:value-type="float" office:value="-0.368124552684703" calcext:value-type="float">
            <text:p>-0.3681245527</text:p>
          </table:table-cell>
          <table:table-cell table:formula="of:=[.C382]+PI()/200" office:value-type="float" office:value="5.90619418874879" calcext:value-type="float">
            <text:p>5.9061941887</text:p>
          </table:table-cell>
        </table:table-row>
        <table:table-row table:style-name="ro1">
          <table:table-cell/>
          <table:table-cell table:formula="of:=SIN([.C384])" office:value-type="float" office:value="-0.353474843779282" calcext:value-type="float">
            <text:p>-0.3534748438</text:p>
          </table:table-cell>
          <table:table-cell table:formula="of:=[.C383]+PI()/200" office:value-type="float" office:value="5.92190215201673" calcext:value-type="float">
            <text:p>5.921902152</text:p>
          </table:table-cell>
        </table:table-row>
        <table:table-row table:style-name="ro1">
          <table:table-cell/>
          <table:table-cell table:formula="of:=SIN([.C385])" office:value-type="float" office:value="-0.338737920245316" calcext:value-type="float">
            <text:p>-0.3387379202</text:p>
          </table:table-cell>
          <table:table-cell table:formula="of:=[.C384]+PI()/200" office:value-type="float" office:value="5.93761011528468" calcext:value-type="float">
            <text:p>5.9376101153</text:p>
          </table:table-cell>
        </table:table-row>
        <table:table-row table:style-name="ro1">
          <table:table-cell/>
          <table:table-cell table:formula="of:=SIN([.C386])" office:value-type="float" office:value="-0.323917418198175" calcext:value-type="float">
            <text:p>-0.3239174182</text:p>
          </table:table-cell>
          <table:table-cell table:formula="of:=[.C385]+PI()/200" office:value-type="float" office:value="5.95331807855263" calcext:value-type="float">
            <text:p>5.9533180786</text:p>
          </table:table-cell>
        </table:table-row>
        <table:table-row table:style-name="ro1">
          <table:table-cell/>
          <table:table-cell table:formula="of:=SIN([.C387])" office:value-type="float" office:value="-0.309016994374973" calcext:value-type="float">
            <text:p>-0.3090169944</text:p>
          </table:table-cell>
          <table:table-cell table:formula="of:=[.C386]+PI()/200" office:value-type="float" office:value="5.96902604182058" calcext:value-type="float">
            <text:p>5.9690260418</text:p>
          </table:table-cell>
        </table:table-row>
        <table:table-row table:style-name="ro1">
          <table:table-cell/>
          <table:table-cell table:formula="of:=SIN([.C388])" office:value-type="float" office:value="-0.29404032523233" calcext:value-type="float">
            <text:p>-0.2940403252</text:p>
          </table:table-cell>
          <table:table-cell table:formula="of:=[.C387]+PI()/200" office:value-type="float" office:value="5.98473400508853" calcext:value-type="float">
            <text:p>5.9847340051</text:p>
          </table:table-cell>
        </table:table-row>
        <table:table-row table:style-name="ro1">
          <table:table-cell/>
          <table:table-cell table:formula="of:=SIN([.C389])" office:value-type="float" office:value="-0.278991106039255" calcext:value-type="float">
            <text:p>-0.278991106</text:p>
          </table:table-cell>
          <table:table-cell table:formula="of:=[.C388]+PI()/200" office:value-type="float" office:value="6.00044196835648" calcext:value-type="float">
            <text:p>6.0004419684</text:p>
          </table:table-cell>
        </table:table-row>
        <table:table-row table:style-name="ro1">
          <table:table-cell/>
          <table:table-cell table:formula="of:=SIN([.C390])" office:value-type="float" office:value="-0.263873049965399" calcext:value-type="float">
            <text:p>-0.26387305</text:p>
          </table:table-cell>
          <table:table-cell table:formula="of:=[.C389]+PI()/200" office:value-type="float" office:value="6.01614993162443" calcext:value-type="float">
            <text:p>6.0161499316</text:p>
          </table:table-cell>
        </table:table-row>
        <table:table-row table:style-name="ro1">
          <table:table-cell/>
          <table:table-cell table:formula="of:=SIN([.C391])" office:value-type="float" office:value="-0.248689887164881" calcext:value-type="float">
            <text:p>-0.2486898872</text:p>
          </table:table-cell>
          <table:table-cell table:formula="of:=[.C390]+PI()/200" office:value-type="float" office:value="6.03185789489238" calcext:value-type="float">
            <text:p>6.0318578949</text:p>
          </table:table-cell>
        </table:table-row>
        <table:table-row table:style-name="ro1">
          <table:table-cell/>
          <table:table-cell table:formula="of:=SIN([.C392])" office:value-type="float" office:value="-0.233445363855932" calcext:value-type="float">
            <text:p>-0.2334453639</text:p>
          </table:table-cell>
          <table:table-cell table:formula="of:=[.C391]+PI()/200" office:value-type="float" office:value="6.04756585816032" calcext:value-type="float">
            <text:p>6.0475658582</text:p>
          </table:table-cell>
        </table:table-row>
        <table:table-row table:style-name="ro1">
          <table:table-cell/>
          <table:table-cell table:formula="of:=SIN([.C393])" office:value-type="float" office:value="-0.218143241396569" calcext:value-type="float">
            <text:p>-0.2181432414</text:p>
          </table:table-cell>
          <table:table-cell table:formula="of:=[.C392]+PI()/200" office:value-type="float" office:value="6.06327382142827" calcext:value-type="float">
            <text:p>6.0632738214</text:p>
          </table:table-cell>
        </table:table-row>
        <table:table-row table:style-name="ro1">
          <table:table-cell/>
          <table:table-cell table:formula="of:=SIN([.C394])" office:value-type="float" office:value="-0.202787295356539" calcext:value-type="float">
            <text:p>-0.2027872954</text:p>
          </table:table-cell>
          <table:table-cell table:formula="of:=[.C393]+PI()/200" office:value-type="float" office:value="6.07898178469622" calcext:value-type="float">
            <text:p>6.0789817847</text:p>
          </table:table-cell>
        </table:table-row>
        <table:table-row table:style-name="ro1">
          <table:table-cell/>
          <table:table-cell table:formula="of:=SIN([.C395])" office:value-type="float" office:value="-0.187381314585752" calcext:value-type="float">
            <text:p>-0.1873813146</text:p>
          </table:table-cell>
          <table:table-cell table:formula="of:=[.C394]+PI()/200" office:value-type="float" office:value="6.09468974796417" calcext:value-type="float">
            <text:p>6.094689748</text:p>
          </table:table-cell>
        </table:table-row>
        <table:table-row table:style-name="ro1">
          <table:table-cell/>
          <table:table-cell table:formula="of:=SIN([.C396])" office:value-type="float" office:value="-0.171929100279437" calcext:value-type="float">
            <text:p>-0.1719291003</text:p>
          </table:table-cell>
          <table:table-cell table:formula="of:=[.C395]+PI()/200" office:value-type="float" office:value="6.11039771123212" calcext:value-type="float">
            <text:p>6.1103977112</text:p>
          </table:table-cell>
        </table:table-row>
        <table:table-row table:style-name="ro1">
          <table:table-cell/>
          <table:table-cell table:formula="of:=SIN([.C397])" office:value-type="float" office:value="-0.156434465040258" calcext:value-type="float">
            <text:p>-0.156434465</text:p>
          </table:table-cell>
          <table:table-cell table:formula="of:=[.C396]+PI()/200" office:value-type="float" office:value="6.12610567450007" calcext:value-type="float">
            <text:p>6.1261056745</text:p>
          </table:table-cell>
        </table:table-row>
        <table:table-row table:style-name="ro1">
          <table:table-cell/>
          <table:table-cell table:formula="of:=SIN([.C398])" office:value-type="float" office:value="-0.14090123193761" calcext:value-type="float">
            <text:p>-0.1409012319</text:p>
          </table:table-cell>
          <table:table-cell table:formula="of:=[.C397]+PI()/200" office:value-type="float" office:value="6.14181363776802" calcext:value-type="float">
            <text:p>6.1418136378</text:p>
          </table:table-cell>
        </table:table-row>
        <table:table-row table:style-name="ro1">
          <table:table-cell/>
          <table:table-cell table:formula="of:=SIN([.C399])" office:value-type="float" office:value="-0.125333233564332" calcext:value-type="float">
            <text:p>-0.1253332336</text:p>
          </table:table-cell>
          <table:table-cell table:formula="of:=[.C398]+PI()/200" office:value-type="float" office:value="6.15752160103597" calcext:value-type="float">
            <text:p>6.157521601</text:p>
          </table:table-cell>
        </table:table-row>
        <table:table-row table:style-name="ro1">
          <table:table-cell/>
          <table:table-cell table:formula="of:=SIN([.C400])" office:value-type="float" office:value="-0.109734311091073" calcext:value-type="float">
            <text:p>-0.1097343111</text:p>
          </table:table-cell>
          <table:table-cell table:formula="of:=[.C399]+PI()/200" office:value-type="float" office:value="6.17322956430392" calcext:value-type="float">
            <text:p>6.1732295643</text:p>
          </table:table-cell>
        </table:table-row>
        <table:table-row table:style-name="ro1">
          <table:table-cell/>
          <table:table-cell table:formula="of:=SIN([.C401])" office:value-type="float" office:value="-0.0941083133185423" calcext:value-type="float">
            <text:p>-0.0941083133</text:p>
          </table:table-cell>
          <table:table-cell table:formula="of:=[.C400]+PI()/200" office:value-type="float" office:value="6.18893752757186" calcext:value-type="float">
            <text:p>6.1889375276</text:p>
          </table:table-cell>
        </table:table-row>
        <table:table-row table:style-name="ro1">
          <table:table-cell/>
          <table:table-cell table:formula="of:=SIN([.C402])" office:value-type="float" office:value="-0.0784590957278731" calcext:value-type="float">
            <text:p>-0.0784590957</text:p>
          </table:table-cell>
          <table:table-cell table:formula="of:=[.C401]+PI()/200" office:value-type="float" office:value="6.20464549083981" calcext:value-type="float">
            <text:p>6.2046454908</text:p>
          </table:table-cell>
        </table:table-row>
        <table:table-row table:style-name="ro1">
          <table:table-cell/>
          <table:table-cell table:formula="of:=SIN([.C403])" office:value-type="float" office:value="-0.0627905195293416" calcext:value-type="float">
            <text:p>-0.0627905195</text:p>
          </table:table-cell>
          <table:table-cell table:formula="of:=[.C402]+PI()/200" office:value-type="float" office:value="6.22035345410776" calcext:value-type="float">
            <text:p>6.2203534541</text:p>
          </table:table-cell>
        </table:table-row>
        <table:table-row table:style-name="ro1">
          <table:table-cell/>
          <table:table-cell table:formula="of:=SIN([.C404])" office:value-type="float" office:value="-0.047106450709671" calcext:value-type="float">
            <text:p>-0.0471064507</text:p>
          </table:table-cell>
          <table:table-cell table:formula="of:=[.C403]+PI()/200" office:value-type="float" office:value="6.23606141737571" calcext:value-type="float">
            <text:p>6.2360614174</text:p>
          </table:table-cell>
        </table:table-row>
        <table:table-row table:style-name="ro1">
          <table:table-cell/>
          <table:table-cell table:formula="of:=SIN([.C405])" office:value-type="float" office:value="-0.0314107590781568" calcext:value-type="float">
            <text:p>-0.0314107591</text:p>
          </table:table-cell>
          <table:table-cell table:formula="of:=[.C404]+PI()/200" office:value-type="float" office:value="6.25176938064366" calcext:value-type="float">
            <text:p>6.2517693806</text:p>
          </table:table-cell>
        </table:table-row>
        <table:table-row table:style-name="ro1">
          <table:table-cell/>
          <table:table-cell table:formula="of:=SIN([.C406])" office:value-type="float" office:value="-0.0157073173118492" calcext:value-type="float">
            <text:p>-0.0157073173</text:p>
          </table:table-cell>
          <table:table-cell table:formula="of:=[.C405]+PI()/200" office:value-type="float" office:value="6.26747734391161" calcext:value-type="float">
            <text:p>6.2674773439</text:p>
          </table:table-cell>
        </table:table-row>
        <table:table-row table:style-name="ro1">
          <table:table-cell/>
          <table:table-cell table:formula="of:=SIN([.C407])" office:value-type="float" office:value="-0.0000000000000286666387902335" calcext:value-type="float">
            <text:p>-2.86666387902335E-14</text:p>
          </table:table-cell>
          <table:table-cell table:formula="of:=[.C406]+PI()/200" office:value-type="float" office:value="6.28318530717956" calcext:value-type="float">
            <text:p>6.2831853072</text:p>
          </table:table-cell>
        </table:table-row>
        <table:table-row table:style-name="ro1">
          <table:table-cell/>
          <table:table-cell table:formula="of:=SIN([.C408])" office:value-type="float" office:value="0.0157073173117919" calcext:value-type="float">
            <text:p>0.0157073173</text:p>
          </table:table-cell>
          <table:table-cell table:formula="of:=[.C407]+PI()/200" office:value-type="float" office:value="6.29889327044751" calcext:value-type="float">
            <text:p>6.2988932704</text:p>
          </table:table-cell>
        </table:table-row>
        <table:table-row table:style-name="ro1">
          <table:table-cell/>
          <table:table-cell table:formula="of:=SIN([.C409])" office:value-type="float" office:value="0.0314107590780995" calcext:value-type="float">
            <text:p>0.0314107591</text:p>
          </table:table-cell>
          <table:table-cell table:formula="of:=[.C408]+PI()/200" office:value-type="float" office:value="6.31460123371546" calcext:value-type="float">
            <text:p>6.3146012337</text:p>
          </table:table-cell>
        </table:table-row>
        <table:table-row table:style-name="ro1">
          <table:table-cell/>
          <table:table-cell table:formula="of:=SIN([.C410])" office:value-type="float" office:value="0.0471064507096138" calcext:value-type="float">
            <text:p>0.0471064507</text:p>
          </table:table-cell>
          <table:table-cell table:formula="of:=[.C409]+PI()/200" office:value-type="float" office:value="6.3303091969834" calcext:value-type="float">
            <text:p>6.330309197</text:p>
          </table:table-cell>
        </table:table-row>
        <table:table-row table:style-name="ro1">
          <table:table-cell/>
          <table:table-cell table:formula="of:=SIN([.C411])" office:value-type="float" office:value="0.0627905195292844" calcext:value-type="float">
            <text:p>0.0627905195</text:p>
          </table:table-cell>
          <table:table-cell table:formula="of:=[.C410]+PI()/200" office:value-type="float" office:value="6.34601716025135" calcext:value-type="float">
            <text:p>6.3460171603</text:p>
          </table:table-cell>
        </table:table-row>
        <table:table-row table:style-name="ro1">
          <table:table-cell/>
          <table:table-cell table:formula="of:=SIN([.C412])" office:value-type="float" office:value="0.0784590957278159" calcext:value-type="float">
            <text:p>0.0784590957</text:p>
          </table:table-cell>
          <table:table-cell table:formula="of:=[.C411]+PI()/200" office:value-type="float" office:value="6.3617251235193" calcext:value-type="float">
            <text:p>6.3617251235</text:p>
          </table:table-cell>
        </table:table-row>
        <table:table-row table:style-name="ro1">
          <table:table-cell/>
          <table:table-cell table:formula="of:=SIN([.C413])" office:value-type="float" office:value="0.0941083133184853" calcext:value-type="float">
            <text:p>0.0941083133</text:p>
          </table:table-cell>
          <table:table-cell table:formula="of:=[.C412]+PI()/200" office:value-type="float" office:value="6.37743308678725" calcext:value-type="float">
            <text:p>6.3774330868</text:p>
          </table:table-cell>
        </table:table-row>
        <table:table-row table:style-name="ro1">
          <table:table-cell/>
          <table:table-cell table:formula="of:=SIN([.C414])" office:value-type="float" office:value="0.109734311091016" calcext:value-type="float">
            <text:p>0.1097343111</text:p>
          </table:table-cell>
          <table:table-cell table:formula="of:=[.C413]+PI()/200" office:value-type="float" office:value="6.3931410500552" calcext:value-type="float">
            <text:p>6.3931410501</text:p>
          </table:table-cell>
        </table:table-row>
        <table:table-row table:style-name="ro1">
          <table:table-cell/>
          <table:table-cell table:formula="of:=SIN([.C415])" office:value-type="float" office:value="0.125333233564275" calcext:value-type="float">
            <text:p>0.1253332336</text:p>
          </table:table-cell>
          <table:table-cell table:formula="of:=[.C414]+PI()/200" office:value-type="float" office:value="6.40884901332315" calcext:value-type="float">
            <text:p>6.4088490133</text:p>
          </table:table-cell>
        </table:table-row>
        <table:table-row table:style-name="ro1">
          <table:table-cell/>
          <table:table-cell table:formula="of:=SIN([.C416])" office:value-type="float" office:value="0.140901231937553" calcext:value-type="float">
            <text:p>0.1409012319</text:p>
          </table:table-cell>
          <table:table-cell table:formula="of:=[.C415]+PI()/200" office:value-type="float" office:value="6.4245569765911" calcext:value-type="float">
            <text:p>6.4245569766</text:p>
          </table:table-cell>
        </table:table-row>
        <table:table-row table:style-name="ro1">
          <table:table-cell/>
          <table:table-cell table:formula="of:=SIN([.C417])" office:value-type="float" office:value="0.156434465040202" calcext:value-type="float">
            <text:p>0.156434465</text:p>
          </table:table-cell>
          <table:table-cell table:formula="of:=[.C416]+PI()/200" office:value-type="float" office:value="6.44026493985905" calcext:value-type="float">
            <text:p>6.4402649399</text:p>
          </table:table-cell>
        </table:table-row>
        <table:table-row table:style-name="ro1">
          <table:table-cell/>
          <table:table-cell table:formula="of:=SIN([.C418])" office:value-type="float" office:value="0.17192910027938" calcext:value-type="float">
            <text:p>0.1719291003</text:p>
          </table:table-cell>
          <table:table-cell table:formula="of:=[.C417]+PI()/200" office:value-type="float" office:value="6.455972903127" calcext:value-type="float">
            <text:p>6.4559729031</text:p>
          </table:table-cell>
        </table:table-row>
        <table:table-row table:style-name="ro1">
          <table:table-cell/>
          <table:table-cell table:formula="of:=SIN([.C419])" office:value-type="float" office:value="0.187381314585695" calcext:value-type="float">
            <text:p>0.1873813146</text:p>
          </table:table-cell>
          <table:table-cell table:formula="of:=[.C418]+PI()/200" office:value-type="float" office:value="6.47168086639494" calcext:value-type="float">
            <text:p>6.4716808664</text:p>
          </table:table-cell>
        </table:table-row>
        <table:table-row table:style-name="ro1">
          <table:table-cell/>
          <table:table-cell table:formula="of:=SIN([.C420])" office:value-type="float" office:value="0.202787295356483" calcext:value-type="float">
            <text:p>0.2027872954</text:p>
          </table:table-cell>
          <table:table-cell table:formula="of:=[.C419]+PI()/200" office:value-type="float" office:value="6.48738882966289" calcext:value-type="float">
            <text:p>6.4873888297</text:p>
          </table:table-cell>
        </table:table-row>
        <table:table-row table:style-name="ro1">
          <table:table-cell/>
          <table:table-cell table:formula="of:=SIN([.C421])" office:value-type="float" office:value="0.218143241396513" calcext:value-type="float">
            <text:p>0.2181432414</text:p>
          </table:table-cell>
          <table:table-cell table:formula="of:=[.C420]+PI()/200" office:value-type="float" office:value="6.50309679293084" calcext:value-type="float">
            <text:p>6.5030967929</text:p>
          </table:table-cell>
        </table:table-row>
        <table:table-row table:style-name="ro1">
          <table:table-cell/>
          <table:table-cell table:formula="of:=SIN([.C422])" office:value-type="float" office:value="0.233445363855876" calcext:value-type="float">
            <text:p>0.2334453639</text:p>
          </table:table-cell>
          <table:table-cell table:formula="of:=[.C421]+PI()/200" office:value-type="float" office:value="6.51880475619879" calcext:value-type="float">
            <text:p>6.5188047562</text:p>
          </table:table-cell>
        </table:table-row>
        <table:table-row table:style-name="ro1">
          <table:table-cell/>
          <table:table-cell table:formula="of:=SIN([.C423])" office:value-type="float" office:value="0.248689887164826" calcext:value-type="float">
            <text:p>0.2486898872</text:p>
          </table:table-cell>
          <table:table-cell table:formula="of:=[.C422]+PI()/200" office:value-type="float" office:value="6.53451271946674" calcext:value-type="float">
            <text:p>6.5345127195</text:p>
          </table:table-cell>
        </table:table-row>
        <table:table-row table:style-name="ro1">
          <table:table-cell/>
          <table:table-cell table:formula="of:=SIN([.C424])" office:value-type="float" office:value="0.263873049965344" calcext:value-type="float">
            <text:p>0.26387305</text:p>
          </table:table-cell>
          <table:table-cell table:formula="of:=[.C423]+PI()/200" office:value-type="float" office:value="6.55022068273469" calcext:value-type="float">
            <text:p>6.5502206827</text:p>
          </table:table-cell>
        </table:table-row>
        <table:table-row table:style-name="ro1">
          <table:table-cell/>
          <table:table-cell table:formula="of:=SIN([.C425])" office:value-type="float" office:value="0.2789911060392" calcext:value-type="float">
            <text:p>0.278991106</text:p>
          </table:table-cell>
          <table:table-cell table:formula="of:=[.C424]+PI()/200" office:value-type="float" office:value="6.56592864600264" calcext:value-type="float">
            <text:p>6.565928646</text:p>
          </table:table-cell>
        </table:table-row>
        <table:table-row table:style-name="ro1">
          <table:table-cell/>
          <table:table-cell table:formula="of:=SIN([.C426])" office:value-type="float" office:value="0.294040325232275" calcext:value-type="float">
            <text:p>0.2940403252</text:p>
          </table:table-cell>
          <table:table-cell table:formula="of:=[.C425]+PI()/200" office:value-type="float" office:value="6.58163660927059" calcext:value-type="float">
            <text:p>6.5816366093</text:p>
          </table:table-cell>
        </table:table-row>
        <table:table-row table:style-name="ro1">
          <table:table-cell/>
          <table:table-cell table:formula="of:=SIN([.C427])" office:value-type="float" office:value="0.309016994374918" calcext:value-type="float">
            <text:p>0.3090169944</text:p>
          </table:table-cell>
          <table:table-cell table:formula="of:=[.C426]+PI()/200" office:value-type="float" office:value="6.59734457253854" calcext:value-type="float">
            <text:p>6.5973445725</text:p>
          </table:table-cell>
        </table:table-row>
        <table:table-row table:style-name="ro1">
          <table:table-cell/>
          <table:table-cell table:formula="of:=SIN([.C428])" office:value-type="float" office:value="0.32391741819812" calcext:value-type="float">
            <text:p>0.3239174182</text:p>
          </table:table-cell>
          <table:table-cell table:formula="of:=[.C427]+PI()/200" office:value-type="float" office:value="6.61305253580648" calcext:value-type="float">
            <text:p>6.6130525358</text:p>
          </table:table-cell>
        </table:table-row>
        <table:table-row table:style-name="ro1">
          <table:table-cell/>
          <table:table-cell table:formula="of:=SIN([.C429])" office:value-type="float" office:value="0.338737920245263" calcext:value-type="float">
            <text:p>0.3387379202</text:p>
          </table:table-cell>
          <table:table-cell table:formula="of:=[.C428]+PI()/200" office:value-type="float" office:value="6.62876049907443" calcext:value-type="float">
            <text:p>6.6287604991</text:p>
          </table:table-cell>
        </table:table-row>
        <table:table-row table:style-name="ro1">
          <table:table-cell/>
          <table:table-cell table:formula="of:=SIN([.C430])" office:value-type="float" office:value="0.353474843779228" calcext:value-type="float">
            <text:p>0.3534748438</text:p>
          </table:table-cell>
          <table:table-cell table:formula="of:=[.C429]+PI()/200" office:value-type="float" office:value="6.64446846234238" calcext:value-type="float">
            <text:p>6.6444684623</text:p>
          </table:table-cell>
        </table:table-row>
        <table:table-row table:style-name="ro1">
          <table:table-cell/>
          <table:table-cell table:formula="of:=SIN([.C431])" office:value-type="float" office:value="0.368124552684649" calcext:value-type="float">
            <text:p>0.3681245527</text:p>
          </table:table-cell>
          <table:table-cell table:formula="of:=[.C430]+PI()/200" office:value-type="float" office:value="6.66017642561033" calcext:value-type="float">
            <text:p>6.6601764256</text:p>
          </table:table-cell>
        </table:table-row>
        <table:table-row table:style-name="ro1">
          <table:table-cell/>
          <table:table-cell table:formula="of:=SIN([.C432])" office:value-type="float" office:value="0.382683432365061" calcext:value-type="float">
            <text:p>0.3826834324</text:p>
          </table:table-cell>
          <table:table-cell table:formula="of:=[.C431]+PI()/200" office:value-type="float" office:value="6.67588438887828" calcext:value-type="float">
            <text:p>6.6758843889</text:p>
          </table:table-cell>
        </table:table-row>
        <table:table-row table:style-name="ro1">
          <table:table-cell/>
          <table:table-cell table:formula="of:=SIN([.C433])" office:value-type="float" office:value="0.397147890634752" calcext:value-type="float">
            <text:p>0.3971478906</text:p>
          </table:table-cell>
          <table:table-cell table:formula="of:=[.C432]+PI()/200" office:value-type="float" office:value="6.69159235214623" calcext:value-type="float">
            <text:p>6.6915923521</text:p>
          </table:table-cell>
        </table:table-row>
        <table:table-row table:style-name="ro1">
          <table:table-cell/>
          <table:table-cell table:formula="of:=SIN([.C434])" office:value-type="float" office:value="0.41151435860508" calcext:value-type="float">
            <text:p>0.4115143586</text:p>
          </table:table-cell>
          <table:table-cell table:formula="of:=[.C433]+PI()/200" office:value-type="float" office:value="6.70730031541418" calcext:value-type="float">
            <text:p>6.7073003154</text:p>
          </table:table-cell>
        </table:table-row>
        <table:table-row table:style-name="ro1">
          <table:table-cell/>
          <table:table-cell table:formula="of:=SIN([.C435])" office:value-type="float" office:value="0.425779291565044" calcext:value-type="float">
            <text:p>0.4257792916</text:p>
          </table:table-cell>
          <table:table-cell table:formula="of:=[.C434]+PI()/200" office:value-type="float" office:value="6.72300827868213" calcext:value-type="float">
            <text:p>6.7230082787</text:p>
          </table:table-cell>
        </table:table-row>
        <table:table-row table:style-name="ro1">
          <table:table-cell/>
          <table:table-cell table:formula="of:=SIN([.C436])" office:value-type="float" office:value="0.439939169855887" calcext:value-type="float">
            <text:p>0.4399391699</text:p>
          </table:table-cell>
          <table:table-cell table:formula="of:=[.C435]+PI()/200" office:value-type="float" office:value="6.73871624195008" calcext:value-type="float">
            <text:p>6.738716242</text:p>
          </table:table-cell>
        </table:table-row>
        <table:table-row table:style-name="ro1">
          <table:table-cell/>
          <table:table-cell table:formula="of:=SIN([.C437])" office:value-type="float" office:value="0.453990499739519" calcext:value-type="float">
            <text:p>0.4539904997</text:p>
          </table:table-cell>
          <table:table-cell table:formula="of:=[.C436]+PI()/200" office:value-type="float" office:value="6.75442420521802" calcext:value-type="float">
            <text:p>6.7544242052</text:p>
          </table:table-cell>
        </table:table-row>
        <table:table-row table:style-name="ro1">
          <table:table-cell/>
          <table:table-cell table:formula="of:=SIN([.C438])" office:value-type="float" office:value="0.467929814260546" calcext:value-type="float">
            <text:p>0.4679298143</text:p>
          </table:table-cell>
          <table:table-cell table:formula="of:=[.C437]+PI()/200" office:value-type="float" office:value="6.77013216848597" calcext:value-type="float">
            <text:p>6.7701321685</text:p>
          </table:table-cell>
        </table:table-row>
        <table:table-row table:style-name="ro1">
          <table:table-cell/>
          <table:table-cell table:formula="of:=SIN([.C439])" office:value-type="float" office:value="0.481753674101688" calcext:value-type="float">
            <text:p>0.4817536741</text:p>
          </table:table-cell>
          <table:table-cell table:formula="of:=[.C438]+PI()/200" office:value-type="float" office:value="6.78584013175392" calcext:value-type="float">
            <text:p>6.7858401318</text:p>
          </table:table-cell>
        </table:table-row>
        <table:table-row table:style-name="ro1">
          <table:table-cell/>
          <table:table-cell table:formula="of:=SIN([.C440])" office:value-type="float" office:value="0.49545866843238" calcext:value-type="float">
            <text:p>0.4954586684</text:p>
          </table:table-cell>
          <table:table-cell table:formula="of:=[.C439]+PI()/200" office:value-type="float" office:value="6.80154809502187" calcext:value-type="float">
            <text:p>6.801548095</text:p>
          </table:table-cell>
        </table:table-row>
        <table:table-row table:style-name="ro1">
          <table:table-cell/>
          <table:table-cell table:formula="of:=SIN([.C441])" office:value-type="float" office:value="0.509041415750344" calcext:value-type="float">
            <text:p>0.5090414158</text:p>
          </table:table-cell>
          <table:table-cell table:formula="of:=[.C440]+PI()/200" office:value-type="float" office:value="6.81725605828982" calcext:value-type="float">
            <text:p>6.8172560583</text:p>
          </table:table-cell>
        </table:table-row>
        <table:table-row table:style-name="ro1">
          <table:table-cell/>
          <table:table-cell table:formula="of:=SIN([.C442])" office:value-type="float" office:value="0.522498564715922" calcext:value-type="float">
            <text:p>0.5224985647</text:p>
          </table:table-cell>
          <table:table-cell table:formula="of:=[.C441]+PI()/200" office:value-type="float" office:value="6.83296402155777" calcext:value-type="float">
            <text:p>6.8329640216</text:p>
          </table:table-cell>
        </table:table-row>
        <table:table-row table:style-name="ro1">
          <table:table-cell/>
          <table:table-cell table:formula="of:=SIN([.C443])" office:value-type="float" office:value="0.53582679497897" calcext:value-type="float">
            <text:p>0.535826795</text:p>
          </table:table-cell>
          <table:table-cell table:formula="of:=[.C442]+PI()/200" office:value-type="float" office:value="6.84867198482572" calcext:value-type="float">
            <text:p>6.8486719848</text:p>
          </table:table-cell>
        </table:table-row>
        <table:table-row table:style-name="ro1">
          <table:table-cell/>
          <table:table-cell table:formula="of:=SIN([.C444])" office:value-type="float" office:value="0.549022817998105" calcext:value-type="float">
            <text:p>0.549022818</text:p>
          </table:table-cell>
          <table:table-cell table:formula="of:=[.C443]+PI()/200" office:value-type="float" office:value="6.86437994809367" calcext:value-type="float">
            <text:p>6.8643799481</text:p>
          </table:table-cell>
        </table:table-row>
        <table:table-row table:style-name="ro1">
          <table:table-cell/>
          <table:table-cell table:formula="of:=SIN([.C445])" office:value-type="float" office:value="0.562083377852104" calcext:value-type="float">
            <text:p>0.5620833779</text:p>
          </table:table-cell>
          <table:table-cell table:formula="of:=[.C444]+PI()/200" office:value-type="float" office:value="6.88008791136162" calcext:value-type="float">
            <text:p>6.8800879114</text:p>
          </table:table-cell>
        </table:table-row>
        <table:table-row table:style-name="ro1">
          <table:table-cell/>
          <table:table-cell table:formula="of:=SIN([.C446])" office:value-type="float" office:value="0.575005252043252" calcext:value-type="float">
            <text:p>0.575005252</text:p>
          </table:table-cell>
          <table:table-cell table:formula="of:=[.C445]+PI()/200" office:value-type="float" office:value="6.89579587462956" calcext:value-type="float">
            <text:p>6.8957958746</text:p>
          </table:table-cell>
        </table:table-row>
        <table:table-row table:style-name="ro1">
          <table:table-cell/>
          <table:table-cell table:formula="of:=SIN([.C447])" office:value-type="float" office:value="0.587785252292447" calcext:value-type="float">
            <text:p>0.5877852523</text:p>
          </table:table-cell>
          <table:table-cell table:formula="of:=[.C446]+PI()/200" office:value-type="float" office:value="6.91150383789751" calcext:value-type="float">
            <text:p>6.9115038379</text:p>
          </table:table-cell>
        </table:table-row>
        <table:table-row table:style-name="ro1">
          <table:table-cell/>
          <table:table-cell table:formula="of:=SIN([.C448])" office:value-type="float" office:value="0.600420225325858" calcext:value-type="float">
            <text:p>0.6004202253</text:p>
          </table:table-cell>
          <table:table-cell table:formula="of:=[.C447]+PI()/200" office:value-type="float" office:value="6.92721180116546" calcext:value-type="float">
            <text:p>6.9272118012</text:p>
          </table:table-cell>
        </table:table-row>
        <table:table-row table:style-name="ro1">
          <table:table-cell/>
          <table:table-cell table:formula="of:=SIN([.C449])" office:value-type="float" office:value="0.612907053652951" calcext:value-type="float">
            <text:p>0.6129070537</text:p>
          </table:table-cell>
          <table:table-cell table:formula="of:=[.C448]+PI()/200" office:value-type="float" office:value="6.94291976443341" calcext:value-type="float">
            <text:p>6.9429197644</text:p>
          </table:table-cell>
        </table:table-row>
        <table:table-row table:style-name="ro1">
          <table:table-cell/>
          <table:table-cell table:formula="of:=SIN([.C450])" office:value-type="float" office:value="0.62524265633568" calcext:value-type="float">
            <text:p>0.6252426563</text:p>
          </table:table-cell>
          <table:table-cell table:formula="of:=[.C449]+PI()/200" office:value-type="float" office:value="6.95862772770136" calcext:value-type="float">
            <text:p>6.9586277277</text:p>
          </table:table-cell>
        </table:table-row>
        <table:table-row table:style-name="ro1">
          <table:table-cell/>
          <table:table-cell table:formula="of:=SIN([.C451])" office:value-type="float" office:value="0.637423989748665" calcext:value-type="float">
            <text:p>0.6374239897</text:p>
          </table:table-cell>
          <table:table-cell table:formula="of:=[.C450]+PI()/200" office:value-type="float" office:value="6.97433569096931" calcext:value-type="float">
            <text:p>6.974335691</text:p>
          </table:table-cell>
        </table:table-row>
        <table:table-row table:style-name="ro1">
          <table:table-cell/>
          <table:table-cell table:formula="of:=SIN([.C452])" office:value-type="float" office:value="0.649448048330159" calcext:value-type="float">
            <text:p>0.6494480483</text:p>
          </table:table-cell>
          <table:table-cell table:formula="of:=[.C451]+PI()/200" office:value-type="float" office:value="6.99004365423726" calcext:value-type="float">
            <text:p>6.9900436542</text:p>
          </table:table-cell>
        </table:table-row>
        <table:table-row table:style-name="ro1">
          <table:table-cell/>
          <table:table-cell table:formula="of:=SIN([.C453])" office:value-type="float" office:value="0.661311865323627" calcext:value-type="float">
            <text:p>0.6613118653</text:p>
          </table:table-cell>
          <table:table-cell table:formula="of:=[.C452]+PI()/200" office:value-type="float" office:value="7.00575161750521" calcext:value-type="float">
            <text:p>7.0057516175</text:p>
          </table:table-cell>
        </table:table-row>
        <table:table-row table:style-name="ro1">
          <table:table-cell/>
          <table:table-cell table:formula="of:=SIN([.C454])" office:value-type="float" office:value="0.673012513509749" calcext:value-type="float">
            <text:p>0.6730125135</text:p>
          </table:table-cell>
          <table:table-cell table:formula="of:=[.C453]+PI()/200" office:value-type="float" office:value="7.02145958077316" calcext:value-type="float">
            <text:p>7.0214595808</text:p>
          </table:table-cell>
        </table:table-row>
        <table:table-row table:style-name="ro1">
          <table:table-cell/>
          <table:table-cell table:formula="of:=SIN([.C455])" office:value-type="float" office:value="0.684547105928665" calcext:value-type="float">
            <text:p>0.6845471059</text:p>
          </table:table-cell>
          <table:table-cell table:formula="of:=[.C454]+PI()/200" office:value-type="float" office:value="7.0371675440411" calcext:value-type="float">
            <text:p>7.037167544</text:p>
          </table:table-cell>
        </table:table-row>
        <table:table-row table:style-name="ro1">
          <table:table-cell/>
          <table:table-cell table:formula="of:=SIN([.C456])" office:value-type="float" office:value="0.695912796592291" calcext:value-type="float">
            <text:p>0.6959127966</text:p>
          </table:table-cell>
          <table:table-cell table:formula="of:=[.C455]+PI()/200" office:value-type="float" office:value="7.05287550730905" calcext:value-type="float">
            <text:p>7.0528755073</text:p>
          </table:table-cell>
        </table:table-row>
        <table:table-row table:style-name="ro1">
          <table:table-cell/>
          <table:table-cell table:formula="of:=SIN([.C457])" office:value-type="float" office:value="0.707106781186524" calcext:value-type="float">
            <text:p>0.7071067812</text:p>
          </table:table-cell>
          <table:table-cell table:formula="of:=[.C456]+PI()/200" office:value-type="float" office:value="7.068583470577" calcext:value-type="float">
            <text:p>7.0685834706</text:p>
          </table:table-cell>
        </table:table-row>
        <table:table-row table:style-name="ro1">
          <table:table-cell/>
          <table:table-cell table:formula="of:=SIN([.C458])" office:value-type="float" office:value="0.718126297763166" calcext:value-type="float">
            <text:p>0.7181262978</text:p>
          </table:table-cell>
          <table:table-cell table:formula="of:=[.C457]+PI()/200" office:value-type="float" office:value="7.08429143384495" calcext:value-type="float">
            <text:p>7.0842914338</text:p>
          </table:table-cell>
        </table:table-row>
        <table:table-row table:style-name="ro1">
          <table:table-cell/>
          <table:table-cell table:formula="of:=SIN([.C459])" office:value-type="float" office:value="0.728968627421389" calcext:value-type="float">
            <text:p>0.7289686274</text:p>
          </table:table-cell>
          <table:table-cell table:formula="of:=[.C458]+PI()/200" office:value-type="float" office:value="7.0999993971129" calcext:value-type="float">
            <text:p>7.0999993971</text:p>
          </table:table-cell>
        </table:table-row>
        <table:table-row table:style-name="ro1">
          <table:table-cell/>
          <table:table-cell table:formula="of:=SIN([.C460])" office:value-type="float" office:value="0.739631094978587" calcext:value-type="float">
            <text:p>0.739631095</text:p>
          </table:table-cell>
          <table:table-cell table:formula="of:=[.C459]+PI()/200" office:value-type="float" office:value="7.11570736038085" calcext:value-type="float">
            <text:p>7.1157073604</text:p>
          </table:table-cell>
        </table:table-row>
        <table:table-row table:style-name="ro1">
          <table:table-cell/>
          <table:table-cell table:formula="of:=SIN([.C461])" office:value-type="float" office:value="0.750111069630437" calcext:value-type="float">
            <text:p>0.7501110696</text:p>
          </table:table-cell>
          <table:table-cell table:formula="of:=[.C460]+PI()/200" office:value-type="float" office:value="7.1314153236488" calcext:value-type="float">
            <text:p>7.1314153236</text:p>
          </table:table-cell>
        </table:table-row>
        <table:table-row table:style-name="ro1">
          <table:table-cell/>
          <table:table-cell table:formula="of:=SIN([.C462])" office:value-type="float" office:value="0.760405965600009" calcext:value-type="float">
            <text:p>0.7604059656</text:p>
          </table:table-cell>
          <table:table-cell table:formula="of:=[.C461]+PI()/200" office:value-type="float" office:value="7.14712328691675" calcext:value-type="float">
            <text:p>7.1471232869</text:p>
          </table:table-cell>
        </table:table-row>
        <table:table-row table:style-name="ro1">
          <table:table-cell/>
          <table:table-cell table:formula="of:=SIN([.C463])" office:value-type="float" office:value="0.770513242775768" calcext:value-type="float">
            <text:p>0.7705132428</text:p>
          </table:table-cell>
          <table:table-cell table:formula="of:=[.C462]+PI()/200" office:value-type="float" office:value="7.1628312501847" calcext:value-type="float">
            <text:p>7.1628312502</text:p>
          </table:table-cell>
        </table:table-row>
        <table:table-row table:style-name="ro1">
          <table:table-cell/>
          <table:table-cell table:formula="of:=SIN([.C464])" office:value-type="float" office:value="0.780430407338309" calcext:value-type="float">
            <text:p>0.7804304073</text:p>
          </table:table-cell>
          <table:table-cell table:formula="of:=[.C463]+PI()/200" office:value-type="float" office:value="7.17853921345264" calcext:value-type="float">
            <text:p>7.1785392135</text:p>
          </table:table-cell>
        </table:table-row>
        <table:table-row table:style-name="ro1">
          <table:table-cell/>
          <table:table-cell table:formula="of:=SIN([.C465])" office:value-type="float" office:value="0.79015501237567" calcext:value-type="float">
            <text:p>0.7901550124</text:p>
          </table:table-cell>
          <table:table-cell table:formula="of:=[.C464]+PI()/200" office:value-type="float" office:value="7.19424717672059" calcext:value-type="float">
            <text:p>7.1942471767</text:p>
          </table:table-cell>
        </table:table-row>
        <table:table-row table:style-name="ro1">
          <table:table-cell/>
          <table:table-cell table:formula="of:=SIN([.C466])" office:value-type="float" office:value="0.79968465848707" calcext:value-type="float">
            <text:p>0.7996846585</text:p>
          </table:table-cell>
          <table:table-cell table:formula="of:=[.C465]+PI()/200" office:value-type="float" office:value="7.20995513998854" calcext:value-type="float">
            <text:p>7.20995514</text:p>
          </table:table-cell>
        </table:table-row>
        <table:table-row table:style-name="ro1">
          <table:table-cell/>
          <table:table-cell table:formula="of:=SIN([.C467])" office:value-type="float" office:value="0.809016994374927" calcext:value-type="float">
            <text:p>0.8090169944</text:p>
          </table:table-cell>
          <table:table-cell table:formula="of:=[.C466]+PI()/200" office:value-type="float" office:value="7.22566310325649" calcext:value-type="float">
            <text:p>7.2256631033</text:p>
          </table:table-cell>
        </table:table-row>
        <table:table-row table:style-name="ro1">
          <table:table-cell/>
          <table:table-cell table:formula="of:=SIN([.C468])" office:value-type="float" office:value="0.818149717425004" calcext:value-type="float">
            <text:p>0.8181497174</text:p>
          </table:table-cell>
          <table:table-cell table:formula="of:=[.C467]+PI()/200" office:value-type="float" office:value="7.24137106652444" calcext:value-type="float">
            <text:p>7.2413710665</text:p>
          </table:table-cell>
        </table:table-row>
        <table:table-row table:style-name="ro1">
          <table:table-cell/>
          <table:table-cell table:formula="of:=SIN([.C469])" office:value-type="float" office:value="0.827080574274543" calcext:value-type="float">
            <text:p>0.8270805743</text:p>
          </table:table-cell>
          <table:table-cell table:formula="of:=[.C468]+PI()/200" office:value-type="float" office:value="7.25707902979239" calcext:value-type="float">
            <text:p>7.2570790298</text:p>
          </table:table-cell>
        </table:table-row>
        <table:table-row table:style-name="ro1">
          <table:table-cell/>
          <table:table-cell table:formula="of:=SIN([.C470])" office:value-type="float" office:value="0.835807361368251" calcext:value-type="float">
            <text:p>0.8358073614</text:p>
          </table:table-cell>
          <table:table-cell table:formula="of:=[.C469]+PI()/200" office:value-type="float" office:value="7.27278699306034" calcext:value-type="float">
            <text:p>7.2727869931</text:p>
          </table:table-cell>
        </table:table-row>
        <table:table-row table:style-name="ro1">
          <table:table-cell/>
          <table:table-cell table:formula="of:=SIN([.C471])" office:value-type="float" office:value="0.844327925501997" calcext:value-type="float">
            <text:p>0.8443279255</text:p>
          </table:table-cell>
          <table:table-cell table:formula="of:=[.C470]+PI()/200" office:value-type="float" office:value="7.28849495632829" calcext:value-type="float">
            <text:p>7.2884949563</text:p>
          </table:table-cell>
        </table:table-row>
        <table:table-row table:style-name="ro1">
          <table:table-cell/>
          <table:table-cell table:formula="of:=SIN([.C472])" office:value-type="float" office:value="0.852640164354074" calcext:value-type="float">
            <text:p>0.8526401644</text:p>
          </table:table-cell>
          <table:table-cell table:formula="of:=[.C471]+PI()/200" office:value-type="float" office:value="7.30420291959624" calcext:value-type="float">
            <text:p>7.3042029196</text:p>
          </table:table-cell>
        </table:table-row>
        <table:table-row table:style-name="ro1">
          <table:table-cell/>
          <table:table-cell table:formula="of:=SIN([.C473])" office:value-type="float" office:value="0.860742027003926" calcext:value-type="float">
            <text:p>0.860742027</text:p>
          </table:table-cell>
          <table:table-cell table:formula="of:=[.C472]+PI()/200" office:value-type="float" office:value="7.31991088286418" calcext:value-type="float">
            <text:p>7.3199108829</text:p>
          </table:table-cell>
        </table:table-row>
        <table:table-row table:style-name="ro1">
          <table:table-cell/>
          <table:table-cell table:formula="of:=SIN([.C474])" office:value-type="float" office:value="0.868631514438174" calcext:value-type="float">
            <text:p>0.8686315144</text:p>
          </table:table-cell>
          <table:table-cell table:formula="of:=[.C473]+PI()/200" office:value-type="float" office:value="7.33561884613213" calcext:value-type="float">
            <text:p>7.3356188461</text:p>
          </table:table-cell>
        </table:table-row>
        <table:table-row table:style-name="ro1">
          <table:table-cell/>
          <table:table-cell table:formula="of:=SIN([.C475])" office:value-type="float" office:value="0.876306680043847" calcext:value-type="float">
            <text:p>0.87630668</text:p>
          </table:table-cell>
          <table:table-cell table:formula="of:=[.C474]+PI()/200" office:value-type="float" office:value="7.35132680940008" calcext:value-type="float">
            <text:p>7.3513268094</text:p>
          </table:table-cell>
        </table:table-row>
        <table:table-row table:style-name="ro1">
          <table:table-cell/>
          <table:table-cell table:formula="of:=SIN([.C476])" office:value-type="float" office:value="0.883765630088677" calcext:value-type="float">
            <text:p>0.8837656301</text:p>
          </table:table-cell>
          <table:table-cell table:formula="of:=[.C475]+PI()/200" office:value-type="float" office:value="7.36703477266803" calcext:value-type="float">
            <text:p>7.3670347727</text:p>
          </table:table-cell>
        </table:table-row>
        <table:table-row table:style-name="ro1">
          <table:table-cell/>
          <table:table-cell table:formula="of:=SIN([.C477])" office:value-type="float" office:value="0.891006524188352" calcext:value-type="float">
            <text:p>0.8910065242</text:p>
          </table:table-cell>
          <table:table-cell table:formula="of:=[.C476]+PI()/200" office:value-type="float" office:value="7.38274273593598" calcext:value-type="float">
            <text:p>7.3827427359</text:p>
          </table:table-cell>
        </table:table-row>
        <table:table-row table:style-name="ro1">
          <table:table-cell/>
          <table:table-cell table:formula="of:=SIN([.C478])" office:value-type="float" office:value="0.8980275757606" calcext:value-type="float">
            <text:p>0.8980275758</text:p>
          </table:table-cell>
          <table:table-cell table:formula="of:=[.C477]+PI()/200" office:value-type="float" office:value="7.39845069920393" calcext:value-type="float">
            <text:p>7.3984506992</text:p>
          </table:table-cell>
        </table:table-row>
        <table:table-row table:style-name="ro1">
          <table:table-cell/>
          <table:table-cell table:formula="of:=SIN([.C479])" office:value-type="float" office:value="0.904827052466005" calcext:value-type="float">
            <text:p>0.9048270525</text:p>
          </table:table-cell>
          <table:table-cell table:formula="of:=[.C478]+PI()/200" office:value-type="float" office:value="7.41415866247188" calcext:value-type="float">
            <text:p>7.4141586625</text:p>
          </table:table-cell>
        </table:table-row>
        <table:table-row table:style-name="ro1">
          <table:table-cell/>
          <table:table-cell table:formula="of:=SIN([.C480])" office:value-type="float" office:value="0.911403276635431" calcext:value-type="float">
            <text:p>0.9114032766</text:p>
          </table:table-cell>
          <table:table-cell table:formula="of:=[.C479]+PI()/200" office:value-type="float" office:value="7.42986662573983" calcext:value-type="float">
            <text:p>7.4298666257</text:p>
          </table:table-cell>
        </table:table-row>
        <table:table-row table:style-name="ro1">
          <table:table-cell/>
          <table:table-cell table:formula="of:=SIN([.C481])" office:value-type="float" office:value="0.917754625683967" calcext:value-type="float">
            <text:p>0.9177546257</text:p>
          </table:table-cell>
          <table:table-cell table:formula="of:=[.C480]+PI()/200" office:value-type="float" office:value="7.44557458900778" calcext:value-type="float">
            <text:p>7.445574589</text:p>
          </table:table-cell>
        </table:table-row>
        <table:table-row table:style-name="ro1">
          <table:table-cell/>
          <table:table-cell table:formula="of:=SIN([.C482])" office:value-type="float" office:value="0.923879532511273" calcext:value-type="float">
            <text:p>0.9238795325</text:p>
          </table:table-cell>
          <table:table-cell table:formula="of:=[.C481]+PI()/200" office:value-type="float" office:value="7.46128255227572" calcext:value-type="float">
            <text:p>7.4612825523</text:p>
          </table:table-cell>
        </table:table-row>
        <table:table-row table:style-name="ro1">
          <table:table-cell/>
          <table:table-cell table:formula="of:=SIN([.C483])" office:value-type="float" office:value="0.929776485888238" calcext:value-type="float">
            <text:p>0.9297764859</text:p>
          </table:table-cell>
          <table:table-cell table:formula="of:=[.C482]+PI()/200" office:value-type="float" office:value="7.47699051554367" calcext:value-type="float">
            <text:p>7.4769905155</text:p>
          </table:table-cell>
        </table:table-row>
        <table:table-row table:style-name="ro1">
          <table:table-cell/>
          <table:table-cell table:formula="of:=SIN([.C484])" office:value-type="float" office:value="0.935444030829855" calcext:value-type="float">
            <text:p>0.9354440308</text:p>
          </table:table-cell>
          <table:table-cell table:formula="of:=[.C483]+PI()/200" office:value-type="float" office:value="7.49269847881162" calcext:value-type="float">
            <text:p>7.4926984788</text:p>
          </table:table-cell>
        </table:table-row>
        <table:table-row table:style-name="ro1">
          <table:table-cell/>
          <table:table-cell table:formula="of:=SIN([.C485])" office:value-type="float" office:value="0.940880768954213" calcext:value-type="float">
            <text:p>0.940880769</text:p>
          </table:table-cell>
          <table:table-cell table:formula="of:=[.C484]+PI()/200" office:value-type="float" office:value="7.50840644207957" calcext:value-type="float">
            <text:p>7.5084064421</text:p>
          </table:table-cell>
        </table:table-row>
        <table:table-row table:style-name="ro1">
          <table:table-cell/>
          <table:table-cell table:formula="of:=SIN([.C486])" office:value-type="float" office:value="0.946085358827534" calcext:value-type="float">
            <text:p>0.9460853588</text:p>
          </table:table-cell>
          <table:table-cell table:formula="of:=[.C485]+PI()/200" office:value-type="float" office:value="7.52411440534752" calcext:value-type="float">
            <text:p>7.5241144053</text:p>
          </table:table-cell>
        </table:table-row>
        <table:table-row table:style-name="ro1">
          <table:table-cell/>
          <table:table-cell table:formula="of:=SIN([.C487])" office:value-type="float" office:value="0.951056516295142" calcext:value-type="float">
            <text:p>0.9510565163</text:p>
          </table:table-cell>
          <table:table-cell table:formula="of:=[.C486]+PI()/200" office:value-type="float" office:value="7.53982236861547" calcext:value-type="float">
            <text:p>7.5398223686</text:p>
          </table:table-cell>
        </table:table-row>
        <table:table-row table:style-name="ro1">
          <table:table-cell/>
          <table:table-cell table:formula="of:=SIN([.C488])" office:value-type="float" office:value="0.955793014798319" calcext:value-type="float">
            <text:p>0.9557930148</text:p>
          </table:table-cell>
          <table:table-cell table:formula="of:=[.C487]+PI()/200" office:value-type="float" office:value="7.55553033188342" calcext:value-type="float">
            <text:p>7.5555303319</text:p>
          </table:table-cell>
        </table:table-row>
        <table:table-row table:style-name="ro1">
          <table:table-cell/>
          <table:table-cell table:formula="of:=SIN([.C489])" office:value-type="float" office:value="0.960293685676933" calcext:value-type="float">
            <text:p>0.9602936857</text:p>
          </table:table-cell>
          <table:table-cell table:formula="of:=[.C488]+PI()/200" office:value-type="float" office:value="7.57123829515137" calcext:value-type="float">
            <text:p>7.5712382952</text:p>
          </table:table-cell>
        </table:table-row>
        <table:table-row table:style-name="ro1">
          <table:table-cell/>
          <table:table-cell table:formula="of:=SIN([.C490])" office:value-type="float" office:value="0.964557418457789" calcext:value-type="float">
            <text:p>0.9645574185</text:p>
          </table:table-cell>
          <table:table-cell table:formula="of:=[.C489]+PI()/200" office:value-type="float" office:value="7.58694625841931" calcext:value-type="float">
            <text:p>7.5869462584</text:p>
          </table:table-cell>
        </table:table-row>
        <table:table-row table:style-name="ro1">
          <table:table-cell/>
          <table:table-cell table:formula="of:=SIN([.C491])" office:value-type="float" office:value="0.968583161128622" calcext:value-type="float">
            <text:p>0.9685831611</text:p>
          </table:table-cell>
          <table:table-cell table:formula="of:=[.C490]+PI()/200" office:value-type="float" office:value="7.60265422168726" calcext:value-type="float">
            <text:p>7.6026542217</text:p>
          </table:table-cell>
        </table:table-row>
        <table:table-row table:style-name="ro1">
          <table:table-cell/>
          <table:table-cell table:formula="of:=SIN([.C492])" office:value-type="float" office:value="0.972369920397668" calcext:value-type="float">
            <text:p>0.9723699204</text:p>
          </table:table-cell>
          <table:table-cell table:formula="of:=[.C491]+PI()/200" office:value-type="float" office:value="7.61836218495521" calcext:value-type="float">
            <text:p>7.618362185</text:p>
          </table:table-cell>
        </table:table-row>
        <table:table-row table:style-name="ro1">
          <table:table-cell/>
          <table:table-cell table:formula="of:=SIN([.C493])" office:value-type="float" office:value="0.975916761938739" calcext:value-type="float">
            <text:p>0.9759167619</text:p>
          </table:table-cell>
          <table:table-cell table:formula="of:=[.C492]+PI()/200" office:value-type="float" office:value="7.63407014822316" calcext:value-type="float">
            <text:p>7.6340701482</text:p>
          </table:table-cell>
        </table:table-row>
        <table:table-row table:style-name="ro1">
          <table:table-cell/>
          <table:table-cell table:formula="of:=SIN([.C494])" office:value-type="float" office:value="0.979222810621758" calcext:value-type="float">
            <text:p>0.9792228106</text:p>
          </table:table-cell>
          <table:table-cell table:formula="of:=[.C493]+PI()/200" office:value-type="float" office:value="7.64977811149111" calcext:value-type="float">
            <text:p>7.6497781115</text:p>
          </table:table-cell>
        </table:table-row>
        <table:table-row table:style-name="ro1">
          <table:table-cell/>
          <table:table-cell table:formula="of:=SIN([.C495])" office:value-type="float" office:value="0.982287250728682" calcext:value-type="float">
            <text:p>0.9822872507</text:p>
          </table:table-cell>
          <table:table-cell table:formula="of:=[.C494]+PI()/200" office:value-type="float" office:value="7.66548607475906" calcext:value-type="float">
            <text:p>7.6654860748</text:p>
          </table:table-cell>
        </table:table-row>
        <table:table-row table:style-name="ro1">
          <table:table-cell/>
          <table:table-cell table:formula="of:=SIN([.C496])" office:value-type="float" office:value="0.985109326154768" calcext:value-type="float">
            <text:p>0.9851093262</text:p>
          </table:table-cell>
          <table:table-cell table:formula="of:=[.C495]+PI()/200" office:value-type="float" office:value="7.68119403802701" calcext:value-type="float">
            <text:p>7.681194038</text:p>
          </table:table-cell>
        </table:table-row>
        <table:table-row table:style-name="ro1">
          <table:table-cell/>
          <table:table-cell table:formula="of:=SIN([.C497])" office:value-type="float" office:value="0.987688340595132" calcext:value-type="float">
            <text:p>0.9876883406</text:p>
          </table:table-cell>
          <table:table-cell table:formula="of:=[.C496]+PI()/200" office:value-type="float" office:value="7.69690200129496" calcext:value-type="float">
            <text:p>7.6969020013</text:p>
          </table:table-cell>
        </table:table-row>
        <table:table-row table:style-name="ro1">
          <table:table-cell/>
          <table:table-cell table:formula="of:=SIN([.C498])" office:value-type="float" office:value="0.990023657716552" calcext:value-type="float">
            <text:p>0.9900236577</text:p>
          </table:table-cell>
          <table:table-cell table:formula="of:=[.C497]+PI()/200" office:value-type="float" office:value="7.71260996456291" calcext:value-type="float">
            <text:p>7.7126099646</text:p>
          </table:table-cell>
        </table:table-row>
        <table:table-row table:style-name="ro1">
          <table:table-cell/>
          <table:table-cell table:formula="of:=SIN([.C499])" office:value-type="float" office:value="0.992114701314473" calcext:value-type="float">
            <text:p>0.9921147013</text:p>
          </table:table-cell>
          <table:table-cell table:formula="of:=[.C498]+PI()/200" office:value-type="float" office:value="7.72831792783085" calcext:value-type="float">
            <text:p>7.7283179278</text:p>
          </table:table-cell>
        </table:table-row>
        <table:table-row table:style-name="ro1">
          <table:table-cell/>
          <table:table-cell table:formula="of:=SIN([.C500])" office:value-type="float" office:value="0.993960955455175" calcext:value-type="float">
            <text:p>0.9939609555</text:p>
          </table:table-cell>
          <table:table-cell table:formula="of:=[.C499]+PI()/200" office:value-type="float" office:value="7.7440258910988" calcext:value-type="float">
            <text:p>7.7440258911</text:p>
          </table:table-cell>
        </table:table-row>
        <table:table-row table:style-name="ro1">
          <table:table-cell/>
          <table:table-cell table:formula="of:=SIN([.C501])" office:value-type="float" office:value="0.995561964603077" calcext:value-type="float">
            <text:p>0.9955619646</text:p>
          </table:table-cell>
          <table:table-cell table:formula="of:=[.C500]+PI()/200" office:value-type="float" office:value="7.75973385436675" calcext:value-type="float">
            <text:p>7.7597338544</text:p>
          </table:table-cell>
        </table:table-row>
        <table:table-row table:style-name="ro1">
          <table:table-cell/>
          <table:table-cell table:formula="of:=SIN([.C502])" office:value-type="float" office:value="0.996917333733125" calcext:value-type="float">
            <text:p>0.9969173337</text:p>
          </table:table-cell>
          <table:table-cell table:formula="of:=[.C501]+PI()/200" office:value-type="float" office:value="7.7754418176347" calcext:value-type="float">
            <text:p>7.7754418176</text:p>
          </table:table-cell>
        </table:table-row>
        <table:table-row table:style-name="ro1">
          <table:table-cell/>
          <table:table-cell table:formula="of:=SIN([.C503])" office:value-type="float" office:value="0.998026728428269" calcext:value-type="float">
            <text:p>0.9980267284</text:p>
          </table:table-cell>
          <table:table-cell table:formula="of:=[.C502]+PI()/200" office:value-type="float" office:value="7.79114978090265" calcext:value-type="float">
            <text:p>7.7911497809</text:p>
          </table:table-cell>
        </table:table-row>
        <table:table-row table:style-name="ro1">
          <table:table-cell/>
          <table:table-cell table:formula="of:=SIN([.C504])" office:value-type="float" office:value="0.998889874961968" calcext:value-type="float">
            <text:p>0.998889875</text:p>
          </table:table-cell>
          <table:table-cell table:formula="of:=[.C503]+PI()/200" office:value-type="float" office:value="7.8068577441706" calcext:value-type="float">
            <text:p>7.8068577442</text:p>
          </table:table-cell>
        </table:table-row>
        <table:table-row table:style-name="ro1">
          <table:table-cell/>
          <table:table-cell table:formula="of:=SIN([.C505])" office:value-type="float" office:value="0.99950656036573" calcext:value-type="float">
            <text:p>0.9995065604</text:p>
          </table:table-cell>
          <table:table-cell table:formula="of:=[.C504]+PI()/200" office:value-type="float" office:value="7.82256570743855" calcext:value-type="float">
            <text:p>7.8225657074</text:p>
          </table:table-cell>
        </table:table-row>
        <table:table-row table:style-name="ro1">
          <table:table-cell/>
          <table:table-cell table:formula="of:=SIN([.C506])" office:value-type="float" office:value="0.99987663248166" calcext:value-type="float">
            <text:p>0.9998766325</text:p>
          </table:table-cell>
          <table:table-cell table:formula="of:=[.C505]+PI()/200" office:value-type="float" office:value="7.8382736707065" calcext:value-type="float">
            <text:p>7.8382736707</text:p>
          </table:table-cell>
        </table:table-row>
        <table:table-row table:style-name="ro1">
          <table:table-cell/>
          <table:table-cell table:formula="of:=SIN([.C507])" office:value-type="float" office:value="1" calcext:value-type="float">
            <text:p>1</text:p>
          </table:table-cell>
          <table:table-cell table:formula="of:=[.C506]+PI()/200" office:value-type="float" office:value="7.85398163397445" calcext:value-type="float">
            <text:p>7.853981634</text:p>
          </table:table-cell>
        </table:table-row>
        <table:table-row table:style-name="ro1">
          <table:table-cell/>
          <table:table-cell table:formula="of:=SIN([.C508])" office:value-type="float" office:value="0.999876632481661" calcext:value-type="float">
            <text:p>0.9998766325</text:p>
          </table:table-cell>
          <table:table-cell table:formula="of:=[.C507]+PI()/200" office:value-type="float" office:value="7.86968959724239" calcext:value-type="float">
            <text:p>7.8696895972</text:p>
          </table:table-cell>
        </table:table-row>
        <table:table-row table:style-name="ro1">
          <table:table-cell/>
          <table:table-cell table:formula="of:=SIN([.C509])" office:value-type="float" office:value="0.999506560365733" calcext:value-type="float">
            <text:p>0.9995065604</text:p>
          </table:table-cell>
          <table:table-cell table:formula="of:=[.C508]+PI()/200" office:value-type="float" office:value="7.88539756051034" calcext:value-type="float">
            <text:p>7.8853975605</text:p>
          </table:table-cell>
        </table:table-row>
        <table:table-row table:style-name="ro1">
          <table:table-cell/>
          <table:table-cell table:formula="of:=SIN([.C510])" office:value-type="float" office:value="0.998889874961972" calcext:value-type="float">
            <text:p>0.998889875</text:p>
          </table:table-cell>
          <table:table-cell table:formula="of:=[.C509]+PI()/200" office:value-type="float" office:value="7.90110552377829" calcext:value-type="float">
            <text:p>7.9011055238</text:p>
          </table:table-cell>
        </table:table-row>
        <table:table-row table:style-name="ro1">
          <table:table-cell/>
          <table:table-cell table:formula="of:=SIN([.C511])" office:value-type="float" office:value="0.998026728428274" calcext:value-type="float">
            <text:p>0.9980267284</text:p>
          </table:table-cell>
          <table:table-cell table:formula="of:=[.C510]+PI()/200" office:value-type="float" office:value="7.91681348704624" calcext:value-type="float">
            <text:p>7.916813487</text:p>
          </table:table-cell>
        </table:table-row>
        <table:table-row table:style-name="ro1">
          <table:table-cell/>
          <table:table-cell table:formula="of:=SIN([.C512])" office:value-type="float" office:value="0.996917333733131" calcext:value-type="float">
            <text:p>0.9969173337</text:p>
          </table:table-cell>
          <table:table-cell table:formula="of:=[.C511]+PI()/200" office:value-type="float" office:value="7.93252145031419" calcext:value-type="float">
            <text:p>7.9325214503</text:p>
          </table:table-cell>
        </table:table-row>
        <table:table-row table:style-name="ro1">
          <table:table-cell/>
          <table:table-cell table:formula="of:=SIN([.C513])" office:value-type="float" office:value="0.995561964603083" calcext:value-type="float">
            <text:p>0.9955619646</text:p>
          </table:table-cell>
          <table:table-cell table:formula="of:=[.C512]+PI()/200" office:value-type="float" office:value="7.94822941358214" calcext:value-type="float">
            <text:p>7.9482294136</text:p>
          </table:table-cell>
        </table:table-row>
        <table:table-row table:style-name="ro1">
          <table:table-cell/>
          <table:table-cell table:formula="of:=SIN([.C514])" office:value-type="float" office:value="0.993960955455184" calcext:value-type="float">
            <text:p>0.9939609555</text:p>
          </table:table-cell>
          <table:table-cell table:formula="of:=[.C513]+PI()/200" office:value-type="float" office:value="7.96393737685009" calcext:value-type="float">
            <text:p>7.9639373769</text:p>
          </table:table-cell>
        </table:table-row>
        <table:table-row table:style-name="ro1">
          <table:table-cell/>
          <table:table-cell table:formula="of:=SIN([.C515])" office:value-type="float" office:value="0.992114701314483" calcext:value-type="float">
            <text:p>0.9921147013</text:p>
          </table:table-cell>
          <table:table-cell table:formula="of:=[.C514]+PI()/200" office:value-type="float" office:value="7.97964534011804" calcext:value-type="float">
            <text:p>7.9796453401</text:p>
          </table:table-cell>
        </table:table-row>
        <table:table-row table:style-name="ro1">
          <table:table-cell/>
          <table:table-cell table:formula="of:=SIN([.C516])" office:value-type="float" office:value="0.990023657716563" calcext:value-type="float">
            <text:p>0.9900236577</text:p>
          </table:table-cell>
          <table:table-cell table:formula="of:=[.C515]+PI()/200" office:value-type="float" office:value="7.99535330338599" calcext:value-type="float">
            <text:p>7.9953533034</text:p>
          </table:table-cell>
        </table:table-row>
        <table:table-row table:style-name="ro1">
          <table:table-cell/>
          <table:table-cell table:formula="of:=SIN([.C517])" office:value-type="float" office:value="0.987688340595144" calcext:value-type="float">
            <text:p>0.9876883406</text:p>
          </table:table-cell>
          <table:table-cell table:formula="of:=[.C516]+PI()/200" office:value-type="float" office:value="8.01106126665393" calcext:value-type="float">
            <text:p>8.0110612667</text:p>
          </table:table-cell>
        </table:table-row>
        <table:table-row table:style-name="ro1">
          <table:table-cell/>
          <table:table-cell table:formula="of:=SIN([.C518])" office:value-type="float" office:value="0.98510932615478" calcext:value-type="float">
            <text:p>0.9851093262</text:p>
          </table:table-cell>
          <table:table-cell table:formula="of:=[.C517]+PI()/200" office:value-type="float" office:value="8.02676922992188" calcext:value-type="float">
            <text:p>8.0267692299</text:p>
          </table:table-cell>
        </table:table-row>
        <table:table-row table:style-name="ro1">
          <table:table-cell/>
          <table:table-cell table:formula="of:=SIN([.C519])" office:value-type="float" office:value="0.982287250728696" calcext:value-type="float">
            <text:p>0.9822872507</text:p>
          </table:table-cell>
          <table:table-cell table:formula="of:=[.C518]+PI()/200" office:value-type="float" office:value="8.04247719318983" calcext:value-type="float">
            <text:p>8.0424771932</text:p>
          </table:table-cell>
        </table:table-row>
        <table:table-row table:style-name="ro1">
          <table:table-cell/>
          <table:table-cell table:formula="of:=SIN([.C520])" office:value-type="float" office:value="0.979222810621773" calcext:value-type="float">
            <text:p>0.9792228106</text:p>
          </table:table-cell>
          <table:table-cell table:formula="of:=[.C519]+PI()/200" office:value-type="float" office:value="8.05818515645778" calcext:value-type="float">
            <text:p>8.0581851565</text:p>
          </table:table-cell>
        </table:table-row>
        <table:table-row table:style-name="ro1">
          <table:table-cell/>
          <table:table-cell table:formula="of:=SIN([.C521])" office:value-type="float" office:value="0.975916761938755" calcext:value-type="float">
            <text:p>0.9759167619</text:p>
          </table:table-cell>
          <table:table-cell table:formula="of:=[.C520]+PI()/200" office:value-type="float" office:value="8.07389311972573" calcext:value-type="float">
            <text:p>8.0738931197</text:p>
          </table:table-cell>
        </table:table-row>
        <table:table-row table:style-name="ro1">
          <table:table-cell/>
          <table:table-cell table:formula="of:=SIN([.C522])" office:value-type="float" office:value="0.972369920397685" calcext:value-type="float">
            <text:p>0.9723699204</text:p>
          </table:table-cell>
          <table:table-cell table:formula="of:=[.C521]+PI()/200" office:value-type="float" office:value="8.08960108299368" calcext:value-type="float">
            <text:p>8.089601083</text:p>
          </table:table-cell>
        </table:table-row>
        <table:table-row table:style-name="ro1">
          <table:table-cell/>
          <table:table-cell table:formula="of:=SIN([.C523])" office:value-type="float" office:value="0.968583161128639" calcext:value-type="float">
            <text:p>0.9685831611</text:p>
          </table:table-cell>
          <table:table-cell table:formula="of:=[.C522]+PI()/200" office:value-type="float" office:value="8.10530904626163" calcext:value-type="float">
            <text:p>8.1053090463</text:p>
          </table:table-cell>
        </table:table-row>
        <table:table-row table:style-name="ro1">
          <table:table-cell/>
          <table:table-cell table:formula="of:=SIN([.C524])" office:value-type="float" office:value="0.964557418457807" calcext:value-type="float">
            <text:p>0.9645574185</text:p>
          </table:table-cell>
          <table:table-cell table:formula="of:=[.C523]+PI()/200" office:value-type="float" office:value="8.12101700952958" calcext:value-type="float">
            <text:p>8.1210170095</text:p>
          </table:table-cell>
        </table:table-row>
        <table:table-row table:style-name="ro1">
          <table:table-cell/>
          <table:table-cell table:formula="of:=SIN([.C525])" office:value-type="float" office:value="0.960293685676952" calcext:value-type="float">
            <text:p>0.9602936857</text:p>
          </table:table-cell>
          <table:table-cell table:formula="of:=[.C524]+PI()/200" office:value-type="float" office:value="8.13672497279753" calcext:value-type="float">
            <text:p>8.1367249728</text:p>
          </table:table-cell>
        </table:table-row>
        <table:table-row table:style-name="ro1">
          <table:table-cell/>
          <table:table-cell table:formula="of:=SIN([.C526])" office:value-type="float" office:value="0.955793014798339" calcext:value-type="float">
            <text:p>0.9557930148</text:p>
          </table:table-cell>
          <table:table-cell table:formula="of:=[.C525]+PI()/200" office:value-type="float" office:value="8.15243293606548" calcext:value-type="float">
            <text:p>8.1524329361</text:p>
          </table:table-cell>
        </table:table-row>
        <table:table-row table:style-name="ro1">
          <table:table-cell/>
          <table:table-cell table:formula="of:=SIN([.C527])" office:value-type="float" office:value="0.951056516295163" calcext:value-type="float">
            <text:p>0.9510565163</text:p>
          </table:table-cell>
          <table:table-cell table:formula="of:=[.C526]+PI()/200" office:value-type="float" office:value="8.16814089933343" calcext:value-type="float">
            <text:p>8.1681408993</text:p>
          </table:table-cell>
        </table:table-row>
        <table:table-row table:style-name="ro1">
          <table:table-cell/>
          <table:table-cell table:formula="of:=SIN([.C528])" office:value-type="float" office:value="0.946085358827555" calcext:value-type="float">
            <text:p>0.9460853588</text:p>
          </table:table-cell>
          <table:table-cell table:formula="of:=[.C527]+PI()/200" office:value-type="float" office:value="8.18384886260138" calcext:value-type="float">
            <text:p>8.1838488626</text:p>
          </table:table-cell>
        </table:table-row>
        <table:table-row table:style-name="ro1">
          <table:table-cell/>
          <table:table-cell table:formula="of:=SIN([.C529])" office:value-type="float" office:value="0.940880768954235" calcext:value-type="float">
            <text:p>0.940880769</text:p>
          </table:table-cell>
          <table:table-cell table:formula="of:=[.C528]+PI()/200" office:value-type="float" office:value="8.19955682586933" calcext:value-type="float">
            <text:p>8.1995568259</text:p>
          </table:table-cell>
        </table:table-row>
        <table:table-row table:style-name="ro1">
          <table:table-cell/>
          <table:table-cell table:formula="of:=SIN([.C530])" office:value-type="float" office:value="0.935444030829877" calcext:value-type="float">
            <text:p>0.9354440308</text:p>
          </table:table-cell>
          <table:table-cell table:formula="of:=[.C529]+PI()/200" office:value-type="float" office:value="8.21526478913728" calcext:value-type="float">
            <text:p>8.2152647891</text:p>
          </table:table-cell>
        </table:table-row>
        <table:table-row table:style-name="ro1">
          <table:table-cell/>
          <table:table-cell table:formula="of:=SIN([.C531])" office:value-type="float" office:value="0.929776485888261" calcext:value-type="float">
            <text:p>0.9297764859</text:p>
          </table:table-cell>
          <table:table-cell table:formula="of:=[.C530]+PI()/200" office:value-type="float" office:value="8.23097275240523" calcext:value-type="float">
            <text:p>8.2309727524</text:p>
          </table:table-cell>
        </table:table-row>
        <table:table-row table:style-name="ro1">
          <table:table-cell/>
          <table:table-cell table:formula="of:=SIN([.C532])" office:value-type="float" office:value="0.923879532511297" calcext:value-type="float">
            <text:p>0.9238795325</text:p>
          </table:table-cell>
          <table:table-cell table:formula="of:=[.C531]+PI()/200" office:value-type="float" office:value="8.24668071567318" calcext:value-type="float">
            <text:p>8.2466807157</text:p>
          </table:table-cell>
        </table:table-row>
        <table:table-row table:style-name="ro1">
          <table:table-cell/>
          <table:table-cell table:formula="of:=SIN([.C533])" office:value-type="float" office:value="0.917754625683991" calcext:value-type="float">
            <text:p>0.9177546257</text:p>
          </table:table-cell>
          <table:table-cell table:formula="of:=[.C532]+PI()/200" office:value-type="float" office:value="8.26238867894113" calcext:value-type="float">
            <text:p>8.2623886789</text:p>
          </table:table-cell>
        </table:table-row>
        <table:table-row table:style-name="ro1">
          <table:table-cell/>
          <table:table-cell table:formula="of:=SIN([.C534])" office:value-type="float" office:value="0.911403276635456" calcext:value-type="float">
            <text:p>0.9114032766</text:p>
          </table:table-cell>
          <table:table-cell table:formula="of:=[.C533]+PI()/200" office:value-type="float" office:value="8.27809664220908" calcext:value-type="float">
            <text:p>8.2780966422</text:p>
          </table:table-cell>
        </table:table-row>
        <table:table-row table:style-name="ro1">
          <table:table-cell/>
          <table:table-cell table:formula="of:=SIN([.C535])" office:value-type="float" office:value="0.90482705246603" calcext:value-type="float">
            <text:p>0.9048270525</text:p>
          </table:table-cell>
          <table:table-cell table:formula="of:=[.C534]+PI()/200" office:value-type="float" office:value="8.29380460547703" calcext:value-type="float">
            <text:p>8.2938046055</text:p>
          </table:table-cell>
        </table:table-row>
        <table:table-row table:style-name="ro1">
          <table:table-cell/>
          <table:table-cell table:formula="of:=SIN([.C536])" office:value-type="float" office:value="0.898027575760626" calcext:value-type="float">
            <text:p>0.8980275758</text:p>
          </table:table-cell>
          <table:table-cell table:formula="of:=[.C535]+PI()/200" office:value-type="float" office:value="8.30951256874498" calcext:value-type="float">
            <text:p>8.3095125687</text:p>
          </table:table-cell>
        </table:table-row>
        <table:table-row table:style-name="ro1">
          <table:table-cell/>
          <table:table-cell table:formula="of:=SIN([.C537])" office:value-type="float" office:value="0.891006524188378" calcext:value-type="float">
            <text:p>0.8910065242</text:p>
          </table:table-cell>
          <table:table-cell table:formula="of:=[.C536]+PI()/200" office:value-type="float" office:value="8.32522053201293" calcext:value-type="float">
            <text:p>8.325220532</text:p>
          </table:table-cell>
        </table:table-row>
        <table:table-row table:style-name="ro1">
          <table:table-cell/>
          <table:table-cell table:formula="of:=SIN([.C538])" office:value-type="float" office:value="0.883765630088704" calcext:value-type="float">
            <text:p>0.8837656301</text:p>
          </table:table-cell>
          <table:table-cell table:formula="of:=[.C537]+PI()/200" office:value-type="float" office:value="8.34092849528088" calcext:value-type="float">
            <text:p>8.3409284953</text:p>
          </table:table-cell>
        </table:table-row>
        <table:table-row table:style-name="ro1">
          <table:table-cell/>
          <table:table-cell table:formula="of:=SIN([.C539])" office:value-type="float" office:value="0.876306680043874" calcext:value-type="float">
            <text:p>0.87630668</text:p>
          </table:table-cell>
          <table:table-cell table:formula="of:=[.C538]+PI()/200" office:value-type="float" office:value="8.35663645854883" calcext:value-type="float">
            <text:p>8.3566364585</text:p>
          </table:table-cell>
        </table:table-row>
        <table:table-row table:style-name="ro1">
          <table:table-cell/>
          <table:table-cell table:formula="of:=SIN([.C540])" office:value-type="float" office:value="0.868631514438201" calcext:value-type="float">
            <text:p>0.8686315144</text:p>
          </table:table-cell>
          <table:table-cell table:formula="of:=[.C539]+PI()/200" office:value-type="float" office:value="8.37234442181678" calcext:value-type="float">
            <text:p>8.3723444218</text:p>
          </table:table-cell>
        </table:table-row>
        <table:table-row table:style-name="ro1">
          <table:table-cell/>
          <table:table-cell table:formula="of:=SIN([.C541])" office:value-type="float" office:value="0.860742027003954" calcext:value-type="float">
            <text:p>0.860742027</text:p>
          </table:table-cell>
          <table:table-cell table:formula="of:=[.C540]+PI()/200" office:value-type="float" office:value="8.38805238508473" calcext:value-type="float">
            <text:p>8.3880523851</text:p>
          </table:table-cell>
        </table:table-row>
        <table:table-row table:style-name="ro1">
          <table:table-cell/>
          <table:table-cell table:formula="of:=SIN([.C542])" office:value-type="float" office:value="0.852640164354102" calcext:value-type="float">
            <text:p>0.8526401644</text:p>
          </table:table-cell>
          <table:table-cell table:formula="of:=[.C541]+PI()/200" office:value-type="float" office:value="8.40376034835268" calcext:value-type="float">
            <text:p>8.4037603484</text:p>
          </table:table-cell>
        </table:table-row>
        <table:table-row table:style-name="ro1">
          <table:table-cell/>
          <table:table-cell table:formula="of:=SIN([.C543])" office:value-type="float" office:value="0.844327925502025" calcext:value-type="float">
            <text:p>0.8443279255</text:p>
          </table:table-cell>
          <table:table-cell table:formula="of:=[.C542]+PI()/200" office:value-type="float" office:value="8.41946831162063" calcext:value-type="float">
            <text:p>8.4194683116</text:p>
          </table:table-cell>
        </table:table-row>
        <table:table-row table:style-name="ro1">
          <table:table-cell/>
          <table:table-cell table:formula="of:=SIN([.C544])" office:value-type="float" office:value="0.83580736136828" calcext:value-type="float">
            <text:p>0.8358073614</text:p>
          </table:table-cell>
          <table:table-cell table:formula="of:=[.C543]+PI()/200" office:value-type="float" office:value="8.43517627488858" calcext:value-type="float">
            <text:p>8.4351762749</text:p>
          </table:table-cell>
        </table:table-row>
        <table:table-row table:style-name="ro1">
          <table:table-cell/>
          <table:table-cell table:formula="of:=SIN([.C545])" office:value-type="float" office:value="0.827080574274571" calcext:value-type="float">
            <text:p>0.8270805743</text:p>
          </table:table-cell>
          <table:table-cell table:formula="of:=[.C544]+PI()/200" office:value-type="float" office:value="8.45088423815653" calcext:value-type="float">
            <text:p>8.4508842382</text:p>
          </table:table-cell>
        </table:table-row>
        <table:table-row table:style-name="ro1">
          <table:table-cell/>
          <table:table-cell table:formula="of:=SIN([.C546])" office:value-type="float" office:value="0.818149717425032" calcext:value-type="float">
            <text:p>0.8181497174</text:p>
          </table:table-cell>
          <table:table-cell table:formula="of:=[.C545]+PI()/200" office:value-type="float" office:value="8.46659220142448" calcext:value-type="float">
            <text:p>8.4665922014</text:p>
          </table:table-cell>
        </table:table-row>
        <table:table-row table:style-name="ro1">
          <table:table-cell/>
          <table:table-cell table:formula="of:=SIN([.C547])" office:value-type="float" office:value="0.809016994374956" calcext:value-type="float">
            <text:p>0.8090169944</text:p>
          </table:table-cell>
          <table:table-cell table:formula="of:=[.C546]+PI()/200" office:value-type="float" office:value="8.48230016469243" calcext:value-type="float">
            <text:p>8.4823001647</text:p>
          </table:table-cell>
        </table:table-row>
        <table:table-row table:style-name="ro1">
          <table:table-cell/>
          <table:table-cell table:formula="of:=SIN([.C548])" office:value-type="float" office:value="0.799684658487099" calcext:value-type="float">
            <text:p>0.7996846585</text:p>
          </table:table-cell>
          <table:table-cell table:formula="of:=[.C547]+PI()/200" office:value-type="float" office:value="8.49800812796038" calcext:value-type="float">
            <text:p>8.498008128</text:p>
          </table:table-cell>
        </table:table-row>
        <table:table-row table:style-name="ro1">
          <table:table-cell/>
          <table:table-cell table:formula="of:=SIN([.C549])" office:value-type="float" office:value="0.790155012375698" calcext:value-type="float">
            <text:p>0.7901550124</text:p>
          </table:table-cell>
          <table:table-cell table:formula="of:=[.C548]+PI()/200" office:value-type="float" office:value="8.51371609122833" calcext:value-type="float">
            <text:p>8.5137160912</text:p>
          </table:table-cell>
        </table:table-row>
        <table:table-row table:style-name="ro1">
          <table:table-cell/>
          <table:table-cell table:formula="of:=SIN([.C550])" office:value-type="float" office:value="0.780430407338337" calcext:value-type="float">
            <text:p>0.7804304073</text:p>
          </table:table-cell>
          <table:table-cell table:formula="of:=[.C549]+PI()/200" office:value-type="float" office:value="8.52942405449628" calcext:value-type="float">
            <text:p>8.5294240545</text:p>
          </table:table-cell>
        </table:table-row>
        <table:table-row table:style-name="ro1">
          <table:table-cell/>
          <table:table-cell table:formula="of:=SIN([.C551])" office:value-type="float" office:value="0.770513242775796" calcext:value-type="float">
            <text:p>0.7705132428</text:p>
          </table:table-cell>
          <table:table-cell table:formula="of:=[.C550]+PI()/200" office:value-type="float" office:value="8.54513201776423" calcext:value-type="float">
            <text:p>8.5451320178</text:p>
          </table:table-cell>
        </table:table-row>
        <table:table-row table:style-name="ro1">
          <table:table-cell/>
          <table:table-cell table:formula="of:=SIN([.C552])" office:value-type="float" office:value="0.760405965600038" calcext:value-type="float">
            <text:p>0.7604059656</text:p>
          </table:table-cell>
          <table:table-cell table:formula="of:=[.C551]+PI()/200" office:value-type="float" office:value="8.56083998103218" calcext:value-type="float">
            <text:p>8.560839981</text:p>
          </table:table-cell>
        </table:table-row>
        <table:table-row table:style-name="ro1">
          <table:table-cell/>
          <table:table-cell table:formula="of:=SIN([.C553])" office:value-type="float" office:value="0.750111069630466" calcext:value-type="float">
            <text:p>0.7501110696</text:p>
          </table:table-cell>
          <table:table-cell table:formula="of:=[.C552]+PI()/200" office:value-type="float" office:value="8.57654794430013" calcext:value-type="float">
            <text:p>8.5765479443</text:p>
          </table:table-cell>
        </table:table-row>
        <table:table-row table:style-name="ro1">
          <table:table-cell/>
          <table:table-cell table:formula="of:=SIN([.C554])" office:value-type="float" office:value="0.739631094978616" calcext:value-type="float">
            <text:p>0.739631095</text:p>
          </table:table-cell>
          <table:table-cell table:formula="of:=[.C553]+PI()/200" office:value-type="float" office:value="8.59225590756808" calcext:value-type="float">
            <text:p>8.5922559076</text:p>
          </table:table-cell>
        </table:table-row>
        <table:table-row table:style-name="ro1">
          <table:table-cell/>
          <table:table-cell table:formula="of:=SIN([.C555])" office:value-type="float" office:value="0.728968627421417" calcext:value-type="float">
            <text:p>0.7289686274</text:p>
          </table:table-cell>
          <table:table-cell table:formula="of:=[.C554]+PI()/200" office:value-type="float" office:value="8.60796387083603" calcext:value-type="float">
            <text:p>8.6079638708</text:p>
          </table:table-cell>
        </table:table-row>
        <table:table-row table:style-name="ro1">
          <table:table-cell/>
          <table:table-cell table:formula="of:=SIN([.C556])" office:value-type="float" office:value="0.718126297763194" calcext:value-type="float">
            <text:p>0.7181262978</text:p>
          </table:table-cell>
          <table:table-cell table:formula="of:=[.C555]+PI()/200" office:value-type="float" office:value="8.62367183410398" calcext:value-type="float">
            <text:p>8.6236718341</text:p>
          </table:table-cell>
        </table:table-row>
        <table:table-row table:style-name="ro1">
          <table:table-cell/>
          <table:table-cell table:formula="of:=SIN([.C557])" office:value-type="float" office:value="0.707106781186552" calcext:value-type="float">
            <text:p>0.7071067812</text:p>
          </table:table-cell>
          <table:table-cell table:formula="of:=[.C556]+PI()/200" office:value-type="float" office:value="8.63937979737193" calcext:value-type="float">
            <text:p>8.6393797974</text:p>
          </table:table-cell>
        </table:table-row>
        <table:table-row table:style-name="ro1">
          <table:table-cell/>
          <table:table-cell table:formula="of:=SIN([.C558])" office:value-type="float" office:value="0.695912796592318" calcext:value-type="float">
            <text:p>0.6959127966</text:p>
          </table:table-cell>
          <table:table-cell table:formula="of:=[.C557]+PI()/200" office:value-type="float" office:value="8.65508776063987" calcext:value-type="float">
            <text:p>8.6550877606</text:p>
          </table:table-cell>
        </table:table-row>
        <table:table-row table:style-name="ro1">
          <table:table-cell/>
          <table:table-cell table:formula="of:=SIN([.C559])" office:value-type="float" office:value="0.684547105928692" calcext:value-type="float">
            <text:p>0.6845471059</text:p>
          </table:table-cell>
          <table:table-cell table:formula="of:=[.C558]+PI()/200" office:value-type="float" office:value="8.67079572390782" calcext:value-type="float">
            <text:p>8.6707957239</text:p>
          </table:table-cell>
        </table:table-row>
        <table:table-row table:style-name="ro1">
          <table:table-cell/>
          <table:table-cell table:formula="of:=SIN([.C560])" office:value-type="float" office:value="0.673012513509776" calcext:value-type="float">
            <text:p>0.6730125135</text:p>
          </table:table-cell>
          <table:table-cell table:formula="of:=[.C559]+PI()/200" office:value-type="float" office:value="8.68650368717577" calcext:value-type="float">
            <text:p>8.6865036872</text:p>
          </table:table-cell>
        </table:table-row>
        <table:table-row table:style-name="ro1">
          <table:table-cell/>
          <table:table-cell table:formula="of:=SIN([.C561])" office:value-type="float" office:value="0.661311865323654" calcext:value-type="float">
            <text:p>0.6613118653</text:p>
          </table:table-cell>
          <table:table-cell table:formula="of:=[.C560]+PI()/200" office:value-type="float" office:value="8.70221165044372" calcext:value-type="float">
            <text:p>8.7022116504</text:p>
          </table:table-cell>
        </table:table-row>
        <table:table-row table:style-name="ro1">
          <table:table-cell/>
          <table:table-cell table:formula="of:=SIN([.C562])" office:value-type="float" office:value="0.649448048330186" calcext:value-type="float">
            <text:p>0.6494480483</text:p>
          </table:table-cell>
          <table:table-cell table:formula="of:=[.C561]+PI()/200" office:value-type="float" office:value="8.71791961371167" calcext:value-type="float">
            <text:p>8.7179196137</text:p>
          </table:table-cell>
        </table:table-row>
        <table:table-row table:style-name="ro1">
          <table:table-cell/>
          <table:table-cell table:formula="of:=SIN([.C563])" office:value-type="float" office:value="0.637423989748691" calcext:value-type="float">
            <text:p>0.6374239897</text:p>
          </table:table-cell>
          <table:table-cell table:formula="of:=[.C562]+PI()/200" office:value-type="float" office:value="8.73362757697962" calcext:value-type="float">
            <text:p>8.733627577</text:p>
          </table:table-cell>
        </table:table-row>
        <table:table-row table:style-name="ro1">
          <table:table-cell/>
          <table:table-cell table:formula="of:=SIN([.C564])" office:value-type="float" office:value="0.625242656335706" calcext:value-type="float">
            <text:p>0.6252426563</text:p>
          </table:table-cell>
          <table:table-cell table:formula="of:=[.C563]+PI()/200" office:value-type="float" office:value="8.74933554024757" calcext:value-type="float">
            <text:p>8.7493355402</text:p>
          </table:table-cell>
        </table:table-row>
        <table:table-row table:style-name="ro1">
          <table:table-cell/>
          <table:table-cell table:formula="of:=SIN([.C565])" office:value-type="float" office:value="0.612907053652977" calcext:value-type="float">
            <text:p>0.6129070537</text:p>
          </table:table-cell>
          <table:table-cell table:formula="of:=[.C564]+PI()/200" office:value-type="float" office:value="8.76504350351552" calcext:value-type="float">
            <text:p>8.7650435035</text:p>
          </table:table-cell>
        </table:table-row>
        <table:table-row table:style-name="ro1">
          <table:table-cell/>
          <table:table-cell table:formula="of:=SIN([.C566])" office:value-type="float" office:value="0.600420225325884" calcext:value-type="float">
            <text:p>0.6004202253</text:p>
          </table:table-cell>
          <table:table-cell table:formula="of:=[.C565]+PI()/200" office:value-type="float" office:value="8.78075146678347" calcext:value-type="float">
            <text:p>8.7807514668</text:p>
          </table:table-cell>
        </table:table-row>
        <table:table-row table:style-name="ro1">
          <table:table-cell/>
          <table:table-cell table:formula="of:=SIN([.C567])" office:value-type="float" office:value="0.587785252292472" calcext:value-type="float">
            <text:p>0.5877852523</text:p>
          </table:table-cell>
          <table:table-cell table:formula="of:=[.C566]+PI()/200" office:value-type="float" office:value="8.79645943005142" calcext:value-type="float">
            <text:p>8.7964594301</text:p>
          </table:table-cell>
        </table:table-row>
        <table:table-row table:style-name="ro1">
          <table:table-cell/>
          <table:table-cell table:formula="of:=SIN([.C568])" office:value-type="float" office:value="0.575005252043277" calcext:value-type="float">
            <text:p>0.575005252</text:p>
          </table:table-cell>
          <table:table-cell table:formula="of:=[.C567]+PI()/200" office:value-type="float" office:value="8.81216739331937" calcext:value-type="float">
            <text:p>8.8121673933</text:p>
          </table:table-cell>
        </table:table-row>
        <table:table-row table:style-name="ro1">
          <table:table-cell/>
          <table:table-cell table:formula="of:=SIN([.C569])" office:value-type="float" office:value="0.562083377852128" calcext:value-type="float">
            <text:p>0.5620833779</text:p>
          </table:table-cell>
          <table:table-cell table:formula="of:=[.C568]+PI()/200" office:value-type="float" office:value="8.82787535658732" calcext:value-type="float">
            <text:p>8.8278753566</text:p>
          </table:table-cell>
        </table:table-row>
        <table:table-row table:style-name="ro1">
          <table:table-cell/>
          <table:table-cell table:formula="of:=SIN([.C570])" office:value-type="float" office:value="0.549022817998129" calcext:value-type="float">
            <text:p>0.549022818</text:p>
          </table:table-cell>
          <table:table-cell table:formula="of:=[.C569]+PI()/200" office:value-type="float" office:value="8.84358331985527" calcext:value-type="float">
            <text:p>8.8435833199</text:p>
          </table:table-cell>
        </table:table-row>
        <table:table-row table:style-name="ro1">
          <table:table-cell/>
          <table:table-cell table:formula="of:=SIN([.C571])" office:value-type="float" office:value="0.535826794978993" calcext:value-type="float">
            <text:p>0.535826795</text:p>
          </table:table-cell>
          <table:table-cell table:formula="of:=[.C570]+PI()/200" office:value-type="float" office:value="8.85929128312322" calcext:value-type="float">
            <text:p>8.8592912831</text:p>
          </table:table-cell>
        </table:table-row>
        <table:table-row table:style-name="ro1">
          <table:table-cell/>
          <table:table-cell table:formula="of:=SIN([.C572])" office:value-type="float" office:value="0.522498564715944" calcext:value-type="float">
            <text:p>0.5224985647</text:p>
          </table:table-cell>
          <table:table-cell table:formula="of:=[.C571]+PI()/200" office:value-type="float" office:value="8.87499924639117" calcext:value-type="float">
            <text:p>8.8749992464</text:p>
          </table:table-cell>
        </table:table-row>
        <table:table-row table:style-name="ro1">
          <table:table-cell/>
          <table:table-cell table:formula="of:=SIN([.C573])" office:value-type="float" office:value="0.509041415750366" calcext:value-type="float">
            <text:p>0.5090414158</text:p>
          </table:table-cell>
          <table:table-cell table:formula="of:=[.C572]+PI()/200" office:value-type="float" office:value="8.89070720965912" calcext:value-type="float">
            <text:p>8.8907072097</text:p>
          </table:table-cell>
        </table:table-row>
        <table:table-row table:style-name="ro1">
          <table:table-cell/>
          <table:table-cell table:formula="of:=SIN([.C574])" office:value-type="float" office:value="0.495458668432401" calcext:value-type="float">
            <text:p>0.4954586684</text:p>
          </table:table-cell>
          <table:table-cell table:formula="of:=[.C573]+PI()/200" office:value-type="float" office:value="8.90641517292707" calcext:value-type="float">
            <text:p>8.9064151729</text:p>
          </table:table-cell>
        </table:table-row>
        <table:table-row table:style-name="ro1">
          <table:table-cell/>
          <table:table-cell table:formula="of:=SIN([.C575])" office:value-type="float" office:value="0.481753674101708" calcext:value-type="float">
            <text:p>0.4817536741</text:p>
          </table:table-cell>
          <table:table-cell table:formula="of:=[.C574]+PI()/200" office:value-type="float" office:value="8.92212313619502" calcext:value-type="float">
            <text:p>8.9221231362</text:p>
          </table:table-cell>
        </table:table-row>
        <table:table-row table:style-name="ro1">
          <table:table-cell/>
          <table:table-cell table:formula="of:=SIN([.C576])" office:value-type="float" office:value="0.467929814260566" calcext:value-type="float">
            <text:p>0.4679298143</text:p>
          </table:table-cell>
          <table:table-cell table:formula="of:=[.C575]+PI()/200" office:value-type="float" office:value="8.93783109946297" calcext:value-type="float">
            <text:p>8.9378310995</text:p>
          </table:table-cell>
        </table:table-row>
        <table:table-row table:style-name="ro1">
          <table:table-cell/>
          <table:table-cell table:formula="of:=SIN([.C577])" office:value-type="float" office:value="0.453990499739538" calcext:value-type="float">
            <text:p>0.4539904997</text:p>
          </table:table-cell>
          <table:table-cell table:formula="of:=[.C576]+PI()/200" office:value-type="float" office:value="8.95353906273092" calcext:value-type="float">
            <text:p>8.9535390627</text:p>
          </table:table-cell>
        </table:table-row>
        <table:table-row table:style-name="ro1">
          <table:table-cell/>
          <table:table-cell table:formula="of:=SIN([.C578])" office:value-type="float" office:value="0.439939169855906" calcext:value-type="float">
            <text:p>0.4399391699</text:p>
          </table:table-cell>
          <table:table-cell table:formula="of:=[.C577]+PI()/200" office:value-type="float" office:value="8.96924702599887" calcext:value-type="float">
            <text:p>8.969247026</text:p>
          </table:table-cell>
        </table:table-row>
        <table:table-row table:style-name="ro1">
          <table:table-cell/>
          <table:table-cell table:formula="of:=SIN([.C579])" office:value-type="float" office:value="0.425779291565063" calcext:value-type="float">
            <text:p>0.4257792916</text:p>
          </table:table-cell>
          <table:table-cell table:formula="of:=[.C578]+PI()/200" office:value-type="float" office:value="8.98495498926682" calcext:value-type="float">
            <text:p>8.9849549893</text:p>
          </table:table-cell>
        </table:table-row>
        <table:table-row table:style-name="ro1">
          <table:table-cell/>
          <table:table-cell table:formula="of:=SIN([.C580])" office:value-type="float" office:value="0.411514358605098" calcext:value-type="float">
            <text:p>0.4115143586</text:p>
          </table:table-cell>
          <table:table-cell table:formula="of:=[.C579]+PI()/200" office:value-type="float" office:value="9.00066295253477" calcext:value-type="float">
            <text:p>9.0006629525</text:p>
          </table:table-cell>
        </table:table-row>
        <table:table-row table:style-name="ro1">
          <table:table-cell/>
          <table:table-cell table:formula="of:=SIN([.C581])" office:value-type="float" office:value="0.397147890634769" calcext:value-type="float">
            <text:p>0.3971478906</text:p>
          </table:table-cell>
          <table:table-cell table:formula="of:=[.C580]+PI()/200" office:value-type="float" office:value="9.01637091580272" calcext:value-type="float">
            <text:p>9.0163709158</text:p>
          </table:table-cell>
        </table:table-row>
        <table:table-row table:style-name="ro1">
          <table:table-cell/>
          <table:table-cell table:formula="of:=SIN([.C582])" office:value-type="float" office:value="0.382683432365077" calcext:value-type="float">
            <text:p>0.3826834324</text:p>
          </table:table-cell>
          <table:table-cell table:formula="of:=[.C581]+PI()/200" office:value-type="float" office:value="9.03207887907067" calcext:value-type="float">
            <text:p>9.0320788791</text:p>
          </table:table-cell>
        </table:table-row>
        <table:table-row table:style-name="ro1">
          <table:table-cell/>
          <table:table-cell table:formula="of:=SIN([.C583])" office:value-type="float" office:value="0.368124552684665" calcext:value-type="float">
            <text:p>0.3681245527</text:p>
          </table:table-cell>
          <table:table-cell table:formula="of:=[.C582]+PI()/200" office:value-type="float" office:value="9.04778684233862" calcext:value-type="float">
            <text:p>9.0477868423</text:p>
          </table:table-cell>
        </table:table-row>
        <table:table-row table:style-name="ro1">
          <table:table-cell/>
          <table:table-cell table:formula="of:=SIN([.C584])" office:value-type="float" office:value="0.353474843779243" calcext:value-type="float">
            <text:p>0.3534748438</text:p>
          </table:table-cell>
          <table:table-cell table:formula="of:=[.C583]+PI()/200" office:value-type="float" office:value="9.06349480560657" calcext:value-type="float">
            <text:p>9.0634948056</text:p>
          </table:table-cell>
        </table:table-row>
        <table:table-row table:style-name="ro1">
          <table:table-cell/>
          <table:table-cell table:formula="of:=SIN([.C585])" office:value-type="float" office:value="0.338737920245276" calcext:value-type="float">
            <text:p>0.3387379202</text:p>
          </table:table-cell>
          <table:table-cell table:formula="of:=[.C584]+PI()/200" office:value-type="float" office:value="9.07920276887452" calcext:value-type="float">
            <text:p>9.0792027689</text:p>
          </table:table-cell>
        </table:table-row>
        <table:table-row table:style-name="ro1">
          <table:table-cell/>
          <table:table-cell table:formula="of:=SIN([.C586])" office:value-type="float" office:value="0.323917418198134" calcext:value-type="float">
            <text:p>0.3239174182</text:p>
          </table:table-cell>
          <table:table-cell table:formula="of:=[.C585]+PI()/200" office:value-type="float" office:value="9.09491073214247" calcext:value-type="float">
            <text:p>9.0949107321</text:p>
          </table:table-cell>
        </table:table-row>
        <table:table-row table:style-name="ro1">
          <table:table-cell/>
          <table:table-cell table:formula="of:=SIN([.C587])" office:value-type="float" office:value="0.309016994374931" calcext:value-type="float">
            <text:p>0.3090169944</text:p>
          </table:table-cell>
          <table:table-cell table:formula="of:=[.C586]+PI()/200" office:value-type="float" office:value="9.11061869541042" calcext:value-type="float">
            <text:p>9.1106186954</text:p>
          </table:table-cell>
        </table:table-row>
        <table:table-row table:style-name="ro1">
          <table:table-cell/>
          <table:table-cell table:formula="of:=SIN([.C588])" office:value-type="float" office:value="0.294040325232287" calcext:value-type="float">
            <text:p>0.2940403252</text:p>
          </table:table-cell>
          <table:table-cell table:formula="of:=[.C587]+PI()/200" office:value-type="float" office:value="9.12632665867837" calcext:value-type="float">
            <text:p>9.1263266587</text:p>
          </table:table-cell>
        </table:table-row>
        <table:table-row table:style-name="ro1">
          <table:table-cell/>
          <table:table-cell table:formula="of:=SIN([.C589])" office:value-type="float" office:value="0.278991106039211" calcext:value-type="float">
            <text:p>0.278991106</text:p>
          </table:table-cell>
          <table:table-cell table:formula="of:=[.C588]+PI()/200" office:value-type="float" office:value="9.14203462194632" calcext:value-type="float">
            <text:p>9.1420346219</text:p>
          </table:table-cell>
        </table:table-row>
        <table:table-row table:style-name="ro1">
          <table:table-cell/>
          <table:table-cell table:formula="of:=SIN([.C590])" office:value-type="float" office:value="0.263873049965354" calcext:value-type="float">
            <text:p>0.26387305</text:p>
          </table:table-cell>
          <table:table-cell table:formula="of:=[.C589]+PI()/200" office:value-type="float" office:value="9.15774258521427" calcext:value-type="float">
            <text:p>9.1577425852</text:p>
          </table:table-cell>
        </table:table-row>
        <table:table-row table:style-name="ro1">
          <table:table-cell/>
          <table:table-cell table:formula="of:=SIN([.C591])" office:value-type="float" office:value="0.248689887164835" calcext:value-type="float">
            <text:p>0.2486898872</text:p>
          </table:table-cell>
          <table:table-cell table:formula="of:=[.C590]+PI()/200" office:value-type="float" office:value="9.17345054848222" calcext:value-type="float">
            <text:p>9.1734505485</text:p>
          </table:table-cell>
        </table:table-row>
        <table:table-row table:style-name="ro1">
          <table:table-cell/>
          <table:table-cell table:formula="of:=SIN([.C592])" office:value-type="float" office:value="0.233445363855885" calcext:value-type="float">
            <text:p>0.2334453639</text:p>
          </table:table-cell>
          <table:table-cell table:formula="of:=[.C591]+PI()/200" office:value-type="float" office:value="9.18915851175017" calcext:value-type="float">
            <text:p>9.1891585118</text:p>
          </table:table-cell>
        </table:table-row>
        <table:table-row table:style-name="ro1">
          <table:table-cell/>
          <table:table-cell table:formula="of:=SIN([.C593])" office:value-type="float" office:value="0.218143241396521" calcext:value-type="float">
            <text:p>0.2181432414</text:p>
          </table:table-cell>
          <table:table-cell table:formula="of:=[.C592]+PI()/200" office:value-type="float" office:value="9.20486647501812" calcext:value-type="float">
            <text:p>9.204866475</text:p>
          </table:table-cell>
        </table:table-row>
        <table:table-row table:style-name="ro1">
          <table:table-cell/>
          <table:table-cell table:formula="of:=SIN([.C594])" office:value-type="float" office:value="0.20278729535649" calcext:value-type="float">
            <text:p>0.2027872954</text:p>
          </table:table-cell>
          <table:table-cell table:formula="of:=[.C593]+PI()/200" office:value-type="float" office:value="9.22057443828607" calcext:value-type="float">
            <text:p>9.2205744383</text:p>
          </table:table-cell>
        </table:table-row>
        <table:table-row table:style-name="ro1">
          <table:table-cell/>
          <table:table-cell table:formula="of:=SIN([.C595])" office:value-type="float" office:value="0.187381314585701" calcext:value-type="float">
            <text:p>0.1873813146</text:p>
          </table:table-cell>
          <table:table-cell table:formula="of:=[.C594]+PI()/200" office:value-type="float" office:value="9.23628240155402" calcext:value-type="float">
            <text:p>9.2362824016</text:p>
          </table:table-cell>
        </table:table-row>
        <table:table-row table:style-name="ro1">
          <table:table-cell/>
          <table:table-cell table:formula="of:=SIN([.C596])" office:value-type="float" office:value="0.171929100279385" calcext:value-type="float">
            <text:p>0.1719291003</text:p>
          </table:table-cell>
          <table:table-cell table:formula="of:=[.C595]+PI()/200" office:value-type="float" office:value="9.25199036482197" calcext:value-type="float">
            <text:p>9.2519903648</text:p>
          </table:table-cell>
        </table:table-row>
        <table:table-row table:style-name="ro1">
          <table:table-cell/>
          <table:table-cell table:formula="of:=SIN([.C597])" office:value-type="float" office:value="0.156434465040206" calcext:value-type="float">
            <text:p>0.156434465</text:p>
          </table:table-cell>
          <table:table-cell table:formula="of:=[.C596]+PI()/200" office:value-type="float" office:value="9.26769832808992" calcext:value-type="float">
            <text:p>9.2676983281</text:p>
          </table:table-cell>
        </table:table-row>
        <table:table-row table:style-name="ro1">
          <table:table-cell/>
          <table:table-cell table:formula="of:=SIN([.C598])" office:value-type="float" office:value="0.140901231937557" calcext:value-type="float">
            <text:p>0.1409012319</text:p>
          </table:table-cell>
          <table:table-cell table:formula="of:=[.C597]+PI()/200" office:value-type="float" office:value="9.28340629135787" calcext:value-type="float">
            <text:p>9.2834062914</text:p>
          </table:table-cell>
        </table:table-row>
        <table:table-row table:style-name="ro1">
          <table:table-cell/>
          <table:table-cell table:formula="of:=SIN([.C599])" office:value-type="float" office:value="0.125333233564277" calcext:value-type="float">
            <text:p>0.1253332336</text:p>
          </table:table-cell>
          <table:table-cell table:formula="of:=[.C598]+PI()/200" office:value-type="float" office:value="9.29911425462582" calcext:value-type="float">
            <text:p>9.2991142546</text:p>
          </table:table-cell>
        </table:table-row>
        <table:table-row table:style-name="ro1">
          <table:table-cell/>
          <table:table-cell table:formula="of:=SIN([.C600])" office:value-type="float" office:value="0.109734311091018" calcext:value-type="float">
            <text:p>0.1097343111</text:p>
          </table:table-cell>
          <table:table-cell table:formula="of:=[.C599]+PI()/200" office:value-type="float" office:value="9.31482221789377" calcext:value-type="float">
            <text:p>9.3148222179</text:p>
          </table:table-cell>
        </table:table-row>
        <table:table-row table:style-name="ro1">
          <table:table-cell/>
          <table:table-cell table:formula="of:=SIN([.C601])" office:value-type="float" office:value="0.0941083133184858" calcext:value-type="float">
            <text:p>0.0941083133</text:p>
          </table:table-cell>
          <table:table-cell table:formula="of:=[.C600]+PI()/200" office:value-type="float" office:value="9.33053018116171" calcext:value-type="float">
            <text:p>9.3305301812</text:p>
          </table:table-cell>
        </table:table-row>
        <table:table-row table:style-name="ro1">
          <table:table-cell/>
          <table:table-cell table:formula="of:=SIN([.C602])" office:value-type="float" office:value="0.0784590957278156" calcext:value-type="float">
            <text:p>0.0784590957</text:p>
          </table:table-cell>
          <table:table-cell table:formula="of:=[.C601]+PI()/200" office:value-type="float" office:value="9.34623814442966" calcext:value-type="float">
            <text:p>9.3462381444</text:p>
          </table:table-cell>
        </table:table-row>
        <table:table-row table:style-name="ro1">
          <table:table-cell/>
          <table:table-cell table:formula="of:=SIN([.C603])" office:value-type="float" office:value="0.0627905195292832" calcext:value-type="float">
            <text:p>0.0627905195</text:p>
          </table:table-cell>
          <table:table-cell table:formula="of:=[.C602]+PI()/200" office:value-type="float" office:value="9.36194610769761" calcext:value-type="float">
            <text:p>9.3619461077</text:p>
          </table:table-cell>
        </table:table-row>
        <table:table-row table:style-name="ro1">
          <table:table-cell/>
          <table:table-cell table:formula="of:=SIN([.C604])" office:value-type="float" office:value="0.0471064507096117" calcext:value-type="float">
            <text:p>0.0471064507</text:p>
          </table:table-cell>
          <table:table-cell table:formula="of:=[.C603]+PI()/200" office:value-type="float" office:value="9.37765407096556" calcext:value-type="float">
            <text:p>9.377654071</text:p>
          </table:table-cell>
        </table:table-row>
        <table:table-row table:style-name="ro1">
          <table:table-cell/>
          <table:table-cell table:formula="of:=SIN([.C605])" office:value-type="float" office:value="0.0314107590780965" calcext:value-type="float">
            <text:p>0.0314107591</text:p>
          </table:table-cell>
          <table:table-cell table:formula="of:=[.C604]+PI()/200" office:value-type="float" office:value="9.39336203423351" calcext:value-type="float">
            <text:p>9.3933620342</text:p>
          </table:table-cell>
        </table:table-row>
        <table:table-row table:style-name="ro1">
          <table:table-cell/>
          <table:table-cell table:formula="of:=SIN([.C606])" office:value-type="float" office:value="0.0157073173117881" calcext:value-type="float">
            <text:p>0.0157073173</text:p>
          </table:table-cell>
          <table:table-cell table:formula="of:=[.C605]+PI()/200" office:value-type="float" office:value="9.40906999750146" calcext:value-type="float">
            <text:p>9.4090699975</text:p>
          </table:table-cell>
        </table:table-row>
        <table:table-row table:style-name="ro1">
          <table:table-cell/>
          <table:table-cell table:formula="of:=SIN([.C607])" office:value-type="float" office:value="-0.0000000000000333833859088606" calcext:value-type="float">
            <text:p>-3.33833859088606E-14</text:p>
          </table:table-cell>
          <table:table-cell table:formula="of:=[.C606]+PI()/200" office:value-type="float" office:value="9.42477796076941" calcext:value-type="float">
            <text:p>9.4247779608</text:p>
          </table:table-cell>
        </table:table-row>
        <table:table-row table:style-name="ro1">
          <table:table-cell/>
          <table:table-cell table:formula="of:=SIN([.C608])" office:value-type="float" office:value="-0.0157073173118549" calcext:value-type="float">
            <text:p>-0.0157073173</text:p>
          </table:table-cell>
          <table:table-cell table:formula="of:=[.C607]+PI()/200" office:value-type="float" office:value="9.44048592403736" calcext:value-type="float">
            <text:p>9.440485924</text:p>
          </table:table-cell>
        </table:table-row>
        <table:table-row table:style-name="ro1">
          <table:table-cell/>
          <table:table-cell table:formula="of:=SIN([.C609])" office:value-type="float" office:value="-0.0314107590781633" calcext:value-type="float">
            <text:p>-0.0314107591</text:p>
          </table:table-cell>
          <table:table-cell table:formula="of:=[.C608]+PI()/200" office:value-type="float" office:value="9.45619388730531" calcext:value-type="float">
            <text:p>9.4561938873</text:p>
          </table:table-cell>
        </table:table-row>
        <table:table-row table:style-name="ro1">
          <table:table-cell/>
          <table:table-cell table:formula="of:=SIN([.C610])" office:value-type="float" office:value="-0.0471064507096784" calcext:value-type="float">
            <text:p>-0.0471064507</text:p>
          </table:table-cell>
          <table:table-cell table:formula="of:=[.C609]+PI()/200" office:value-type="float" office:value="9.47190185057326" calcext:value-type="float">
            <text:p>9.4719018506</text:p>
          </table:table-cell>
        </table:table-row>
        <table:table-row table:style-name="ro1">
          <table:table-cell/>
          <table:table-cell table:formula="of:=SIN([.C611])" office:value-type="float" office:value="-0.0627905195293499" calcext:value-type="float">
            <text:p>-0.0627905195</text:p>
          </table:table-cell>
          <table:table-cell table:formula="of:=[.C610]+PI()/200" office:value-type="float" office:value="9.48760981384121" calcext:value-type="float">
            <text:p>9.4876098138</text:p>
          </table:table-cell>
        </table:table-row>
        <table:table-row table:style-name="ro1">
          <table:table-cell/>
          <table:table-cell table:formula="of:=SIN([.C612])" office:value-type="float" office:value="-0.0784590957278822" calcext:value-type="float">
            <text:p>-0.0784590957</text:p>
          </table:table-cell>
          <table:table-cell table:formula="of:=[.C611]+PI()/200" office:value-type="float" office:value="9.50331777710916" calcext:value-type="float">
            <text:p>9.5033177771</text:p>
          </table:table-cell>
        </table:table-row>
        <table:table-row table:style-name="ro1">
          <table:table-cell/>
          <table:table-cell table:formula="of:=SIN([.C613])" office:value-type="float" office:value="-0.0941083133185523" calcext:value-type="float">
            <text:p>-0.0941083133</text:p>
          </table:table-cell>
          <table:table-cell table:formula="of:=[.C612]+PI()/200" office:value-type="float" office:value="9.51902574037711" calcext:value-type="float">
            <text:p>9.5190257404</text:p>
          </table:table-cell>
        </table:table-row>
        <table:table-row table:style-name="ro1">
          <table:table-cell/>
          <table:table-cell table:formula="of:=SIN([.C614])" office:value-type="float" office:value="-0.109734311091084" calcext:value-type="float">
            <text:p>-0.1097343111</text:p>
          </table:table-cell>
          <table:table-cell table:formula="of:=[.C613]+PI()/200" office:value-type="float" office:value="9.53473370364506" calcext:value-type="float">
            <text:p>9.5347337036</text:p>
          </table:table-cell>
        </table:table-row>
        <table:table-row table:style-name="ro1">
          <table:table-cell/>
          <table:table-cell table:formula="of:=SIN([.C615])" office:value-type="float" office:value="-0.125333233564344" calcext:value-type="float">
            <text:p>-0.1253332336</text:p>
          </table:table-cell>
          <table:table-cell table:formula="of:=[.C614]+PI()/200" office:value-type="float" office:value="9.55044166691301" calcext:value-type="float">
            <text:p>9.5504416669</text:p>
          </table:table-cell>
        </table:table-row>
        <table:table-row table:style-name="ro1">
          <table:table-cell/>
          <table:table-cell table:formula="of:=SIN([.C616])" office:value-type="float" office:value="-0.140901231937623" calcext:value-type="float">
            <text:p>-0.1409012319</text:p>
          </table:table-cell>
          <table:table-cell table:formula="of:=[.C615]+PI()/200" office:value-type="float" office:value="9.56614963018096" calcext:value-type="float">
            <text:p>9.5661496302</text:p>
          </table:table-cell>
        </table:table-row>
        <table:table-row table:style-name="ro1">
          <table:table-cell/>
          <table:table-cell table:formula="of:=SIN([.C617])" office:value-type="float" office:value="-0.156434465040272" calcext:value-type="float">
            <text:p>-0.156434465</text:p>
          </table:table-cell>
          <table:table-cell table:formula="of:=[.C616]+PI()/200" office:value-type="float" office:value="9.58185759344891" calcext:value-type="float">
            <text:p>9.5818575934</text:p>
          </table:table-cell>
        </table:table-row>
        <table:table-row table:style-name="ro1">
          <table:table-cell/>
          <table:table-cell table:formula="of:=SIN([.C618])" office:value-type="float" office:value="-0.171929100279451" calcext:value-type="float">
            <text:p>-0.1719291003</text:p>
          </table:table-cell>
          <table:table-cell table:formula="of:=[.C617]+PI()/200" office:value-type="float" office:value="9.59756555671686" calcext:value-type="float">
            <text:p>9.5975655567</text:p>
          </table:table-cell>
        </table:table-row>
        <table:table-row table:style-name="ro1">
          <table:table-cell/>
          <table:table-cell table:formula="of:=SIN([.C619])" office:value-type="float" office:value="-0.187381314585767" calcext:value-type="float">
            <text:p>-0.1873813146</text:p>
          </table:table-cell>
          <table:table-cell table:formula="of:=[.C618]+PI()/200" office:value-type="float" office:value="9.61327351998481" calcext:value-type="float">
            <text:p>9.61327352</text:p>
          </table:table-cell>
        </table:table-row>
        <table:table-row table:style-name="ro1">
          <table:table-cell/>
          <table:table-cell table:formula="of:=SIN([.C620])" office:value-type="float" office:value="-0.202787295356555" calcext:value-type="float">
            <text:p>-0.2027872954</text:p>
          </table:table-cell>
          <table:table-cell table:formula="of:=[.C619]+PI()/200" office:value-type="float" office:value="9.62898148325276" calcext:value-type="float">
            <text:p>9.6289814833</text:p>
          </table:table-cell>
        </table:table-row>
        <table:table-row table:style-name="ro1">
          <table:table-cell/>
          <table:table-cell table:formula="of:=SIN([.C621])" office:value-type="float" office:value="-0.218143241396586" calcext:value-type="float">
            <text:p>-0.2181432414</text:p>
          </table:table-cell>
          <table:table-cell table:formula="of:=[.C620]+PI()/200" office:value-type="float" office:value="9.64468944652071" calcext:value-type="float">
            <text:p>9.6446894465</text:p>
          </table:table-cell>
        </table:table-row>
        <table:table-row table:style-name="ro1">
          <table:table-cell/>
          <table:table-cell table:formula="of:=SIN([.C622])" office:value-type="float" office:value="-0.233445363855949" calcext:value-type="float">
            <text:p>-0.2334453639</text:p>
          </table:table-cell>
          <table:table-cell table:formula="of:=[.C621]+PI()/200" office:value-type="float" office:value="9.66039740978866" calcext:value-type="float">
            <text:p>9.6603974098</text:p>
          </table:table-cell>
        </table:table-row>
        <table:table-row table:style-name="ro1">
          <table:table-cell/>
          <table:table-cell table:formula="of:=SIN([.C623])" office:value-type="float" office:value="-0.248689887164899" calcext:value-type="float">
            <text:p>-0.2486898872</text:p>
          </table:table-cell>
          <table:table-cell table:formula="of:=[.C622]+PI()/200" office:value-type="float" office:value="9.67610537305661" calcext:value-type="float">
            <text:p>9.6761053731</text:p>
          </table:table-cell>
        </table:table-row>
        <table:table-row table:style-name="ro1">
          <table:table-cell/>
          <table:table-cell table:formula="of:=SIN([.C624])" office:value-type="float" office:value="-0.263873049965418" calcext:value-type="float">
            <text:p>-0.26387305</text:p>
          </table:table-cell>
          <table:table-cell table:formula="of:=[.C623]+PI()/200" office:value-type="float" office:value="9.69181333632456" calcext:value-type="float">
            <text:p>9.6918133363</text:p>
          </table:table-cell>
        </table:table-row>
        <table:table-row table:style-name="ro1">
          <table:table-cell/>
          <table:table-cell table:formula="of:=SIN([.C625])" office:value-type="float" office:value="-0.278991106039275" calcext:value-type="float">
            <text:p>-0.278991106</text:p>
          </table:table-cell>
          <table:table-cell table:formula="of:=[.C624]+PI()/200" office:value-type="float" office:value="9.70752129959251" calcext:value-type="float">
            <text:p>9.7075212996</text:p>
          </table:table-cell>
        </table:table-row>
        <table:table-row table:style-name="ro1">
          <table:table-cell/>
          <table:table-cell table:formula="of:=SIN([.C626])" office:value-type="float" office:value="-0.29404032523235" calcext:value-type="float">
            <text:p>-0.2940403252</text:p>
          </table:table-cell>
          <table:table-cell table:formula="of:=[.C625]+PI()/200" office:value-type="float" office:value="9.72322926286046" calcext:value-type="float">
            <text:p>9.7232292629</text:p>
          </table:table-cell>
        </table:table-row>
        <table:table-row table:style-name="ro1">
          <table:table-cell/>
          <table:table-cell table:formula="of:=SIN([.C627])" office:value-type="float" office:value="-0.309016994374994" calcext:value-type="float">
            <text:p>-0.3090169944</text:p>
          </table:table-cell>
          <table:table-cell table:formula="of:=[.C626]+PI()/200" office:value-type="float" office:value="9.73893722612841" calcext:value-type="float">
            <text:p>9.7389372261</text:p>
          </table:table-cell>
        </table:table-row>
        <table:table-row table:style-name="ro1">
          <table:table-cell/>
          <table:table-cell table:formula="of:=SIN([.C628])" office:value-type="float" office:value="-0.323917418198197" calcext:value-type="float">
            <text:p>-0.3239174182</text:p>
          </table:table-cell>
          <table:table-cell table:formula="of:=[.C627]+PI()/200" office:value-type="float" office:value="9.75464518939636" calcext:value-type="float">
            <text:p>9.7546451894</text:p>
          </table:table-cell>
        </table:table-row>
        <table:table-row table:style-name="ro1">
          <table:table-cell/>
          <table:table-cell table:formula="of:=SIN([.C629])" office:value-type="float" office:value="-0.338737920245339" calcext:value-type="float">
            <text:p>-0.3387379202</text:p>
          </table:table-cell>
          <table:table-cell table:formula="of:=[.C628]+PI()/200" office:value-type="float" office:value="9.77035315266431" calcext:value-type="float">
            <text:p>9.7703531527</text:p>
          </table:table-cell>
        </table:table-row>
        <table:table-row table:style-name="ro1">
          <table:table-cell/>
          <table:table-cell table:formula="of:=SIN([.C630])" office:value-type="float" office:value="-0.353474843779306" calcext:value-type="float">
            <text:p>-0.3534748438</text:p>
          </table:table-cell>
          <table:table-cell table:formula="of:=[.C629]+PI()/200" office:value-type="float" office:value="9.78606111593226" calcext:value-type="float">
            <text:p>9.7860611159</text:p>
          </table:table-cell>
        </table:table-row>
        <table:table-row table:style-name="ro1">
          <table:table-cell/>
          <table:table-cell table:formula="of:=SIN([.C631])" office:value-type="float" office:value="-0.368124552684727" calcext:value-type="float">
            <text:p>-0.3681245527</text:p>
          </table:table-cell>
          <table:table-cell table:formula="of:=[.C630]+PI()/200" office:value-type="float" office:value="9.80176907920021" calcext:value-type="float">
            <text:p>9.8017690792</text:p>
          </table:table-cell>
        </table:table-row>
        <table:table-row table:style-name="ro1">
          <table:table-cell/>
          <table:table-cell table:formula="of:=SIN([.C632])" office:value-type="float" office:value="-0.382683432365139" calcext:value-type="float">
            <text:p>-0.3826834324</text:p>
          </table:table-cell>
          <table:table-cell table:formula="of:=[.C631]+PI()/200" office:value-type="float" office:value="9.81747704246816" calcext:value-type="float">
            <text:p>9.8174770425</text:p>
          </table:table-cell>
        </table:table-row>
        <table:table-row table:style-name="ro1">
          <table:table-cell/>
          <table:table-cell table:formula="of:=SIN([.C633])" office:value-type="float" office:value="-0.39714789063483" calcext:value-type="float">
            <text:p>-0.3971478906</text:p>
          </table:table-cell>
          <table:table-cell table:formula="of:=[.C632]+PI()/200" office:value-type="float" office:value="9.83318500573611" calcext:value-type="float">
            <text:p>9.8331850057</text:p>
          </table:table-cell>
        </table:table-row>
        <table:table-row table:style-name="ro1">
          <table:table-cell/>
          <table:table-cell table:formula="of:=SIN([.C634])" office:value-type="float" office:value="-0.411514358605159" calcext:value-type="float">
            <text:p>-0.4115143586</text:p>
          </table:table-cell>
          <table:table-cell table:formula="of:=[.C633]+PI()/200" office:value-type="float" office:value="9.84889296900406" calcext:value-type="float">
            <text:p>9.848892969</text:p>
          </table:table-cell>
        </table:table-row>
        <table:table-row table:style-name="ro1">
          <table:table-cell/>
          <table:table-cell table:formula="of:=SIN([.C635])" office:value-type="float" office:value="-0.425779291565123" calcext:value-type="float">
            <text:p>-0.4257792916</text:p>
          </table:table-cell>
          <table:table-cell table:formula="of:=[.C634]+PI()/200" office:value-type="float" office:value="9.86460093227201" calcext:value-type="float">
            <text:p>9.8646009323</text:p>
          </table:table-cell>
        </table:table-row>
        <table:table-row table:style-name="ro1">
          <table:table-cell/>
          <table:table-cell table:formula="of:=SIN([.C636])" office:value-type="float" office:value="-0.439939169855966" calcext:value-type="float">
            <text:p>-0.4399391699</text:p>
          </table:table-cell>
          <table:table-cell table:formula="of:=[.C635]+PI()/200" office:value-type="float" office:value="9.88030889553996" calcext:value-type="float">
            <text:p>9.8803088955</text:p>
          </table:table-cell>
        </table:table-row>
        <table:table-row table:style-name="ro1">
          <table:table-cell/>
          <table:table-cell table:formula="of:=SIN([.C637])" office:value-type="float" office:value="-0.453990499739598" calcext:value-type="float">
            <text:p>-0.4539904997</text:p>
          </table:table-cell>
          <table:table-cell table:formula="of:=[.C636]+PI()/200" office:value-type="float" office:value="9.89601685880791" calcext:value-type="float">
            <text:p>9.8960168588</text:p>
          </table:table-cell>
        </table:table-row>
        <table:table-row table:style-name="ro1">
          <table:table-cell/>
          <table:table-cell table:formula="of:=SIN([.C638])" office:value-type="float" office:value="-0.467929814260625" calcext:value-type="float">
            <text:p>-0.4679298143</text:p>
          </table:table-cell>
          <table:table-cell table:formula="of:=[.C637]+PI()/200" office:value-type="float" office:value="9.91172482207586" calcext:value-type="float">
            <text:p>9.9117248221</text:p>
          </table:table-cell>
        </table:table-row>
        <table:table-row table:style-name="ro1">
          <table:table-cell/>
          <table:table-cell table:formula="of:=SIN([.C639])" office:value-type="float" office:value="-0.481753674101767" calcext:value-type="float">
            <text:p>-0.4817536741</text:p>
          </table:table-cell>
          <table:table-cell table:formula="of:=[.C638]+PI()/200" office:value-type="float" office:value="9.92743278534381" calcext:value-type="float">
            <text:p>9.9274327853</text:p>
          </table:table-cell>
        </table:table-row>
        <table:table-row table:style-name="ro1">
          <table:table-cell/>
          <table:table-cell table:formula="of:=SIN([.C640])" office:value-type="float" office:value="-0.495458668432459" calcext:value-type="float">
            <text:p>-0.4954586684</text:p>
          </table:table-cell>
          <table:table-cell table:formula="of:=[.C639]+PI()/200" office:value-type="float" office:value="9.94314074861176" calcext:value-type="float">
            <text:p>9.9431407486</text:p>
          </table:table-cell>
        </table:table-row>
        <table:table-row table:style-name="ro1">
          <table:table-cell/>
          <table:table-cell table:formula="of:=SIN([.C641])" office:value-type="float" office:value="-0.509041415750423" calcext:value-type="float">
            <text:p>-0.5090414158</text:p>
          </table:table-cell>
          <table:table-cell table:formula="of:=[.C640]+PI()/200" office:value-type="float" office:value="9.95884871187971" calcext:value-type="float">
            <text:p>9.9588487119</text:p>
          </table:table-cell>
        </table:table-row>
        <table:table-row table:style-name="ro1">
          <table:table-cell/>
          <table:table-cell table:formula="of:=SIN([.C642])" office:value-type="float" office:value="-0.522498564716001" calcext:value-type="float">
            <text:p>-0.5224985647</text:p>
          </table:table-cell>
          <table:table-cell table:formula="of:=[.C641]+PI()/200" office:value-type="float" office:value="9.97455667514766" calcext:value-type="float">
            <text:p>9.9745566751</text:p>
          </table:table-cell>
        </table:table-row>
        <table:table-row table:style-name="ro1">
          <table:table-cell/>
          <table:table-cell table:formula="of:=SIN([.C643])" office:value-type="float" office:value="-0.535826794979049" calcext:value-type="float">
            <text:p>-0.535826795</text:p>
          </table:table-cell>
          <table:table-cell table:formula="of:=[.C642]+PI()/200" office:value-type="float" office:value="9.9902646384156" calcext:value-type="float">
            <text:p>9.9902646384</text:p>
          </table:table-cell>
        </table:table-row>
        <table:table-row table:style-name="ro1">
          <table:table-cell/>
          <table:table-cell table:formula="of:=SIN([.C644])" office:value-type="float" office:value="-0.549022817998184" calcext:value-type="float">
            <text:p>-0.549022818</text:p>
          </table:table-cell>
          <table:table-cell table:formula="of:=[.C643]+PI()/200" office:value-type="float" office:value="10.0059726016836" calcext:value-type="float">
            <text:p>10.0059726017</text:p>
          </table:table-cell>
        </table:table-row>
        <table:table-row table:style-name="ro1">
          <table:table-cell/>
          <table:table-cell table:formula="of:=SIN([.C645])" office:value-type="float" office:value="-0.562083377852183" calcext:value-type="float">
            <text:p>-0.5620833779</text:p>
          </table:table-cell>
          <table:table-cell table:formula="of:=[.C644]+PI()/200" office:value-type="float" office:value="10.0216805649515" calcext:value-type="float">
            <text:p>10.021680565</text:p>
          </table:table-cell>
        </table:table-row>
        <table:table-row table:style-name="ro1">
          <table:table-cell/>
          <table:table-cell table:formula="of:=SIN([.C646])" office:value-type="float" office:value="-0.575005252043331" calcext:value-type="float">
            <text:p>-0.575005252</text:p>
          </table:table-cell>
          <table:table-cell table:formula="of:=[.C645]+PI()/200" office:value-type="float" office:value="10.0373885282195" calcext:value-type="float">
            <text:p>10.0373885282</text:p>
          </table:table-cell>
        </table:table-row>
        <table:table-row table:style-name="ro1">
          <table:table-cell/>
          <table:table-cell table:formula="of:=SIN([.C647])" office:value-type="float" office:value="-0.587785252292526" calcext:value-type="float">
            <text:p>-0.5877852523</text:p>
          </table:table-cell>
          <table:table-cell table:formula="of:=[.C646]+PI()/200" office:value-type="float" office:value="10.0530964914874" calcext:value-type="float">
            <text:p>10.0530964915</text:p>
          </table:table-cell>
        </table:table-row>
        <table:table-row table:style-name="ro1">
          <table:table-cell/>
          <table:table-cell table:formula="of:=SIN([.C648])" office:value-type="float" office:value="-0.600420225325937" calcext:value-type="float">
            <text:p>-0.6004202253</text:p>
          </table:table-cell>
          <table:table-cell table:formula="of:=[.C647]+PI()/200" office:value-type="float" office:value="10.0688044547554" calcext:value-type="float">
            <text:p>10.0688044548</text:p>
          </table:table-cell>
        </table:table-row>
        <table:table-row table:style-name="ro1">
          <table:table-cell/>
          <table:table-cell table:formula="of:=SIN([.C649])" office:value-type="float" office:value="-0.612907053653029" calcext:value-type="float">
            <text:p>-0.6129070537</text:p>
          </table:table-cell>
          <table:table-cell table:formula="of:=[.C648]+PI()/200" office:value-type="float" office:value="10.0845124180233" calcext:value-type="float">
            <text:p>10.084512418</text:p>
          </table:table-cell>
        </table:table-row>
        <table:table-row table:style-name="ro1">
          <table:table-cell/>
          <table:table-cell table:formula="of:=SIN([.C650])" office:value-type="float" office:value="-0.625242656335758" calcext:value-type="float">
            <text:p>-0.6252426563</text:p>
          </table:table-cell>
          <table:table-cell table:formula="of:=[.C649]+PI()/200" office:value-type="float" office:value="10.1002203812913" calcext:value-type="float">
            <text:p>10.1002203813</text:p>
          </table:table-cell>
        </table:table-row>
        <table:table-row table:style-name="ro1">
          <table:table-cell/>
          <table:table-cell table:formula="of:=SIN([.C651])" office:value-type="float" office:value="-0.637423989748742" calcext:value-type="float">
            <text:p>-0.6374239897</text:p>
          </table:table-cell>
          <table:table-cell table:formula="of:=[.C650]+PI()/200" office:value-type="float" office:value="10.1159283445592" calcext:value-type="float">
            <text:p>10.1159283446</text:p>
          </table:table-cell>
        </table:table-row>
        <table:table-row table:style-name="ro1">
          <table:table-cell/>
          <table:table-cell table:formula="of:=SIN([.C652])" office:value-type="float" office:value="-0.649448048330236" calcext:value-type="float">
            <text:p>-0.6494480483</text:p>
          </table:table-cell>
          <table:table-cell table:formula="of:=[.C651]+PI()/200" office:value-type="float" office:value="10.1316363078272" calcext:value-type="float">
            <text:p>10.1316363078</text:p>
          </table:table-cell>
        </table:table-row>
        <table:table-row table:style-name="ro1">
          <table:table-cell/>
          <table:table-cell table:formula="of:=SIN([.C653])" office:value-type="float" office:value="-0.661311865323704" calcext:value-type="float">
            <text:p>-0.6613118653</text:p>
          </table:table-cell>
          <table:table-cell table:formula="of:=[.C652]+PI()/200" office:value-type="float" office:value="10.1473442710951" calcext:value-type="float">
            <text:p>10.1473442711</text:p>
          </table:table-cell>
        </table:table-row>
        <table:table-row table:style-name="ro1">
          <table:table-cell/>
          <table:table-cell table:formula="of:=SIN([.C654])" office:value-type="float" office:value="-0.673012513509826" calcext:value-type="float">
            <text:p>-0.6730125135</text:p>
          </table:table-cell>
          <table:table-cell table:formula="of:=[.C653]+PI()/200" office:value-type="float" office:value="10.1630522343631" calcext:value-type="float">
            <text:p>10.1630522344</text:p>
          </table:table-cell>
        </table:table-row>
        <table:table-row table:style-name="ro1">
          <table:table-cell/>
          <table:table-cell table:formula="of:=SIN([.C655])" office:value-type="float" office:value="-0.684547105928741" calcext:value-type="float">
            <text:p>-0.6845471059</text:p>
          </table:table-cell>
          <table:table-cell table:formula="of:=[.C654]+PI()/200" office:value-type="float" office:value="10.178760197631" calcext:value-type="float">
            <text:p>10.1787601976</text:p>
          </table:table-cell>
        </table:table-row>
        <table:table-row table:style-name="ro1">
          <table:table-cell/>
          <table:table-cell table:formula="of:=SIN([.C656])" office:value-type="float" office:value="-0.695912796592366" calcext:value-type="float">
            <text:p>-0.6959127966</text:p>
          </table:table-cell>
          <table:table-cell table:formula="of:=[.C655]+PI()/200" office:value-type="float" office:value="10.194468160899" calcext:value-type="float">
            <text:p>10.1944681609</text:p>
          </table:table-cell>
        </table:table-row>
        <table:table-row table:style-name="ro1">
          <table:table-cell/>
          <table:table-cell table:formula="of:=SIN([.C657])" office:value-type="float" office:value="-0.707106781186599" calcext:value-type="float">
            <text:p>-0.7071067812</text:p>
          </table:table-cell>
          <table:table-cell table:formula="of:=[.C656]+PI()/200" office:value-type="float" office:value="10.2101761241669" calcext:value-type="float">
            <text:p>10.2101761242</text:p>
          </table:table-cell>
        </table:table-row>
        <table:table-row table:style-name="ro1">
          <table:table-cell/>
          <table:table-cell table:formula="of:=SIN([.C658])" office:value-type="float" office:value="-0.71812629776324" calcext:value-type="float">
            <text:p>-0.7181262978</text:p>
          </table:table-cell>
          <table:table-cell table:formula="of:=[.C657]+PI()/200" office:value-type="float" office:value="10.2258840874349" calcext:value-type="float">
            <text:p>10.2258840874</text:p>
          </table:table-cell>
        </table:table-row>
        <table:table-row table:style-name="ro1">
          <table:table-cell/>
          <table:table-cell table:formula="of:=SIN([.C659])" office:value-type="float" office:value="-0.728968627421463" calcext:value-type="float">
            <text:p>-0.7289686274</text:p>
          </table:table-cell>
          <table:table-cell table:formula="of:=[.C658]+PI()/200" office:value-type="float" office:value="10.2415920507028" calcext:value-type="float">
            <text:p>10.2415920507</text:p>
          </table:table-cell>
        </table:table-row>
        <table:table-row table:style-name="ro1">
          <table:table-cell/>
          <table:table-cell table:formula="of:=SIN([.C660])" office:value-type="float" office:value="-0.739631094978661" calcext:value-type="float">
            <text:p>-0.739631095</text:p>
          </table:table-cell>
          <table:table-cell table:formula="of:=[.C659]+PI()/200" office:value-type="float" office:value="10.2573000139708" calcext:value-type="float">
            <text:p>10.257300014</text:p>
          </table:table-cell>
        </table:table-row>
        <table:table-row table:style-name="ro1">
          <table:table-cell/>
          <table:table-cell table:formula="of:=SIN([.C661])" office:value-type="float" office:value="-0.75011106963051" calcext:value-type="float">
            <text:p>-0.7501110696</text:p>
          </table:table-cell>
          <table:table-cell table:formula="of:=[.C660]+PI()/200" office:value-type="float" office:value="10.2730079772387" calcext:value-type="float">
            <text:p>10.2730079772</text:p>
          </table:table-cell>
        </table:table-row>
        <table:table-row table:style-name="ro1">
          <table:table-cell/>
          <table:table-cell table:formula="of:=SIN([.C662])" office:value-type="float" office:value="-0.760405965600081" calcext:value-type="float">
            <text:p>-0.7604059656</text:p>
          </table:table-cell>
          <table:table-cell table:formula="of:=[.C661]+PI()/200" office:value-type="float" office:value="10.2887159405067" calcext:value-type="float">
            <text:p>10.2887159405</text:p>
          </table:table-cell>
        </table:table-row>
        <table:table-row table:style-name="ro1">
          <table:table-cell/>
          <table:table-cell table:formula="of:=SIN([.C663])" office:value-type="float" office:value="-0.770513242775839" calcext:value-type="float">
            <text:p>-0.7705132428</text:p>
          </table:table-cell>
          <table:table-cell table:formula="of:=[.C662]+PI()/200" office:value-type="float" office:value="10.3044239037746" calcext:value-type="float">
            <text:p>10.3044239038</text:p>
          </table:table-cell>
        </table:table-row>
        <table:table-row table:style-name="ro1">
          <table:table-cell/>
          <table:table-cell table:formula="of:=SIN([.C664])" office:value-type="float" office:value="-0.780430407338379" calcext:value-type="float">
            <text:p>-0.7804304073</text:p>
          </table:table-cell>
          <table:table-cell table:formula="of:=[.C663]+PI()/200" office:value-type="float" office:value="10.3201318670426" calcext:value-type="float">
            <text:p>10.320131867</text:p>
          </table:table-cell>
        </table:table-row>
        <table:table-row table:style-name="ro1">
          <table:table-cell/>
          <table:table-cell table:formula="of:=SIN([.C665])" office:value-type="float" office:value="-0.790155012375739" calcext:value-type="float">
            <text:p>-0.7901550124</text:p>
          </table:table-cell>
          <table:table-cell table:formula="of:=[.C664]+PI()/200" office:value-type="float" office:value="10.3358398303105" calcext:value-type="float">
            <text:p>10.3358398303</text:p>
          </table:table-cell>
        </table:table-row>
        <table:table-row table:style-name="ro1">
          <table:table-cell/>
          <table:table-cell table:formula="of:=SIN([.C666])" office:value-type="float" office:value="-0.799684658487139" calcext:value-type="float">
            <text:p>-0.7996846585</text:p>
          </table:table-cell>
          <table:table-cell table:formula="of:=[.C665]+PI()/200" office:value-type="float" office:value="10.3515477935784" calcext:value-type="float">
            <text:p>10.3515477936</text:p>
          </table:table-cell>
        </table:table-row>
        <table:table-row table:style-name="ro1">
          <table:table-cell/>
          <table:table-cell table:formula="of:=SIN([.C667])" office:value-type="float" office:value="-0.809016994374995" calcext:value-type="float">
            <text:p>-0.8090169944</text:p>
          </table:table-cell>
          <table:table-cell table:formula="of:=[.C666]+PI()/200" office:value-type="float" office:value="10.3672557568464" calcext:value-type="float">
            <text:p>10.3672557568</text:p>
          </table:table-cell>
        </table:table-row>
        <table:table-row table:style-name="ro1">
          <table:table-cell/>
          <table:table-cell table:formula="of:=SIN([.C668])" office:value-type="float" office:value="-0.818149717425071" calcext:value-type="float">
            <text:p>-0.8181497174</text:p>
          </table:table-cell>
          <table:table-cell table:formula="of:=[.C667]+PI()/200" office:value-type="float" office:value="10.3829637201143" calcext:value-type="float">
            <text:p>10.3829637201</text:p>
          </table:table-cell>
        </table:table-row>
        <table:table-row table:style-name="ro1">
          <table:table-cell/>
          <table:table-cell table:formula="of:=SIN([.C669])" office:value-type="float" office:value="-0.827080574274608" calcext:value-type="float">
            <text:p>-0.8270805743</text:p>
          </table:table-cell>
          <table:table-cell table:formula="of:=[.C668]+PI()/200" office:value-type="float" office:value="10.3986716833823" calcext:value-type="float">
            <text:p>10.3986716834</text:p>
          </table:table-cell>
        </table:table-row>
        <table:table-row table:style-name="ro1">
          <table:table-cell/>
          <table:table-cell table:formula="of:=SIN([.C670])" office:value-type="float" office:value="-0.835807361368316" calcext:value-type="float">
            <text:p>-0.8358073614</text:p>
          </table:table-cell>
          <table:table-cell table:formula="of:=[.C669]+PI()/200" office:value-type="float" office:value="10.4143796466503" calcext:value-type="float">
            <text:p>10.4143796467</text:p>
          </table:table-cell>
        </table:table-row>
        <table:table-row table:style-name="ro1">
          <table:table-cell/>
          <table:table-cell table:formula="of:=SIN([.C671])" office:value-type="float" office:value="-0.84432792550206" calcext:value-type="float">
            <text:p>-0.8443279255</text:p>
          </table:table-cell>
          <table:table-cell table:formula="of:=[.C670]+PI()/200" office:value-type="float" office:value="10.4300876099182" calcext:value-type="float">
            <text:p>10.4300876099</text:p>
          </table:table-cell>
        </table:table-row>
        <table:table-row table:style-name="ro1">
          <table:table-cell/>
          <table:table-cell table:formula="of:=SIN([.C672])" office:value-type="float" office:value="-0.852640164354137" calcext:value-type="float">
            <text:p>-0.8526401644</text:p>
          </table:table-cell>
          <table:table-cell table:formula="of:=[.C671]+PI()/200" office:value-type="float" office:value="10.4457955731861" calcext:value-type="float">
            <text:p>10.4457955732</text:p>
          </table:table-cell>
        </table:table-row>
        <table:table-row table:style-name="ro1">
          <table:table-cell/>
          <table:table-cell table:formula="of:=SIN([.C673])" office:value-type="float" office:value="-0.860742027003987" calcext:value-type="float">
            <text:p>-0.860742027</text:p>
          </table:table-cell>
          <table:table-cell table:formula="of:=[.C672]+PI()/200" office:value-type="float" office:value="10.4615035364541" calcext:value-type="float">
            <text:p>10.4615035365</text:p>
          </table:table-cell>
        </table:table-row>
        <table:table-row table:style-name="ro1">
          <table:table-cell/>
          <table:table-cell table:formula="of:=SIN([.C674])" office:value-type="float" office:value="-0.868631514438234" calcext:value-type="float">
            <text:p>-0.8686315144</text:p>
          </table:table-cell>
          <table:table-cell table:formula="of:=[.C673]+PI()/200" office:value-type="float" office:value="10.477211499722" calcext:value-type="float">
            <text:p>10.4772114997</text:p>
          </table:table-cell>
        </table:table-row>
        <table:table-row table:style-name="ro1">
          <table:table-cell/>
          <table:table-cell table:formula="of:=SIN([.C675])" office:value-type="float" office:value="-0.876306680043906" calcext:value-type="float">
            <text:p>-0.87630668</text:p>
          </table:table-cell>
          <table:table-cell table:formula="of:=[.C674]+PI()/200" office:value-type="float" office:value="10.49291946299" calcext:value-type="float">
            <text:p>10.492919463</text:p>
          </table:table-cell>
        </table:table-row>
        <table:table-row table:style-name="ro1">
          <table:table-cell/>
          <table:table-cell table:formula="of:=SIN([.C676])" office:value-type="float" office:value="-0.883765630088735" calcext:value-type="float">
            <text:p>-0.8837656301</text:p>
          </table:table-cell>
          <table:table-cell table:formula="of:=[.C675]+PI()/200" office:value-type="float" office:value="10.5086274262579" calcext:value-type="float">
            <text:p>10.5086274263</text:p>
          </table:table-cell>
        </table:table-row>
        <table:table-row table:style-name="ro1">
          <table:table-cell/>
          <table:table-cell table:formula="of:=SIN([.C677])" office:value-type="float" office:value="-0.891006524188408" calcext:value-type="float">
            <text:p>-0.8910065242</text:p>
          </table:table-cell>
          <table:table-cell table:formula="of:=[.C676]+PI()/200" office:value-type="float" office:value="10.5243353895259" calcext:value-type="float">
            <text:p>10.5243353895</text:p>
          </table:table-cell>
        </table:table-row>
        <table:table-row table:style-name="ro1">
          <table:table-cell/>
          <table:table-cell table:formula="of:=SIN([.C678])" office:value-type="float" office:value="-0.898027575760655" calcext:value-type="float">
            <text:p>-0.8980275758</text:p>
          </table:table-cell>
          <table:table-cell table:formula="of:=[.C677]+PI()/200" office:value-type="float" office:value="10.5400433527938" calcext:value-type="float">
            <text:p>10.5400433528</text:p>
          </table:table-cell>
        </table:table-row>
        <table:table-row table:style-name="ro1">
          <table:table-cell/>
          <table:table-cell table:formula="of:=SIN([.C679])" office:value-type="float" office:value="-0.904827052466058" calcext:value-type="float">
            <text:p>-0.9048270525</text:p>
          </table:table-cell>
          <table:table-cell table:formula="of:=[.C678]+PI()/200" office:value-type="float" office:value="10.5557513160618" calcext:value-type="float">
            <text:p>10.5557513161</text:p>
          </table:table-cell>
        </table:table-row>
        <table:table-row table:style-name="ro1">
          <table:table-cell/>
          <table:table-cell table:formula="of:=SIN([.C680])" office:value-type="float" office:value="-0.911403276635483" calcext:value-type="float">
            <text:p>-0.9114032766</text:p>
          </table:table-cell>
          <table:table-cell table:formula="of:=[.C679]+PI()/200" office:value-type="float" office:value="10.5714592793297" calcext:value-type="float">
            <text:p>10.5714592793</text:p>
          </table:table-cell>
        </table:table-row>
        <table:table-row table:style-name="ro1">
          <table:table-cell/>
          <table:table-cell table:formula="of:=SIN([.C681])" office:value-type="float" office:value="-0.917754625684018" calcext:value-type="float">
            <text:p>-0.9177546257</text:p>
          </table:table-cell>
          <table:table-cell table:formula="of:=[.C680]+PI()/200" office:value-type="float" office:value="10.5871672425977" calcext:value-type="float">
            <text:p>10.5871672426</text:p>
          </table:table-cell>
        </table:table-row>
        <table:table-row table:style-name="ro1">
          <table:table-cell/>
          <table:table-cell table:formula="of:=SIN([.C682])" office:value-type="float" office:value="-0.923879532511323" calcext:value-type="float">
            <text:p>-0.9238795325</text:p>
          </table:table-cell>
          <table:table-cell table:formula="of:=[.C681]+PI()/200" office:value-type="float" office:value="10.6028752058656" calcext:value-type="float">
            <text:p>10.6028752059</text:p>
          </table:table-cell>
        </table:table-row>
        <table:table-row table:style-name="ro1">
          <table:table-cell/>
          <table:table-cell table:formula="of:=SIN([.C683])" office:value-type="float" office:value="-0.929776485888286" calcext:value-type="float">
            <text:p>-0.9297764859</text:p>
          </table:table-cell>
          <table:table-cell table:formula="of:=[.C682]+PI()/200" office:value-type="float" office:value="10.6185831691336" calcext:value-type="float">
            <text:p>10.6185831691</text:p>
          </table:table-cell>
        </table:table-row>
        <table:table-row table:style-name="ro1">
          <table:table-cell/>
          <table:table-cell table:formula="of:=SIN([.C684])" office:value-type="float" office:value="-0.935444030829901" calcext:value-type="float">
            <text:p>-0.9354440308</text:p>
          </table:table-cell>
          <table:table-cell table:formula="of:=[.C683]+PI()/200" office:value-type="float" office:value="10.6342911324015" calcext:value-type="float">
            <text:p>10.6342911324</text:p>
          </table:table-cell>
        </table:table-row>
        <table:table-row table:style-name="ro1">
          <table:table-cell/>
          <table:table-cell table:formula="of:=SIN([.C685])" office:value-type="float" office:value="-0.940880768954258" calcext:value-type="float">
            <text:p>-0.940880769</text:p>
          </table:table-cell>
          <table:table-cell table:formula="of:=[.C684]+PI()/200" office:value-type="float" office:value="10.6499990956695" calcext:value-type="float">
            <text:p>10.6499990957</text:p>
          </table:table-cell>
        </table:table-row>
        <table:table-row table:style-name="ro1">
          <table:table-cell/>
          <table:table-cell table:formula="of:=SIN([.C686])" office:value-type="float" office:value="-0.946085358827577" calcext:value-type="float">
            <text:p>-0.9460853588</text:p>
          </table:table-cell>
          <table:table-cell table:formula="of:=[.C685]+PI()/200" office:value-type="float" office:value="10.6657070589374" calcext:value-type="float">
            <text:p>10.6657070589</text:p>
          </table:table-cell>
        </table:table-row>
        <table:table-row table:style-name="ro1">
          <table:table-cell/>
          <table:table-cell table:formula="of:=SIN([.C687])" office:value-type="float" office:value="-0.951056516295184" calcext:value-type="float">
            <text:p>-0.9510565163</text:p>
          </table:table-cell>
          <table:table-cell table:formula="of:=[.C686]+PI()/200" office:value-type="float" office:value="10.6814150222054" calcext:value-type="float">
            <text:p>10.6814150222</text:p>
          </table:table-cell>
        </table:table-row>
        <table:table-row table:style-name="ro1">
          <table:table-cell/>
          <table:table-cell table:formula="of:=SIN([.C688])" office:value-type="float" office:value="-0.955793014798359" calcext:value-type="float">
            <text:p>-0.9557930148</text:p>
          </table:table-cell>
          <table:table-cell table:formula="of:=[.C687]+PI()/200" office:value-type="float" office:value="10.6971229854733" calcext:value-type="float">
            <text:p>10.6971229855</text:p>
          </table:table-cell>
        </table:table-row>
        <table:table-row table:style-name="ro1">
          <table:table-cell/>
          <table:table-cell table:formula="of:=SIN([.C689])" office:value-type="float" office:value="-0.960293685676971" calcext:value-type="float">
            <text:p>-0.9602936857</text:p>
          </table:table-cell>
          <table:table-cell table:formula="of:=[.C688]+PI()/200" office:value-type="float" office:value="10.7128309487413" calcext:value-type="float">
            <text:p>10.7128309487</text:p>
          </table:table-cell>
        </table:table-row>
        <table:table-row table:style-name="ro1">
          <table:table-cell/>
          <table:table-cell table:formula="of:=SIN([.C690])" office:value-type="float" office:value="-0.964557418457824" calcext:value-type="float">
            <text:p>-0.9645574185</text:p>
          </table:table-cell>
          <table:table-cell table:formula="of:=[.C689]+PI()/200" office:value-type="float" office:value="10.7285389120092" calcext:value-type="float">
            <text:p>10.728538912</text:p>
          </table:table-cell>
        </table:table-row>
        <table:table-row table:style-name="ro1">
          <table:table-cell/>
          <table:table-cell table:formula="of:=SIN([.C691])" office:value-type="float" office:value="-0.968583161128656" calcext:value-type="float">
            <text:p>-0.9685831611</text:p>
          </table:table-cell>
          <table:table-cell table:formula="of:=[.C690]+PI()/200" office:value-type="float" office:value="10.7442468752772" calcext:value-type="float">
            <text:p>10.7442468753</text:p>
          </table:table-cell>
        </table:table-row>
        <table:table-row table:style-name="ro1">
          <table:table-cell/>
          <table:table-cell table:formula="of:=SIN([.C692])" office:value-type="float" office:value="-0.9723699203977" calcext:value-type="float">
            <text:p>-0.9723699204</text:p>
          </table:table-cell>
          <table:table-cell table:formula="of:=[.C691]+PI()/200" office:value-type="float" office:value="10.7599548385451" calcext:value-type="float">
            <text:p>10.7599548385</text:p>
          </table:table-cell>
        </table:table-row>
        <table:table-row table:style-name="ro1">
          <table:table-cell/>
          <table:table-cell table:formula="of:=SIN([.C693])" office:value-type="float" office:value="-0.97591676193877" calcext:value-type="float">
            <text:p>-0.9759167619</text:p>
          </table:table-cell>
          <table:table-cell table:formula="of:=[.C692]+PI()/200" office:value-type="float" office:value="10.7756628018131" calcext:value-type="float">
            <text:p>10.7756628018</text:p>
          </table:table-cell>
        </table:table-row>
        <table:table-row table:style-name="ro1">
          <table:table-cell/>
          <table:table-cell table:formula="of:=SIN([.C694])" office:value-type="float" office:value="-0.979222810621787" calcext:value-type="float">
            <text:p>-0.9792228106</text:p>
          </table:table-cell>
          <table:table-cell table:formula="of:=[.C693]+PI()/200" office:value-type="float" office:value="10.791370765081" calcext:value-type="float">
            <text:p>10.7913707651</text:p>
          </table:table-cell>
        </table:table-row>
        <table:table-row table:style-name="ro1">
          <table:table-cell/>
          <table:table-cell table:formula="of:=SIN([.C695])" office:value-type="float" office:value="-0.982287250728708" calcext:value-type="float">
            <text:p>-0.9822872507</text:p>
          </table:table-cell>
          <table:table-cell table:formula="of:=[.C694]+PI()/200" office:value-type="float" office:value="10.807078728349" calcext:value-type="float">
            <text:p>10.8070787283</text:p>
          </table:table-cell>
        </table:table-row>
        <table:table-row table:style-name="ro1">
          <table:table-cell/>
          <table:table-cell table:formula="of:=SIN([.C696])" office:value-type="float" office:value="-0.985109326154792" calcext:value-type="float">
            <text:p>-0.9851093262</text:p>
          </table:table-cell>
          <table:table-cell table:formula="of:=[.C695]+PI()/200" office:value-type="float" office:value="10.8227866916169" calcext:value-type="float">
            <text:p>10.8227866916</text:p>
          </table:table-cell>
        </table:table-row>
        <table:table-row table:style-name="ro1">
          <table:table-cell/>
          <table:table-cell table:formula="of:=SIN([.C697])" office:value-type="float" office:value="-0.987688340595154" calcext:value-type="float">
            <text:p>-0.9876883406</text:p>
          </table:table-cell>
          <table:table-cell table:formula="of:=[.C696]+PI()/200" office:value-type="float" office:value="10.8384946548849" calcext:value-type="float">
            <text:p>10.8384946549</text:p>
          </table:table-cell>
        </table:table-row>
        <table:table-row table:style-name="ro1">
          <table:table-cell/>
          <table:table-cell table:formula="of:=SIN([.C698])" office:value-type="float" office:value="-0.990023657716572" calcext:value-type="float">
            <text:p>-0.9900236577</text:p>
          </table:table-cell>
          <table:table-cell table:formula="of:=[.C697]+PI()/200" office:value-type="float" office:value="10.8542026181528" calcext:value-type="float">
            <text:p>10.8542026182</text:p>
          </table:table-cell>
        </table:table-row>
        <table:table-row table:style-name="ro1">
          <table:table-cell/>
          <table:table-cell table:formula="of:=SIN([.C699])" office:value-type="float" office:value="-0.992114701314491" calcext:value-type="float">
            <text:p>-0.9921147013</text:p>
          </table:table-cell>
          <table:table-cell table:formula="of:=[.C698]+PI()/200" office:value-type="float" office:value="10.8699105814208" calcext:value-type="float">
            <text:p>10.8699105814</text:p>
          </table:table-cell>
        </table:table-row>
        <table:table-row table:style-name="ro1">
          <table:table-cell/>
          <table:table-cell table:formula="of:=SIN([.C700])" office:value-type="float" office:value="-0.993960955455191" calcext:value-type="float">
            <text:p>-0.9939609555</text:p>
          </table:table-cell>
          <table:table-cell table:formula="of:=[.C699]+PI()/200" office:value-type="float" office:value="10.8856185446887" calcext:value-type="float">
            <text:p>10.8856185447</text:p>
          </table:table-cell>
        </table:table-row>
        <table:table-row table:style-name="ro1">
          <table:table-cell/>
          <table:table-cell table:formula="of:=SIN([.C701])" office:value-type="float" office:value="-0.99556196460309" calcext:value-type="float">
            <text:p>-0.9955619646</text:p>
          </table:table-cell>
          <table:table-cell table:formula="of:=[.C700]+PI()/200" office:value-type="float" office:value="10.9013265079567" calcext:value-type="float">
            <text:p>10.901326508</text:p>
          </table:table-cell>
        </table:table-row>
        <table:table-row table:style-name="ro1">
          <table:table-cell/>
          <table:table-cell table:formula="of:=SIN([.C702])" office:value-type="float" office:value="-0.996917333733136" calcext:value-type="float">
            <text:p>-0.9969173337</text:p>
          </table:table-cell>
          <table:table-cell table:formula="of:=[.C701]+PI()/200" office:value-type="float" office:value="10.9170344712246" calcext:value-type="float">
            <text:p>10.9170344712</text:p>
          </table:table-cell>
        </table:table-row>
        <table:table-row table:style-name="ro1">
          <table:table-cell/>
          <table:table-cell table:formula="of:=SIN([.C703])" office:value-type="float" office:value="-0.998026728428278" calcext:value-type="float">
            <text:p>-0.9980267284</text:p>
          </table:table-cell>
          <table:table-cell table:formula="of:=[.C702]+PI()/200" office:value-type="float" office:value="10.9327424344926" calcext:value-type="float">
            <text:p>10.9327424345</text:p>
          </table:table-cell>
        </table:table-row>
        <table:table-row table:style-name="ro1">
          <table:table-cell/>
          <table:table-cell table:formula="of:=SIN([.C704])" office:value-type="float" office:value="-0.998889874961975" calcext:value-type="float">
            <text:p>-0.998889875</text:p>
          </table:table-cell>
          <table:table-cell table:formula="of:=[.C703]+PI()/200" office:value-type="float" office:value="10.9484503977605" calcext:value-type="float">
            <text:p>10.9484503978</text:p>
          </table:table-cell>
        </table:table-row>
        <table:table-row table:style-name="ro1">
          <table:table-cell/>
          <table:table-cell table:formula="of:=SIN([.C705])" office:value-type="float" office:value="-0.999506560365735" calcext:value-type="float">
            <text:p>-0.9995065604</text:p>
          </table:table-cell>
          <table:table-cell table:formula="of:=[.C704]+PI()/200" office:value-type="float" office:value="10.9641583610285" calcext:value-type="float">
            <text:p>10.964158361</text:p>
          </table:table-cell>
        </table:table-row>
        <table:table-row table:style-name="ro1">
          <table:table-cell/>
          <table:table-cell table:formula="of:=SIN([.C706])" office:value-type="float" office:value="-0.999876632481662" calcext:value-type="float">
            <text:p>-0.9998766325</text:p>
          </table:table-cell>
          <table:table-cell table:formula="of:=[.C705]+PI()/200" office:value-type="float" office:value="10.9798663242964" calcext:value-type="float">
            <text:p>10.9798663243</text:p>
          </table:table-cell>
        </table:table-row>
        <table:table-row table:style-name="ro1">
          <table:table-cell/>
          <table:table-cell table:formula="of:=SIN([.C707])" office:value-type="float" office:value="-1" calcext:value-type="float">
            <text:p>-1</text:p>
          </table:table-cell>
          <table:table-cell table:formula="of:=[.C706]+PI()/200" office:value-type="float" office:value="10.9955742875644" calcext:value-type="float">
            <text:p>10.9955742876</text:p>
          </table:table-cell>
        </table:table-row>
        <table:table-row table:style-name="ro1">
          <table:table-cell/>
          <table:table-cell table:formula="of:=SIN([.C708])" office:value-type="float" office:value="-0.999876632481659" calcext:value-type="float">
            <text:p>-0.9998766325</text:p>
          </table:table-cell>
          <table:table-cell table:formula="of:=[.C707]+PI()/200" office:value-type="float" office:value="11.0112822508323" calcext:value-type="float">
            <text:p>11.0112822508</text:p>
          </table:table-cell>
        </table:table-row>
        <table:table-row table:style-name="ro1">
          <table:table-cell/>
          <table:table-cell table:formula="of:=SIN([.C709])" office:value-type="float" office:value="-0.999506560365728" calcext:value-type="float">
            <text:p>-0.9995065604</text:p>
          </table:table-cell>
          <table:table-cell table:formula="of:=[.C708]+PI()/200" office:value-type="float" office:value="11.0269902141003" calcext:value-type="float">
            <text:p>11.0269902141</text:p>
          </table:table-cell>
        </table:table-row>
        <table:table-row table:style-name="ro1">
          <table:table-cell/>
          <table:table-cell table:formula="of:=SIN([.C710])" office:value-type="float" office:value="-0.998889874961965" calcext:value-type="float">
            <text:p>-0.998889875</text:p>
          </table:table-cell>
          <table:table-cell table:formula="of:=[.C709]+PI()/200" office:value-type="float" office:value="11.0426981773682" calcext:value-type="float">
            <text:p>11.0426981774</text:p>
          </table:table-cell>
        </table:table-row>
        <table:table-row table:style-name="ro1">
          <table:table-cell/>
          <table:table-cell table:formula="of:=SIN([.C711])" office:value-type="float" office:value="-0.998026728428264" calcext:value-type="float">
            <text:p>-0.9980267284</text:p>
          </table:table-cell>
          <table:table-cell table:formula="of:=[.C710]+PI()/200" office:value-type="float" office:value="11.0584061406362" calcext:value-type="float">
            <text:p>11.0584061406</text:p>
          </table:table-cell>
        </table:table-row>
        <table:table-row table:style-name="ro1">
          <table:table-cell/>
          <table:table-cell table:formula="of:=SIN([.C712])" office:value-type="float" office:value="-0.996917333733119" calcext:value-type="float">
            <text:p>-0.9969173337</text:p>
          </table:table-cell>
          <table:table-cell table:formula="of:=[.C711]+PI()/200" office:value-type="float" office:value="11.0741141039041" calcext:value-type="float">
            <text:p>11.0741141039</text:p>
          </table:table-cell>
        </table:table-row>
        <table:table-row table:style-name="ro1">
          <table:table-cell/>
          <table:table-cell table:formula="of:=SIN([.C713])" office:value-type="float" office:value="-0.995561964603069" calcext:value-type="float">
            <text:p>-0.9955619646</text:p>
          </table:table-cell>
          <table:table-cell table:formula="of:=[.C712]+PI()/200" office:value-type="float" office:value="11.0898220671721" calcext:value-type="float">
            <text:p>11.0898220672</text:p>
          </table:table-cell>
        </table:table-row>
        <table:table-row table:style-name="ro1">
          <table:table-cell/>
          <table:table-cell table:formula="of:=SIN([.C714])" office:value-type="float" office:value="-0.993960955455167" calcext:value-type="float">
            <text:p>-0.9939609555</text:p>
          </table:table-cell>
          <table:table-cell table:formula="of:=[.C713]+PI()/200" office:value-type="float" office:value="11.10553003044" calcext:value-type="float">
            <text:p>11.1055300304</text:p>
          </table:table-cell>
        </table:table-row>
        <table:table-row table:style-name="ro1">
          <table:table-cell/>
          <table:table-cell table:formula="of:=SIN([.C715])" office:value-type="float" office:value="-0.992114701314463" calcext:value-type="float">
            <text:p>-0.9921147013</text:p>
          </table:table-cell>
          <table:table-cell table:formula="of:=[.C714]+PI()/200" office:value-type="float" office:value="11.121237993708" calcext:value-type="float">
            <text:p>11.1212379937</text:p>
          </table:table-cell>
        </table:table-row>
        <table:table-row table:style-name="ro1">
          <table:table-cell/>
          <table:table-cell table:formula="of:=SIN([.C716])" office:value-type="float" office:value="-0.990023657716541" calcext:value-type="float">
            <text:p>-0.9900236577</text:p>
          </table:table-cell>
          <table:table-cell table:formula="of:=[.C715]+PI()/200" office:value-type="float" office:value="11.1369459569759" calcext:value-type="float">
            <text:p>11.136945957</text:p>
          </table:table-cell>
        </table:table-row>
        <table:table-row table:style-name="ro1">
          <table:table-cell/>
          <table:table-cell table:formula="of:=SIN([.C717])" office:value-type="float" office:value="-0.987688340595119" calcext:value-type="float">
            <text:p>-0.9876883406</text:p>
          </table:table-cell>
          <table:table-cell table:formula="of:=[.C716]+PI()/200" office:value-type="float" office:value="11.1526539202439" calcext:value-type="float">
            <text:p>11.1526539202</text:p>
          </table:table-cell>
        </table:table-row>
        <table:table-row table:style-name="ro1">
          <table:table-cell/>
          <table:table-cell table:formula="of:=SIN([.C718])" office:value-type="float" office:value="-0.985109326154753" calcext:value-type="float">
            <text:p>-0.9851093262</text:p>
          </table:table-cell>
          <table:table-cell table:formula="of:=[.C717]+PI()/200" office:value-type="float" office:value="11.1683618835118" calcext:value-type="float">
            <text:p>11.1683618835</text:p>
          </table:table-cell>
        </table:table-row>
        <table:table-row table:style-name="ro1">
          <table:table-cell/>
          <table:table-cell table:formula="of:=SIN([.C719])" office:value-type="float" office:value="-0.982287250728666" calcext:value-type="float">
            <text:p>-0.9822872507</text:p>
          </table:table-cell>
          <table:table-cell table:formula="of:=[.C718]+PI()/200" office:value-type="float" office:value="11.1840698467798" calcext:value-type="float">
            <text:p>11.1840698468</text:p>
          </table:table-cell>
        </table:table-row>
        <table:table-row table:style-name="ro1">
          <table:table-cell/>
          <table:table-cell table:formula="of:=SIN([.C720])" office:value-type="float" office:value="-0.979222810621741" calcext:value-type="float">
            <text:p>-0.9792228106</text:p>
          </table:table-cell>
          <table:table-cell table:formula="of:=[.C719]+PI()/200" office:value-type="float" office:value="11.1997778100477" calcext:value-type="float">
            <text:p>11.19977781</text:p>
          </table:table-cell>
        </table:table-row>
        <table:table-row table:style-name="ro1">
          <table:table-cell/>
          <table:table-cell table:formula="of:=SIN([.C721])" office:value-type="float" office:value="-0.97591676193872" calcext:value-type="float">
            <text:p>-0.9759167619</text:p>
          </table:table-cell>
          <table:table-cell table:formula="of:=[.C720]+PI()/200" office:value-type="float" office:value="11.2154857733157" calcext:value-type="float">
            <text:p>11.2154857733</text:p>
          </table:table-cell>
        </table:table-row>
        <table:table-row table:style-name="ro1">
          <table:table-cell/>
          <table:table-cell table:formula="of:=SIN([.C722])" office:value-type="float" office:value="-0.972369920397647" calcext:value-type="float">
            <text:p>-0.9723699204</text:p>
          </table:table-cell>
          <table:table-cell table:formula="of:=[.C721]+PI()/200" office:value-type="float" office:value="11.2311937365836" calcext:value-type="float">
            <text:p>11.2311937366</text:p>
          </table:table-cell>
        </table:table-row>
        <table:table-row table:style-name="ro1">
          <table:table-cell/>
          <table:table-cell table:formula="of:=SIN([.C723])" office:value-type="float" office:value="-0.9685831611286" calcext:value-type="float">
            <text:p>-0.9685831611</text:p>
          </table:table-cell>
          <table:table-cell table:formula="of:=[.C722]+PI()/200" office:value-type="float" office:value="11.2469016998516" calcext:value-type="float">
            <text:p>11.2469016999</text:p>
          </table:table-cell>
        </table:table-row>
        <table:table-row table:style-name="ro1">
          <table:table-cell/>
          <table:table-cell table:formula="of:=SIN([.C724])" office:value-type="float" office:value="-0.964557418457765" calcext:value-type="float">
            <text:p>-0.9645574185</text:p>
          </table:table-cell>
          <table:table-cell table:formula="of:=[.C723]+PI()/200" office:value-type="float" office:value="11.2626096631195" calcext:value-type="float">
            <text:p>11.2626096631</text:p>
          </table:table-cell>
        </table:table-row>
        <table:table-row table:style-name="ro1">
          <table:table-cell/>
          <table:table-cell table:formula="of:=SIN([.C725])" office:value-type="float" office:value="-0.960293685676907" calcext:value-type="float">
            <text:p>-0.9602936857</text:p>
          </table:table-cell>
          <table:table-cell table:formula="of:=[.C724]+PI()/200" office:value-type="float" office:value="11.2783176263875" calcext:value-type="float">
            <text:p>11.2783176264</text:p>
          </table:table-cell>
        </table:table-row>
        <table:table-row table:style-name="ro1">
          <table:table-cell/>
          <table:table-cell table:formula="of:=SIN([.C726])" office:value-type="float" office:value="-0.955793014798292" calcext:value-type="float">
            <text:p>-0.9557930148</text:p>
          </table:table-cell>
          <table:table-cell table:formula="of:=[.C725]+PI()/200" office:value-type="float" office:value="11.2940255896554" calcext:value-type="float">
            <text:p>11.2940255897</text:p>
          </table:table-cell>
        </table:table-row>
        <table:table-row table:style-name="ro1">
          <table:table-cell/>
          <table:table-cell table:formula="of:=SIN([.C727])" office:value-type="float" office:value="-0.951056516295114" calcext:value-type="float">
            <text:p>-0.9510565163</text:p>
          </table:table-cell>
          <table:table-cell table:formula="of:=[.C726]+PI()/200" office:value-type="float" office:value="11.3097335529234" calcext:value-type="float">
            <text:p>11.3097335529</text:p>
          </table:table-cell>
        </table:table-row>
        <table:table-row table:style-name="ro1">
          <table:table-cell/>
          <table:table-cell table:formula="of:=SIN([.C728])" office:value-type="float" office:value="-0.946085358827503" calcext:value-type="float">
            <text:p>-0.9460853588</text:p>
          </table:table-cell>
          <table:table-cell table:formula="of:=[.C727]+PI()/200" office:value-type="float" office:value="11.3254415161913" calcext:value-type="float">
            <text:p>11.3254415162</text:p>
          </table:table-cell>
        </table:table-row>
        <table:table-row table:style-name="ro1">
          <table:table-cell/>
          <table:table-cell table:formula="of:=SIN([.C729])" office:value-type="float" office:value="-0.940880768954181" calcext:value-type="float">
            <text:p>-0.940880769</text:p>
          </table:table-cell>
          <table:table-cell table:formula="of:=[.C728]+PI()/200" office:value-type="float" office:value="11.3411494794593" calcext:value-type="float">
            <text:p>11.3411494795</text:p>
          </table:table-cell>
        </table:table-row>
        <table:table-row table:style-name="ro1">
          <table:table-cell/>
          <table:table-cell table:formula="of:=SIN([.C730])" office:value-type="float" office:value="-0.935444030829821" calcext:value-type="float">
            <text:p>-0.9354440308</text:p>
          </table:table-cell>
          <table:table-cell table:formula="of:=[.C729]+PI()/200" office:value-type="float" office:value="11.3568574427272" calcext:value-type="float">
            <text:p>11.3568574427</text:p>
          </table:table-cell>
        </table:table-row>
        <table:table-row table:style-name="ro1">
          <table:table-cell/>
          <table:table-cell table:formula="of:=SIN([.C731])" office:value-type="float" office:value="-0.929776485888203" calcext:value-type="float">
            <text:p>-0.9297764859</text:p>
          </table:table-cell>
          <table:table-cell table:formula="of:=[.C730]+PI()/200" office:value-type="float" office:value="11.3725654059952" calcext:value-type="float">
            <text:p>11.372565406</text:p>
          </table:table-cell>
        </table:table-row>
        <table:table-row table:style-name="ro1">
          <table:table-cell/>
          <table:table-cell table:formula="of:=SIN([.C732])" office:value-type="float" office:value="-0.923879532511236" calcext:value-type="float">
            <text:p>-0.9238795325</text:p>
          </table:table-cell>
          <table:table-cell table:formula="of:=[.C731]+PI()/200" office:value-type="float" office:value="11.3882733692631" calcext:value-type="float">
            <text:p>11.3882733693</text:p>
          </table:table-cell>
        </table:table-row>
        <table:table-row table:style-name="ro1">
          <table:table-cell/>
          <table:table-cell table:formula="of:=SIN([.C733])" office:value-type="float" office:value="-0.917754625683928" calcext:value-type="float">
            <text:p>-0.9177546257</text:p>
          </table:table-cell>
          <table:table-cell table:formula="of:=[.C732]+PI()/200" office:value-type="float" office:value="11.4039813325311" calcext:value-type="float">
            <text:p>11.4039813325</text:p>
          </table:table-cell>
        </table:table-row>
        <table:table-row table:style-name="ro1">
          <table:table-cell/>
          <table:table-cell table:formula="of:=SIN([.C734])" office:value-type="float" office:value="-0.91140327663539" calcext:value-type="float">
            <text:p>-0.9114032766</text:p>
          </table:table-cell>
          <table:table-cell table:formula="of:=[.C733]+PI()/200" office:value-type="float" office:value="11.419689295799" calcext:value-type="float">
            <text:p>11.4196892958</text:p>
          </table:table-cell>
        </table:table-row>
        <table:table-row table:style-name="ro1">
          <table:table-cell/>
          <table:table-cell table:formula="of:=SIN([.C735])" office:value-type="float" office:value="-0.904827052465962" calcext:value-type="float">
            <text:p>-0.9048270525</text:p>
          </table:table-cell>
          <table:table-cell table:formula="of:=[.C734]+PI()/200" office:value-type="float" office:value="11.435397259067" calcext:value-type="float">
            <text:p>11.4353972591</text:p>
          </table:table-cell>
        </table:table-row>
        <table:table-row table:style-name="ro1">
          <table:table-cell/>
          <table:table-cell table:formula="of:=SIN([.C736])" office:value-type="float" office:value="-0.898027575760556" calcext:value-type="float">
            <text:p>-0.8980275758</text:p>
          </table:table-cell>
          <table:table-cell table:formula="of:=[.C735]+PI()/200" office:value-type="float" office:value="11.4511052223349" calcext:value-type="float">
            <text:p>11.4511052223</text:p>
          </table:table-cell>
        </table:table-row>
        <table:table-row table:style-name="ro1">
          <table:table-cell/>
          <table:table-cell table:formula="of:=SIN([.C737])" office:value-type="float" office:value="-0.891006524188306" calcext:value-type="float">
            <text:p>-0.8910065242</text:p>
          </table:table-cell>
          <table:table-cell table:formula="of:=[.C736]+PI()/200" office:value-type="float" office:value="11.4668131856029" calcext:value-type="float">
            <text:p>11.4668131856</text:p>
          </table:table-cell>
        </table:table-row>
        <table:table-row table:style-name="ro1">
          <table:table-cell/>
          <table:table-cell table:formula="of:=SIN([.C738])" office:value-type="float" office:value="-0.883765630088629" calcext:value-type="float">
            <text:p>-0.8837656301</text:p>
          </table:table-cell>
          <table:table-cell table:formula="of:=[.C737]+PI()/200" office:value-type="float" office:value="11.4825211488708" calcext:value-type="float">
            <text:p>11.4825211489</text:p>
          </table:table-cell>
        </table:table-row>
        <table:table-row table:style-name="ro1">
          <table:table-cell/>
          <table:table-cell table:formula="of:=SIN([.C739])" office:value-type="float" office:value="-0.876306680043797" calcext:value-type="float">
            <text:p>-0.87630668</text:p>
          </table:table-cell>
          <table:table-cell table:formula="of:=[.C738]+PI()/200" office:value-type="float" office:value="11.4982291121388" calcext:value-type="float">
            <text:p>11.4982291121</text:p>
          </table:table-cell>
        </table:table-row>
        <table:table-row table:style-name="ro1">
          <table:table-cell/>
          <table:table-cell table:formula="of:=SIN([.C740])" office:value-type="float" office:value="-0.868631514438122" calcext:value-type="float">
            <text:p>-0.8686315144</text:p>
          </table:table-cell>
          <table:table-cell table:formula="of:=[.C739]+PI()/200" office:value-type="float" office:value="11.5139370754067" calcext:value-type="float">
            <text:p>11.5139370754</text:p>
          </table:table-cell>
        </table:table-row>
        <table:table-row table:style-name="ro1">
          <table:table-cell/>
          <table:table-cell table:formula="of:=SIN([.C741])" office:value-type="float" office:value="-0.860742027003872" calcext:value-type="float">
            <text:p>-0.860742027</text:p>
          </table:table-cell>
          <table:table-cell table:formula="of:=[.C740]+PI()/200" office:value-type="float" office:value="11.5296450386747" calcext:value-type="float">
            <text:p>11.5296450387</text:p>
          </table:table-cell>
        </table:table-row>
        <table:table-row table:style-name="ro1">
          <table:table-cell/>
          <table:table-cell table:formula="of:=SIN([.C742])" office:value-type="float" office:value="-0.852640164354018" calcext:value-type="float">
            <text:p>-0.8526401644</text:p>
          </table:table-cell>
          <table:table-cell table:formula="of:=[.C741]+PI()/200" office:value-type="float" office:value="11.5453530019426" calcext:value-type="float">
            <text:p>11.5453530019</text:p>
          </table:table-cell>
        </table:table-row>
        <table:table-row table:style-name="ro1">
          <table:table-cell/>
          <table:table-cell table:formula="of:=SIN([.C743])" office:value-type="float" office:value="-0.844327925501939" calcext:value-type="float">
            <text:p>-0.8443279255</text:p>
          </table:table-cell>
          <table:table-cell table:formula="of:=[.C742]+PI()/200" office:value-type="float" office:value="11.5610609652106" calcext:value-type="float">
            <text:p>11.5610609652</text:p>
          </table:table-cell>
        </table:table-row>
        <table:table-row table:style-name="ro1">
          <table:table-cell/>
          <table:table-cell table:formula="of:=SIN([.C744])" office:value-type="float" office:value="-0.835807361368192" calcext:value-type="float">
            <text:p>-0.8358073614</text:p>
          </table:table-cell>
          <table:table-cell table:formula="of:=[.C743]+PI()/200" office:value-type="float" office:value="11.5767689284785" calcext:value-type="float">
            <text:p>11.5767689285</text:p>
          </table:table-cell>
        </table:table-row>
        <table:table-row table:style-name="ro1">
          <table:table-cell/>
          <table:table-cell table:formula="of:=SIN([.C745])" office:value-type="float" office:value="-0.827080574274481" calcext:value-type="float">
            <text:p>-0.8270805743</text:p>
          </table:table-cell>
          <table:table-cell table:formula="of:=[.C744]+PI()/200" office:value-type="float" office:value="11.5924768917465" calcext:value-type="float">
            <text:p>11.5924768917</text:p>
          </table:table-cell>
        </table:table-row>
        <table:table-row table:style-name="ro1">
          <table:table-cell/>
          <table:table-cell table:formula="of:=SIN([.C746])" office:value-type="float" office:value="-0.81814971742494" calcext:value-type="float">
            <text:p>-0.8181497174</text:p>
          </table:table-cell>
          <table:table-cell table:formula="of:=[.C745]+PI()/200" office:value-type="float" office:value="11.6081848550144" calcext:value-type="float">
            <text:p>11.608184855</text:p>
          </table:table-cell>
        </table:table-row>
        <table:table-row table:style-name="ro1">
          <table:table-cell/>
          <table:table-cell table:formula="of:=SIN([.C747])" office:value-type="float" office:value="-0.809016994374862" calcext:value-type="float">
            <text:p>-0.8090169944</text:p>
          </table:table-cell>
          <table:table-cell table:formula="of:=[.C746]+PI()/200" office:value-type="float" office:value="11.6238928182824" calcext:value-type="float">
            <text:p>11.6238928183</text:p>
          </table:table-cell>
        </table:table-row>
        <table:table-row table:style-name="ro1">
          <table:table-cell/>
          <table:table-cell table:formula="of:=SIN([.C748])" office:value-type="float" office:value="-0.799684658487003" calcext:value-type="float">
            <text:p>-0.7996846585</text:p>
          </table:table-cell>
          <table:table-cell table:formula="of:=[.C747]+PI()/200" office:value-type="float" office:value="11.6396007815503" calcext:value-type="float">
            <text:p>11.6396007816</text:p>
          </table:table-cell>
        </table:table-row>
        <table:table-row table:style-name="ro1">
          <table:table-cell/>
          <table:table-cell table:formula="of:=SIN([.C749])" office:value-type="float" office:value="-0.7901550123756" calcext:value-type="float">
            <text:p>-0.7901550124</text:p>
          </table:table-cell>
          <table:table-cell table:formula="of:=[.C748]+PI()/200" office:value-type="float" office:value="11.6553087448183" calcext:value-type="float">
            <text:p>11.6553087448</text:p>
          </table:table-cell>
        </table:table-row>
        <table:table-row table:style-name="ro1">
          <table:table-cell/>
          <table:table-cell table:formula="of:=SIN([.C750])" office:value-type="float" office:value="-0.780430407338237" calcext:value-type="float">
            <text:p>-0.7804304073</text:p>
          </table:table-cell>
          <table:table-cell table:formula="of:=[.C749]+PI()/200" office:value-type="float" office:value="11.6710167080862" calcext:value-type="float">
            <text:p>11.6710167081</text:p>
          </table:table-cell>
        </table:table-row>
        <table:table-row table:style-name="ro1">
          <table:table-cell/>
          <table:table-cell table:formula="of:=SIN([.C751])" office:value-type="float" office:value="-0.770513242775695" calcext:value-type="float">
            <text:p>-0.7705132428</text:p>
          </table:table-cell>
          <table:table-cell table:formula="of:=[.C750]+PI()/200" office:value-type="float" office:value="11.6867246713542" calcext:value-type="float">
            <text:p>11.6867246714</text:p>
          </table:table-cell>
        </table:table-row>
        <table:table-row table:style-name="ro1">
          <table:table-cell/>
          <table:table-cell table:formula="of:=SIN([.C752])" office:value-type="float" office:value="-0.760405965599934" calcext:value-type="float">
            <text:p>-0.7604059656</text:p>
          </table:table-cell>
          <table:table-cell table:formula="of:=[.C751]+PI()/200" office:value-type="float" office:value="11.7024326346221" calcext:value-type="float">
            <text:p>11.7024326346</text:p>
          </table:table-cell>
        </table:table-row>
        <table:table-row table:style-name="ro1">
          <table:table-cell/>
          <table:table-cell table:formula="of:=SIN([.C753])" office:value-type="float" office:value="-0.75011106963036" calcext:value-type="float">
            <text:p>-0.7501110696</text:p>
          </table:table-cell>
          <table:table-cell table:formula="of:=[.C752]+PI()/200" office:value-type="float" office:value="11.7181405978901" calcext:value-type="float">
            <text:p>11.7181405979</text:p>
          </table:table-cell>
        </table:table-row>
        <table:table-row table:style-name="ro1">
          <table:table-cell/>
          <table:table-cell table:formula="of:=SIN([.C754])" office:value-type="float" office:value="-0.739631094978508" calcext:value-type="float">
            <text:p>-0.739631095</text:p>
          </table:table-cell>
          <table:table-cell table:formula="of:=[.C753]+PI()/200" office:value-type="float" office:value="11.733848561158" calcext:value-type="float">
            <text:p>11.7338485612</text:p>
          </table:table-cell>
        </table:table-row>
        <table:table-row table:style-name="ro1">
          <table:table-cell/>
          <table:table-cell table:formula="of:=SIN([.C755])" office:value-type="float" office:value="-0.728968627421308" calcext:value-type="float">
            <text:p>-0.7289686274</text:p>
          </table:table-cell>
          <table:table-cell table:formula="of:=[.C754]+PI()/200" office:value-type="float" office:value="11.749556524426" calcext:value-type="float">
            <text:p>11.7495565244</text:p>
          </table:table-cell>
        </table:table-row>
        <table:table-row table:style-name="ro1">
          <table:table-cell/>
          <table:table-cell table:formula="of:=SIN([.C756])" office:value-type="float" office:value="-0.718126297763083" calcext:value-type="float">
            <text:p>-0.7181262978</text:p>
          </table:table-cell>
          <table:table-cell table:formula="of:=[.C755]+PI()/200" office:value-type="float" office:value="11.7652644876939" calcext:value-type="float">
            <text:p>11.7652644877</text:p>
          </table:table-cell>
        </table:table-row>
        <table:table-row table:style-name="ro1">
          <table:table-cell/>
          <table:table-cell table:formula="of:=SIN([.C757])" office:value-type="float" office:value="-0.707106781186439" calcext:value-type="float">
            <text:p>-0.7071067812</text:p>
          </table:table-cell>
          <table:table-cell table:formula="of:=[.C756]+PI()/200" office:value-type="float" office:value="11.7809724509619" calcext:value-type="float">
            <text:p>11.780972451</text:p>
          </table:table-cell>
        </table:table-row>
        <table:table-row table:style-name="ro1">
          <table:table-cell/>
          <table:table-cell table:formula="of:=SIN([.C758])" office:value-type="float" office:value="-0.695912796592204" calcext:value-type="float">
            <text:p>-0.6959127966</text:p>
          </table:table-cell>
          <table:table-cell table:formula="of:=[.C757]+PI()/200" office:value-type="float" office:value="11.7966804142298" calcext:value-type="float">
            <text:p>11.7966804142</text:p>
          </table:table-cell>
        </table:table-row>
        <table:table-row table:style-name="ro1">
          <table:table-cell/>
          <table:table-cell table:formula="of:=SIN([.C759])" office:value-type="float" office:value="-0.684547105928576" calcext:value-type="float">
            <text:p>-0.6845471059</text:p>
          </table:table-cell>
          <table:table-cell table:formula="of:=[.C758]+PI()/200" office:value-type="float" office:value="11.8123883774978" calcext:value-type="float">
            <text:p>11.8123883775</text:p>
          </table:table-cell>
        </table:table-row>
        <table:table-row table:style-name="ro1">
          <table:table-cell/>
          <table:table-cell table:formula="of:=SIN([.C760])" office:value-type="float" office:value="-0.673012513509658" calcext:value-type="float">
            <text:p>-0.6730125135</text:p>
          </table:table-cell>
          <table:table-cell table:formula="of:=[.C759]+PI()/200" office:value-type="float" office:value="11.8280963407657" calcext:value-type="float">
            <text:p>11.8280963408</text:p>
          </table:table-cell>
        </table:table-row>
        <table:table-row table:style-name="ro1">
          <table:table-cell/>
          <table:table-cell table:formula="of:=SIN([.C761])" office:value-type="float" office:value="-0.661311865323535" calcext:value-type="float">
            <text:p>-0.6613118653</text:p>
          </table:table-cell>
          <table:table-cell table:formula="of:=[.C760]+PI()/200" office:value-type="float" office:value="11.8438043040337" calcext:value-type="float">
            <text:p>11.843804304</text:p>
          </table:table-cell>
        </table:table-row>
        <table:table-row table:style-name="ro1">
          <table:table-cell/>
          <table:table-cell table:formula="of:=SIN([.C762])" office:value-type="float" office:value="-0.649448048330064" calcext:value-type="float">
            <text:p>-0.6494480483</text:p>
          </table:table-cell>
          <table:table-cell table:formula="of:=[.C761]+PI()/200" office:value-type="float" office:value="11.8595122673016" calcext:value-type="float">
            <text:p>11.8595122673</text:p>
          </table:table-cell>
        </table:table-row>
        <table:table-row table:style-name="ro1">
          <table:table-cell/>
          <table:table-cell table:formula="of:=SIN([.C763])" office:value-type="float" office:value="-0.637423989748568" calcext:value-type="float">
            <text:p>-0.6374239897</text:p>
          </table:table-cell>
          <table:table-cell table:formula="of:=[.C762]+PI()/200" office:value-type="float" office:value="11.8752202305696" calcext:value-type="float">
            <text:p>11.8752202306</text:p>
          </table:table-cell>
        </table:table-row>
        <table:table-row table:style-name="ro1">
          <table:table-cell/>
          <table:table-cell table:formula="of:=SIN([.C764])" office:value-type="float" office:value="-0.625242656335581" calcext:value-type="float">
            <text:p>-0.6252426563</text:p>
          </table:table-cell>
          <table:table-cell table:formula="of:=[.C763]+PI()/200" office:value-type="float" office:value="11.8909281938375" calcext:value-type="float">
            <text:p>11.8909281938</text:p>
          </table:table-cell>
        </table:table-row>
        <table:table-row table:style-name="ro1">
          <table:table-cell/>
          <table:table-cell table:formula="of:=SIN([.C765])" office:value-type="float" office:value="-0.61290705365285" calcext:value-type="float">
            <text:p>-0.6129070537</text:p>
          </table:table-cell>
          <table:table-cell table:formula="of:=[.C764]+PI()/200" office:value-type="float" office:value="11.9066361571055" calcext:value-type="float">
            <text:p>11.9066361571</text:p>
          </table:table-cell>
        </table:table-row>
        <table:table-row table:style-name="ro1">
          <table:table-cell/>
          <table:table-cell table:formula="of:=SIN([.C766])" office:value-type="float" office:value="-0.600420225325756" calcext:value-type="float">
            <text:p>-0.6004202253</text:p>
          </table:table-cell>
          <table:table-cell table:formula="of:=[.C765]+PI()/200" office:value-type="float" office:value="11.9223441203734" calcext:value-type="float">
            <text:p>11.9223441204</text:p>
          </table:table-cell>
        </table:table-row>
        <table:table-row table:style-name="ro1">
          <table:table-cell/>
          <table:table-cell table:formula="of:=SIN([.C767])" office:value-type="float" office:value="-0.587785252292343" calcext:value-type="float">
            <text:p>-0.5877852523</text:p>
          </table:table-cell>
          <table:table-cell table:formula="of:=[.C766]+PI()/200" office:value-type="float" office:value="11.9380520836414" calcext:value-type="float">
            <text:p>11.9380520836</text:p>
          </table:table-cell>
        </table:table-row>
        <table:table-row table:style-name="ro1">
          <table:table-cell/>
          <table:table-cell table:formula="of:=SIN([.C768])" office:value-type="float" office:value="-0.575005252043146" calcext:value-type="float">
            <text:p>-0.575005252</text:p>
          </table:table-cell>
          <table:table-cell table:formula="of:=[.C767]+PI()/200" office:value-type="float" office:value="11.9537600469093" calcext:value-type="float">
            <text:p>11.9537600469</text:p>
          </table:table-cell>
        </table:table-row>
        <table:table-row table:style-name="ro1">
          <table:table-cell/>
          <table:table-cell table:formula="of:=SIN([.C769])" office:value-type="float" office:value="-0.562083377851996" calcext:value-type="float">
            <text:p>-0.5620833779</text:p>
          </table:table-cell>
          <table:table-cell table:formula="of:=[.C768]+PI()/200" office:value-type="float" office:value="11.9694680101773" calcext:value-type="float">
            <text:p>11.9694680102</text:p>
          </table:table-cell>
        </table:table-row>
        <table:table-row table:style-name="ro1">
          <table:table-cell/>
          <table:table-cell table:formula="of:=SIN([.C770])" office:value-type="float" office:value="-0.549022817997995" calcext:value-type="float">
            <text:p>-0.549022818</text:p>
          </table:table-cell>
          <table:table-cell table:formula="of:=[.C769]+PI()/200" office:value-type="float" office:value="11.9851759734452" calcext:value-type="float">
            <text:p>11.9851759734</text:p>
          </table:table-cell>
        </table:table-row>
        <table:table-row table:style-name="ro1">
          <table:table-cell/>
          <table:table-cell table:formula="of:=SIN([.C771])" office:value-type="float" office:value="-0.535826794978858" calcext:value-type="float">
            <text:p>-0.535826795</text:p>
          </table:table-cell>
          <table:table-cell table:formula="of:=[.C770]+PI()/200" office:value-type="float" office:value="12.0008839367132" calcext:value-type="float">
            <text:p>12.0008839367</text:p>
          </table:table-cell>
        </table:table-row>
        <table:table-row table:style-name="ro1">
          <table:table-cell/>
          <table:table-cell table:formula="of:=SIN([.C772])" office:value-type="float" office:value="-0.522498564715808" calcext:value-type="float">
            <text:p>-0.5224985647</text:p>
          </table:table-cell>
          <table:table-cell table:formula="of:=[.C771]+PI()/200" office:value-type="float" office:value="12.0165918999811" calcext:value-type="float">
            <text:p>12.0165919</text:p>
          </table:table-cell>
        </table:table-row>
        <table:table-row table:style-name="ro1">
          <table:table-cell/>
          <table:table-cell table:formula="of:=SIN([.C773])" office:value-type="float" office:value="-0.509041415750228" calcext:value-type="float">
            <text:p>-0.5090414158</text:p>
          </table:table-cell>
          <table:table-cell table:formula="of:=[.C772]+PI()/200" office:value-type="float" office:value="12.0322998632491" calcext:value-type="float">
            <text:p>12.0322998632</text:p>
          </table:table-cell>
        </table:table-row>
        <table:table-row table:style-name="ro1">
          <table:table-cell/>
          <table:table-cell table:formula="of:=SIN([.C774])" office:value-type="float" office:value="-0.495458668432263" calcext:value-type="float">
            <text:p>-0.4954586684</text:p>
          </table:table-cell>
          <table:table-cell table:formula="of:=[.C773]+PI()/200" office:value-type="float" office:value="12.048007826517" calcext:value-type="float">
            <text:p>12.0480078265</text:p>
          </table:table-cell>
        </table:table-row>
        <table:table-row table:style-name="ro1">
          <table:table-cell/>
          <table:table-cell table:formula="of:=SIN([.C775])" office:value-type="float" office:value="-0.481753674101568" calcext:value-type="float">
            <text:p>-0.4817536741</text:p>
          </table:table-cell>
          <table:table-cell table:formula="of:=[.C774]+PI()/200" office:value-type="float" office:value="12.063715789785" calcext:value-type="float">
            <text:p>12.0637157898</text:p>
          </table:table-cell>
        </table:table-row>
        <table:table-row table:style-name="ro1">
          <table:table-cell/>
          <table:table-cell table:formula="of:=SIN([.C776])" office:value-type="float" office:value="-0.467929814260425" calcext:value-type="float">
            <text:p>-0.4679298143</text:p>
          </table:table-cell>
          <table:table-cell table:formula="of:=[.C775]+PI()/200" office:value-type="float" office:value="12.0794237530529" calcext:value-type="float">
            <text:p>12.0794237531</text:p>
          </table:table-cell>
        </table:table-row>
        <table:table-row table:style-name="ro1">
          <table:table-cell/>
          <table:table-cell table:formula="of:=SIN([.C777])" office:value-type="float" office:value="-0.453990499739396" calcext:value-type="float">
            <text:p>-0.4539904997</text:p>
          </table:table-cell>
          <table:table-cell table:formula="of:=[.C776]+PI()/200" office:value-type="float" office:value="12.0951317163209" calcext:value-type="float">
            <text:p>12.0951317163</text:p>
          </table:table-cell>
        </table:table-row>
        <table:table-row table:style-name="ro1">
          <table:table-cell/>
          <table:table-cell table:formula="of:=SIN([.C778])" office:value-type="float" office:value="-0.439939169855763" calcext:value-type="float">
            <text:p>-0.4399391699</text:p>
          </table:table-cell>
          <table:table-cell table:formula="of:=[.C777]+PI()/200" office:value-type="float" office:value="12.1108396795888" calcext:value-type="float">
            <text:p>12.1108396796</text:p>
          </table:table-cell>
        </table:table-row>
        <table:table-row table:style-name="ro1">
          <table:table-cell/>
          <table:table-cell table:formula="of:=SIN([.C779])" office:value-type="float" office:value="-0.425779291564918" calcext:value-type="float">
            <text:p>-0.4257792916</text:p>
          </table:table-cell>
          <table:table-cell table:formula="of:=[.C778]+PI()/200" office:value-type="float" office:value="12.1265476428568" calcext:value-type="float">
            <text:p>12.1265476429</text:p>
          </table:table-cell>
        </table:table-row>
        <table:table-row table:style-name="ro1">
          <table:table-cell/>
          <table:table-cell table:formula="of:=SIN([.C780])" office:value-type="float" office:value="-0.411514358604952" calcext:value-type="float">
            <text:p>-0.4115143586</text:p>
          </table:table-cell>
          <table:table-cell table:formula="of:=[.C779]+PI()/200" office:value-type="float" office:value="12.1422556061247" calcext:value-type="float">
            <text:p>12.1422556061</text:p>
          </table:table-cell>
        </table:table-row>
        <table:table-row table:style-name="ro1">
          <table:table-cell/>
          <table:table-cell table:formula="of:=SIN([.C781])" office:value-type="float" office:value="-0.397147890634622" calcext:value-type="float">
            <text:p>-0.3971478906</text:p>
          </table:table-cell>
          <table:table-cell table:formula="of:=[.C780]+PI()/200" office:value-type="float" office:value="12.1579635693927" calcext:value-type="float">
            <text:p>12.1579635694</text:p>
          </table:table-cell>
        </table:table-row>
        <table:table-row table:style-name="ro1">
          <table:table-cell/>
          <table:table-cell table:formula="of:=SIN([.C782])" office:value-type="float" office:value="-0.38268343236493" calcext:value-type="float">
            <text:p>-0.3826834324</text:p>
          </table:table-cell>
          <table:table-cell table:formula="of:=[.C781]+PI()/200" office:value-type="float" office:value="12.1736715326606" calcext:value-type="float">
            <text:p>12.1736715327</text:p>
          </table:table-cell>
        </table:table-row>
        <table:table-row table:style-name="ro1">
          <table:table-cell/>
          <table:table-cell table:formula="of:=SIN([.C783])" office:value-type="float" office:value="-0.368124552684516" calcext:value-type="float">
            <text:p>-0.3681245527</text:p>
          </table:table-cell>
          <table:table-cell table:formula="of:=[.C782]+PI()/200" office:value-type="float" office:value="12.1893794959286" calcext:value-type="float">
            <text:p>12.1893794959</text:p>
          </table:table-cell>
        </table:table-row>
        <table:table-row table:style-name="ro1">
          <table:table-cell/>
          <table:table-cell table:formula="of:=SIN([.C784])" office:value-type="float" office:value="-0.353474843779094" calcext:value-type="float">
            <text:p>-0.3534748438</text:p>
          </table:table-cell>
          <table:table-cell table:formula="of:=[.C783]+PI()/200" office:value-type="float" office:value="12.2050874591965" calcext:value-type="float">
            <text:p>12.2050874592</text:p>
          </table:table-cell>
        </table:table-row>
        <table:table-row table:style-name="ro1">
          <table:table-cell/>
          <table:table-cell table:formula="of:=SIN([.C785])" office:value-type="float" office:value="-0.338737920245126" calcext:value-type="float">
            <text:p>-0.3387379202</text:p>
          </table:table-cell>
          <table:table-cell table:formula="of:=[.C784]+PI()/200" office:value-type="float" office:value="12.2207954224645" calcext:value-type="float">
            <text:p>12.2207954225</text:p>
          </table:table-cell>
        </table:table-row>
        <table:table-row table:style-name="ro1">
          <table:table-cell/>
          <table:table-cell table:formula="of:=SIN([.C786])" office:value-type="float" office:value="-0.323917418197983" calcext:value-type="float">
            <text:p>-0.3239174182</text:p>
          </table:table-cell>
          <table:table-cell table:formula="of:=[.C785]+PI()/200" office:value-type="float" office:value="12.2365033857324" calcext:value-type="float">
            <text:p>12.2365033857</text:p>
          </table:table-cell>
        </table:table-row>
        <table:table-row table:style-name="ro1">
          <table:table-cell/>
          <table:table-cell table:formula="of:=SIN([.C787])" office:value-type="float" office:value="-0.309016994374779" calcext:value-type="float">
            <text:p>-0.3090169944</text:p>
          </table:table-cell>
          <table:table-cell table:formula="of:=[.C786]+PI()/200" office:value-type="float" office:value="12.2522113490004" calcext:value-type="float">
            <text:p>12.252211349</text:p>
          </table:table-cell>
        </table:table-row>
        <table:table-row table:style-name="ro1">
          <table:table-cell/>
          <table:table-cell table:formula="of:=SIN([.C788])" office:value-type="float" office:value="-0.294040325232134" calcext:value-type="float">
            <text:p>-0.2940403252</text:p>
          </table:table-cell>
          <table:table-cell table:formula="of:=[.C787]+PI()/200" office:value-type="float" office:value="12.2679193122683" calcext:value-type="float">
            <text:p>12.2679193123</text:p>
          </table:table-cell>
        </table:table-row>
        <table:table-row table:style-name="ro1">
          <table:table-cell/>
          <table:table-cell table:formula="of:=SIN([.C789])" office:value-type="float" office:value="-0.278991106039058" calcext:value-type="float">
            <text:p>-0.278991106</text:p>
          </table:table-cell>
          <table:table-cell table:formula="of:=[.C788]+PI()/200" office:value-type="float" office:value="12.2836272755363" calcext:value-type="float">
            <text:p>12.2836272755</text:p>
          </table:table-cell>
        </table:table-row>
        <table:table-row table:style-name="ro1">
          <table:table-cell/>
          <table:table-cell table:formula="of:=SIN([.C790])" office:value-type="float" office:value="-0.2638730499652" calcext:value-type="float">
            <text:p>-0.26387305</text:p>
          </table:table-cell>
          <table:table-cell table:formula="of:=[.C789]+PI()/200" office:value-type="float" office:value="12.2993352388042" calcext:value-type="float">
            <text:p>12.2993352388</text:p>
          </table:table-cell>
        </table:table-row>
        <table:table-row table:style-name="ro1">
          <table:table-cell/>
          <table:table-cell table:formula="of:=SIN([.C791])" office:value-type="float" office:value="-0.24868988716468" calcext:value-type="float">
            <text:p>-0.2486898872</text:p>
          </table:table-cell>
          <table:table-cell table:formula="of:=[.C790]+PI()/200" office:value-type="float" office:value="12.3150432020722" calcext:value-type="float">
            <text:p>12.3150432021</text:p>
          </table:table-cell>
        </table:table-row>
        <table:table-row table:style-name="ro1">
          <table:table-cell/>
          <table:table-cell table:formula="of:=SIN([.C792])" office:value-type="float" office:value="-0.233445363855729" calcext:value-type="float">
            <text:p>-0.2334453639</text:p>
          </table:table-cell>
          <table:table-cell table:formula="of:=[.C791]+PI()/200" office:value-type="float" office:value="12.3307511653401" calcext:value-type="float">
            <text:p>12.3307511653</text:p>
          </table:table-cell>
        </table:table-row>
        <table:table-row table:style-name="ro1">
          <table:table-cell/>
          <table:table-cell table:formula="of:=SIN([.C793])" office:value-type="float" office:value="-0.218143241396365" calcext:value-type="float">
            <text:p>-0.2181432414</text:p>
          </table:table-cell>
          <table:table-cell table:formula="of:=[.C792]+PI()/200" office:value-type="float" office:value="12.3464591286081" calcext:value-type="float">
            <text:p>12.3464591286</text:p>
          </table:table-cell>
        </table:table-row>
        <table:table-row table:style-name="ro1">
          <table:table-cell/>
          <table:table-cell table:formula="of:=SIN([.C794])" office:value-type="float" office:value="-0.202787295356334" calcext:value-type="float">
            <text:p>-0.2027872954</text:p>
          </table:table-cell>
          <table:table-cell table:formula="of:=[.C793]+PI()/200" office:value-type="float" office:value="12.362167091876" calcext:value-type="float">
            <text:p>12.3621670919</text:p>
          </table:table-cell>
        </table:table-row>
        <table:table-row table:style-name="ro1">
          <table:table-cell/>
          <table:table-cell table:formula="of:=SIN([.C795])" office:value-type="float" office:value="-0.187381314585544" calcext:value-type="float">
            <text:p>-0.1873813146</text:p>
          </table:table-cell>
          <table:table-cell table:formula="of:=[.C794]+PI()/200" office:value-type="float" office:value="12.377875055144" calcext:value-type="float">
            <text:p>12.3778750551</text:p>
          </table:table-cell>
        </table:table-row>
        <table:table-row table:style-name="ro1">
          <table:table-cell/>
          <table:table-cell table:formula="of:=SIN([.C796])" office:value-type="float" office:value="-0.171929100279228" calcext:value-type="float">
            <text:p>-0.1719291003</text:p>
          </table:table-cell>
          <table:table-cell table:formula="of:=[.C795]+PI()/200" office:value-type="float" office:value="12.3935830184119" calcext:value-type="float">
            <text:p>12.3935830184</text:p>
          </table:table-cell>
        </table:table-row>
        <table:table-row table:style-name="ro1">
          <table:table-cell/>
          <table:table-cell table:formula="of:=SIN([.C797])" office:value-type="float" office:value="-0.156434465040048" calcext:value-type="float">
            <text:p>-0.156434465</text:p>
          </table:table-cell>
          <table:table-cell table:formula="of:=[.C796]+PI()/200" office:value-type="float" office:value="12.4092909816799" calcext:value-type="float">
            <text:p>12.4092909817</text:p>
          </table:table-cell>
        </table:table-row>
        <table:table-row table:style-name="ro1">
          <table:table-cell/>
          <table:table-cell table:formula="of:=SIN([.C798])" office:value-type="float" office:value="-0.140901231937399" calcext:value-type="float">
            <text:p>-0.1409012319</text:p>
          </table:table-cell>
          <table:table-cell table:formula="of:=[.C797]+PI()/200" office:value-type="float" office:value="12.4249989449478" calcext:value-type="float">
            <text:p>12.4249989449</text:p>
          </table:table-cell>
        </table:table-row>
        <table:table-row table:style-name="ro1">
          <table:table-cell/>
          <table:table-cell table:formula="of:=SIN([.C799])" office:value-type="float" office:value="-0.125333233564119" calcext:value-type="float">
            <text:p>-0.1253332336</text:p>
          </table:table-cell>
          <table:table-cell table:formula="of:=[.C798]+PI()/200" office:value-type="float" office:value="12.4407069082158" calcext:value-type="float">
            <text:p>12.4407069082</text:p>
          </table:table-cell>
        </table:table-row>
        <table:table-row table:style-name="ro1">
          <table:table-cell/>
          <table:table-cell table:formula="of:=SIN([.C800])" office:value-type="float" office:value="-0.109734311090859" calcext:value-type="float">
            <text:p>-0.1097343111</text:p>
          </table:table-cell>
          <table:table-cell table:formula="of:=[.C799]+PI()/200" office:value-type="float" office:value="12.4564148714837" calcext:value-type="float">
            <text:p>12.4564148715</text:p>
          </table:table-cell>
        </table:table-row>
        <table:table-row table:style-name="ro1">
          <table:table-cell/>
          <table:table-cell table:formula="of:=SIN([.C801])" office:value-type="float" office:value="-0.0941083133183268" calcext:value-type="float">
            <text:p>-0.0941083133</text:p>
          </table:table-cell>
          <table:table-cell table:formula="of:=[.C800]+PI()/200" office:value-type="float" office:value="12.4721228347517" calcext:value-type="float">
            <text:p>12.4721228348</text:p>
          </table:table-cell>
        </table:table-row>
        <table:table-row table:style-name="ro1">
          <table:table-cell/>
          <table:table-cell table:formula="of:=SIN([.C802])" office:value-type="float" office:value="-0.0784590957276564" calcext:value-type="float">
            <text:p>-0.0784590957</text:p>
          </table:table-cell>
          <table:table-cell table:formula="of:=[.C801]+PI()/200" office:value-type="float" office:value="12.4878307980196" calcext:value-type="float">
            <text:p>12.487830798</text:p>
          </table:table-cell>
        </table:table-row>
        <table:table-row table:style-name="ro1">
          <table:table-cell/>
          <table:table-cell table:formula="of:=SIN([.C803])" office:value-type="float" office:value="-0.0627905195291238" calcext:value-type="float">
            <text:p>-0.0627905195</text:p>
          </table:table-cell>
          <table:table-cell table:formula="of:=[.C802]+PI()/200" office:value-type="float" office:value="12.5035387612876" calcext:value-type="float">
            <text:p>12.5035387613</text:p>
          </table:table-cell>
        </table:table-row>
        <table:table-row table:style-name="ro1">
          <table:table-cell/>
          <table:table-cell table:formula="of:=SIN([.C804])" office:value-type="float" office:value="-0.0471064507094521" calcext:value-type="float">
            <text:p>-0.0471064507</text:p>
          </table:table-cell>
          <table:table-cell table:formula="of:=[.C803]+PI()/200" office:value-type="float" office:value="12.5192467245555" calcext:value-type="float">
            <text:p>12.5192467246</text:p>
          </table:table-cell>
        </table:table-row>
        <table:table-row table:style-name="ro1">
          <table:table-cell/>
          <table:table-cell table:formula="of:=SIN([.C805])" office:value-type="float" office:value="-0.0314107590779369" calcext:value-type="float">
            <text:p>-0.0314107591</text:p>
          </table:table-cell>
          <table:table-cell table:formula="of:=[.C804]+PI()/200" office:value-type="float" office:value="12.5349546878235" calcext:value-type="float">
            <text:p>12.5349546878</text:p>
          </table:table-cell>
        </table:table-row>
        <table:table-row table:style-name="ro1">
          <table:table-cell/>
          <table:table-cell table:formula="of:=SIN([.C806])" office:value-type="float" office:value="-0.0157073173116284" calcext:value-type="float">
            <text:p>-0.0157073173</text:p>
          </table:table-cell>
          <table:table-cell table:formula="of:=[.C805]+PI()/200" office:value-type="float" office:value="12.5506626510914" calcext:value-type="float">
            <text:p>12.5506626511</text:p>
          </table:table-cell>
        </table:table-row>
        <table:table-row table:style-name="ro1">
          <table:table-cell/>
          <table:table-cell table:formula="of:=SIN([.C807])" office:value-type="float" office:value="0.000000000000193133036774968" calcext:value-type="float">
            <text:p>1.93133036774968E-13</text:p>
          </table:table-cell>
          <table:table-cell table:formula="of:=[.C806]+PI()/200" office:value-type="float" office:value="12.5663706143594" calcext:value-type="float">
            <text:p>12.5663706144</text:p>
          </table:table-cell>
        </table:table-row>
        <table:table-row table:style-name="ro1">
          <table:table-cell/>
          <table:table-cell table:formula="of:=SIN([.C808])" office:value-type="float" office:value="0.0157073173120146" calcext:value-type="float">
            <text:p>0.0157073173</text:p>
          </table:table-cell>
          <table:table-cell table:formula="of:=[.C807]+PI()/200" office:value-type="float" office:value="12.5820785776273" calcext:value-type="float">
            <text:p>12.5820785776</text:p>
          </table:table-cell>
        </table:table-row>
        <table:table-row table:style-name="ro1">
          <table:table-cell/>
          <table:table-cell table:formula="of:=SIN([.C809])" office:value-type="float" office:value="0.0314107590783229" calcext:value-type="float">
            <text:p>0.0314107591</text:p>
          </table:table-cell>
          <table:table-cell table:formula="of:=[.C808]+PI()/200" office:value-type="float" office:value="12.5977865408953" calcext:value-type="float">
            <text:p>12.5977865409</text:p>
          </table:table-cell>
        </table:table-row>
        <table:table-row table:style-name="ro1">
          <table:table-cell/>
          <table:table-cell table:formula="of:=SIN([.C810])" office:value-type="float" office:value="0.047106450709838" calcext:value-type="float">
            <text:p>0.0471064507</text:p>
          </table:table-cell>
          <table:table-cell table:formula="of:=[.C809]+PI()/200" office:value-type="float" office:value="12.6134945041632" calcext:value-type="float">
            <text:p>12.6134945042</text:p>
          </table:table-cell>
        </table:table-row>
        <table:table-row table:style-name="ro1">
          <table:table-cell/>
          <table:table-cell table:formula="of:=SIN([.C811])" office:value-type="float" office:value="0.0627905195295093" calcext:value-type="float">
            <text:p>0.0627905195</text:p>
          </table:table-cell>
          <table:table-cell table:formula="of:=[.C810]+PI()/200" office:value-type="float" office:value="12.6292024674312" calcext:value-type="float">
            <text:p>12.6292024674</text:p>
          </table:table-cell>
        </table:table-row>
        <table:table-row table:style-name="ro1">
          <table:table-cell/>
          <table:table-cell table:formula="of:=SIN([.C812])" office:value-type="float" office:value="0.0784590957280415" calcext:value-type="float">
            <text:p>0.0784590957</text:p>
          </table:table-cell>
          <table:table-cell table:formula="of:=[.C811]+PI()/200" office:value-type="float" office:value="12.6449104306991" calcext:value-type="float">
            <text:p>12.6449104307</text:p>
          </table:table-cell>
        </table:table-row>
        <table:table-row table:style-name="ro1">
          <table:table-cell/>
          <table:table-cell table:formula="of:=SIN([.C813])" office:value-type="float" office:value="0.0941083133187114" calcext:value-type="float">
            <text:p>0.0941083133</text:p>
          </table:table-cell>
          <table:table-cell table:formula="of:=[.C812]+PI()/200" office:value-type="float" office:value="12.6606183939671" calcext:value-type="float">
            <text:p>12.660618394</text:p>
          </table:table-cell>
        </table:table-row>
        <table:table-row table:style-name="ro1">
          <table:table-cell/>
          <table:table-cell table:formula="of:=SIN([.C814])" office:value-type="float" office:value="0.109734311091243" calcext:value-type="float">
            <text:p>0.1097343111</text:p>
          </table:table-cell>
          <table:table-cell table:formula="of:=[.C813]+PI()/200" office:value-type="float" office:value="12.676326357235" calcext:value-type="float">
            <text:p>12.6763263572</text:p>
          </table:table-cell>
        </table:table-row>
        <table:table-row table:style-name="ro1">
          <table:table-cell/>
          <table:table-cell table:formula="of:=SIN([.C815])" office:value-type="float" office:value="0.125333233564502" calcext:value-type="float">
            <text:p>0.1253332336</text:p>
          </table:table-cell>
          <table:table-cell table:formula="of:=[.C814]+PI()/200" office:value-type="float" office:value="12.692034320503" calcext:value-type="float">
            <text:p>12.6920343205</text:p>
          </table:table-cell>
        </table:table-row>
        <table:table-row table:style-name="ro1">
          <table:table-cell/>
          <table:table-cell table:formula="of:=SIN([.C816])" office:value-type="float" office:value="0.140901231937781" calcext:value-type="float">
            <text:p>0.1409012319</text:p>
          </table:table-cell>
          <table:table-cell table:formula="of:=[.C815]+PI()/200" office:value-type="float" office:value="12.7077422837709" calcext:value-type="float">
            <text:p>12.7077422838</text:p>
          </table:table-cell>
        </table:table-row>
        <table:table-row table:style-name="ro1">
          <table:table-cell/>
          <table:table-cell table:formula="of:=SIN([.C817])" office:value-type="float" office:value="0.15643446504043" calcext:value-type="float">
            <text:p>0.156434465</text:p>
          </table:table-cell>
          <table:table-cell table:formula="of:=[.C816]+PI()/200" office:value-type="float" office:value="12.7234502470389" calcext:value-type="float">
            <text:p>12.723450247</text:p>
          </table:table-cell>
        </table:table-row>
        <table:table-row table:style-name="ro1">
          <table:table-cell/>
          <table:table-cell table:formula="of:=SIN([.C818])" office:value-type="float" office:value="0.171929100279608" calcext:value-type="float">
            <text:p>0.1719291003</text:p>
          </table:table-cell>
          <table:table-cell table:formula="of:=[.C817]+PI()/200" office:value-type="float" office:value="12.7391582103068" calcext:value-type="float">
            <text:p>12.7391582103</text:p>
          </table:table-cell>
        </table:table-row>
        <table:table-row table:style-name="ro1">
          <table:table-cell/>
          <table:table-cell table:formula="of:=SIN([.C819])" office:value-type="float" office:value="0.187381314585924" calcext:value-type="float">
            <text:p>0.1873813146</text:p>
          </table:table-cell>
          <table:table-cell table:formula="of:=[.C818]+PI()/200" office:value-type="float" office:value="12.7548661735748" calcext:value-type="float">
            <text:p>12.7548661736</text:p>
          </table:table-cell>
        </table:table-row>
        <table:table-row table:style-name="ro1">
          <table:table-cell/>
          <table:table-cell table:formula="of:=SIN([.C820])" office:value-type="float" office:value="0.202787295356712" calcext:value-type="float">
            <text:p>0.2027872954</text:p>
          </table:table-cell>
          <table:table-cell table:formula="of:=[.C819]+PI()/200" office:value-type="float" office:value="12.7705741368427" calcext:value-type="float">
            <text:p>12.7705741368</text:p>
          </table:table-cell>
        </table:table-row>
        <table:table-row table:style-name="ro1">
          <table:table-cell/>
          <table:table-cell table:formula="of:=SIN([.C821])" office:value-type="float" office:value="0.218143241396742" calcext:value-type="float">
            <text:p>0.2181432414</text:p>
          </table:table-cell>
          <table:table-cell table:formula="of:=[.C820]+PI()/200" office:value-type="float" office:value="12.7862821001107" calcext:value-type="float">
            <text:p>12.7862821001</text:p>
          </table:table-cell>
        </table:table-row>
        <table:table-row table:style-name="ro1">
          <table:table-cell/>
          <table:table-cell table:formula="of:=SIN([.C822])" office:value-type="float" office:value="0.233445363856105" calcext:value-type="float">
            <text:p>0.2334453639</text:p>
          </table:table-cell>
          <table:table-cell table:formula="of:=[.C821]+PI()/200" office:value-type="float" office:value="12.8019900633786" calcext:value-type="float">
            <text:p>12.8019900634</text:p>
          </table:table-cell>
        </table:table-row>
        <table:table-row table:style-name="ro1">
          <table:table-cell/>
          <table:table-cell table:formula="of:=SIN([.C823])" office:value-type="float" office:value="0.248689887165054" calcext:value-type="float">
            <text:p>0.2486898872</text:p>
          </table:table-cell>
          <table:table-cell table:formula="of:=[.C822]+PI()/200" office:value-type="float" office:value="12.8176980266466" calcext:value-type="float">
            <text:p>12.8176980266</text:p>
          </table:table-cell>
        </table:table-row>
        <table:table-row table:style-name="ro1">
          <table:table-cell/>
          <table:table-cell table:formula="of:=SIN([.C824])" office:value-type="float" office:value="0.263873049965572" calcext:value-type="float">
            <text:p>0.26387305</text:p>
          </table:table-cell>
          <table:table-cell table:formula="of:=[.C823]+PI()/200" office:value-type="float" office:value="12.8334059899145" calcext:value-type="float">
            <text:p>12.8334059899</text:p>
          </table:table-cell>
        </table:table-row>
        <table:table-row table:style-name="ro1">
          <table:table-cell/>
          <table:table-cell table:formula="of:=SIN([.C825])" office:value-type="float" office:value="0.278991106039428" calcext:value-type="float">
            <text:p>0.278991106</text:p>
          </table:table-cell>
          <table:table-cell table:formula="of:=[.C824]+PI()/200" office:value-type="float" office:value="12.8491139531825" calcext:value-type="float">
            <text:p>12.8491139532</text:p>
          </table:table-cell>
        </table:table-row>
        <table:table-row table:style-name="ro1">
          <table:table-cell/>
          <table:table-cell table:formula="of:=SIN([.C826])" office:value-type="float" office:value="0.294040325232503" calcext:value-type="float">
            <text:p>0.2940403252</text:p>
          </table:table-cell>
          <table:table-cell table:formula="of:=[.C825]+PI()/200" office:value-type="float" office:value="12.8648219164504" calcext:value-type="float">
            <text:p>12.8648219165</text:p>
          </table:table-cell>
        </table:table-row>
        <table:table-row table:style-name="ro1">
          <table:table-cell/>
          <table:table-cell table:formula="of:=SIN([.C827])" office:value-type="float" office:value="0.309016994375146" calcext:value-type="float">
            <text:p>0.3090169944</text:p>
          </table:table-cell>
          <table:table-cell table:formula="of:=[.C826]+PI()/200" office:value-type="float" office:value="12.8805298797184" calcext:value-type="float">
            <text:p>12.8805298797</text:p>
          </table:table-cell>
        </table:table-row>
        <table:table-row table:style-name="ro1">
          <table:table-cell/>
          <table:table-cell table:formula="of:=SIN([.C828])" office:value-type="float" office:value="0.323917418198348" calcext:value-type="float">
            <text:p>0.3239174182</text:p>
          </table:table-cell>
          <table:table-cell table:formula="of:=[.C827]+PI()/200" office:value-type="float" office:value="12.8962378429863" calcext:value-type="float">
            <text:p>12.896237843</text:p>
          </table:table-cell>
        </table:table-row>
        <table:table-row table:style-name="ro1">
          <table:table-cell/>
          <table:table-cell table:formula="of:=SIN([.C829])" office:value-type="float" office:value="0.33873792024549" calcext:value-type="float">
            <text:p>0.3387379202</text:p>
          </table:table-cell>
          <table:table-cell table:formula="of:=[.C828]+PI()/200" office:value-type="float" office:value="12.9119458062543" calcext:value-type="float">
            <text:p>12.9119458063</text:p>
          </table:table-cell>
        </table:table-row>
        <table:table-row table:style-name="ro1">
          <table:table-cell/>
          <table:table-cell table:formula="of:=SIN([.C830])" office:value-type="float" office:value="0.353474843779455" calcext:value-type="float">
            <text:p>0.3534748438</text:p>
          </table:table-cell>
          <table:table-cell table:formula="of:=[.C829]+PI()/200" office:value-type="float" office:value="12.9276537695222" calcext:value-type="float">
            <text:p>12.9276537695</text:p>
          </table:table-cell>
        </table:table-row>
        <table:table-row table:style-name="ro1">
          <table:table-cell/>
          <table:table-cell table:formula="of:=SIN([.C831])" office:value-type="float" office:value="0.368124552684875" calcext:value-type="float">
            <text:p>0.3681245527</text:p>
          </table:table-cell>
          <table:table-cell table:formula="of:=[.C830]+PI()/200" office:value-type="float" office:value="12.9433617327902" calcext:value-type="float">
            <text:p>12.9433617328</text:p>
          </table:table-cell>
        </table:table-row>
        <table:table-row table:style-name="ro1">
          <table:table-cell/>
          <table:table-cell table:formula="of:=SIN([.C832])" office:value-type="float" office:value="0.382683432365287" calcext:value-type="float">
            <text:p>0.3826834324</text:p>
          </table:table-cell>
          <table:table-cell table:formula="of:=[.C831]+PI()/200" office:value-type="float" office:value="12.9590696960581" calcext:value-type="float">
            <text:p>12.9590696961</text:p>
          </table:table-cell>
        </table:table-row>
        <table:table-row table:style-name="ro1">
          <table:table-cell/>
          <table:table-cell table:formula="of:=SIN([.C833])" office:value-type="float" office:value="0.397147890634977" calcext:value-type="float">
            <text:p>0.3971478906</text:p>
          </table:table-cell>
          <table:table-cell table:formula="of:=[.C832]+PI()/200" office:value-type="float" office:value="12.9747776593261" calcext:value-type="float">
            <text:p>12.9747776593</text:p>
          </table:table-cell>
        </table:table-row>
        <table:table-row table:style-name="ro1">
          <table:table-cell/>
          <table:table-cell table:formula="of:=SIN([.C834])" office:value-type="float" office:value="0.411514358605304" calcext:value-type="float">
            <text:p>0.4115143586</text:p>
          </table:table-cell>
          <table:table-cell table:formula="of:=[.C833]+PI()/200" office:value-type="float" office:value="12.990485622594" calcext:value-type="float">
            <text:p>12.9904856226</text:p>
          </table:table-cell>
        </table:table-row>
        <table:table-row table:style-name="ro1">
          <table:table-cell/>
          <table:table-cell table:formula="of:=SIN([.C835])" office:value-type="float" office:value="0.425779291565268" calcext:value-type="float">
            <text:p>0.4257792916</text:p>
          </table:table-cell>
          <table:table-cell table:formula="of:=[.C834]+PI()/200" office:value-type="float" office:value="13.006193585862" calcext:value-type="float">
            <text:p>13.0061935859</text:p>
          </table:table-cell>
        </table:table-row>
        <table:table-row table:style-name="ro1">
          <table:table-cell/>
          <table:table-cell table:formula="of:=SIN([.C836])" office:value-type="float" office:value="0.439939169856109" calcext:value-type="float">
            <text:p>0.4399391699</text:p>
          </table:table-cell>
          <table:table-cell table:formula="of:=[.C835]+PI()/200" office:value-type="float" office:value="13.0219015491299" calcext:value-type="float">
            <text:p>13.0219015491</text:p>
          </table:table-cell>
        </table:table-row>
        <table:table-row table:style-name="ro1">
          <table:table-cell/>
          <table:table-cell table:formula="of:=SIN([.C837])" office:value-type="float" office:value="0.45399049973974" calcext:value-type="float">
            <text:p>0.4539904997</text:p>
          </table:table-cell>
          <table:table-cell table:formula="of:=[.C836]+PI()/200" office:value-type="float" office:value="13.0376095123979" calcext:value-type="float">
            <text:p>13.0376095124</text:p>
          </table:table-cell>
        </table:table-row>
        <table:table-row table:style-name="ro1">
          <table:table-cell/>
          <table:table-cell table:formula="of:=SIN([.C838])" office:value-type="float" office:value="0.467929814260766" calcext:value-type="float">
            <text:p>0.4679298143</text:p>
          </table:table-cell>
          <table:table-cell table:formula="of:=[.C837]+PI()/200" office:value-type="float" office:value="13.0533174756658" calcext:value-type="float">
            <text:p>13.0533174757</text:p>
          </table:table-cell>
        </table:table-row>
        <table:table-row table:style-name="ro1">
          <table:table-cell/>
          <table:table-cell table:formula="of:=SIN([.C839])" office:value-type="float" office:value="0.481753674101907" calcext:value-type="float">
            <text:p>0.4817536741</text:p>
          </table:table-cell>
          <table:table-cell table:formula="of:=[.C838]+PI()/200" office:value-type="float" office:value="13.0690254389338" calcext:value-type="float">
            <text:p>13.0690254389</text:p>
          </table:table-cell>
        </table:table-row>
        <table:table-row table:style-name="ro1">
          <table:table-cell/>
          <table:table-cell table:formula="of:=SIN([.C840])" office:value-type="float" office:value="0.495458668432598" calcext:value-type="float">
            <text:p>0.4954586684</text:p>
          </table:table-cell>
          <table:table-cell table:formula="of:=[.C839]+PI()/200" office:value-type="float" office:value="13.0847334022017" calcext:value-type="float">
            <text:p>13.0847334022</text:p>
          </table:table-cell>
        </table:table-row>
        <table:table-row table:style-name="ro1">
          <table:table-cell/>
          <table:table-cell table:formula="of:=SIN([.C841])" office:value-type="float" office:value="0.509041415750561" calcext:value-type="float">
            <text:p>0.5090414158</text:p>
          </table:table-cell>
          <table:table-cell table:formula="of:=[.C840]+PI()/200" office:value-type="float" office:value="13.1004413654697" calcext:value-type="float">
            <text:p>13.1004413655</text:p>
          </table:table-cell>
        </table:table-row>
        <table:table-row table:style-name="ro1">
          <table:table-cell/>
          <table:table-cell table:formula="of:=SIN([.C842])" office:value-type="float" office:value="0.522498564716137" calcext:value-type="float">
            <text:p>0.5224985647</text:p>
          </table:table-cell>
          <table:table-cell table:formula="of:=[.C841]+PI()/200" office:value-type="float" office:value="13.1161493287376" calcext:value-type="float">
            <text:p>13.1161493287</text:p>
          </table:table-cell>
        </table:table-row>
        <table:table-row table:style-name="ro1">
          <table:table-cell/>
          <table:table-cell table:formula="of:=SIN([.C843])" office:value-type="float" office:value="0.535826794979184" calcext:value-type="float">
            <text:p>0.535826795</text:p>
          </table:table-cell>
          <table:table-cell table:formula="of:=[.C842]+PI()/200" office:value-type="float" office:value="13.1318572920056" calcext:value-type="float">
            <text:p>13.131857292</text:p>
          </table:table-cell>
        </table:table-row>
        <table:table-row table:style-name="ro1">
          <table:table-cell/>
          <table:table-cell table:formula="of:=SIN([.C844])" office:value-type="float" office:value="0.549022817998318" calcext:value-type="float">
            <text:p>0.549022818</text:p>
          </table:table-cell>
          <table:table-cell table:formula="of:=[.C843]+PI()/200" office:value-type="float" office:value="13.1475652552735" calcext:value-type="float">
            <text:p>13.1475652553</text:p>
          </table:table-cell>
        </table:table-row>
        <table:table-row table:style-name="ro1">
          <table:table-cell/>
          <table:table-cell table:formula="of:=SIN([.C845])" office:value-type="float" office:value="0.562083377852315" calcext:value-type="float">
            <text:p>0.5620833779</text:p>
          </table:table-cell>
          <table:table-cell table:formula="of:=[.C844]+PI()/200" office:value-type="float" office:value="13.1632732185415" calcext:value-type="float">
            <text:p>13.1632732185</text:p>
          </table:table-cell>
        </table:table-row>
        <table:table-row table:style-name="ro1">
          <table:table-cell/>
          <table:table-cell table:formula="of:=SIN([.C846])" office:value-type="float" office:value="0.575005252043462" calcext:value-type="float">
            <text:p>0.575005252</text:p>
          </table:table-cell>
          <table:table-cell table:formula="of:=[.C845]+PI()/200" office:value-type="float" office:value="13.1789811818094" calcext:value-type="float">
            <text:p>13.1789811818</text:p>
          </table:table-cell>
        </table:table-row>
        <table:table-row table:style-name="ro1">
          <table:table-cell/>
          <table:table-cell table:formula="of:=SIN([.C847])" office:value-type="float" office:value="0.587785252292655" calcext:value-type="float">
            <text:p>0.5877852523</text:p>
          </table:table-cell>
          <table:table-cell table:formula="of:=[.C846]+PI()/200" office:value-type="float" office:value="13.1946891450774" calcext:value-type="float">
            <text:p>13.1946891451</text:p>
          </table:table-cell>
        </table:table-row>
        <table:table-row table:style-name="ro1">
          <table:table-cell/>
          <table:table-cell table:formula="of:=SIN([.C848])" office:value-type="float" office:value="0.600420225326065" calcext:value-type="float">
            <text:p>0.6004202253</text:p>
          </table:table-cell>
          <table:table-cell table:formula="of:=[.C847]+PI()/200" office:value-type="float" office:value="13.2103971083453" calcext:value-type="float">
            <text:p>13.2103971083</text:p>
          </table:table-cell>
        </table:table-row>
        <table:table-row table:style-name="ro1">
          <table:table-cell/>
          <table:table-cell table:formula="of:=SIN([.C849])" office:value-type="float" office:value="0.612907053653156" calcext:value-type="float">
            <text:p>0.6129070537</text:p>
          </table:table-cell>
          <table:table-cell table:formula="of:=[.C848]+PI()/200" office:value-type="float" office:value="13.2261050716133" calcext:value-type="float">
            <text:p>13.2261050716</text:p>
          </table:table-cell>
        </table:table-row>
        <table:table-row table:style-name="ro1">
          <table:table-cell/>
          <table:table-cell table:formula="of:=SIN([.C850])" office:value-type="float" office:value="0.625242656335883" calcext:value-type="float">
            <text:p>0.6252426563</text:p>
          </table:table-cell>
          <table:table-cell table:formula="of:=[.C849]+PI()/200" office:value-type="float" office:value="13.2418130348812" calcext:value-type="float">
            <text:p>13.2418130349</text:p>
          </table:table-cell>
        </table:table-row>
        <table:table-row table:style-name="ro1">
          <table:table-cell/>
          <table:table-cell table:formula="of:=SIN([.C851])" office:value-type="float" office:value="0.637423989748866" calcext:value-type="float">
            <text:p>0.6374239897</text:p>
          </table:table-cell>
          <table:table-cell table:formula="of:=[.C850]+PI()/200" office:value-type="float" office:value="13.2575209981492" calcext:value-type="float">
            <text:p>13.2575209981</text:p>
          </table:table-cell>
        </table:table-row>
        <table:table-row table:style-name="ro1">
          <table:table-cell/>
          <table:table-cell table:formula="of:=SIN([.C852])" office:value-type="float" office:value="0.649448048330358" calcext:value-type="float">
            <text:p>0.6494480483</text:p>
          </table:table-cell>
          <table:table-cell table:formula="of:=[.C851]+PI()/200" office:value-type="float" office:value="13.2732289614171" calcext:value-type="float">
            <text:p>13.2732289614</text:p>
          </table:table-cell>
        </table:table-row>
        <table:table-row table:style-name="ro1">
          <table:table-cell/>
          <table:table-cell table:formula="of:=SIN([.C853])" office:value-type="float" office:value="0.661311865323824" calcext:value-type="float">
            <text:p>0.6613118653</text:p>
          </table:table-cell>
          <table:table-cell table:formula="of:=[.C852]+PI()/200" office:value-type="float" office:value="13.2889369246851" calcext:value-type="float">
            <text:p>13.2889369247</text:p>
          </table:table-cell>
        </table:table-row>
        <table:table-row table:style-name="ro1">
          <table:table-cell/>
          <table:table-cell table:formula="of:=SIN([.C854])" office:value-type="float" office:value="0.673012513509944" calcext:value-type="float">
            <text:p>0.6730125135</text:p>
          </table:table-cell>
          <table:table-cell table:formula="of:=[.C853]+PI()/200" office:value-type="float" office:value="13.304644887953" calcext:value-type="float">
            <text:p>13.304644888</text:p>
          </table:table-cell>
        </table:table-row>
        <table:table-row table:style-name="ro1">
          <table:table-cell/>
          <table:table-cell table:formula="of:=SIN([.C855])" office:value-type="float" office:value="0.684547105928857" calcext:value-type="float">
            <text:p>0.6845471059</text:p>
          </table:table-cell>
          <table:table-cell table:formula="of:=[.C854]+PI()/200" office:value-type="float" office:value="13.320352851221" calcext:value-type="float">
            <text:p>13.3203528512</text:p>
          </table:table-cell>
        </table:table-row>
        <table:table-row table:style-name="ro1">
          <table:table-cell/>
          <table:table-cell table:formula="of:=SIN([.C856])" office:value-type="float" office:value="0.695912796592481" calcext:value-type="float">
            <text:p>0.6959127966</text:p>
          </table:table-cell>
          <table:table-cell table:formula="of:=[.C855]+PI()/200" office:value-type="float" office:value="13.3360608144889" calcext:value-type="float">
            <text:p>13.3360608145</text:p>
          </table:table-cell>
        </table:table-row>
        <table:table-row table:style-name="ro1">
          <table:table-cell/>
          <table:table-cell table:formula="of:=SIN([.C857])" office:value-type="float" office:value="0.707106781186712" calcext:value-type="float">
            <text:p>0.7071067812</text:p>
          </table:table-cell>
          <table:table-cell table:formula="of:=[.C856]+PI()/200" office:value-type="float" office:value="13.3517687777569" calcext:value-type="float">
            <text:p>13.3517687778</text:p>
          </table:table-cell>
        </table:table-row>
        <table:table-row table:style-name="ro1">
          <table:table-cell/>
          <table:table-cell table:formula="of:=SIN([.C858])" office:value-type="float" office:value="0.718126297763352" calcext:value-type="float">
            <text:p>0.7181262978</text:p>
          </table:table-cell>
          <table:table-cell table:formula="of:=[.C857]+PI()/200" office:value-type="float" office:value="13.3674767410248" calcext:value-type="float">
            <text:p>13.367476741</text:p>
          </table:table-cell>
        </table:table-row>
        <table:table-row table:style-name="ro1">
          <table:table-cell/>
          <table:table-cell table:formula="of:=SIN([.C859])" office:value-type="float" office:value="0.728968627421572" calcext:value-type="float">
            <text:p>0.7289686274</text:p>
          </table:table-cell>
          <table:table-cell table:formula="of:=[.C858]+PI()/200" office:value-type="float" office:value="13.3831847042928" calcext:value-type="float">
            <text:p>13.3831847043</text:p>
          </table:table-cell>
        </table:table-row>
        <table:table-row table:style-name="ro1">
          <table:table-cell/>
          <table:table-cell table:formula="of:=SIN([.C860])" office:value-type="float" office:value="0.739631094978768" calcext:value-type="float">
            <text:p>0.739631095</text:p>
          </table:table-cell>
          <table:table-cell table:formula="of:=[.C859]+PI()/200" office:value-type="float" office:value="13.3988926675607" calcext:value-type="float">
            <text:p>13.3988926676</text:p>
          </table:table-cell>
        </table:table-row>
        <table:table-row table:style-name="ro1">
          <table:table-cell/>
          <table:table-cell table:formula="of:=SIN([.C861])" office:value-type="float" office:value="0.750111069630616" calcext:value-type="float">
            <text:p>0.7501110696</text:p>
          </table:table-cell>
          <table:table-cell table:formula="of:=[.C860]+PI()/200" office:value-type="float" office:value="13.4146006308287" calcext:value-type="float">
            <text:p>13.4146006308</text:p>
          </table:table-cell>
        </table:table-row>
        <table:table-row table:style-name="ro1">
          <table:table-cell/>
          <table:table-cell table:formula="of:=SIN([.C862])" office:value-type="float" office:value="0.760405965600185" calcext:value-type="float">
            <text:p>0.7604059656</text:p>
          </table:table-cell>
          <table:table-cell table:formula="of:=[.C861]+PI()/200" office:value-type="float" office:value="13.4303085940966" calcext:value-type="float">
            <text:p>13.4303085941</text:p>
          </table:table-cell>
        </table:table-row>
        <table:table-row table:style-name="ro1">
          <table:table-cell/>
          <table:table-cell table:formula="of:=SIN([.C863])" office:value-type="float" office:value="0.770513242775941" calcext:value-type="float">
            <text:p>0.7705132428</text:p>
          </table:table-cell>
          <table:table-cell table:formula="of:=[.C862]+PI()/200" office:value-type="float" office:value="13.4460165573646" calcext:value-type="float">
            <text:p>13.4460165574</text:p>
          </table:table-cell>
        </table:table-row>
        <table:table-row table:style-name="ro1">
          <table:table-cell/>
          <table:table-cell table:formula="of:=SIN([.C864])" office:value-type="float" office:value="0.780430407338479" calcext:value-type="float">
            <text:p>0.7804304073</text:p>
          </table:table-cell>
          <table:table-cell table:formula="of:=[.C863]+PI()/200" office:value-type="float" office:value="13.4617245206325" calcext:value-type="float">
            <text:p>13.4617245206</text:p>
          </table:table-cell>
        </table:table-row>
        <table:table-row table:style-name="ro1">
          <table:table-cell/>
          <table:table-cell table:formula="of:=SIN([.C865])" office:value-type="float" office:value="0.790155012375837" calcext:value-type="float">
            <text:p>0.7901550124</text:p>
          </table:table-cell>
          <table:table-cell table:formula="of:=[.C864]+PI()/200" office:value-type="float" office:value="13.4774324839005" calcext:value-type="float">
            <text:p>13.4774324839</text:p>
          </table:table-cell>
        </table:table-row>
        <table:table-row table:style-name="ro1">
          <table:table-cell/>
          <table:table-cell table:formula="of:=SIN([.C866])" office:value-type="float" office:value="0.799684658487235" calcext:value-type="float">
            <text:p>0.7996846585</text:p>
          </table:table-cell>
          <table:table-cell table:formula="of:=[.C865]+PI()/200" office:value-type="float" office:value="13.4931404471684" calcext:value-type="float">
            <text:p>13.4931404472</text:p>
          </table:table-cell>
        </table:table-row>
        <table:table-row table:style-name="ro1">
          <table:table-cell/>
          <table:table-cell table:formula="of:=SIN([.C867])" office:value-type="float" office:value="0.809016994375089" calcext:value-type="float">
            <text:p>0.8090169944</text:p>
          </table:table-cell>
          <table:table-cell table:formula="of:=[.C866]+PI()/200" office:value-type="float" office:value="13.5088484104364" calcext:value-type="float">
            <text:p>13.5088484104</text:p>
          </table:table-cell>
        </table:table-row>
        <table:table-row table:style-name="ro1">
          <table:table-cell/>
          <table:table-cell table:formula="of:=SIN([.C868])" office:value-type="float" office:value="0.818149717425163" calcext:value-type="float">
            <text:p>0.8181497174</text:p>
          </table:table-cell>
          <table:table-cell table:formula="of:=[.C867]+PI()/200" office:value-type="float" office:value="13.5245563737043" calcext:value-type="float">
            <text:p>13.5245563737</text:p>
          </table:table-cell>
        </table:table-row>
        <table:table-row table:style-name="ro1">
          <table:table-cell/>
          <table:table-cell table:formula="of:=SIN([.C869])" office:value-type="float" office:value="0.827080574274698" calcext:value-type="float">
            <text:p>0.8270805743</text:p>
          </table:table-cell>
          <table:table-cell table:formula="of:=[.C868]+PI()/200" office:value-type="float" office:value="13.5402643369723" calcext:value-type="float">
            <text:p>13.540264337</text:p>
          </table:table-cell>
        </table:table-row>
        <table:table-row table:style-name="ro1">
          <table:table-cell/>
          <table:table-cell table:formula="of:=SIN([.C870])" office:value-type="float" office:value="0.835807361368404" calcext:value-type="float">
            <text:p>0.8358073614</text:p>
          </table:table-cell>
          <table:table-cell table:formula="of:=[.C869]+PI()/200" office:value-type="float" office:value="13.5559723002402" calcext:value-type="float">
            <text:p>13.5559723002</text:p>
          </table:table-cell>
        </table:table-row>
        <table:table-row table:style-name="ro1">
          <table:table-cell/>
          <table:table-cell table:formula="of:=SIN([.C871])" office:value-type="float" office:value="0.844327925502146" calcext:value-type="float">
            <text:p>0.8443279255</text:p>
          </table:table-cell>
          <table:table-cell table:formula="of:=[.C870]+PI()/200" office:value-type="float" office:value="13.5716802635082" calcext:value-type="float">
            <text:p>13.5716802635</text:p>
          </table:table-cell>
        </table:table-row>
        <table:table-row table:style-name="ro1">
          <table:table-cell/>
          <table:table-cell table:formula="of:=SIN([.C872])" office:value-type="float" office:value="0.85264016435422" calcext:value-type="float">
            <text:p>0.8526401644</text:p>
          </table:table-cell>
          <table:table-cell table:formula="of:=[.C871]+PI()/200" office:value-type="float" office:value="13.5873882267761" calcext:value-type="float">
            <text:p>13.5873882268</text:p>
          </table:table-cell>
        </table:table-row>
        <table:table-row table:style-name="ro1">
          <table:table-cell/>
          <table:table-cell table:formula="of:=SIN([.C873])" office:value-type="float" office:value="0.860742027004069" calcext:value-type="float">
            <text:p>0.860742027</text:p>
          </table:table-cell>
          <table:table-cell table:formula="of:=[.C872]+PI()/200" office:value-type="float" office:value="13.6030961900441" calcext:value-type="float">
            <text:p>13.60309619</text:p>
          </table:table-cell>
        </table:table-row>
        <table:table-row table:style-name="ro1">
          <table:table-cell/>
          <table:table-cell table:formula="of:=SIN([.C874])" office:value-type="float" office:value="0.868631514438313" calcext:value-type="float">
            <text:p>0.8686315144</text:p>
          </table:table-cell>
          <table:table-cell table:formula="of:=[.C873]+PI()/200" office:value-type="float" office:value="13.618804153312" calcext:value-type="float">
            <text:p>13.6188041533</text:p>
          </table:table-cell>
        </table:table-row>
        <table:table-row table:style-name="ro1">
          <table:table-cell/>
          <table:table-cell table:formula="of:=SIN([.C875])" office:value-type="float" office:value="0.876306680043983" calcext:value-type="float">
            <text:p>0.87630668</text:p>
          </table:table-cell>
          <table:table-cell table:formula="of:=[.C874]+PI()/200" office:value-type="float" office:value="13.63451211658" calcext:value-type="float">
            <text:p>13.6345121166</text:p>
          </table:table-cell>
        </table:table-row>
        <table:table-row table:style-name="ro1">
          <table:table-cell/>
          <table:table-cell table:formula="of:=SIN([.C876])" office:value-type="float" office:value="0.88376563008881" calcext:value-type="float">
            <text:p>0.8837656301</text:p>
          </table:table-cell>
          <table:table-cell table:formula="of:=[.C875]+PI()/200" office:value-type="float" office:value="13.6502200798479" calcext:value-type="float">
            <text:p>13.6502200798</text:p>
          </table:table-cell>
        </table:table-row>
        <table:table-row table:style-name="ro1">
          <table:table-cell/>
          <table:table-cell table:formula="of:=SIN([.C877])" office:value-type="float" office:value="0.891006524188481" calcext:value-type="float">
            <text:p>0.8910065242</text:p>
          </table:table-cell>
          <table:table-cell table:formula="of:=[.C876]+PI()/200" office:value-type="float" office:value="13.6659280431159" calcext:value-type="float">
            <text:p>13.6659280431</text:p>
          </table:table-cell>
        </table:table-row>
        <table:table-row table:style-name="ro1">
          <table:table-cell/>
          <table:table-cell table:formula="of:=SIN([.C878])" office:value-type="float" office:value="0.898027575760726" calcext:value-type="float">
            <text:p>0.8980275758</text:p>
          </table:table-cell>
          <table:table-cell table:formula="of:=[.C877]+PI()/200" office:value-type="float" office:value="13.6816360063838" calcext:value-type="float">
            <text:p>13.6816360064</text:p>
          </table:table-cell>
        </table:table-row>
        <table:table-row table:style-name="ro1">
          <table:table-cell/>
          <table:table-cell table:formula="of:=SIN([.C879])" office:value-type="float" office:value="0.904827052466126" calcext:value-type="float">
            <text:p>0.9048270525</text:p>
          </table:table-cell>
          <table:table-cell table:formula="of:=[.C878]+PI()/200" office:value-type="float" office:value="13.6973439696518" calcext:value-type="float">
            <text:p>13.6973439697</text:p>
          </table:table-cell>
        </table:table-row>
        <table:table-row table:style-name="ro1">
          <table:table-cell/>
          <table:table-cell table:formula="of:=SIN([.C880])" office:value-type="float" office:value="0.911403276635549" calcext:value-type="float">
            <text:p>0.9114032766</text:p>
          </table:table-cell>
          <table:table-cell table:formula="of:=[.C879]+PI()/200" office:value-type="float" office:value="13.7130519329197" calcext:value-type="float">
            <text:p>13.7130519329</text:p>
          </table:table-cell>
        </table:table-row>
        <table:table-row table:style-name="ro1">
          <table:table-cell/>
          <table:table-cell table:formula="of:=SIN([.C881])" office:value-type="float" office:value="0.917754625684081" calcext:value-type="float">
            <text:p>0.9177546257</text:p>
          </table:table-cell>
          <table:table-cell table:formula="of:=[.C880]+PI()/200" office:value-type="float" office:value="13.7287598961876" calcext:value-type="float">
            <text:p>13.7287598962</text:p>
          </table:table-cell>
        </table:table-row>
        <table:table-row table:style-name="ro1">
          <table:table-cell/>
          <table:table-cell table:formula="of:=SIN([.C882])" office:value-type="float" office:value="0.923879532511383" calcext:value-type="float">
            <text:p>0.9238795325</text:p>
          </table:table-cell>
          <table:table-cell table:formula="of:=[.C881]+PI()/200" office:value-type="float" office:value="13.7444678594556" calcext:value-type="float">
            <text:p>13.7444678595</text:p>
          </table:table-cell>
        </table:table-row>
        <table:table-row table:style-name="ro1">
          <table:table-cell/>
          <table:table-cell table:formula="of:=SIN([.C883])" office:value-type="float" office:value="0.929776485888345" calcext:value-type="float">
            <text:p>0.9297764859</text:p>
          </table:table-cell>
          <table:table-cell table:formula="of:=[.C882]+PI()/200" office:value-type="float" office:value="13.7601758227235" calcext:value-type="float">
            <text:p>13.7601758227</text:p>
          </table:table-cell>
        </table:table-row>
        <table:table-row table:style-name="ro1">
          <table:table-cell/>
          <table:table-cell table:formula="of:=SIN([.C884])" office:value-type="float" office:value="0.935444030829957" calcext:value-type="float">
            <text:p>0.9354440308</text:p>
          </table:table-cell>
          <table:table-cell table:formula="of:=[.C883]+PI()/200" office:value-type="float" office:value="13.7758837859915" calcext:value-type="float">
            <text:p>13.775883786</text:p>
          </table:table-cell>
        </table:table-row>
        <table:table-row table:style-name="ro1">
          <table:table-cell/>
          <table:table-cell table:formula="of:=SIN([.C885])" office:value-type="float" office:value="0.940880768954312" calcext:value-type="float">
            <text:p>0.940880769</text:p>
          </table:table-cell>
          <table:table-cell table:formula="of:=[.C884]+PI()/200" office:value-type="float" office:value="13.7915917492594" calcext:value-type="float">
            <text:p>13.7915917493</text:p>
          </table:table-cell>
        </table:table-row>
        <table:table-row table:style-name="ro1">
          <table:table-cell/>
          <table:table-cell table:formula="of:=SIN([.C886])" office:value-type="float" office:value="0.946085358827628" calcext:value-type="float">
            <text:p>0.9460853588</text:p>
          </table:table-cell>
          <table:table-cell table:formula="of:=[.C885]+PI()/200" office:value-type="float" office:value="13.8072997125274" calcext:value-type="float">
            <text:p>13.8072997125</text:p>
          </table:table-cell>
        </table:table-row>
        <table:table-row table:style-name="ro1">
          <table:table-cell/>
          <table:table-cell table:formula="of:=SIN([.C887])" office:value-type="float" office:value="0.951056516295233" calcext:value-type="float">
            <text:p>0.9510565163</text:p>
          </table:table-cell>
          <table:table-cell table:formula="of:=[.C886]+PI()/200" office:value-type="float" office:value="13.8230076757953" calcext:value-type="float">
            <text:p>13.8230076758</text:p>
          </table:table-cell>
        </table:table-row>
        <table:table-row table:style-name="ro1">
          <table:table-cell/>
          <table:table-cell table:formula="of:=SIN([.C888])" office:value-type="float" office:value="0.955793014798406" calcext:value-type="float">
            <text:p>0.9557930148</text:p>
          </table:table-cell>
          <table:table-cell table:formula="of:=[.C887]+PI()/200" office:value-type="float" office:value="13.8387156390633" calcext:value-type="float">
            <text:p>13.8387156391</text:p>
          </table:table-cell>
        </table:table-row>
        <table:table-row table:style-name="ro1">
          <table:table-cell/>
          <table:table-cell table:formula="of:=SIN([.C889])" office:value-type="float" office:value="0.960293685677015" calcext:value-type="float">
            <text:p>0.9602936857</text:p>
          </table:table-cell>
          <table:table-cell table:formula="of:=[.C888]+PI()/200" office:value-type="float" office:value="13.8544236023312" calcext:value-type="float">
            <text:p>13.8544236023</text:p>
          </table:table-cell>
        </table:table-row>
        <table:table-row table:style-name="ro1">
          <table:table-cell/>
          <table:table-cell table:formula="of:=SIN([.C890])" office:value-type="float" office:value="0.964557418457867" calcext:value-type="float">
            <text:p>0.9645574185</text:p>
          </table:table-cell>
          <table:table-cell table:formula="of:=[.C889]+PI()/200" office:value-type="float" office:value="13.8701315655992" calcext:value-type="float">
            <text:p>13.8701315656</text:p>
          </table:table-cell>
        </table:table-row>
        <table:table-row table:style-name="ro1">
          <table:table-cell/>
          <table:table-cell table:formula="of:=SIN([.C891])" office:value-type="float" office:value="0.968583161128696" calcext:value-type="float">
            <text:p>0.9685831611</text:p>
          </table:table-cell>
          <table:table-cell table:formula="of:=[.C890]+PI()/200" office:value-type="float" office:value="13.8858395288671" calcext:value-type="float">
            <text:p>13.8858395289</text:p>
          </table:table-cell>
        </table:table-row>
        <table:table-row table:style-name="ro1">
          <table:table-cell/>
          <table:table-cell table:formula="of:=SIN([.C892])" office:value-type="float" office:value="0.972369920397738" calcext:value-type="float">
            <text:p>0.9723699204</text:p>
          </table:table-cell>
          <table:table-cell table:formula="of:=[.C891]+PI()/200" office:value-type="float" office:value="13.9015474921351" calcext:value-type="float">
            <text:p>13.9015474921</text:p>
          </table:table-cell>
        </table:table-row>
        <table:table-row table:style-name="ro1">
          <table:table-cell/>
          <table:table-cell table:formula="of:=SIN([.C893])" office:value-type="float" office:value="0.975916761938804" calcext:value-type="float">
            <text:p>0.9759167619</text:p>
          </table:table-cell>
          <table:table-cell table:formula="of:=[.C892]+PI()/200" office:value-type="float" office:value="13.917255455403" calcext:value-type="float">
            <text:p>13.9172554554</text:p>
          </table:table-cell>
        </table:table-row>
        <table:table-row table:style-name="ro1">
          <table:table-cell/>
          <table:table-cell table:formula="of:=SIN([.C894])" office:value-type="float" office:value="0.979222810621819" calcext:value-type="float">
            <text:p>0.9792228106</text:p>
          </table:table-cell>
          <table:table-cell table:formula="of:=[.C893]+PI()/200" office:value-type="float" office:value="13.932963418671" calcext:value-type="float">
            <text:p>13.9329634187</text:p>
          </table:table-cell>
        </table:table-row>
        <table:table-row table:style-name="ro1">
          <table:table-cell/>
          <table:table-cell table:formula="of:=SIN([.C895])" office:value-type="float" office:value="0.982287250728738" calcext:value-type="float">
            <text:p>0.9822872507</text:p>
          </table:table-cell>
          <table:table-cell table:formula="of:=[.C894]+PI()/200" office:value-type="float" office:value="13.9486713819389" calcext:value-type="float">
            <text:p>13.9486713819</text:p>
          </table:table-cell>
        </table:table-row>
        <table:table-row table:style-name="ro1">
          <table:table-cell/>
          <table:table-cell table:formula="of:=SIN([.C896])" office:value-type="float" office:value="0.985109326154819" calcext:value-type="float">
            <text:p>0.9851093262</text:p>
          </table:table-cell>
          <table:table-cell table:formula="of:=[.C895]+PI()/200" office:value-type="float" office:value="13.9643793452069" calcext:value-type="float">
            <text:p>13.9643793452</text:p>
          </table:table-cell>
        </table:table-row>
        <table:table-row table:style-name="ro1">
          <table:table-cell/>
          <table:table-cell table:formula="of:=SIN([.C897])" office:value-type="float" office:value="0.987688340595179" calcext:value-type="float">
            <text:p>0.9876883406</text:p>
          </table:table-cell>
          <table:table-cell table:formula="of:=[.C896]+PI()/200" office:value-type="float" office:value="13.9800873084748" calcext:value-type="float">
            <text:p>13.9800873085</text:p>
          </table:table-cell>
        </table:table-row>
        <table:table-row table:style-name="ro1">
          <table:table-cell/>
          <table:table-cell table:formula="of:=SIN([.C898])" office:value-type="float" office:value="0.990023657716595" calcext:value-type="float">
            <text:p>0.9900236577</text:p>
          </table:table-cell>
          <table:table-cell table:formula="of:=[.C897]+PI()/200" office:value-type="float" office:value="13.9957952717428" calcext:value-type="float">
            <text:p>13.9957952717</text:p>
          </table:table-cell>
        </table:table-row>
        <table:table-row table:style-name="ro1">
          <table:table-cell/>
          <table:table-cell table:formula="of:=SIN([.C899])" office:value-type="float" office:value="0.992114701314511" calcext:value-type="float">
            <text:p>0.9921147013</text:p>
          </table:table-cell>
          <table:table-cell table:formula="of:=[.C898]+PI()/200" office:value-type="float" office:value="14.0115032350107" calcext:value-type="float">
            <text:p>14.011503235</text:p>
          </table:table-cell>
        </table:table-row>
        <table:table-row table:style-name="ro1">
          <table:table-cell/>
          <table:table-cell table:formula="of:=SIN([.C900])" office:value-type="float" office:value="0.993960955455209" calcext:value-type="float">
            <text:p>0.9939609555</text:p>
          </table:table-cell>
          <table:table-cell table:formula="of:=[.C899]+PI()/200" office:value-type="float" office:value="14.0272111982787" calcext:value-type="float">
            <text:p>14.0272111983</text:p>
          </table:table-cell>
        </table:table-row>
        <table:table-row table:style-name="ro1">
          <table:table-cell/>
          <table:table-cell table:formula="of:=SIN([.C901])" office:value-type="float" office:value="0.995561964603105" calcext:value-type="float">
            <text:p>0.9955619646</text:p>
          </table:table-cell>
          <table:table-cell table:formula="of:=[.C900]+PI()/200" office:value-type="float" office:value="14.0429191615466" calcext:value-type="float">
            <text:p>14.0429191615</text:p>
          </table:table-cell>
        </table:table-row>
        <table:table-row table:style-name="ro1">
          <table:table-cell/>
          <table:table-cell table:formula="of:=SIN([.C902])" office:value-type="float" office:value="0.996917333733149" calcext:value-type="float">
            <text:p>0.9969173337</text:p>
          </table:table-cell>
          <table:table-cell table:formula="of:=[.C901]+PI()/200" office:value-type="float" office:value="14.0586271248146" calcext:value-type="float">
            <text:p>14.0586271248</text:p>
          </table:table-cell>
        </table:table-row>
        <table:table-row table:style-name="ro1">
          <table:table-cell/>
          <table:table-cell table:formula="of:=SIN([.C903])" office:value-type="float" office:value="0.998026728428289" calcext:value-type="float">
            <text:p>0.9980267284</text:p>
          </table:table-cell>
          <table:table-cell table:formula="of:=[.C902]+PI()/200" office:value-type="float" office:value="14.0743350880825" calcext:value-type="float">
            <text:p>14.0743350881</text:p>
          </table:table-cell>
        </table:table-row>
        <table:table-row table:style-name="ro1">
          <table:table-cell/>
          <table:table-cell table:formula="of:=SIN([.C904])" office:value-type="float" office:value="0.998889874961983" calcext:value-type="float">
            <text:p>0.998889875</text:p>
          </table:table-cell>
          <table:table-cell table:formula="of:=[.C903]+PI()/200" office:value-type="float" office:value="14.0900430513505" calcext:value-type="float">
            <text:p>14.0900430514</text:p>
          </table:table-cell>
        </table:table-row>
        <table:table-row table:style-name="ro1">
          <table:table-cell/>
          <table:table-cell table:formula="of:=SIN([.C905])" office:value-type="float" office:value="0.99950656036574" calcext:value-type="float">
            <text:p>0.9995065604</text:p>
          </table:table-cell>
          <table:table-cell table:formula="of:=[.C904]+PI()/200" office:value-type="float" office:value="14.1057510146184" calcext:value-type="float">
            <text:p>14.1057510146</text:p>
          </table:table-cell>
        </table:table-row>
        <table:table-row table:style-name="ro1">
          <table:table-cell/>
          <table:table-cell table:formula="of:=SIN([.C906])" office:value-type="float" office:value="0.999876632481665" calcext:value-type="float">
            <text:p>0.9998766325</text:p>
          </table:table-cell>
          <table:table-cell table:formula="of:=[.C905]+PI()/200" office:value-type="float" office:value="14.1214589778864" calcext:value-type="float">
            <text:p>14.1214589779</text:p>
          </table:table-cell>
        </table:table-row>
        <table:table-row table:style-name="ro1">
          <table:table-cell/>
          <table:table-cell table:formula="of:=SIN([.C907])" office:value-type="float" office:value="1" calcext:value-type="float">
            <text:p>1</text:p>
          </table:table-cell>
          <table:table-cell table:formula="of:=[.C906]+PI()/200" office:value-type="float" office:value="14.1371669411543" calcext:value-type="float">
            <text:p>14.1371669412</text:p>
          </table:table-cell>
        </table:table-row>
        <table:table-row table:style-name="ro1">
          <table:table-cell/>
          <table:table-cell table:formula="of:=SIN([.C908])" office:value-type="float" office:value="0.999876632481656" calcext:value-type="float">
            <text:p>0.9998766325</text:p>
          </table:table-cell>
          <table:table-cell table:formula="of:=[.C907]+PI()/200" office:value-type="float" office:value="14.1528749044223" calcext:value-type="float">
            <text:p>14.1528749044</text:p>
          </table:table-cell>
        </table:table-row>
        <table:table-row table:style-name="ro1">
          <table:table-cell/>
          <table:table-cell table:formula="of:=SIN([.C909])" office:value-type="float" office:value="0.999506560365723" calcext:value-type="float">
            <text:p>0.9995065604</text:p>
          </table:table-cell>
          <table:table-cell table:formula="of:=[.C908]+PI()/200" office:value-type="float" office:value="14.1685828676902" calcext:value-type="float">
            <text:p>14.1685828677</text:p>
          </table:table-cell>
        </table:table-row>
        <table:table-row table:style-name="ro1">
          <table:table-cell/>
          <table:table-cell table:formula="of:=SIN([.C910])" office:value-type="float" office:value="0.998889874961957" calcext:value-type="float">
            <text:p>0.998889875</text:p>
          </table:table-cell>
          <table:table-cell table:formula="of:=[.C909]+PI()/200" office:value-type="float" office:value="14.1842908309582" calcext:value-type="float">
            <text:p>14.184290831</text:p>
          </table:table-cell>
        </table:table-row>
        <table:table-row table:style-name="ro1">
          <table:table-cell/>
          <table:table-cell table:formula="of:=SIN([.C911])" office:value-type="float" office:value="0.998026728428254" calcext:value-type="float">
            <text:p>0.9980267284</text:p>
          </table:table-cell>
          <table:table-cell table:formula="of:=[.C910]+PI()/200" office:value-type="float" office:value="14.1999987942261" calcext:value-type="float">
            <text:p>14.1999987942</text:p>
          </table:table-cell>
        </table:table-row>
        <table:table-row table:style-name="ro1">
          <table:table-cell/>
          <table:table-cell table:formula="of:=SIN([.C912])" office:value-type="float" office:value="0.996917333733106" calcext:value-type="float">
            <text:p>0.9969173337</text:p>
          </table:table-cell>
          <table:table-cell table:formula="of:=[.C911]+PI()/200" office:value-type="float" office:value="14.2157067574941" calcext:value-type="float">
            <text:p>14.2157067575</text:p>
          </table:table-cell>
        </table:table-row>
        <table:table-row table:style-name="ro1">
          <table:table-cell/>
          <table:table-cell table:formula="of:=SIN([.C913])" office:value-type="float" office:value="0.995561964603054" calcext:value-type="float">
            <text:p>0.9955619646</text:p>
          </table:table-cell>
          <table:table-cell table:formula="of:=[.C912]+PI()/200" office:value-type="float" office:value="14.231414720762" calcext:value-type="float">
            <text:p>14.2314147208</text:p>
          </table:table-cell>
        </table:table-row>
        <table:table-row table:style-name="ro1">
          <table:table-cell/>
          <table:table-cell table:formula="of:=SIN([.C914])" office:value-type="float" office:value="0.993960955455149" calcext:value-type="float">
            <text:p>0.9939609555</text:p>
          </table:table-cell>
          <table:table-cell table:formula="of:=[.C913]+PI()/200" office:value-type="float" office:value="14.24712268403" calcext:value-type="float">
            <text:p>14.247122684</text:p>
          </table:table-cell>
        </table:table-row>
        <table:table-row table:style-name="ro1">
          <table:table-cell/>
          <table:table-cell table:formula="of:=SIN([.C915])" office:value-type="float" office:value="0.992114701314443" calcext:value-type="float">
            <text:p>0.9921147013</text:p>
          </table:table-cell>
          <table:table-cell table:formula="of:=[.C914]+PI()/200" office:value-type="float" office:value="14.2628306472979" calcext:value-type="float">
            <text:p>14.2628306473</text:p>
          </table:table-cell>
        </table:table-row>
        <table:table-row table:style-name="ro1">
          <table:table-cell/>
          <table:table-cell table:formula="of:=SIN([.C916])" office:value-type="float" office:value="0.990023657716518" calcext:value-type="float">
            <text:p>0.9900236577</text:p>
          </table:table-cell>
          <table:table-cell table:formula="of:=[.C915]+PI()/200" office:value-type="float" office:value="14.2785386105659" calcext:value-type="float">
            <text:p>14.2785386106</text:p>
          </table:table-cell>
        </table:table-row>
        <table:table-row table:style-name="ro1">
          <table:table-cell/>
          <table:table-cell table:formula="of:=SIN([.C917])" office:value-type="float" office:value="0.987688340595094" calcext:value-type="float">
            <text:p>0.9876883406</text:p>
          </table:table-cell>
          <table:table-cell table:formula="of:=[.C916]+PI()/200" office:value-type="float" office:value="14.2942465738338" calcext:value-type="float">
            <text:p>14.2942465738</text:p>
          </table:table-cell>
        </table:table-row>
        <table:table-row table:style-name="ro1">
          <table:table-cell/>
          <table:table-cell table:formula="of:=SIN([.C918])" office:value-type="float" office:value="0.985109326154725" calcext:value-type="float">
            <text:p>0.9851093262</text:p>
          </table:table-cell>
          <table:table-cell table:formula="of:=[.C917]+PI()/200" office:value-type="float" office:value="14.3099545371018" calcext:value-type="float">
            <text:p>14.3099545371</text:p>
          </table:table-cell>
        </table:table-row>
        <table:table-row table:style-name="ro1">
          <table:table-cell/>
          <table:table-cell table:formula="of:=SIN([.C919])" office:value-type="float" office:value="0.982287250728636" calcext:value-type="float">
            <text:p>0.9822872507</text:p>
          </table:table-cell>
          <table:table-cell table:formula="of:=[.C918]+PI()/200" office:value-type="float" office:value="14.3256625003697" calcext:value-type="float">
            <text:p>14.3256625004</text:p>
          </table:table-cell>
        </table:table-row>
        <table:table-row table:style-name="ro1">
          <table:table-cell/>
          <table:table-cell table:formula="of:=SIN([.C920])" office:value-type="float" office:value="0.979222810621708" calcext:value-type="float">
            <text:p>0.9792228106</text:p>
          </table:table-cell>
          <table:table-cell table:formula="of:=[.C919]+PI()/200" office:value-type="float" office:value="14.3413704636377" calcext:value-type="float">
            <text:p>14.3413704636</text:p>
          </table:table-cell>
        </table:table-row>
        <table:table-row table:style-name="ro1">
          <table:table-cell/>
          <table:table-cell table:formula="of:=SIN([.C921])" office:value-type="float" office:value="0.975916761938685" calcext:value-type="float">
            <text:p>0.9759167619</text:p>
          </table:table-cell>
          <table:table-cell table:formula="of:=[.C920]+PI()/200" office:value-type="float" office:value="14.3570784269056" calcext:value-type="float">
            <text:p>14.3570784269</text:p>
          </table:table-cell>
        </table:table-row>
        <table:table-row table:style-name="ro1">
          <table:table-cell/>
          <table:table-cell table:formula="of:=SIN([.C922])" office:value-type="float" office:value="0.97236992039761" calcext:value-type="float">
            <text:p>0.9723699204</text:p>
          </table:table-cell>
          <table:table-cell table:formula="of:=[.C921]+PI()/200" office:value-type="float" office:value="14.3727863901736" calcext:value-type="float">
            <text:p>14.3727863902</text:p>
          </table:table-cell>
        </table:table-row>
        <table:table-row table:style-name="ro1">
          <table:table-cell/>
          <table:table-cell table:formula="of:=SIN([.C923])" office:value-type="float" office:value="0.96858316112856" calcext:value-type="float">
            <text:p>0.9685831611</text:p>
          </table:table-cell>
          <table:table-cell table:formula="of:=[.C922]+PI()/200" office:value-type="float" office:value="14.3884943534415" calcext:value-type="float">
            <text:p>14.3884943534</text:p>
          </table:table-cell>
        </table:table-row>
        <table:table-row table:style-name="ro1">
          <table:table-cell/>
          <table:table-cell table:formula="of:=SIN([.C924])" office:value-type="float" office:value="0.964557418457722" calcext:value-type="float">
            <text:p>0.9645574185</text:p>
          </table:table-cell>
          <table:table-cell table:formula="of:=[.C923]+PI()/200" office:value-type="float" office:value="14.4042023167095" calcext:value-type="float">
            <text:p>14.4042023167</text:p>
          </table:table-cell>
        </table:table-row>
        <table:table-row table:style-name="ro1">
          <table:table-cell/>
          <table:table-cell table:formula="of:=SIN([.C925])" office:value-type="float" office:value="0.960293685676863" calcext:value-type="float">
            <text:p>0.9602936857</text:p>
          </table:table-cell>
          <table:table-cell table:formula="of:=[.C924]+PI()/200" office:value-type="float" office:value="14.4199102799774" calcext:value-type="float">
            <text:p>14.41991028</text:p>
          </table:table-cell>
        </table:table-row>
        <table:table-row table:style-name="ro1">
          <table:table-cell/>
          <table:table-cell table:formula="of:=SIN([.C926])" office:value-type="float" office:value="0.955793014798245" calcext:value-type="float">
            <text:p>0.9557930148</text:p>
          </table:table-cell>
          <table:table-cell table:formula="of:=[.C925]+PI()/200" office:value-type="float" office:value="14.4356182432454" calcext:value-type="float">
            <text:p>14.4356182432</text:p>
          </table:table-cell>
        </table:table-row>
        <table:table-row table:style-name="ro1">
          <table:table-cell/>
          <table:table-cell table:formula="of:=SIN([.C927])" office:value-type="float" office:value="0.951056516295064" calcext:value-type="float">
            <text:p>0.9510565163</text:p>
          </table:table-cell>
          <table:table-cell table:formula="of:=[.C926]+PI()/200" office:value-type="float" office:value="14.4513262065133" calcext:value-type="float">
            <text:p>14.4513262065</text:p>
          </table:table-cell>
        </table:table-row>
        <table:table-row table:style-name="ro1">
          <table:table-cell/>
          <table:table-cell table:formula="of:=SIN([.C928])" office:value-type="float" office:value="0.946085358827451" calcext:value-type="float">
            <text:p>0.9460853588</text:p>
          </table:table-cell>
          <table:table-cell table:formula="of:=[.C927]+PI()/200" office:value-type="float" office:value="14.4670341697813" calcext:value-type="float">
            <text:p>14.4670341698</text:p>
          </table:table-cell>
        </table:table-row>
        <table:table-row table:style-name="ro1">
          <table:table-cell/>
          <table:table-cell table:formula="of:=SIN([.C929])" office:value-type="float" office:value="0.940880768954127" calcext:value-type="float">
            <text:p>0.940880769</text:p>
          </table:table-cell>
          <table:table-cell table:formula="of:=[.C928]+PI()/200" office:value-type="float" office:value="14.4827421330492" calcext:value-type="float">
            <text:p>14.482742133</text:p>
          </table:table-cell>
        </table:table-row>
        <table:table-row table:style-name="ro1">
          <table:table-cell/>
          <table:table-cell table:formula="of:=SIN([.C930])" office:value-type="float" office:value="0.935444030829764" calcext:value-type="float">
            <text:p>0.9354440308</text:p>
          </table:table-cell>
          <table:table-cell table:formula="of:=[.C929]+PI()/200" office:value-type="float" office:value="14.4984500963172" calcext:value-type="float">
            <text:p>14.4984500963</text:p>
          </table:table-cell>
        </table:table-row>
        <table:table-row table:style-name="ro1">
          <table:table-cell/>
          <table:table-cell table:formula="of:=SIN([.C931])" office:value-type="float" office:value="0.929776485888144" calcext:value-type="float">
            <text:p>0.9297764859</text:p>
          </table:table-cell>
          <table:table-cell table:formula="of:=[.C930]+PI()/200" office:value-type="float" office:value="14.5141580595851" calcext:value-type="float">
            <text:p>14.5141580596</text:p>
          </table:table-cell>
        </table:table-row>
        <table:table-row table:style-name="ro1">
          <table:table-cell/>
          <table:table-cell table:formula="of:=SIN([.C932])" office:value-type="float" office:value="0.923879532511175" calcext:value-type="float">
            <text:p>0.9238795325</text:p>
          </table:table-cell>
          <table:table-cell table:formula="of:=[.C931]+PI()/200" office:value-type="float" office:value="14.5298660228531" calcext:value-type="float">
            <text:p>14.5298660229</text:p>
          </table:table-cell>
        </table:table-row>
        <table:table-row table:style-name="ro1">
          <table:table-cell/>
          <table:table-cell table:formula="of:=SIN([.C933])" office:value-type="float" office:value="0.917754625683864" calcext:value-type="float">
            <text:p>0.9177546257</text:p>
          </table:table-cell>
          <table:table-cell table:formula="of:=[.C932]+PI()/200" office:value-type="float" office:value="14.545573986121" calcext:value-type="float">
            <text:p>14.5455739861</text:p>
          </table:table-cell>
        </table:table-row>
        <table:table-row table:style-name="ro1">
          <table:table-cell/>
          <table:table-cell table:formula="of:=SIN([.C934])" office:value-type="float" office:value="0.911403276635324" calcext:value-type="float">
            <text:p>0.9114032766</text:p>
          </table:table-cell>
          <table:table-cell table:formula="of:=[.C933]+PI()/200" office:value-type="float" office:value="14.561281949389" calcext:value-type="float">
            <text:p>14.5612819494</text:p>
          </table:table-cell>
        </table:table-row>
        <table:table-row table:style-name="ro1">
          <table:table-cell/>
          <table:table-cell table:formula="of:=SIN([.C935])" office:value-type="float" office:value="0.904827052465894" calcext:value-type="float">
            <text:p>0.9048270525</text:p>
          </table:table-cell>
          <table:table-cell table:formula="of:=[.C934]+PI()/200" office:value-type="float" office:value="14.5769899126569" calcext:value-type="float">
            <text:p>14.5769899127</text:p>
          </table:table-cell>
        </table:table-row>
        <table:table-row table:style-name="ro1">
          <table:table-cell/>
          <table:table-cell table:formula="of:=SIN([.C936])" office:value-type="float" office:value="0.898027575760485" calcext:value-type="float">
            <text:p>0.8980275758</text:p>
          </table:table-cell>
          <table:table-cell table:formula="of:=[.C935]+PI()/200" office:value-type="float" office:value="14.5926978759249" calcext:value-type="float">
            <text:p>14.5926978759</text:p>
          </table:table-cell>
        </table:table-row>
        <table:table-row table:style-name="ro1">
          <table:table-cell/>
          <table:table-cell table:formula="of:=SIN([.C937])" office:value-type="float" office:value="0.891006524188233" calcext:value-type="float">
            <text:p>0.8910065242</text:p>
          </table:table-cell>
          <table:table-cell table:formula="of:=[.C936]+PI()/200" office:value-type="float" office:value="14.6084058391928" calcext:value-type="float">
            <text:p>14.6084058392</text:p>
          </table:table-cell>
        </table:table-row>
        <table:table-row table:style-name="ro1">
          <table:table-cell/>
          <table:table-cell table:formula="of:=SIN([.C938])" office:value-type="float" office:value="0.883765630088554" calcext:value-type="float">
            <text:p>0.8837656301</text:p>
          </table:table-cell>
          <table:table-cell table:formula="of:=[.C937]+PI()/200" office:value-type="float" office:value="14.6241138024608" calcext:value-type="float">
            <text:p>14.6241138025</text:p>
          </table:table-cell>
        </table:table-row>
        <table:table-row table:style-name="ro1">
          <table:table-cell/>
          <table:table-cell table:formula="of:=SIN([.C939])" office:value-type="float" office:value="0.87630668004372" calcext:value-type="float">
            <text:p>0.87630668</text:p>
          </table:table-cell>
          <table:table-cell table:formula="of:=[.C938]+PI()/200" office:value-type="float" office:value="14.6398217657287" calcext:value-type="float">
            <text:p>14.6398217657</text:p>
          </table:table-cell>
        </table:table-row>
        <table:table-row table:style-name="ro1">
          <table:table-cell/>
          <table:table-cell table:formula="of:=SIN([.C940])" office:value-type="float" office:value="0.868631514438043" calcext:value-type="float">
            <text:p>0.8686315144</text:p>
          </table:table-cell>
          <table:table-cell table:formula="of:=[.C939]+PI()/200" office:value-type="float" office:value="14.6555297289967" calcext:value-type="float">
            <text:p>14.655529729</text:p>
          </table:table-cell>
        </table:table-row>
        <table:table-row table:style-name="ro1">
          <table:table-cell/>
          <table:table-cell table:formula="of:=SIN([.C941])" office:value-type="float" office:value="0.860742027003791" calcext:value-type="float">
            <text:p>0.860742027</text:p>
          </table:table-cell>
          <table:table-cell table:formula="of:=[.C940]+PI()/200" office:value-type="float" office:value="14.6712376922646" calcext:value-type="float">
            <text:p>14.6712376923</text:p>
          </table:table-cell>
        </table:table-row>
        <table:table-row table:style-name="ro1">
          <table:table-cell/>
          <table:table-cell table:formula="of:=SIN([.C942])" office:value-type="float" office:value="0.852640164353935" calcext:value-type="float">
            <text:p>0.8526401644</text:p>
          </table:table-cell>
          <table:table-cell table:formula="of:=[.C941]+PI()/200" office:value-type="float" office:value="14.6869456555326" calcext:value-type="float">
            <text:p>14.6869456555</text:p>
          </table:table-cell>
        </table:table-row>
        <table:table-row table:style-name="ro1">
          <table:table-cell/>
          <table:table-cell table:formula="of:=SIN([.C943])" office:value-type="float" office:value="0.844327925501853" calcext:value-type="float">
            <text:p>0.8443279255</text:p>
          </table:table-cell>
          <table:table-cell table:formula="of:=[.C942]+PI()/200" office:value-type="float" office:value="14.7026536188005" calcext:value-type="float">
            <text:p>14.7026536188</text:p>
          </table:table-cell>
        </table:table-row>
        <table:table-row table:style-name="ro1">
          <table:table-cell/>
          <table:table-cell table:formula="of:=SIN([.C944])" office:value-type="float" office:value="0.835807361368104" calcext:value-type="float">
            <text:p>0.8358073614</text:p>
          </table:table-cell>
          <table:table-cell table:formula="of:=[.C943]+PI()/200" office:value-type="float" office:value="14.7183615820685" calcext:value-type="float">
            <text:p>14.7183615821</text:p>
          </table:table-cell>
        </table:table-row>
        <table:table-row table:style-name="ro1">
          <table:table-cell/>
          <table:table-cell table:formula="of:=SIN([.C945])" office:value-type="float" office:value="0.827080574274391" calcext:value-type="float">
            <text:p>0.8270805743</text:p>
          </table:table-cell>
          <table:table-cell table:formula="of:=[.C944]+PI()/200" office:value-type="float" office:value="14.7340695453364" calcext:value-type="float">
            <text:p>14.7340695453</text:p>
          </table:table-cell>
        </table:table-row>
        <table:table-row table:style-name="ro1">
          <table:table-cell/>
          <table:table-cell table:formula="of:=SIN([.C946])" office:value-type="float" office:value="0.818149717424848" calcext:value-type="float">
            <text:p>0.8181497174</text:p>
          </table:table-cell>
          <table:table-cell table:formula="of:=[.C945]+PI()/200" office:value-type="float" office:value="14.7497775086044" calcext:value-type="float">
            <text:p>14.7497775086</text:p>
          </table:table-cell>
        </table:table-row>
        <table:table-row table:style-name="ro1">
          <table:table-cell/>
          <table:table-cell table:formula="of:=SIN([.C947])" office:value-type="float" office:value="0.809016994374768" calcext:value-type="float">
            <text:p>0.8090169944</text:p>
          </table:table-cell>
          <table:table-cell table:formula="of:=[.C946]+PI()/200" office:value-type="float" office:value="14.7654854718723" calcext:value-type="float">
            <text:p>14.7654854719</text:p>
          </table:table-cell>
        </table:table-row>
        <table:table-row table:style-name="ro1">
          <table:table-cell/>
          <table:table-cell table:formula="of:=SIN([.C948])" office:value-type="float" office:value="0.799684658486907" calcext:value-type="float">
            <text:p>0.7996846585</text:p>
          </table:table-cell>
          <table:table-cell table:formula="of:=[.C947]+PI()/200" office:value-type="float" office:value="14.7811934351403" calcext:value-type="float">
            <text:p>14.7811934351</text:p>
          </table:table-cell>
        </table:table-row>
        <table:table-row table:style-name="ro1">
          <table:table-cell/>
          <table:table-cell table:formula="of:=SIN([.C949])" office:value-type="float" office:value="0.790155012375502" calcext:value-type="float">
            <text:p>0.7901550124</text:p>
          </table:table-cell>
          <table:table-cell table:formula="of:=[.C948]+PI()/200" office:value-type="float" office:value="14.7969013984082" calcext:value-type="float">
            <text:p>14.7969013984</text:p>
          </table:table-cell>
        </table:table-row>
        <table:table-row table:style-name="ro1">
          <table:table-cell/>
          <table:table-cell table:formula="of:=SIN([.C950])" office:value-type="float" office:value="0.780430407338138" calcext:value-type="float">
            <text:p>0.7804304073</text:p>
          </table:table-cell>
          <table:table-cell table:formula="of:=[.C949]+PI()/200" office:value-type="float" office:value="14.8126093616762" calcext:value-type="float">
            <text:p>14.8126093617</text:p>
          </table:table-cell>
        </table:table-row>
        <table:table-row table:style-name="ro1">
          <table:table-cell/>
          <table:table-cell table:formula="of:=SIN([.C951])" office:value-type="float" office:value="0.770513242775593" calcext:value-type="float">
            <text:p>0.7705132428</text:p>
          </table:table-cell>
          <table:table-cell table:formula="of:=[.C950]+PI()/200" office:value-type="float" office:value="14.8283173249441" calcext:value-type="float">
            <text:p>14.8283173249</text:p>
          </table:table-cell>
        </table:table-row>
        <table:table-row table:style-name="ro1">
          <table:table-cell/>
          <table:table-cell table:formula="of:=SIN([.C952])" office:value-type="float" office:value="0.76040596559983" calcext:value-type="float">
            <text:p>0.7604059656</text:p>
          </table:table-cell>
          <table:table-cell table:formula="of:=[.C951]+PI()/200" office:value-type="float" office:value="14.8440252882121" calcext:value-type="float">
            <text:p>14.8440252882</text:p>
          </table:table-cell>
        </table:table-row>
        <table:table-row table:style-name="ro1">
          <table:table-cell/>
          <table:table-cell table:formula="of:=SIN([.C953])" office:value-type="float" office:value="0.750111069630255" calcext:value-type="float">
            <text:p>0.7501110696</text:p>
          </table:table-cell>
          <table:table-cell table:formula="of:=[.C952]+PI()/200" office:value-type="float" office:value="14.85973325148" calcext:value-type="float">
            <text:p>14.8597332515</text:p>
          </table:table-cell>
        </table:table-row>
        <table:table-row table:style-name="ro1">
          <table:table-cell/>
          <table:table-cell table:formula="of:=SIN([.C954])" office:value-type="float" office:value="0.739631094978401" calcext:value-type="float">
            <text:p>0.739631095</text:p>
          </table:table-cell>
          <table:table-cell table:formula="of:=[.C953]+PI()/200" office:value-type="float" office:value="14.875441214748" calcext:value-type="float">
            <text:p>14.8754412147</text:p>
          </table:table-cell>
        </table:table-row>
        <table:table-row table:style-name="ro1">
          <table:table-cell/>
          <table:table-cell table:formula="of:=SIN([.C955])" office:value-type="float" office:value="0.728968627421198" calcext:value-type="float">
            <text:p>0.7289686274</text:p>
          </table:table-cell>
          <table:table-cell table:formula="of:=[.C954]+PI()/200" office:value-type="float" office:value="14.8911491780159" calcext:value-type="float">
            <text:p>14.891149178</text:p>
          </table:table-cell>
        </table:table-row>
        <table:table-row table:style-name="ro1">
          <table:table-cell/>
          <table:table-cell table:formula="of:=SIN([.C956])" office:value-type="float" office:value="0.718126297762972" calcext:value-type="float">
            <text:p>0.7181262978</text:p>
          </table:table-cell>
          <table:table-cell table:formula="of:=[.C955]+PI()/200" office:value-type="float" office:value="14.9068571412839" calcext:value-type="float">
            <text:p>14.9068571413</text:p>
          </table:table-cell>
        </table:table-row>
        <table:table-row table:style-name="ro1">
          <table:table-cell/>
          <table:table-cell table:formula="of:=SIN([.C957])" office:value-type="float" office:value="0.707106781186326" calcext:value-type="float">
            <text:p>0.7071067812</text:p>
          </table:table-cell>
          <table:table-cell table:formula="of:=[.C956]+PI()/200" office:value-type="float" office:value="14.9225651045518" calcext:value-type="float">
            <text:p>14.9225651046</text:p>
          </table:table-cell>
        </table:table-row>
        <table:table-row table:style-name="ro1">
          <table:table-cell/>
          <table:table-cell table:formula="of:=SIN([.C958])" office:value-type="float" office:value="0.695912796592089" calcext:value-type="float">
            <text:p>0.6959127966</text:p>
          </table:table-cell>
          <table:table-cell table:formula="of:=[.C957]+PI()/200" office:value-type="float" office:value="14.9382730678198" calcext:value-type="float">
            <text:p>14.9382730678</text:p>
          </table:table-cell>
        </table:table-row>
        <table:table-row table:style-name="ro1">
          <table:table-cell/>
          <table:table-cell table:formula="of:=SIN([.C959])" office:value-type="float" office:value="0.684547105928459" calcext:value-type="float">
            <text:p>0.6845471059</text:p>
          </table:table-cell>
          <table:table-cell table:formula="of:=[.C958]+PI()/200" office:value-type="float" office:value="14.9539810310877" calcext:value-type="float">
            <text:p>14.9539810311</text:p>
          </table:table-cell>
        </table:table-row>
        <table:table-row table:style-name="ro1">
          <table:table-cell/>
          <table:table-cell table:formula="of:=SIN([.C960])" office:value-type="float" office:value="0.67301251350954" calcext:value-type="float">
            <text:p>0.6730125135</text:p>
          </table:table-cell>
          <table:table-cell table:formula="of:=[.C959]+PI()/200" office:value-type="float" office:value="14.9696889943557" calcext:value-type="float">
            <text:p>14.9696889944</text:p>
          </table:table-cell>
        </table:table-row>
        <table:table-row table:style-name="ro1">
          <table:table-cell/>
          <table:table-cell table:formula="of:=SIN([.C961])" office:value-type="float" office:value="0.661311865323415" calcext:value-type="float">
            <text:p>0.6613118653</text:p>
          </table:table-cell>
          <table:table-cell table:formula="of:=[.C960]+PI()/200" office:value-type="float" office:value="14.9853969576236" calcext:value-type="float">
            <text:p>14.9853969576</text:p>
          </table:table-cell>
        </table:table-row>
        <table:table-row table:style-name="ro1">
          <table:table-cell/>
          <table:table-cell table:formula="of:=SIN([.C962])" office:value-type="float" office:value="0.649448048329943" calcext:value-type="float">
            <text:p>0.6494480483</text:p>
          </table:table-cell>
          <table:table-cell table:formula="of:=[.C961]+PI()/200" office:value-type="float" office:value="15.0011049208916" calcext:value-type="float">
            <text:p>15.0011049209</text:p>
          </table:table-cell>
        </table:table-row>
        <table:table-row table:style-name="ro1">
          <table:table-cell/>
          <table:table-cell table:formula="of:=SIN([.C963])" office:value-type="float" office:value="0.637423989748445" calcext:value-type="float">
            <text:p>0.6374239897</text:p>
          </table:table-cell>
          <table:table-cell table:formula="of:=[.C962]+PI()/200" office:value-type="float" office:value="15.0168128841595" calcext:value-type="float">
            <text:p>15.0168128842</text:p>
          </table:table-cell>
        </table:table-row>
        <table:table-row table:style-name="ro1">
          <table:table-cell/>
          <table:table-cell table:formula="of:=SIN([.C964])" office:value-type="float" office:value="0.625242656335457" calcext:value-type="float">
            <text:p>0.6252426563</text:p>
          </table:table-cell>
          <table:table-cell table:formula="of:=[.C963]+PI()/200" office:value-type="float" office:value="15.0325208474275" calcext:value-type="float">
            <text:p>15.0325208474</text:p>
          </table:table-cell>
        </table:table-row>
        <table:table-row table:style-name="ro1">
          <table:table-cell/>
          <table:table-cell table:formula="of:=SIN([.C965])" office:value-type="float" office:value="0.612907053652724" calcext:value-type="float">
            <text:p>0.6129070537</text:p>
          </table:table-cell>
          <table:table-cell table:formula="of:=[.C964]+PI()/200" office:value-type="float" office:value="15.0482288106954" calcext:value-type="float">
            <text:p>15.0482288107</text:p>
          </table:table-cell>
        </table:table-row>
        <table:table-row table:style-name="ro1">
          <table:table-cell/>
          <table:table-cell table:formula="of:=SIN([.C966])" office:value-type="float" office:value="0.600420225325628" calcext:value-type="float">
            <text:p>0.6004202253</text:p>
          </table:table-cell>
          <table:table-cell table:formula="of:=[.C965]+PI()/200" office:value-type="float" office:value="15.0639367739634" calcext:value-type="float">
            <text:p>15.063936774</text:p>
          </table:table-cell>
        </table:table-row>
        <table:table-row table:style-name="ro1">
          <table:table-cell/>
          <table:table-cell table:formula="of:=SIN([.C967])" office:value-type="float" office:value="0.587785252292213" calcext:value-type="float">
            <text:p>0.5877852523</text:p>
          </table:table-cell>
          <table:table-cell table:formula="of:=[.C966]+PI()/200" office:value-type="float" office:value="15.0796447372313" calcext:value-type="float">
            <text:p>15.0796447372</text:p>
          </table:table-cell>
        </table:table-row>
        <table:table-row table:style-name="ro1">
          <table:table-cell/>
          <table:table-cell table:formula="of:=SIN([.C968])" office:value-type="float" office:value="0.575005252043015" calcext:value-type="float">
            <text:p>0.575005252</text:p>
          </table:table-cell>
          <table:table-cell table:formula="of:=[.C967]+PI()/200" office:value-type="float" office:value="15.0953527004993" calcext:value-type="float">
            <text:p>15.0953527005</text:p>
          </table:table-cell>
        </table:table-row>
        <table:table-row table:style-name="ro1">
          <table:table-cell/>
          <table:table-cell table:formula="of:=SIN([.C969])" office:value-type="float" office:value="0.562083377851864" calcext:value-type="float">
            <text:p>0.5620833779</text:p>
          </table:table-cell>
          <table:table-cell table:formula="of:=[.C968]+PI()/200" office:value-type="float" office:value="15.1110606637672" calcext:value-type="float">
            <text:p>15.1110606638</text:p>
          </table:table-cell>
        </table:table-row>
        <table:table-row table:style-name="ro1">
          <table:table-cell/>
          <table:table-cell table:formula="of:=SIN([.C970])" office:value-type="float" office:value="0.549022817997861" calcext:value-type="float">
            <text:p>0.549022818</text:p>
          </table:table-cell>
          <table:table-cell table:formula="of:=[.C969]+PI()/200" office:value-type="float" office:value="15.1267686270352" calcext:value-type="float">
            <text:p>15.126768627</text:p>
          </table:table-cell>
        </table:table-row>
        <table:table-row table:style-name="ro1">
          <table:table-cell/>
          <table:table-cell table:formula="of:=SIN([.C971])" office:value-type="float" office:value="0.535826794978723" calcext:value-type="float">
            <text:p>0.535826795</text:p>
          </table:table-cell>
          <table:table-cell table:formula="of:=[.C970]+PI()/200" office:value-type="float" office:value="15.1424765903031" calcext:value-type="float">
            <text:p>15.1424765903</text:p>
          </table:table-cell>
        </table:table-row>
        <table:table-row table:style-name="ro1">
          <table:table-cell/>
          <table:table-cell table:formula="of:=SIN([.C972])" office:value-type="float" office:value="0.522498564715672" calcext:value-type="float">
            <text:p>0.5224985647</text:p>
          </table:table-cell>
          <table:table-cell table:formula="of:=[.C971]+PI()/200" office:value-type="float" office:value="15.1581845535711" calcext:value-type="float">
            <text:p>15.1581845536</text:p>
          </table:table-cell>
        </table:table-row>
        <table:table-row table:style-name="ro1">
          <table:table-cell/>
          <table:table-cell table:formula="of:=SIN([.C973])" office:value-type="float" office:value="0.509041415750091" calcext:value-type="float">
            <text:p>0.5090414158</text:p>
          </table:table-cell>
          <table:table-cell table:formula="of:=[.C972]+PI()/200" office:value-type="float" office:value="15.173892516839" calcext:value-type="float">
            <text:p>15.1738925168</text:p>
          </table:table-cell>
        </table:table-row>
        <table:table-row table:style-name="ro1">
          <table:table-cell/>
          <table:table-cell table:formula="of:=SIN([.C974])" office:value-type="float" office:value="0.495458668432124" calcext:value-type="float">
            <text:p>0.4954586684</text:p>
          </table:table-cell>
          <table:table-cell table:formula="of:=[.C973]+PI()/200" office:value-type="float" office:value="15.189600480107" calcext:value-type="float">
            <text:p>15.1896004801</text:p>
          </table:table-cell>
        </table:table-row>
        <table:table-row table:style-name="ro1">
          <table:table-cell/>
          <table:table-cell table:formula="of:=SIN([.C975])" office:value-type="float" office:value="0.481753674101428" calcext:value-type="float">
            <text:p>0.4817536741</text:p>
          </table:table-cell>
          <table:table-cell table:formula="of:=[.C974]+PI()/200" office:value-type="float" office:value="15.2053084433749" calcext:value-type="float">
            <text:p>15.2053084434</text:p>
          </table:table-cell>
        </table:table-row>
        <table:table-row table:style-name="ro1">
          <table:table-cell/>
          <table:table-cell table:formula="of:=SIN([.C976])" office:value-type="float" office:value="0.467929814260283" calcext:value-type="float">
            <text:p>0.4679298143</text:p>
          </table:table-cell>
          <table:table-cell table:formula="of:=[.C975]+PI()/200" office:value-type="float" office:value="15.2210164066429" calcext:value-type="float">
            <text:p>15.2210164066</text:p>
          </table:table-cell>
        </table:table-row>
        <table:table-row table:style-name="ro1">
          <table:table-cell/>
          <table:table-cell table:formula="of:=SIN([.C977])" office:value-type="float" office:value="0.453990499739254" calcext:value-type="float">
            <text:p>0.4539904997</text:p>
          </table:table-cell>
          <table:table-cell table:formula="of:=[.C976]+PI()/200" office:value-type="float" office:value="15.2367243699108" calcext:value-type="float">
            <text:p>15.2367243699</text:p>
          </table:table-cell>
        </table:table-row>
        <table:table-row table:style-name="ro1">
          <table:table-cell/>
          <table:table-cell table:formula="of:=SIN([.C978])" office:value-type="float" office:value="0.439939169855619" calcext:value-type="float">
            <text:p>0.4399391699</text:p>
          </table:table-cell>
          <table:table-cell table:formula="of:=[.C977]+PI()/200" office:value-type="float" office:value="15.2524323331788" calcext:value-type="float">
            <text:p>15.2524323332</text:p>
          </table:table-cell>
        </table:table-row>
        <table:table-row table:style-name="ro1">
          <table:table-cell/>
          <table:table-cell table:formula="of:=SIN([.C979])" office:value-type="float" office:value="0.425779291564774" calcext:value-type="float">
            <text:p>0.4257792916</text:p>
          </table:table-cell>
          <table:table-cell table:formula="of:=[.C978]+PI()/200" office:value-type="float" office:value="15.2681402964467" calcext:value-type="float">
            <text:p>15.2681402964</text:p>
          </table:table-cell>
        </table:table-row>
        <table:table-row table:style-name="ro1">
          <table:table-cell/>
          <table:table-cell table:formula="of:=SIN([.C980])" office:value-type="float" office:value="0.411514358604807" calcext:value-type="float">
            <text:p>0.4115143586</text:p>
          </table:table-cell>
          <table:table-cell table:formula="of:=[.C979]+PI()/200" office:value-type="float" office:value="15.2838482597147" calcext:value-type="float">
            <text:p>15.2838482597</text:p>
          </table:table-cell>
        </table:table-row>
        <table:table-row table:style-name="ro1">
          <table:table-cell/>
          <table:table-cell table:formula="of:=SIN([.C981])" office:value-type="float" office:value="0.397147890634476" calcext:value-type="float">
            <text:p>0.3971478906</text:p>
          </table:table-cell>
          <table:table-cell table:formula="of:=[.C980]+PI()/200" office:value-type="float" office:value="15.2995562229826" calcext:value-type="float">
            <text:p>15.299556223</text:p>
          </table:table-cell>
        </table:table-row>
        <table:table-row table:style-name="ro1">
          <table:table-cell/>
          <table:table-cell table:formula="of:=SIN([.C982])" office:value-type="float" office:value="0.382683432364782" calcext:value-type="float">
            <text:p>0.3826834324</text:p>
          </table:table-cell>
          <table:table-cell table:formula="of:=[.C981]+PI()/200" office:value-type="float" office:value="15.3152641862506" calcext:value-type="float">
            <text:p>15.3152641863</text:p>
          </table:table-cell>
        </table:table-row>
        <table:table-row table:style-name="ro1">
          <table:table-cell/>
          <table:table-cell table:formula="of:=SIN([.C983])" office:value-type="float" office:value="0.368124552684368" calcext:value-type="float">
            <text:p>0.3681245527</text:p>
          </table:table-cell>
          <table:table-cell table:formula="of:=[.C982]+PI()/200" office:value-type="float" office:value="15.3309721495185" calcext:value-type="float">
            <text:p>15.3309721495</text:p>
          </table:table-cell>
        </table:table-row>
        <table:table-row table:style-name="ro1">
          <table:table-cell/>
          <table:table-cell table:formula="of:=SIN([.C984])" office:value-type="float" office:value="0.353474843778944" calcext:value-type="float">
            <text:p>0.3534748438</text:p>
          </table:table-cell>
          <table:table-cell table:formula="of:=[.C983]+PI()/200" office:value-type="float" office:value="15.3466801127865" calcext:value-type="float">
            <text:p>15.3466801128</text:p>
          </table:table-cell>
        </table:table-row>
        <table:table-row table:style-name="ro1">
          <table:table-cell/>
          <table:table-cell table:formula="of:=SIN([.C985])" office:value-type="float" office:value="0.338737920244976" calcext:value-type="float">
            <text:p>0.3387379202</text:p>
          </table:table-cell>
          <table:table-cell table:formula="of:=[.C984]+PI()/200" office:value-type="float" office:value="15.3623880760544" calcext:value-type="float">
            <text:p>15.3623880761</text:p>
          </table:table-cell>
        </table:table-row>
        <table:table-row table:style-name="ro1">
          <table:table-cell/>
          <table:table-cell table:formula="of:=SIN([.C986])" office:value-type="float" office:value="0.323917418197831" calcext:value-type="float">
            <text:p>0.3239174182</text:p>
          </table:table-cell>
          <table:table-cell table:formula="of:=[.C985]+PI()/200" office:value-type="float" office:value="15.3780960393224" calcext:value-type="float">
            <text:p>15.3780960393</text:p>
          </table:table-cell>
        </table:table-row>
        <table:table-row table:style-name="ro1">
          <table:table-cell/>
          <table:table-cell table:formula="of:=SIN([.C987])" office:value-type="float" office:value="0.309016994374627" calcext:value-type="float">
            <text:p>0.3090169944</text:p>
          </table:table-cell>
          <table:table-cell table:formula="of:=[.C986]+PI()/200" office:value-type="float" office:value="15.3938040025903" calcext:value-type="float">
            <text:p>15.3938040026</text:p>
          </table:table-cell>
        </table:table-row>
        <table:table-row table:style-name="ro1">
          <table:table-cell/>
          <table:table-cell table:formula="of:=SIN([.C988])" office:value-type="float" office:value="0.294040325231981" calcext:value-type="float">
            <text:p>0.2940403252</text:p>
          </table:table-cell>
          <table:table-cell table:formula="of:=[.C987]+PI()/200" office:value-type="float" office:value="15.4095119658583" calcext:value-type="float">
            <text:p>15.4095119659</text:p>
          </table:table-cell>
        </table:table-row>
        <table:table-row table:style-name="ro1">
          <table:table-cell/>
          <table:table-cell table:formula="of:=SIN([.C989])" office:value-type="float" office:value="0.278991106038904" calcext:value-type="float">
            <text:p>0.278991106</text:p>
          </table:table-cell>
          <table:table-cell table:formula="of:=[.C988]+PI()/200" office:value-type="float" office:value="15.4252199291262" calcext:value-type="float">
            <text:p>15.4252199291</text:p>
          </table:table-cell>
        </table:table-row>
        <table:table-row table:style-name="ro1">
          <table:table-cell/>
          <table:table-cell table:formula="of:=SIN([.C990])" office:value-type="float" office:value="0.263873049965046" calcext:value-type="float">
            <text:p>0.26387305</text:p>
          </table:table-cell>
          <table:table-cell table:formula="of:=[.C989]+PI()/200" office:value-type="float" office:value="15.4409278923942" calcext:value-type="float">
            <text:p>15.4409278924</text:p>
          </table:table-cell>
        </table:table-row>
        <table:table-row table:style-name="ro1">
          <table:table-cell/>
          <table:table-cell table:formula="of:=SIN([.C991])" office:value-type="float" office:value="0.248689887164525" calcext:value-type="float">
            <text:p>0.2486898872</text:p>
          </table:table-cell>
          <table:table-cell table:formula="of:=[.C990]+PI()/200" office:value-type="float" office:value="15.4566358556621" calcext:value-type="float">
            <text:p>15.4566358557</text:p>
          </table:table-cell>
        </table:table-row>
        <table:table-row table:style-name="ro1">
          <table:table-cell/>
          <table:table-cell table:formula="of:=SIN([.C992])" office:value-type="float" office:value="0.233445363855574" calcext:value-type="float">
            <text:p>0.2334453639</text:p>
          </table:table-cell>
          <table:table-cell table:formula="of:=[.C991]+PI()/200" office:value-type="float" office:value="15.4723438189301" calcext:value-type="float">
            <text:p>15.4723438189</text:p>
          </table:table-cell>
        </table:table-row>
        <table:table-row table:style-name="ro1">
          <table:table-cell/>
          <table:table-cell table:formula="of:=SIN([.C993])" office:value-type="float" office:value="0.218143241396209" calcext:value-type="float">
            <text:p>0.2181432414</text:p>
          </table:table-cell>
          <table:table-cell table:formula="of:=[.C992]+PI()/200" office:value-type="float" office:value="15.488051782198" calcext:value-type="float">
            <text:p>15.4880517822</text:p>
          </table:table-cell>
        </table:table-row>
        <table:table-row table:style-name="ro1">
          <table:table-cell/>
          <table:table-cell table:formula="of:=SIN([.C994])" office:value-type="float" office:value="0.202787295356177" calcext:value-type="float">
            <text:p>0.2027872954</text:p>
          </table:table-cell>
          <table:table-cell table:formula="of:=[.C993]+PI()/200" office:value-type="float" office:value="15.503759745466" calcext:value-type="float">
            <text:p>15.5037597455</text:p>
          </table:table-cell>
        </table:table-row>
        <table:table-row table:style-name="ro1">
          <table:table-cell/>
          <table:table-cell table:formula="of:=SIN([.C995])" office:value-type="float" office:value="0.187381314585387" calcext:value-type="float">
            <text:p>0.1873813146</text:p>
          </table:table-cell>
          <table:table-cell table:formula="of:=[.C994]+PI()/200" office:value-type="float" office:value="15.5194677087339" calcext:value-type="float">
            <text:p>15.5194677087</text:p>
          </table:table-cell>
        </table:table-row>
        <table:table-row table:style-name="ro1">
          <table:table-cell/>
          <table:table-cell table:formula="of:=SIN([.C996])" office:value-type="float" office:value="0.171929100279071" calcext:value-type="float">
            <text:p>0.1719291003</text:p>
          </table:table-cell>
          <table:table-cell table:formula="of:=[.C995]+PI()/200" office:value-type="float" office:value="15.5351756720019" calcext:value-type="float">
            <text:p>15.535175672</text:p>
          </table:table-cell>
        </table:table-row>
        <table:table-row table:style-name="ro1">
          <table:table-cell/>
          <table:table-cell table:formula="of:=SIN([.C997])" office:value-type="float" office:value="0.15643446503989" calcext:value-type="float">
            <text:p>0.156434465</text:p>
          </table:table-cell>
          <table:table-cell table:formula="of:=[.C996]+PI()/200" office:value-type="float" office:value="15.5508836352698" calcext:value-type="float">
            <text:p>15.5508836353</text:p>
          </table:table-cell>
        </table:table-row>
        <table:table-row table:style-name="ro1">
          <table:table-cell/>
          <table:table-cell table:formula="of:=SIN([.C998])" office:value-type="float" office:value="0.14090123193724" calcext:value-type="float">
            <text:p>0.1409012319</text:p>
          </table:table-cell>
          <table:table-cell table:formula="of:=[.C997]+PI()/200" office:value-type="float" office:value="15.5665915985378" calcext:value-type="float">
            <text:p>15.5665915985</text:p>
          </table:table-cell>
        </table:table-row>
        <table:table-row table:style-name="ro1">
          <table:table-cell/>
          <table:table-cell table:formula="of:=SIN([.C999])" office:value-type="float" office:value="0.12533323356396" calcext:value-type="float">
            <text:p>0.1253332336</text:p>
          </table:table-cell>
          <table:table-cell table:formula="of:=[.C998]+PI()/200" office:value-type="float" office:value="15.5822995618057" calcext:value-type="float">
            <text:p>15.5822995618</text:p>
          </table:table-cell>
        </table:table-row>
        <table:table-row table:style-name="ro1">
          <table:table-cell/>
          <table:table-cell table:formula="of:=SIN([.C1000])" office:value-type="float" office:value="0.1097343110907" calcext:value-type="float">
            <text:p>0.1097343111</text:p>
          </table:table-cell>
          <table:table-cell table:formula="of:=[.C999]+PI()/200" office:value-type="float" office:value="15.5980075250737" calcext:value-type="float">
            <text:p>15.5980075251</text:p>
          </table:table-cell>
        </table:table-row>
        <table:table-row table:style-name="ro1">
          <table:table-cell/>
          <table:table-cell table:formula="of:=SIN([.C1001])" office:value-type="float" office:value="0.0941083133181678" calcext:value-type="float">
            <text:p>0.0941083133</text:p>
          </table:table-cell>
          <table:table-cell table:formula="of:=[.C1000]+PI()/200" office:value-type="float" office:value="15.6137154883416" calcext:value-type="float">
            <text:p>15.6137154883</text:p>
          </table:table-cell>
        </table:table-row>
        <table:table-row table:style-name="ro1">
          <table:table-cell/>
          <table:table-cell table:formula="of:=SIN([.C1002])" office:value-type="float" office:value="0.0784590957274971" calcext:value-type="float">
            <text:p>0.0784590957</text:p>
          </table:table-cell>
          <table:table-cell table:formula="of:=[.C1001]+PI()/200" office:value-type="float" office:value="15.6294234516096" calcext:value-type="float">
            <text:p>15.6294234516</text:p>
          </table:table-cell>
        </table:table-row>
        <table:table-row table:style-name="ro1">
          <table:table-cell/>
          <table:table-cell table:formula="of:=SIN([.C1003])" office:value-type="float" office:value="0.0627905195289644" calcext:value-type="float">
            <text:p>0.0627905195</text:p>
          </table:table-cell>
          <table:table-cell table:formula="of:=[.C1002]+PI()/200" office:value-type="float" office:value="15.6451314148775" calcext:value-type="float">
            <text:p>15.6451314149</text:p>
          </table:table-cell>
        </table:table-row>
        <table:table-row table:style-name="ro1">
          <table:table-cell/>
          <table:table-cell table:formula="of:=SIN([.C1004])" office:value-type="float" office:value="0.0471064507092926" calcext:value-type="float">
            <text:p>0.0471064507</text:p>
          </table:table-cell>
          <table:table-cell table:formula="of:=[.C1003]+PI()/200" office:value-type="float" office:value="15.6608393781455" calcext:value-type="float">
            <text:p>15.6608393781</text:p>
          </table:table-cell>
        </table:table-row>
        <table:table-row table:style-name="ro1">
          <table:table-cell/>
          <table:table-cell table:formula="of:=SIN([.C1005])" office:value-type="float" office:value="0.0314107590777772" calcext:value-type="float">
            <text:p>0.0314107591</text:p>
          </table:table-cell>
          <table:table-cell table:formula="of:=[.C1004]+PI()/200" office:value-type="float" office:value="15.6765473414134" calcext:value-type="float">
            <text:p>15.6765473414</text:p>
          </table:table-cell>
        </table:table-row>
        <table:table-row table:style-name="ro1">
          <table:table-cell/>
          <table:table-cell table:formula="of:=SIN([.C1006])" office:value-type="float" office:value="0.0157073173114686" calcext:value-type="float">
            <text:p>0.0157073173</text:p>
          </table:table-cell>
          <table:table-cell table:formula="of:=[.C1005]+PI()/200" office:value-type="float" office:value="15.6922553046814" calcext:value-type="float">
            <text:p>15.6922553047</text:p>
          </table:table-cell>
        </table:table-row>
        <table:table-row table:style-name="ro1">
          <table:table-cell/>
          <table:table-cell table:formula="of:=SIN([.C1007])" office:value-type="float" office:value="-0.000000000000352882687641076" calcext:value-type="float">
            <text:p>-3.52882687641076E-13</text:p>
          </table:table-cell>
          <table:table-cell table:formula="of:=[.C1006]+PI()/200" office:value-type="float" office:value="15.7079632679493" calcext:value-type="float">
            <text:p>15.7079632679</text:p>
          </table:table-cell>
        </table:table-row>
        <table:table-row table:style-name="ro1">
          <table:table-cell/>
          <table:table-cell table:formula="of:=SIN([.C1008])" office:value-type="float" office:value="-0.0157073173121743" calcext:value-type="float">
            <text:p>-0.0157073173</text:p>
          </table:table-cell>
          <table:table-cell table:formula="of:=[.C1007]+PI()/200" office:value-type="float" office:value="15.7236712312173" calcext:value-type="float">
            <text:p>15.7236712312</text:p>
          </table:table-cell>
        </table:table-row>
        <table:table-row table:style-name="ro1">
          <table:table-cell/>
          <table:table-cell table:formula="of:=SIN([.C1009])" office:value-type="float" office:value="-0.0314107590784826" calcext:value-type="float">
            <text:p>-0.0314107591</text:p>
          </table:table-cell>
          <table:table-cell table:formula="of:=[.C1008]+PI()/200" office:value-type="float" office:value="15.7393791944852" calcext:value-type="float">
            <text:p>15.7393791945</text:p>
          </table:table-cell>
        </table:table-row>
        <table:table-row table:style-name="ro1">
          <table:table-cell/>
          <table:table-cell table:formula="of:=SIN([.C1010])" office:value-type="float" office:value="-0.0471064507099976" calcext:value-type="float">
            <text:p>-0.0471064507</text:p>
          </table:table-cell>
          <table:table-cell table:formula="of:=[.C1009]+PI()/200" office:value-type="float" office:value="15.7550871577532" calcext:value-type="float">
            <text:p>15.7550871578</text:p>
          </table:table-cell>
        </table:table-row>
        <table:table-row table:style-name="ro1">
          <table:table-cell/>
          <table:table-cell table:formula="of:=SIN([.C1011])" office:value-type="float" office:value="-0.0627905195296688" calcext:value-type="float">
            <text:p>-0.0627905195</text:p>
          </table:table-cell>
          <table:table-cell table:formula="of:=[.C1010]+PI()/200" office:value-type="float" office:value="15.7707951210211" calcext:value-type="float">
            <text:p>15.770795121</text:p>
          </table:table-cell>
        </table:table-row>
        <table:table-row table:style-name="ro1">
          <table:table-cell/>
          <table:table-cell table:formula="of:=SIN([.C1012])" office:value-type="float" office:value="-0.0784590957282007" calcext:value-type="float">
            <text:p>-0.0784590957</text:p>
          </table:table-cell>
          <table:table-cell table:formula="of:=[.C1011]+PI()/200" office:value-type="float" office:value="15.7865030842891" calcext:value-type="float">
            <text:p>15.7865030843</text:p>
          </table:table-cell>
        </table:table-row>
        <table:table-row table:style-name="ro1">
          <table:table-cell/>
          <table:table-cell table:formula="of:=SIN([.C1013])" office:value-type="float" office:value="-0.0941083133188704" calcext:value-type="float">
            <text:p>-0.0941083133</text:p>
          </table:table-cell>
          <table:table-cell table:formula="of:=[.C1012]+PI()/200" office:value-type="float" office:value="15.802211047557" calcext:value-type="float">
            <text:p>15.8022110476</text:p>
          </table:table-cell>
        </table:table-row>
        <table:table-row table:style-name="ro1">
          <table:table-cell/>
          <table:table-cell table:formula="of:=SIN([.C1014])" office:value-type="float" office:value="-0.109734311091402" calcext:value-type="float">
            <text:p>-0.1097343111</text:p>
          </table:table-cell>
          <table:table-cell table:formula="of:=[.C1013]+PI()/200" office:value-type="float" office:value="15.817919010825" calcext:value-type="float">
            <text:p>15.8179190108</text:p>
          </table:table-cell>
        </table:table-row>
        <table:table-row table:style-name="ro1">
          <table:table-cell/>
          <table:table-cell table:formula="of:=SIN([.C1015])" office:value-type="float" office:value="-0.125333233564661" calcext:value-type="float">
            <text:p>-0.1253332336</text:p>
          </table:table-cell>
          <table:table-cell table:formula="of:=[.C1014]+PI()/200" office:value-type="float" office:value="15.8336269740929" calcext:value-type="float">
            <text:p>15.8336269741</text:p>
          </table:table-cell>
        </table:table-row>
        <table:table-row table:style-name="ro1">
          <table:table-cell/>
          <table:table-cell table:formula="of:=SIN([.C1016])" office:value-type="float" office:value="-0.140901231937939" calcext:value-type="float">
            <text:p>-0.1409012319</text:p>
          </table:table-cell>
          <table:table-cell table:formula="of:=[.C1015]+PI()/200" office:value-type="float" office:value="15.8493349373609" calcext:value-type="float">
            <text:p>15.8493349374</text:p>
          </table:table-cell>
        </table:table-row>
        <table:table-row table:style-name="ro1">
          <table:table-cell/>
          <table:table-cell table:formula="of:=SIN([.C1017])" office:value-type="float" office:value="-0.156434465040587" calcext:value-type="float">
            <text:p>-0.156434465</text:p>
          </table:table-cell>
          <table:table-cell table:formula="of:=[.C1016]+PI()/200" office:value-type="float" office:value="15.8650429006288" calcext:value-type="float">
            <text:p>15.8650429006</text:p>
          </table:table-cell>
        </table:table-row>
        <table:table-row table:style-name="ro1">
          <table:table-cell/>
          <table:table-cell table:formula="of:=SIN([.C1018])" office:value-type="float" office:value="-0.171929100279766" calcext:value-type="float">
            <text:p>-0.1719291003</text:p>
          </table:table-cell>
          <table:table-cell table:formula="of:=[.C1017]+PI()/200" office:value-type="float" office:value="15.8807508638968" calcext:value-type="float">
            <text:p>15.8807508639</text:p>
          </table:table-cell>
        </table:table-row>
        <table:table-row table:style-name="ro1">
          <table:table-cell/>
          <table:table-cell table:formula="of:=SIN([.C1019])" office:value-type="float" office:value="-0.187381314586081" calcext:value-type="float">
            <text:p>-0.1873813146</text:p>
          </table:table-cell>
          <table:table-cell table:formula="of:=[.C1018]+PI()/200" office:value-type="float" office:value="15.8964588271647" calcext:value-type="float">
            <text:p>15.8964588272</text:p>
          </table:table-cell>
        </table:table-row>
        <table:table-row table:style-name="ro1">
          <table:table-cell/>
          <table:table-cell table:formula="of:=SIN([.C1020])" office:value-type="float" office:value="-0.202787295356868" calcext:value-type="float">
            <text:p>-0.2027872954</text:p>
          </table:table-cell>
          <table:table-cell table:formula="of:=[.C1019]+PI()/200" office:value-type="float" office:value="15.9121667904327" calcext:value-type="float">
            <text:p>15.9121667904</text:p>
          </table:table-cell>
        </table:table-row>
        <table:table-row table:style-name="ro1">
          <table:table-cell/>
          <table:table-cell table:formula="of:=SIN([.C1021])" office:value-type="float" office:value="-0.218143241396898" calcext:value-type="float">
            <text:p>-0.2181432414</text:p>
          </table:table-cell>
          <table:table-cell table:formula="of:=[.C1020]+PI()/200" office:value-type="float" office:value="15.9278747537006" calcext:value-type="float">
            <text:p>15.9278747537</text:p>
          </table:table-cell>
        </table:table-row>
        <table:table-row table:style-name="ro1">
          <table:table-cell/>
          <table:table-cell table:formula="of:=SIN([.C1022])" office:value-type="float" office:value="-0.23344536385626" calcext:value-type="float">
            <text:p>-0.2334453639</text:p>
          </table:table-cell>
          <table:table-cell table:formula="of:=[.C1021]+PI()/200" office:value-type="float" office:value="15.9435827169686" calcext:value-type="float">
            <text:p>15.943582717</text:p>
          </table:table-cell>
        </table:table-row>
        <table:table-row table:style-name="ro1">
          <table:table-cell/>
          <table:table-cell table:formula="of:=SIN([.C1023])" office:value-type="float" office:value="-0.248689887165209" calcext:value-type="float">
            <text:p>-0.2486898872</text:p>
          </table:table-cell>
          <table:table-cell table:formula="of:=[.C1022]+PI()/200" office:value-type="float" office:value="15.9592906802365" calcext:value-type="float">
            <text:p>15.9592906802</text:p>
          </table:table-cell>
        </table:table-row>
        <table:table-row table:style-name="ro1">
          <table:table-cell/>
          <table:table-cell table:formula="of:=SIN([.C1024])" office:value-type="float" office:value="-0.263873049965726" calcext:value-type="float">
            <text:p>-0.26387305</text:p>
          </table:table-cell>
          <table:table-cell table:formula="of:=[.C1023]+PI()/200" office:value-type="float" office:value="15.9749986435045" calcext:value-type="float">
            <text:p>15.9749986435</text:p>
          </table:table-cell>
        </table:table-row>
        <table:table-row table:style-name="ro1">
          <table:table-cell/>
          <table:table-cell table:formula="of:=SIN([.C1025])" office:value-type="float" office:value="-0.278991106039582" calcext:value-type="float">
            <text:p>-0.278991106</text:p>
          </table:table-cell>
          <table:table-cell table:formula="of:=[.C1024]+PI()/200" office:value-type="float" office:value="15.9907066067724" calcext:value-type="float">
            <text:p>15.9907066068</text:p>
          </table:table-cell>
        </table:table-row>
        <table:table-row table:style-name="ro1">
          <table:table-cell/>
          <table:table-cell table:formula="of:=SIN([.C1026])" office:value-type="float" office:value="-0.294040325232654" calcext:value-type="float">
            <text:p>-0.2940403252</text:p>
          </table:table-cell>
          <table:table-cell table:formula="of:=[.C1025]+PI()/200" office:value-type="float" office:value="16.0064145700404" calcext:value-type="float">
            <text:p>16.00641457</text:p>
          </table:table-cell>
        </table:table-row>
        <table:table-row table:style-name="ro1">
          <table:table-cell/>
          <table:table-cell table:formula="of:=SIN([.C1027])" office:value-type="float" office:value="-0.309016994375297" calcext:value-type="float">
            <text:p>-0.3090169944</text:p>
          </table:table-cell>
          <table:table-cell table:formula="of:=[.C1026]+PI()/200" office:value-type="float" office:value="16.0221225333083" calcext:value-type="float">
            <text:p>16.0221225333</text:p>
          </table:table-cell>
        </table:table-row>
        <table:table-row table:style-name="ro1">
          <table:table-cell/>
          <table:table-cell table:formula="of:=SIN([.C1028])" office:value-type="float" office:value="-0.323917418198497" calcext:value-type="float">
            <text:p>-0.3239174182</text:p>
          </table:table-cell>
          <table:table-cell table:formula="of:=[.C1027]+PI()/200" office:value-type="float" office:value="16.0378304965763" calcext:value-type="float">
            <text:p>16.0378304966</text:p>
          </table:table-cell>
        </table:table-row>
        <table:table-row table:style-name="ro1">
          <table:table-cell/>
          <table:table-cell table:formula="of:=SIN([.C1029])" office:value-type="float" office:value="-0.338737920245638" calcext:value-type="float">
            <text:p>-0.3387379202</text:p>
          </table:table-cell>
          <table:table-cell table:formula="of:=[.C1028]+PI()/200" office:value-type="float" office:value="16.0535384598442" calcext:value-type="float">
            <text:p>16.0535384598</text:p>
          </table:table-cell>
        </table:table-row>
        <table:table-row table:style-name="ro1">
          <table:table-cell/>
          <table:table-cell table:formula="of:=SIN([.C1030])" office:value-type="float" office:value="-0.353474843779603" calcext:value-type="float">
            <text:p>-0.3534748438</text:p>
          </table:table-cell>
          <table:table-cell table:formula="of:=[.C1029]+PI()/200" office:value-type="float" office:value="16.0692464231122" calcext:value-type="float">
            <text:p>16.0692464231</text:p>
          </table:table-cell>
        </table:table-row>
        <table:table-row table:style-name="ro1">
          <table:table-cell/>
          <table:table-cell table:formula="of:=SIN([.C1031])" office:value-type="float" office:value="-0.368124552685022" calcext:value-type="float">
            <text:p>-0.3681245527</text:p>
          </table:table-cell>
          <table:table-cell table:formula="of:=[.C1030]+PI()/200" office:value-type="float" office:value="16.0849543863801" calcext:value-type="float">
            <text:p>16.0849543864</text:p>
          </table:table-cell>
        </table:table-row>
        <table:table-row table:style-name="ro1">
          <table:table-cell/>
          <table:table-cell table:formula="of:=SIN([.C1032])" office:value-type="float" office:value="-0.382683432365433" calcext:value-type="float">
            <text:p>-0.3826834324</text:p>
          </table:table-cell>
          <table:table-cell table:formula="of:=[.C1031]+PI()/200" office:value-type="float" office:value="16.1006623496481" calcext:value-type="float">
            <text:p>16.1006623496</text:p>
          </table:table-cell>
        </table:table-row>
        <table:table-row table:style-name="ro1">
          <table:table-cell/>
          <table:table-cell table:formula="of:=SIN([.C1033])" office:value-type="float" office:value="-0.397147890635122" calcext:value-type="float">
            <text:p>-0.3971478906</text:p>
          </table:table-cell>
          <table:table-cell table:formula="of:=[.C1032]+PI()/200" office:value-type="float" office:value="16.116370312916" calcext:value-type="float">
            <text:p>16.1163703129</text:p>
          </table:table-cell>
        </table:table-row>
        <table:table-row table:style-name="ro1">
          <table:table-cell/>
          <table:table-cell table:formula="of:=SIN([.C1034])" office:value-type="float" office:value="-0.411514358605448" calcext:value-type="float">
            <text:p>-0.4115143586</text:p>
          </table:table-cell>
          <table:table-cell table:formula="of:=[.C1033]+PI()/200" office:value-type="float" office:value="16.132078276184" calcext:value-type="float">
            <text:p>16.1320782762</text:p>
          </table:table-cell>
        </table:table-row>
        <table:table-row table:style-name="ro1">
          <table:table-cell/>
          <table:table-cell table:formula="of:=SIN([.C1035])" office:value-type="float" office:value="-0.425779291565411" calcext:value-type="float">
            <text:p>-0.4257792916</text:p>
          </table:table-cell>
          <table:table-cell table:formula="of:=[.C1034]+PI()/200" office:value-type="float" office:value="16.1477862394519" calcext:value-type="float">
            <text:p>16.1477862395</text:p>
          </table:table-cell>
        </table:table-row>
        <table:table-row table:style-name="ro1">
          <table:table-cell/>
          <table:table-cell table:formula="of:=SIN([.C1036])" office:value-type="float" office:value="-0.439939169856251" calcext:value-type="float">
            <text:p>-0.4399391699</text:p>
          </table:table-cell>
          <table:table-cell table:formula="of:=[.C1035]+PI()/200" office:value-type="float" office:value="16.1634942027199" calcext:value-type="float">
            <text:p>16.1634942027</text:p>
          </table:table-cell>
        </table:table-row>
        <table:table-row table:style-name="ro1">
          <table:table-cell/>
          <table:table-cell table:formula="of:=SIN([.C1037])" office:value-type="float" office:value="-0.453990499739881" calcext:value-type="float">
            <text:p>-0.4539904997</text:p>
          </table:table-cell>
          <table:table-cell table:formula="of:=[.C1036]+PI()/200" office:value-type="float" office:value="16.1792021659878" calcext:value-type="float">
            <text:p>16.179202166</text:p>
          </table:table-cell>
        </table:table-row>
        <table:table-row table:style-name="ro1">
          <table:table-cell/>
          <table:table-cell table:formula="of:=SIN([.C1038])" office:value-type="float" office:value="-0.467929814260906" calcext:value-type="float">
            <text:p>-0.4679298143</text:p>
          </table:table-cell>
          <table:table-cell table:formula="of:=[.C1037]+PI()/200" office:value-type="float" office:value="16.1949101292558" calcext:value-type="float">
            <text:p>16.1949101293</text:p>
          </table:table-cell>
        </table:table-row>
        <table:table-row table:style-name="ro1">
          <table:table-cell/>
          <table:table-cell table:formula="of:=SIN([.C1039])" office:value-type="float" office:value="-0.481753674102045" calcext:value-type="float">
            <text:p>-0.4817536741</text:p>
          </table:table-cell>
          <table:table-cell table:formula="of:=[.C1038]+PI()/200" office:value-type="float" office:value="16.2106180925237" calcext:value-type="float">
            <text:p>16.2106180925</text:p>
          </table:table-cell>
        </table:table-row>
        <table:table-row table:style-name="ro1">
          <table:table-cell/>
          <table:table-cell table:formula="of:=SIN([.C1040])" office:value-type="float" office:value="-0.495458668432735" calcext:value-type="float">
            <text:p>-0.4954586684</text:p>
          </table:table-cell>
          <table:table-cell table:formula="of:=[.C1039]+PI()/200" office:value-type="float" office:value="16.2263260557917" calcext:value-type="float">
            <text:p>16.2263260558</text:p>
          </table:table-cell>
        </table:table-row>
        <table:table-row table:style-name="ro1">
          <table:table-cell/>
          <table:table-cell table:formula="of:=SIN([.C1041])" office:value-type="float" office:value="-0.509041415750697" calcext:value-type="float">
            <text:p>-0.5090414158</text:p>
          </table:table-cell>
          <table:table-cell table:formula="of:=[.C1040]+PI()/200" office:value-type="float" office:value="16.2420340190596" calcext:value-type="float">
            <text:p>16.2420340191</text:p>
          </table:table-cell>
        </table:table-row>
        <table:table-row table:style-name="ro1">
          <table:table-cell/>
          <table:table-cell table:formula="of:=SIN([.C1042])" office:value-type="float" office:value="-0.522498564716272" calcext:value-type="float">
            <text:p>-0.5224985647</text:p>
          </table:table-cell>
          <table:table-cell table:formula="of:=[.C1041]+PI()/200" office:value-type="float" office:value="16.2577419823276" calcext:value-type="float">
            <text:p>16.2577419823</text:p>
          </table:table-cell>
        </table:table-row>
        <table:table-row table:style-name="ro1">
          <table:table-cell/>
          <table:table-cell table:formula="of:=SIN([.C1043])" office:value-type="float" office:value="-0.535826794979317" calcext:value-type="float">
            <text:p>-0.535826795</text:p>
          </table:table-cell>
          <table:table-cell table:formula="of:=[.C1042]+PI()/200" office:value-type="float" office:value="16.2734499455955" calcext:value-type="float">
            <text:p>16.2734499456</text:p>
          </table:table-cell>
        </table:table-row>
        <table:table-row table:style-name="ro1">
          <table:table-cell/>
          <table:table-cell table:formula="of:=SIN([.C1044])" office:value-type="float" office:value="-0.54902281799845" calcext:value-type="float">
            <text:p>-0.549022818</text:p>
          </table:table-cell>
          <table:table-cell table:formula="of:=[.C1043]+PI()/200" office:value-type="float" office:value="16.2891579088635" calcext:value-type="float">
            <text:p>16.2891579089</text:p>
          </table:table-cell>
        </table:table-row>
        <table:table-row table:style-name="ro1">
          <table:table-cell/>
          <table:table-cell table:formula="of:=SIN([.C1045])" office:value-type="float" office:value="-0.562083377852446" calcext:value-type="float">
            <text:p>-0.5620833779</text:p>
          </table:table-cell>
          <table:table-cell table:formula="of:=[.C1044]+PI()/200" office:value-type="float" office:value="16.3048658721314" calcext:value-type="float">
            <text:p>16.3048658721</text:p>
          </table:table-cell>
        </table:table-row>
        <table:table-row table:style-name="ro1">
          <table:table-cell/>
          <table:table-cell table:formula="of:=SIN([.C1046])" office:value-type="float" office:value="-0.575005252043591" calcext:value-type="float">
            <text:p>-0.575005252</text:p>
          </table:table-cell>
          <table:table-cell table:formula="of:=[.C1045]+PI()/200" office:value-type="float" office:value="16.3205738353994" calcext:value-type="float">
            <text:p>16.3205738354</text:p>
          </table:table-cell>
        </table:table-row>
        <table:table-row table:style-name="ro1">
          <table:table-cell/>
          <table:table-cell table:formula="of:=SIN([.C1047])" office:value-type="float" office:value="-0.587785252292783" calcext:value-type="float">
            <text:p>-0.5877852523</text:p>
          </table:table-cell>
          <table:table-cell table:formula="of:=[.C1046]+PI()/200" office:value-type="float" office:value="16.3362817986673" calcext:value-type="float">
            <text:p>16.3362817987</text:p>
          </table:table-cell>
        </table:table-row>
        <table:table-row table:style-name="ro1">
          <table:table-cell/>
          <table:table-cell table:formula="of:=SIN([.C1048])" office:value-type="float" office:value="-0.600420225326191" calcext:value-type="float">
            <text:p>-0.6004202253</text:p>
          </table:table-cell>
          <table:table-cell table:formula="of:=[.C1047]+PI()/200" office:value-type="float" office:value="16.3519897619353" calcext:value-type="float">
            <text:p>16.3519897619</text:p>
          </table:table-cell>
        </table:table-row>
        <table:table-row table:style-name="ro1">
          <table:table-cell/>
          <table:table-cell table:formula="of:=SIN([.C1049])" office:value-type="float" office:value="-0.61290705365328" calcext:value-type="float">
            <text:p>-0.6129070537</text:p>
          </table:table-cell>
          <table:table-cell table:formula="of:=[.C1048]+PI()/200" office:value-type="float" office:value="16.3676977252032" calcext:value-type="float">
            <text:p>16.3676977252</text:p>
          </table:table-cell>
        </table:table-row>
        <table:table-row table:style-name="ro1">
          <table:table-cell/>
          <table:table-cell table:formula="of:=SIN([.C1050])" office:value-type="float" office:value="-0.625242656336006" calcext:value-type="float">
            <text:p>-0.6252426563</text:p>
          </table:table-cell>
          <table:table-cell table:formula="of:=[.C1049]+PI()/200" office:value-type="float" office:value="16.3834056884712" calcext:value-type="float">
            <text:p>16.3834056885</text:p>
          </table:table-cell>
        </table:table-row>
        <table:table-row table:style-name="ro1">
          <table:table-cell/>
          <table:table-cell table:formula="of:=SIN([.C1051])" office:value-type="float" office:value="-0.637423989748987" calcext:value-type="float">
            <text:p>-0.6374239897</text:p>
          </table:table-cell>
          <table:table-cell table:formula="of:=[.C1050]+PI()/200" office:value-type="float" office:value="16.3991136517391" calcext:value-type="float">
            <text:p>16.3991136517</text:p>
          </table:table-cell>
        </table:table-row>
        <table:table-row table:style-name="ro1">
          <table:table-cell/>
          <table:table-cell table:formula="of:=SIN([.C1052])" office:value-type="float" office:value="-0.649448048330478" calcext:value-type="float">
            <text:p>-0.6494480483</text:p>
          </table:table-cell>
          <table:table-cell table:formula="of:=[.C1051]+PI()/200" office:value-type="float" office:value="16.4148216150071" calcext:value-type="float">
            <text:p>16.414821615</text:p>
          </table:table-cell>
        </table:table-row>
        <table:table-row table:style-name="ro1">
          <table:table-cell/>
          <table:table-cell table:formula="of:=SIN([.C1053])" office:value-type="float" office:value="-0.661311865323943" calcext:value-type="float">
            <text:p>-0.6613118653</text:p>
          </table:table-cell>
          <table:table-cell table:formula="of:=[.C1052]+PI()/200" office:value-type="float" office:value="16.430529578275" calcext:value-type="float">
            <text:p>16.4305295783</text:p>
          </table:table-cell>
        </table:table-row>
        <table:table-row table:style-name="ro1">
          <table:table-cell/>
          <table:table-cell table:formula="of:=SIN([.C1054])" office:value-type="float" office:value="-0.673012513510061" calcext:value-type="float">
            <text:p>-0.6730125135</text:p>
          </table:table-cell>
          <table:table-cell table:formula="of:=[.C1053]+PI()/200" office:value-type="float" office:value="16.446237541543" calcext:value-type="float">
            <text:p>16.4462375415</text:p>
          </table:table-cell>
        </table:table-row>
        <table:table-row table:style-name="ro1">
          <table:table-cell/>
          <table:table-cell table:formula="of:=SIN([.C1055])" office:value-type="float" office:value="-0.684547105928973" calcext:value-type="float">
            <text:p>-0.6845471059</text:p>
          </table:table-cell>
          <table:table-cell table:formula="of:=[.C1054]+PI()/200" office:value-type="float" office:value="16.4619455048109" calcext:value-type="float">
            <text:p>16.4619455048</text:p>
          </table:table-cell>
        </table:table-row>
        <table:table-row table:style-name="ro1">
          <table:table-cell/>
          <table:table-cell table:formula="of:=SIN([.C1056])" office:value-type="float" office:value="-0.695912796592595" calcext:value-type="float">
            <text:p>-0.6959127966</text:p>
          </table:table-cell>
          <table:table-cell table:formula="of:=[.C1055]+PI()/200" office:value-type="float" office:value="16.4776534680789" calcext:value-type="float">
            <text:p>16.4776534681</text:p>
          </table:table-cell>
        </table:table-row>
        <table:table-row table:style-name="ro1">
          <table:table-cell/>
          <table:table-cell table:formula="of:=SIN([.C1057])" office:value-type="float" office:value="-0.707106781186824" calcext:value-type="float">
            <text:p>-0.7071067812</text:p>
          </table:table-cell>
          <table:table-cell table:formula="of:=[.C1056]+PI()/200" office:value-type="float" office:value="16.4933614313468" calcext:value-type="float">
            <text:p>16.4933614313</text:p>
          </table:table-cell>
        </table:table-row>
        <table:table-row table:style-name="ro1">
          <table:table-cell/>
          <table:table-cell table:formula="of:=SIN([.C1058])" office:value-type="float" office:value="-0.718126297763461" calcext:value-type="float">
            <text:p>-0.7181262978</text:p>
          </table:table-cell>
          <table:table-cell table:formula="of:=[.C1057]+PI()/200" office:value-type="float" office:value="16.5090693946148" calcext:value-type="float">
            <text:p>16.5090693946</text:p>
          </table:table-cell>
        </table:table-row>
        <table:table-row table:style-name="ro1">
          <table:table-cell/>
          <table:table-cell table:formula="of:=SIN([.C1059])" office:value-type="float" office:value="-0.72896862742168" calcext:value-type="float">
            <text:p>-0.7289686274</text:p>
          </table:table-cell>
          <table:table-cell table:formula="of:=[.C1058]+PI()/200" office:value-type="float" office:value="16.5247773578827" calcext:value-type="float">
            <text:p>16.5247773579</text:p>
          </table:table-cell>
        </table:table-row>
        <table:table-row table:style-name="ro1">
          <table:table-cell/>
          <table:table-cell table:formula="of:=SIN([.C1060])" office:value-type="float" office:value="-0.739631094978874" calcext:value-type="float">
            <text:p>-0.739631095</text:p>
          </table:table-cell>
          <table:table-cell table:formula="of:=[.C1059]+PI()/200" office:value-type="float" office:value="16.5404853211507" calcext:value-type="float">
            <text:p>16.5404853212</text:p>
          </table:table-cell>
        </table:table-row>
        <table:table-row table:style-name="ro1">
          <table:table-cell/>
          <table:table-cell table:formula="of:=SIN([.C1061])" office:value-type="float" office:value="-0.75011106963072" calcext:value-type="float">
            <text:p>-0.7501110696</text:p>
          </table:table-cell>
          <table:table-cell table:formula="of:=[.C1060]+PI()/200" office:value-type="float" office:value="16.5561932844186" calcext:value-type="float">
            <text:p>16.5561932844</text:p>
          </table:table-cell>
        </table:table-row>
        <table:table-row table:style-name="ro1">
          <table:table-cell/>
          <table:table-cell table:formula="of:=SIN([.C1062])" office:value-type="float" office:value="-0.760405965600287" calcext:value-type="float">
            <text:p>-0.7604059656</text:p>
          </table:table-cell>
          <table:table-cell table:formula="of:=[.C1061]+PI()/200" office:value-type="float" office:value="16.5719012476866" calcext:value-type="float">
            <text:p>16.5719012477</text:p>
          </table:table-cell>
        </table:table-row>
        <table:table-row table:style-name="ro1">
          <table:table-cell/>
          <table:table-cell table:formula="of:=SIN([.C1063])" office:value-type="float" office:value="-0.770513242776041" calcext:value-type="float">
            <text:p>-0.7705132428</text:p>
          </table:table-cell>
          <table:table-cell table:formula="of:=[.C1062]+PI()/200" office:value-type="float" office:value="16.5876092109545" calcext:value-type="float">
            <text:p>16.587609211</text:p>
          </table:table-cell>
        </table:table-row>
        <table:table-row table:style-name="ro1">
          <table:table-cell/>
          <table:table-cell table:formula="of:=SIN([.C1064])" office:value-type="float" office:value="-0.780430407338578" calcext:value-type="float">
            <text:p>-0.7804304073</text:p>
          </table:table-cell>
          <table:table-cell table:formula="of:=[.C1063]+PI()/200" office:value-type="float" office:value="16.6033171742225" calcext:value-type="float">
            <text:p>16.6033171742</text:p>
          </table:table-cell>
        </table:table-row>
        <table:table-row table:style-name="ro1">
          <table:table-cell/>
          <table:table-cell table:formula="of:=SIN([.C1065])" office:value-type="float" office:value="-0.790155012375934" calcext:value-type="float">
            <text:p>-0.7901550124</text:p>
          </table:table-cell>
          <table:table-cell table:formula="of:=[.C1064]+PI()/200" office:value-type="float" office:value="16.6190251374904" calcext:value-type="float">
            <text:p>16.6190251375</text:p>
          </table:table-cell>
        </table:table-row>
        <table:table-row table:style-name="ro1">
          <table:table-cell/>
          <table:table-cell table:formula="of:=SIN([.C1066])" office:value-type="float" office:value="-0.79968465848733" calcext:value-type="float">
            <text:p>-0.7996846585</text:p>
          </table:table-cell>
          <table:table-cell table:formula="of:=[.C1065]+PI()/200" office:value-type="float" office:value="16.6347331007584" calcext:value-type="float">
            <text:p>16.6347331008</text:p>
          </table:table-cell>
        </table:table-row>
        <table:table-row table:style-name="ro1">
          <table:table-cell/>
          <table:table-cell table:formula="of:=SIN([.C1067])" office:value-type="float" office:value="-0.809016994375182" calcext:value-type="float">
            <text:p>-0.8090169944</text:p>
          </table:table-cell>
          <table:table-cell table:formula="of:=[.C1066]+PI()/200" office:value-type="float" office:value="16.6504410640263" calcext:value-type="float">
            <text:p>16.650441064</text:p>
          </table:table-cell>
        </table:table-row>
        <table:table-row table:style-name="ro1">
          <table:table-cell/>
          <table:table-cell table:formula="of:=SIN([.C1068])" office:value-type="float" office:value="-0.818149717425253" calcext:value-type="float">
            <text:p>-0.8181497174</text:p>
          </table:table-cell>
          <table:table-cell table:formula="of:=[.C1067]+PI()/200" office:value-type="float" office:value="16.6661490272943" calcext:value-type="float">
            <text:p>16.6661490273</text:p>
          </table:table-cell>
        </table:table-row>
        <table:table-row table:style-name="ro1">
          <table:table-cell/>
          <table:table-cell table:formula="of:=SIN([.C1069])" office:value-type="float" office:value="-0.827080574274787" calcext:value-type="float">
            <text:p>-0.8270805743</text:p>
          </table:table-cell>
          <table:table-cell table:formula="of:=[.C1068]+PI()/200" office:value-type="float" office:value="16.6818569905622" calcext:value-type="float">
            <text:p>16.6818569906</text:p>
          </table:table-cell>
        </table:table-row>
        <table:table-row table:style-name="ro1">
          <table:table-cell/>
          <table:table-cell table:formula="of:=SIN([.C1070])" office:value-type="float" office:value="-0.835807361368491" calcext:value-type="float">
            <text:p>-0.8358073614</text:p>
          </table:table-cell>
          <table:table-cell table:formula="of:=[.C1069]+PI()/200" office:value-type="float" office:value="16.6975649538302" calcext:value-type="float">
            <text:p>16.6975649538</text:p>
          </table:table-cell>
        </table:table-row>
        <table:table-row table:style-name="ro1">
          <table:table-cell/>
          <table:table-cell table:formula="of:=SIN([.C1071])" office:value-type="float" office:value="-0.844327925502231" calcext:value-type="float">
            <text:p>-0.8443279255</text:p>
          </table:table-cell>
          <table:table-cell table:formula="of:=[.C1070]+PI()/200" office:value-type="float" office:value="16.7132729170981" calcext:value-type="float">
            <text:p>16.7132729171</text:p>
          </table:table-cell>
        </table:table-row>
        <table:table-row table:style-name="ro1">
          <table:table-cell/>
          <table:table-cell table:formula="of:=SIN([.C1072])" office:value-type="float" office:value="-0.852640164354303" calcext:value-type="float">
            <text:p>-0.8526401644</text:p>
          </table:table-cell>
          <table:table-cell table:formula="of:=[.C1071]+PI()/200" office:value-type="float" office:value="16.7289808803661" calcext:value-type="float">
            <text:p>16.7289808804</text:p>
          </table:table-cell>
        </table:table-row>
        <table:table-row table:style-name="ro1">
          <table:table-cell/>
          <table:table-cell table:formula="of:=SIN([.C1073])" office:value-type="float" office:value="-0.860742027004149" calcext:value-type="float">
            <text:p>-0.860742027</text:p>
          </table:table-cell>
          <table:table-cell table:formula="of:=[.C1072]+PI()/200" office:value-type="float" office:value="16.744688843634" calcext:value-type="float">
            <text:p>16.7446888436</text:p>
          </table:table-cell>
        </table:table-row>
        <table:table-row table:style-name="ro1">
          <table:table-cell/>
          <table:table-cell table:formula="of:=SIN([.C1074])" office:value-type="float" office:value="-0.868631514438392" calcext:value-type="float">
            <text:p>-0.8686315144</text:p>
          </table:table-cell>
          <table:table-cell table:formula="of:=[.C1073]+PI()/200" office:value-type="float" office:value="16.760396806902" calcext:value-type="float">
            <text:p>16.7603968069</text:p>
          </table:table-cell>
        </table:table-row>
        <table:table-row table:style-name="ro1">
          <table:table-cell/>
          <table:table-cell table:formula="of:=SIN([.C1075])" office:value-type="float" office:value="-0.876306680044059" calcext:value-type="float">
            <text:p>-0.87630668</text:p>
          </table:table-cell>
          <table:table-cell table:formula="of:=[.C1074]+PI()/200" office:value-type="float" office:value="16.7761047701699" calcext:value-type="float">
            <text:p>16.7761047702</text:p>
          </table:table-cell>
        </table:table-row>
        <table:table-row table:style-name="ro1">
          <table:table-cell/>
          <table:table-cell table:formula="of:=SIN([.C1076])" office:value-type="float" office:value="-0.883765630088884" calcext:value-type="float">
            <text:p>-0.8837656301</text:p>
          </table:table-cell>
          <table:table-cell table:formula="of:=[.C1075]+PI()/200" office:value-type="float" office:value="16.7918127334379" calcext:value-type="float">
            <text:p>16.7918127334</text:p>
          </table:table-cell>
        </table:table-row>
        <table:table-row table:style-name="ro1">
          <table:table-cell/>
          <table:table-cell table:formula="of:=SIN([.C1077])" office:value-type="float" office:value="-0.891006524188553" calcext:value-type="float">
            <text:p>-0.8910065242</text:p>
          </table:table-cell>
          <table:table-cell table:formula="of:=[.C1076]+PI()/200" office:value-type="float" office:value="16.8075206967058" calcext:value-type="float">
            <text:p>16.8075206967</text:p>
          </table:table-cell>
        </table:table-row>
        <table:table-row table:style-name="ro1">
          <table:table-cell/>
          <table:table-cell table:formula="of:=SIN([.C1078])" office:value-type="float" office:value="-0.898027575760795" calcext:value-type="float">
            <text:p>-0.8980275758</text:p>
          </table:table-cell>
          <table:table-cell table:formula="of:=[.C1077]+PI()/200" office:value-type="float" office:value="16.8232286599738" calcext:value-type="float">
            <text:p>16.82322866</text:p>
          </table:table-cell>
        </table:table-row>
        <table:table-row table:style-name="ro1">
          <table:table-cell/>
          <table:table-cell table:formula="of:=SIN([.C1079])" office:value-type="float" office:value="-0.904827052466194" calcext:value-type="float">
            <text:p>-0.9048270525</text:p>
          </table:table-cell>
          <table:table-cell table:formula="of:=[.C1078]+PI()/200" office:value-type="float" office:value="16.8389366232417" calcext:value-type="float">
            <text:p>16.8389366232</text:p>
          </table:table-cell>
        </table:table-row>
        <table:table-row table:style-name="ro1">
          <table:table-cell/>
          <table:table-cell table:formula="of:=SIN([.C1080])" office:value-type="float" office:value="-0.911403276635614" calcext:value-type="float">
            <text:p>-0.9114032766</text:p>
          </table:table-cell>
          <table:table-cell table:formula="of:=[.C1079]+PI()/200" office:value-type="float" office:value="16.8546445865097" calcext:value-type="float">
            <text:p>16.8546445865</text:p>
          </table:table-cell>
        </table:table-row>
        <table:table-row table:style-name="ro1">
          <table:table-cell/>
          <table:table-cell table:formula="of:=SIN([.C1081])" office:value-type="float" office:value="-0.917754625684144" calcext:value-type="float">
            <text:p>-0.9177546257</text:p>
          </table:table-cell>
          <table:table-cell table:formula="of:=[.C1080]+PI()/200" office:value-type="float" office:value="16.8703525497776" calcext:value-type="float">
            <text:p>16.8703525498</text:p>
          </table:table-cell>
        </table:table-row>
        <table:table-row table:style-name="ro1">
          <table:table-cell/>
          <table:table-cell table:formula="of:=SIN([.C1082])" office:value-type="float" office:value="-0.923879532511444" calcext:value-type="float">
            <text:p>-0.9238795325</text:p>
          </table:table-cell>
          <table:table-cell table:formula="of:=[.C1081]+PI()/200" office:value-type="float" office:value="16.8860605130455" calcext:value-type="float">
            <text:p>16.886060513</text:p>
          </table:table-cell>
        </table:table-row>
        <table:table-row table:style-name="ro1">
          <table:table-cell/>
          <table:table-cell table:formula="of:=SIN([.C1083])" office:value-type="float" office:value="-0.929776485888403" calcext:value-type="float">
            <text:p>-0.9297764859</text:p>
          </table:table-cell>
          <table:table-cell table:formula="of:=[.C1082]+PI()/200" office:value-type="float" office:value="16.9017684763135" calcext:value-type="float">
            <text:p>16.9017684763</text:p>
          </table:table-cell>
        </table:table-row>
        <table:table-row table:style-name="ro1">
          <table:table-cell/>
          <table:table-cell table:formula="of:=SIN([.C1084])" office:value-type="float" office:value="-0.935444030830013" calcext:value-type="float">
            <text:p>-0.9354440308</text:p>
          </table:table-cell>
          <table:table-cell table:formula="of:=[.C1083]+PI()/200" office:value-type="float" office:value="16.9174764395815" calcext:value-type="float">
            <text:p>16.9174764396</text:p>
          </table:table-cell>
        </table:table-row>
        <table:table-row table:style-name="ro1">
          <table:table-cell/>
          <table:table-cell table:formula="of:=SIN([.C1085])" office:value-type="float" office:value="-0.940880768954366" calcext:value-type="float">
            <text:p>-0.940880769</text:p>
          </table:table-cell>
          <table:table-cell table:formula="of:=[.C1084]+PI()/200" office:value-type="float" office:value="16.9331844028494" calcext:value-type="float">
            <text:p>16.9331844028</text:p>
          </table:table-cell>
        </table:table-row>
        <table:table-row table:style-name="ro1">
          <table:table-cell/>
          <table:table-cell table:formula="of:=SIN([.C1086])" office:value-type="float" office:value="-0.946085358827679" calcext:value-type="float">
            <text:p>-0.9460853588</text:p>
          </table:table-cell>
          <table:table-cell table:formula="of:=[.C1085]+PI()/200" office:value-type="float" office:value="16.9488923661174" calcext:value-type="float">
            <text:p>16.9488923661</text:p>
          </table:table-cell>
        </table:table-row>
        <table:table-row table:style-name="ro1">
          <table:table-cell/>
          <table:table-cell table:formula="of:=SIN([.C1087])" office:value-type="float" office:value="-0.951056516295282" calcext:value-type="float">
            <text:p>-0.9510565163</text:p>
          </table:table-cell>
          <table:table-cell table:formula="of:=[.C1086]+PI()/200" office:value-type="float" office:value="16.9646003293853" calcext:value-type="float">
            <text:p>16.9646003294</text:p>
          </table:table-cell>
        </table:table-row>
        <table:table-row table:style-name="ro1">
          <table:table-cell/>
          <table:table-cell table:formula="of:=SIN([.C1088])" office:value-type="float" office:value="-0.955793014798452" calcext:value-type="float">
            <text:p>-0.9557930148</text:p>
          </table:table-cell>
          <table:table-cell table:formula="of:=[.C1087]+PI()/200" office:value-type="float" office:value="16.9803082926532" calcext:value-type="float">
            <text:p>16.9803082927</text:p>
          </table:table-cell>
        </table:table-row>
        <table:table-row table:style-name="ro1">
          <table:table-cell/>
          <table:table-cell table:formula="of:=SIN([.C1089])" office:value-type="float" office:value="-0.960293685677059" calcext:value-type="float">
            <text:p>-0.9602936857</text:p>
          </table:table-cell>
          <table:table-cell table:formula="of:=[.C1088]+PI()/200" office:value-type="float" office:value="16.9960162559212" calcext:value-type="float">
            <text:p>16.9960162559</text:p>
          </table:table-cell>
        </table:table-row>
        <table:table-row table:style-name="ro1">
          <table:table-cell/>
          <table:table-cell table:formula="of:=SIN([.C1090])" office:value-type="float" office:value="-0.964557418457908" calcext:value-type="float">
            <text:p>-0.9645574185</text:p>
          </table:table-cell>
          <table:table-cell table:formula="of:=[.C1089]+PI()/200" office:value-type="float" office:value="17.0117242191891" calcext:value-type="float">
            <text:p>17.0117242192</text:p>
          </table:table-cell>
        </table:table-row>
        <table:table-row table:style-name="ro1">
          <table:table-cell/>
          <table:table-cell table:formula="of:=SIN([.C1091])" office:value-type="float" office:value="-0.968583161128735" calcext:value-type="float">
            <text:p>-0.9685831611</text:p>
          </table:table-cell>
          <table:table-cell table:formula="of:=[.C1090]+PI()/200" office:value-type="float" office:value="17.0274321824571" calcext:value-type="float">
            <text:p>17.0274321825</text:p>
          </table:table-cell>
        </table:table-row>
        <table:table-row table:style-name="ro1">
          <table:table-cell/>
          <table:table-cell table:formula="of:=SIN([.C1092])" office:value-type="float" office:value="-0.972369920397774" calcext:value-type="float">
            <text:p>-0.9723699204</text:p>
          </table:table-cell>
          <table:table-cell table:formula="of:=[.C1091]+PI()/200" office:value-type="float" office:value="17.043140145725" calcext:value-type="float">
            <text:p>17.0431401457</text:p>
          </table:table-cell>
        </table:table-row>
        <table:table-row table:style-name="ro1">
          <table:table-cell/>
          <table:table-cell table:formula="of:=SIN([.C1093])" office:value-type="float" office:value="-0.975916761938839" calcext:value-type="float">
            <text:p>-0.9759167619</text:p>
          </table:table-cell>
          <table:table-cell table:formula="of:=[.C1092]+PI()/200" office:value-type="float" office:value="17.058848108993" calcext:value-type="float">
            <text:p>17.058848109</text:p>
          </table:table-cell>
        </table:table-row>
        <table:table-row table:style-name="ro1">
          <table:table-cell/>
          <table:table-cell table:formula="of:=SIN([.C1094])" office:value-type="float" office:value="-0.979222810621851" calcext:value-type="float">
            <text:p>-0.9792228106</text:p>
          </table:table-cell>
          <table:table-cell table:formula="of:=[.C1093]+PI()/200" office:value-type="float" office:value="17.0745560722609" calcext:value-type="float">
            <text:p>17.0745560723</text:p>
          </table:table-cell>
        </table:table-row>
        <table:table-row table:style-name="ro1">
          <table:table-cell/>
          <table:table-cell table:formula="of:=SIN([.C1095])" office:value-type="float" office:value="-0.982287250728768" calcext:value-type="float">
            <text:p>-0.9822872507</text:p>
          </table:table-cell>
          <table:table-cell table:formula="of:=[.C1094]+PI()/200" office:value-type="float" office:value="17.0902640355289" calcext:value-type="float">
            <text:p>17.0902640355</text:p>
          </table:table-cell>
        </table:table-row>
        <table:table-row table:style-name="ro1">
          <table:table-cell/>
          <table:table-cell table:formula="of:=SIN([.C1096])" office:value-type="float" office:value="-0.985109326154846" calcext:value-type="float">
            <text:p>-0.9851093262</text:p>
          </table:table-cell>
          <table:table-cell table:formula="of:=[.C1095]+PI()/200" office:value-type="float" office:value="17.1059719987968" calcext:value-type="float">
            <text:p>17.1059719988</text:p>
          </table:table-cell>
        </table:table-row>
        <table:table-row table:style-name="ro1">
          <table:table-cell/>
          <table:table-cell table:formula="of:=SIN([.C1097])" office:value-type="float" office:value="-0.987688340595204" calcext:value-type="float">
            <text:p>-0.9876883406</text:p>
          </table:table-cell>
          <table:table-cell table:formula="of:=[.C1096]+PI()/200" office:value-type="float" office:value="17.1216799620648" calcext:value-type="float">
            <text:p>17.1216799621</text:p>
          </table:table-cell>
        </table:table-row>
        <table:table-row table:style-name="ro1">
          <table:table-cell/>
          <table:table-cell table:formula="of:=SIN([.C1098])" office:value-type="float" office:value="-0.990023657716617" calcext:value-type="float">
            <text:p>-0.9900236577</text:p>
          </table:table-cell>
          <table:table-cell table:formula="of:=[.C1097]+PI()/200" office:value-type="float" office:value="17.1373879253327" calcext:value-type="float">
            <text:p>17.1373879253</text:p>
          </table:table-cell>
        </table:table-row>
        <table:table-row table:style-name="ro1">
          <table:table-cell/>
          <table:table-cell table:formula="of:=SIN([.C1099])" office:value-type="float" office:value="-0.992114701314531" calcext:value-type="float">
            <text:p>-0.9921147013</text:p>
          </table:table-cell>
          <table:table-cell table:formula="of:=[.C1098]+PI()/200" office:value-type="float" office:value="17.1530958886007" calcext:value-type="float">
            <text:p>17.1530958886</text:p>
          </table:table-cell>
        </table:table-row>
        <table:table-row table:style-name="ro1">
          <table:table-cell/>
          <table:table-cell table:formula="of:=SIN([.C1100])" office:value-type="float" office:value="-0.993960955455226" calcext:value-type="float">
            <text:p>-0.9939609555</text:p>
          </table:table-cell>
          <table:table-cell table:formula="of:=[.C1099]+PI()/200" office:value-type="float" office:value="17.1688038518686" calcext:value-type="float">
            <text:p>17.1688038519</text:p>
          </table:table-cell>
        </table:table-row>
        <table:table-row table:style-name="ro1">
          <table:table-cell/>
          <table:table-cell table:formula="of:=SIN([.C1101])" office:value-type="float" office:value="-0.99556196460312" calcext:value-type="float">
            <text:p>-0.9955619646</text:p>
          </table:table-cell>
          <table:table-cell table:formula="of:=[.C1100]+PI()/200" office:value-type="float" office:value="17.1845118151366" calcext:value-type="float">
            <text:p>17.1845118151</text:p>
          </table:table-cell>
        </table:table-row>
        <table:table-row table:style-name="ro1">
          <table:table-cell/>
          <table:table-cell table:formula="of:=SIN([.C1102])" office:value-type="float" office:value="-0.996917333733162" calcext:value-type="float">
            <text:p>-0.9969173337</text:p>
          </table:table-cell>
          <table:table-cell table:formula="of:=[.C1101]+PI()/200" office:value-type="float" office:value="17.2002197784045" calcext:value-type="float">
            <text:p>17.2002197784</text:p>
          </table:table-cell>
        </table:table-row>
        <table:table-row table:style-name="ro1">
          <table:table-cell/>
          <table:table-cell table:formula="of:=SIN([.C1103])" office:value-type="float" office:value="-0.998026728428298" calcext:value-type="float">
            <text:p>-0.9980267284</text:p>
          </table:table-cell>
          <table:table-cell table:formula="of:=[.C1102]+PI()/200" office:value-type="float" office:value="17.2159277416725" calcext:value-type="float">
            <text:p>17.2159277417</text:p>
          </table:table-cell>
        </table:table-row>
        <table:table-row table:style-name="ro1">
          <table:table-cell/>
          <table:table-cell table:formula="of:=SIN([.C1104])" office:value-type="float" office:value="-0.99888987496199" calcext:value-type="float">
            <text:p>-0.998889875</text:p>
          </table:table-cell>
          <table:table-cell table:formula="of:=[.C1103]+PI()/200" office:value-type="float" office:value="17.2316357049404" calcext:value-type="float">
            <text:p>17.2316357049</text:p>
          </table:table-cell>
        </table:table-row>
        <table:table-row table:style-name="ro1">
          <table:table-cell/>
          <table:table-cell table:formula="of:=SIN([.C1105])" office:value-type="float" office:value="-0.999506560365745" calcext:value-type="float">
            <text:p>-0.9995065604</text:p>
          </table:table-cell>
          <table:table-cell table:formula="of:=[.C1104]+PI()/200" office:value-type="float" office:value="17.2473436682084" calcext:value-type="float">
            <text:p>17.2473436682</text:p>
          </table:table-cell>
        </table:table-row>
        <table:table-row table:style-name="ro1">
          <table:table-cell/>
          <table:table-cell table:formula="of:=SIN([.C1106])" office:value-type="float" office:value="-0.999876632481667" calcext:value-type="float">
            <text:p>-0.9998766325</text:p>
          </table:table-cell>
          <table:table-cell table:formula="of:=[.C1105]+PI()/200" office:value-type="float" office:value="17.2630516314763" calcext:value-type="float">
            <text:p>17.2630516315</text:p>
          </table:table-cell>
        </table:table-row>
        <table:table-row table:style-name="ro1">
          <table:table-cell/>
          <table:table-cell table:formula="of:=SIN([.C1107])" office:value-type="float" office:value="-1" calcext:value-type="float">
            <text:p>-1</text:p>
          </table:table-cell>
          <table:table-cell table:formula="of:=[.C1106]+PI()/200" office:value-type="float" office:value="17.2787595947443" calcext:value-type="float">
            <text:p>17.2787595947</text:p>
          </table:table-cell>
        </table:table-row>
        <table:table-row table:style-name="ro1">
          <table:table-cell/>
          <table:table-cell table:formula="of:=SIN([.C1108])" office:value-type="float" office:value="-0.999876632481654" calcext:value-type="float">
            <text:p>-0.9998766325</text:p>
          </table:table-cell>
          <table:table-cell table:formula="of:=[.C1107]+PI()/200" office:value-type="float" office:value="17.2944675580122" calcext:value-type="float">
            <text:p>17.294467558</text:p>
          </table:table-cell>
        </table:table-row>
        <table:table-row table:style-name="ro1">
          <table:table-cell/>
          <table:table-cell table:formula="of:=SIN([.C1109])" office:value-type="float" office:value="-0.999506560365718" calcext:value-type="float">
            <text:p>-0.9995065604</text:p>
          </table:table-cell>
          <table:table-cell table:formula="of:=[.C1108]+PI()/200" office:value-type="float" office:value="17.3101755212802" calcext:value-type="float">
            <text:p>17.3101755213</text:p>
          </table:table-cell>
        </table:table-row>
        <table:table-row table:style-name="ro1">
          <table:table-cell/>
          <table:table-cell table:formula="of:=SIN([.C1110])" office:value-type="float" office:value="-0.99888987496195" calcext:value-type="float">
            <text:p>-0.998889875</text:p>
          </table:table-cell>
          <table:table-cell table:formula="of:=[.C1109]+PI()/200" office:value-type="float" office:value="17.3258834845481" calcext:value-type="float">
            <text:p>17.3258834845</text:p>
          </table:table-cell>
        </table:table-row>
        <table:table-row table:style-name="ro1">
          <table:table-cell/>
          <table:table-cell table:formula="of:=SIN([.C1111])" office:value-type="float" office:value="-0.998026728428244" calcext:value-type="float">
            <text:p>-0.9980267284</text:p>
          </table:table-cell>
          <table:table-cell table:formula="of:=[.C1110]+PI()/200" office:value-type="float" office:value="17.3415914478161" calcext:value-type="float">
            <text:p>17.3415914478</text:p>
          </table:table-cell>
        </table:table-row>
        <table:table-row table:style-name="ro1">
          <table:table-cell/>
          <table:table-cell table:formula="of:=SIN([.C1112])" office:value-type="float" office:value="-0.996917333733094" calcext:value-type="float">
            <text:p>-0.9969173337</text:p>
          </table:table-cell>
          <table:table-cell table:formula="of:=[.C1111]+PI()/200" office:value-type="float" office:value="17.357299411084" calcext:value-type="float">
            <text:p>17.3572994111</text:p>
          </table:table-cell>
        </table:table-row>
        <table:table-row table:style-name="ro1">
          <table:table-cell/>
          <table:table-cell table:formula="of:=SIN([.C1113])" office:value-type="float" office:value="-0.995561964603039" calcext:value-type="float">
            <text:p>-0.9955619646</text:p>
          </table:table-cell>
          <table:table-cell table:formula="of:=[.C1112]+PI()/200" office:value-type="float" office:value="17.373007374352" calcext:value-type="float">
            <text:p>17.3730073744</text:p>
          </table:table-cell>
        </table:table-row>
        <table:table-row table:style-name="ro1">
          <table:table-cell/>
          <table:table-cell table:formula="of:=SIN([.C1114])" office:value-type="float" office:value="-0.993960955455132" calcext:value-type="float">
            <text:p>-0.9939609555</text:p>
          </table:table-cell>
          <table:table-cell table:formula="of:=[.C1113]+PI()/200" office:value-type="float" office:value="17.3887153376199" calcext:value-type="float">
            <text:p>17.3887153376</text:p>
          </table:table-cell>
        </table:table-row>
        <table:table-row table:style-name="ro1">
          <table:table-cell/>
          <table:table-cell table:formula="of:=SIN([.C1115])" office:value-type="float" office:value="-0.992114701314423" calcext:value-type="float">
            <text:p>-0.9921147013</text:p>
          </table:table-cell>
          <table:table-cell table:formula="of:=[.C1114]+PI()/200" office:value-type="float" office:value="17.4044233008879" calcext:value-type="float">
            <text:p>17.4044233009</text:p>
          </table:table-cell>
        </table:table-row>
        <table:table-row table:style-name="ro1">
          <table:table-cell/>
          <table:table-cell table:formula="of:=SIN([.C1116])" office:value-type="float" office:value="-0.990023657716496" calcext:value-type="float">
            <text:p>-0.9900236577</text:p>
          </table:table-cell>
          <table:table-cell table:formula="of:=[.C1115]+PI()/200" office:value-type="float" office:value="17.4201312641558" calcext:value-type="float">
            <text:p>17.4201312642</text:p>
          </table:table-cell>
        </table:table-row>
        <table:table-row table:style-name="ro1">
          <table:table-cell/>
          <table:table-cell table:formula="of:=SIN([.C1117])" office:value-type="float" office:value="-0.987688340595069" calcext:value-type="float">
            <text:p>-0.9876883406</text:p>
          </table:table-cell>
          <table:table-cell table:formula="of:=[.C1116]+PI()/200" office:value-type="float" office:value="17.4358392274238" calcext:value-type="float">
            <text:p>17.4358392274</text:p>
          </table:table-cell>
        </table:table-row>
        <table:table-row table:style-name="ro1">
          <table:table-cell/>
          <table:table-cell table:formula="of:=SIN([.C1118])" office:value-type="float" office:value="-0.985109326154698" calcext:value-type="float">
            <text:p>-0.9851093262</text:p>
          </table:table-cell>
          <table:table-cell table:formula="of:=[.C1117]+PI()/200" office:value-type="float" office:value="17.4515471906917" calcext:value-type="float">
            <text:p>17.4515471907</text:p>
          </table:table-cell>
        </table:table-row>
        <table:table-row table:style-name="ro1">
          <table:table-cell/>
          <table:table-cell table:formula="of:=SIN([.C1119])" office:value-type="float" office:value="-0.982287250728606" calcext:value-type="float">
            <text:p>-0.9822872507</text:p>
          </table:table-cell>
          <table:table-cell table:formula="of:=[.C1118]+PI()/200" office:value-type="float" office:value="17.4672551539597" calcext:value-type="float">
            <text:p>17.467255154</text:p>
          </table:table-cell>
        </table:table-row>
        <table:table-row table:style-name="ro1">
          <table:table-cell/>
          <table:table-cell table:formula="of:=SIN([.C1120])" office:value-type="float" office:value="-0.979222810621676" calcext:value-type="float">
            <text:p>-0.9792228106</text:p>
          </table:table-cell>
          <table:table-cell table:formula="of:=[.C1119]+PI()/200" office:value-type="float" office:value="17.4829631172276" calcext:value-type="float">
            <text:p>17.4829631172</text:p>
          </table:table-cell>
        </table:table-row>
        <table:table-row table:style-name="ro1">
          <table:table-cell/>
          <table:table-cell table:formula="of:=SIN([.C1121])" office:value-type="float" office:value="-0.975916761938651" calcext:value-type="float">
            <text:p>-0.9759167619</text:p>
          </table:table-cell>
          <table:table-cell table:formula="of:=[.C1120]+PI()/200" office:value-type="float" office:value="17.4986710804956" calcext:value-type="float">
            <text:p>17.4986710805</text:p>
          </table:table-cell>
        </table:table-row>
        <table:table-row table:style-name="ro1">
          <table:table-cell/>
          <table:table-cell table:formula="of:=SIN([.C1122])" office:value-type="float" office:value="-0.972369920397573" calcext:value-type="float">
            <text:p>-0.9723699204</text:p>
          </table:table-cell>
          <table:table-cell table:formula="of:=[.C1121]+PI()/200" office:value-type="float" office:value="17.5143790437635" calcext:value-type="float">
            <text:p>17.5143790438</text:p>
          </table:table-cell>
        </table:table-row>
        <table:table-row table:style-name="ro1">
          <table:table-cell/>
          <table:table-cell table:formula="of:=SIN([.C1123])" office:value-type="float" office:value="-0.968583161128521" calcext:value-type="float">
            <text:p>-0.9685831611</text:p>
          </table:table-cell>
          <table:table-cell table:formula="of:=[.C1122]+PI()/200" office:value-type="float" office:value="17.5300870070315" calcext:value-type="float">
            <text:p>17.530087007</text:p>
          </table:table-cell>
        </table:table-row>
        <table:table-row table:style-name="ro1">
          <table:table-cell/>
          <table:table-cell table:formula="of:=SIN([.C1124])" office:value-type="float" office:value="-0.964557418457681" calcext:value-type="float">
            <text:p>-0.9645574185</text:p>
          </table:table-cell>
          <table:table-cell table:formula="of:=[.C1123]+PI()/200" office:value-type="float" office:value="17.5457949702994" calcext:value-type="float">
            <text:p>17.5457949703</text:p>
          </table:table-cell>
        </table:table-row>
        <table:table-row table:style-name="ro1">
          <table:table-cell/>
          <table:table-cell table:formula="of:=SIN([.C1125])" office:value-type="float" office:value="-0.960293685676819" calcext:value-type="float">
            <text:p>-0.9602936857</text:p>
          </table:table-cell>
          <table:table-cell table:formula="of:=[.C1124]+PI()/200" office:value-type="float" office:value="17.5615029335674" calcext:value-type="float">
            <text:p>17.5615029336</text:p>
          </table:table-cell>
        </table:table-row>
        <table:table-row table:style-name="ro1">
          <table:table-cell/>
          <table:table-cell table:formula="of:=SIN([.C1126])" office:value-type="float" office:value="-0.955793014798199" calcext:value-type="float">
            <text:p>-0.9557930148</text:p>
          </table:table-cell>
          <table:table-cell table:formula="of:=[.C1125]+PI()/200" office:value-type="float" office:value="17.5772108968353" calcext:value-type="float">
            <text:p>17.5772108968</text:p>
          </table:table-cell>
        </table:table-row>
        <table:table-row table:style-name="ro1">
          <table:table-cell/>
          <table:table-cell table:formula="of:=SIN([.C1127])" office:value-type="float" office:value="-0.951056516295015" calcext:value-type="float">
            <text:p>-0.9510565163</text:p>
          </table:table-cell>
          <table:table-cell table:formula="of:=[.C1126]+PI()/200" office:value-type="float" office:value="17.5929188601033" calcext:value-type="float">
            <text:p>17.5929188601</text:p>
          </table:table-cell>
        </table:table-row>
        <table:table-row table:style-name="ro1">
          <table:table-cell/>
          <table:table-cell table:formula="of:=SIN([.C1128])" office:value-type="float" office:value="-0.9460853588274" calcext:value-type="float">
            <text:p>-0.9460853588</text:p>
          </table:table-cell>
          <table:table-cell table:formula="of:=[.C1127]+PI()/200" office:value-type="float" office:value="17.6086268233712" calcext:value-type="float">
            <text:p>17.6086268234</text:p>
          </table:table-cell>
        </table:table-row>
        <table:table-row table:style-name="ro1">
          <table:table-cell/>
          <table:table-cell table:formula="of:=SIN([.C1129])" office:value-type="float" office:value="-0.940880768954074" calcext:value-type="float">
            <text:p>-0.940880769</text:p>
          </table:table-cell>
          <table:table-cell table:formula="of:=[.C1128]+PI()/200" office:value-type="float" office:value="17.6243347866392" calcext:value-type="float">
            <text:p>17.6243347866</text:p>
          </table:table-cell>
        </table:table-row>
        <table:table-row table:style-name="ro1">
          <table:table-cell/>
          <table:table-cell table:formula="of:=SIN([.C1130])" office:value-type="float" office:value="-0.935444030829708" calcext:value-type="float">
            <text:p>-0.9354440308</text:p>
          </table:table-cell>
          <table:table-cell table:formula="of:=[.C1129]+PI()/200" office:value-type="float" office:value="17.6400427499071" calcext:value-type="float">
            <text:p>17.6400427499</text:p>
          </table:table-cell>
        </table:table-row>
        <table:table-row table:style-name="ro1">
          <table:table-cell/>
          <table:table-cell table:formula="of:=SIN([.C1131])" office:value-type="float" office:value="-0.929776485888086" calcext:value-type="float">
            <text:p>-0.9297764859</text:p>
          </table:table-cell>
          <table:table-cell table:formula="of:=[.C1130]+PI()/200" office:value-type="float" office:value="17.6557507131751" calcext:value-type="float">
            <text:p>17.6557507132</text:p>
          </table:table-cell>
        </table:table-row>
        <table:table-row table:style-name="ro1">
          <table:table-cell/>
          <table:table-cell table:formula="of:=SIN([.C1132])" office:value-type="float" office:value="-0.923879532511114" calcext:value-type="float">
            <text:p>-0.9238795325</text:p>
          </table:table-cell>
          <table:table-cell table:formula="of:=[.C1131]+PI()/200" office:value-type="float" office:value="17.671458676443" calcext:value-type="float">
            <text:p>17.6714586764</text:p>
          </table:table-cell>
        </table:table-row>
        <table:table-row table:style-name="ro1">
          <table:table-cell/>
          <table:table-cell table:formula="of:=SIN([.C1133])" office:value-type="float" office:value="-0.917754625683802" calcext:value-type="float">
            <text:p>-0.9177546257</text:p>
          </table:table-cell>
          <table:table-cell table:formula="of:=[.C1132]+PI()/200" office:value-type="float" office:value="17.687166639711" calcext:value-type="float">
            <text:p>17.6871666397</text:p>
          </table:table-cell>
        </table:table-row>
        <table:table-row table:style-name="ro1">
          <table:table-cell/>
          <table:table-cell table:formula="of:=SIN([.C1134])" office:value-type="float" office:value="-0.911403276635259" calcext:value-type="float">
            <text:p>-0.9114032766</text:p>
          </table:table-cell>
          <table:table-cell table:formula="of:=[.C1133]+PI()/200" office:value-type="float" office:value="17.7028746029789" calcext:value-type="float">
            <text:p>17.702874603</text:p>
          </table:table-cell>
        </table:table-row>
        <table:table-row table:style-name="ro1">
          <table:table-cell/>
          <table:table-cell table:formula="of:=SIN([.C1135])" office:value-type="float" office:value="-0.904827052465826" calcext:value-type="float">
            <text:p>-0.9048270525</text:p>
          </table:table-cell>
          <table:table-cell table:formula="of:=[.C1134]+PI()/200" office:value-type="float" office:value="17.7185825662469" calcext:value-type="float">
            <text:p>17.7185825662</text:p>
          </table:table-cell>
        </table:table-row>
        <table:table-row table:style-name="ro1">
          <table:table-cell/>
          <table:table-cell table:formula="of:=SIN([.C1136])" office:value-type="float" office:value="-0.898027575760416" calcext:value-type="float">
            <text:p>-0.8980275758</text:p>
          </table:table-cell>
          <table:table-cell table:formula="of:=[.C1135]+PI()/200" office:value-type="float" office:value="17.7342905295148" calcext:value-type="float">
            <text:p>17.7342905295</text:p>
          </table:table-cell>
        </table:table-row>
        <table:table-row table:style-name="ro1">
          <table:table-cell/>
          <table:table-cell table:formula="of:=SIN([.C1137])" office:value-type="float" office:value="-0.891006524188161" calcext:value-type="float">
            <text:p>-0.8910065242</text:p>
          </table:table-cell>
          <table:table-cell table:formula="of:=[.C1136]+PI()/200" office:value-type="float" office:value="17.7499984927828" calcext:value-type="float">
            <text:p>17.7499984928</text:p>
          </table:table-cell>
        </table:table-row>
        <table:table-row table:style-name="ro1">
          <table:table-cell/>
          <table:table-cell table:formula="of:=SIN([.C1138])" office:value-type="float" office:value="-0.88376563008848" calcext:value-type="float">
            <text:p>-0.8837656301</text:p>
          </table:table-cell>
          <table:table-cell table:formula="of:=[.C1137]+PI()/200" office:value-type="float" office:value="17.7657064560507" calcext:value-type="float">
            <text:p>17.7657064561</text:p>
          </table:table-cell>
        </table:table-row>
        <table:table-row table:style-name="ro1">
          <table:table-cell/>
          <table:table-cell table:formula="of:=SIN([.C1139])" office:value-type="float" office:value="-0.876306680043644" calcext:value-type="float">
            <text:p>-0.87630668</text:p>
          </table:table-cell>
          <table:table-cell table:formula="of:=[.C1138]+PI()/200" office:value-type="float" office:value="17.7814144193187" calcext:value-type="float">
            <text:p>17.7814144193</text:p>
          </table:table-cell>
        </table:table-row>
        <table:table-row table:style-name="ro1">
          <table:table-cell/>
          <table:table-cell table:formula="of:=SIN([.C1140])" office:value-type="float" office:value="-0.868631514437965" calcext:value-type="float">
            <text:p>-0.8686315144</text:p>
          </table:table-cell>
          <table:table-cell table:formula="of:=[.C1139]+PI()/200" office:value-type="float" office:value="17.7971223825866" calcext:value-type="float">
            <text:p>17.7971223826</text:p>
          </table:table-cell>
        </table:table-row>
        <table:table-row table:style-name="ro1">
          <table:table-cell/>
          <table:table-cell table:formula="of:=SIN([.C1141])" office:value-type="float" office:value="-0.86074202700371" calcext:value-type="float">
            <text:p>-0.860742027</text:p>
          </table:table-cell>
          <table:table-cell table:formula="of:=[.C1140]+PI()/200" office:value-type="float" office:value="17.8128303458546" calcext:value-type="float">
            <text:p>17.8128303459</text:p>
          </table:table-cell>
        </table:table-row>
        <table:table-row table:style-name="ro1">
          <table:table-cell/>
          <table:table-cell table:formula="of:=SIN([.C1142])" office:value-type="float" office:value="-0.852640164353852" calcext:value-type="float">
            <text:p>-0.8526401644</text:p>
          </table:table-cell>
          <table:table-cell table:formula="of:=[.C1141]+PI()/200" office:value-type="float" office:value="17.8285383091225" calcext:value-type="float">
            <text:p>17.8285383091</text:p>
          </table:table-cell>
        </table:table-row>
        <table:table-row table:style-name="ro1">
          <table:table-cell/>
          <table:table-cell table:formula="of:=SIN([.C1143])" office:value-type="float" office:value="-0.844327925501769" calcext:value-type="float">
            <text:p>-0.8443279255</text:p>
          </table:table-cell>
          <table:table-cell table:formula="of:=[.C1142]+PI()/200" office:value-type="float" office:value="17.8442462723905" calcext:value-type="float">
            <text:p>17.8442462724</text:p>
          </table:table-cell>
        </table:table-row>
        <table:table-row table:style-name="ro1">
          <table:table-cell/>
          <table:table-cell table:formula="of:=SIN([.C1144])" office:value-type="float" office:value="-0.835807361368017" calcext:value-type="float">
            <text:p>-0.8358073614</text:p>
          </table:table-cell>
          <table:table-cell table:formula="of:=[.C1143]+PI()/200" office:value-type="float" office:value="17.8599542356584" calcext:value-type="float">
            <text:p>17.8599542357</text:p>
          </table:table-cell>
        </table:table-row>
        <table:table-row table:style-name="ro1">
          <table:table-cell/>
          <table:table-cell table:formula="of:=SIN([.C1145])" office:value-type="float" office:value="-0.827080574274302" calcext:value-type="float">
            <text:p>-0.8270805743</text:p>
          </table:table-cell>
          <table:table-cell table:formula="of:=[.C1144]+PI()/200" office:value-type="float" office:value="17.8756621989264" calcext:value-type="float">
            <text:p>17.8756621989</text:p>
          </table:table-cell>
        </table:table-row>
        <table:table-row table:style-name="ro1">
          <table:table-cell/>
          <table:table-cell table:formula="of:=SIN([.C1146])" office:value-type="float" office:value="-0.818149717424758" calcext:value-type="float">
            <text:p>-0.8181497174</text:p>
          </table:table-cell>
          <table:table-cell table:formula="of:=[.C1145]+PI()/200" office:value-type="float" office:value="17.8913701621943" calcext:value-type="float">
            <text:p>17.8913701622</text:p>
          </table:table-cell>
        </table:table-row>
        <table:table-row table:style-name="ro1">
          <table:table-cell/>
          <table:table-cell table:formula="of:=SIN([.C1147])" office:value-type="float" office:value="-0.809016994374675" calcext:value-type="float">
            <text:p>-0.8090169944</text:p>
          </table:table-cell>
          <table:table-cell table:formula="of:=[.C1146]+PI()/200" office:value-type="float" office:value="17.9070781254623" calcext:value-type="float">
            <text:p>17.9070781255</text:p>
          </table:table-cell>
        </table:table-row>
        <table:table-row table:style-name="ro1">
          <table:table-cell/>
          <table:table-cell table:formula="of:=SIN([.C1148])" office:value-type="float" office:value="-0.799684658486812" calcext:value-type="float">
            <text:p>-0.7996846585</text:p>
          </table:table-cell>
          <table:table-cell table:formula="of:=[.C1147]+PI()/200" office:value-type="float" office:value="17.9227860887302" calcext:value-type="float">
            <text:p>17.9227860887</text:p>
          </table:table-cell>
        </table:table-row>
        <table:table-row table:style-name="ro1">
          <table:table-cell/>
          <table:table-cell table:formula="of:=SIN([.C1149])" office:value-type="float" office:value="-0.790155012375406" calcext:value-type="float">
            <text:p>-0.7901550124</text:p>
          </table:table-cell>
          <table:table-cell table:formula="of:=[.C1148]+PI()/200" office:value-type="float" office:value="17.9384940519982" calcext:value-type="float">
            <text:p>17.938494052</text:p>
          </table:table-cell>
        </table:table-row>
        <table:table-row table:style-name="ro1">
          <table:table-cell/>
          <table:table-cell table:formula="of:=SIN([.C1150])" office:value-type="float" office:value="-0.780430407338039" calcext:value-type="float">
            <text:p>-0.7804304073</text:p>
          </table:table-cell>
          <table:table-cell table:formula="of:=[.C1149]+PI()/200" office:value-type="float" office:value="17.9542020152661" calcext:value-type="float">
            <text:p>17.9542020153</text:p>
          </table:table-cell>
        </table:table-row>
        <table:table-row table:style-name="ro1">
          <table:table-cell/>
          <table:table-cell table:formula="of:=SIN([.C1151])" office:value-type="float" office:value="-0.770513242775492" calcext:value-type="float">
            <text:p>-0.7705132428</text:p>
          </table:table-cell>
          <table:table-cell table:formula="of:=[.C1150]+PI()/200" office:value-type="float" office:value="17.9699099785341" calcext:value-type="float">
            <text:p>17.9699099785</text:p>
          </table:table-cell>
        </table:table-row>
        <table:table-row table:style-name="ro1">
          <table:table-cell/>
          <table:table-cell table:formula="of:=SIN([.C1152])" office:value-type="float" office:value="-0.760405965599728" calcext:value-type="float">
            <text:p>-0.7604059656</text:p>
          </table:table-cell>
          <table:table-cell table:formula="of:=[.C1151]+PI()/200" office:value-type="float" office:value="17.985617941802" calcext:value-type="float">
            <text:p>17.9856179418</text:p>
          </table:table-cell>
        </table:table-row>
        <table:table-row table:style-name="ro1">
          <table:table-cell/>
          <table:table-cell table:formula="of:=SIN([.C1153])" office:value-type="float" office:value="-0.75011106963015" calcext:value-type="float">
            <text:p>-0.7501110696</text:p>
          </table:table-cell>
          <table:table-cell table:formula="of:=[.C1152]+PI()/200" office:value-type="float" office:value="18.00132590507" calcext:value-type="float">
            <text:p>18.0013259051</text:p>
          </table:table-cell>
        </table:table-row>
        <table:table-row table:style-name="ro1">
          <table:table-cell/>
          <table:table-cell table:formula="of:=SIN([.C1154])" office:value-type="float" office:value="-0.739631094978294" calcext:value-type="float">
            <text:p>-0.739631095</text:p>
          </table:table-cell>
          <table:table-cell table:formula="of:=[.C1153]+PI()/200" office:value-type="float" office:value="18.0170338683379" calcext:value-type="float">
            <text:p>18.0170338683</text:p>
          </table:table-cell>
        </table:table-row>
        <table:table-row table:style-name="ro1">
          <table:table-cell/>
          <table:table-cell table:formula="of:=SIN([.C1155])" office:value-type="float" office:value="-0.72896862742109" calcext:value-type="float">
            <text:p>-0.7289686274</text:p>
          </table:table-cell>
          <table:table-cell table:formula="of:=[.C1154]+PI()/200" office:value-type="float" office:value="18.0327418316059" calcext:value-type="float">
            <text:p>18.0327418316</text:p>
          </table:table-cell>
        </table:table-row>
        <table:table-row table:style-name="ro1">
          <table:table-cell/>
          <table:table-cell table:formula="of:=SIN([.C1156])" office:value-type="float" office:value="-0.718126297762862" calcext:value-type="float">
            <text:p>-0.7181262978</text:p>
          </table:table-cell>
          <table:table-cell table:formula="of:=[.C1155]+PI()/200" office:value-type="float" office:value="18.0484497948738" calcext:value-type="float">
            <text:p>18.0484497949</text:p>
          </table:table-cell>
        </table:table-row>
        <table:table-row table:style-name="ro1">
          <table:table-cell/>
          <table:table-cell table:formula="of:=SIN([.C1157])" office:value-type="float" office:value="-0.707106781186215" calcext:value-type="float">
            <text:p>-0.7071067812</text:p>
          </table:table-cell>
          <table:table-cell table:formula="of:=[.C1156]+PI()/200" office:value-type="float" office:value="18.0641577581418" calcext:value-type="float">
            <text:p>18.0641577581</text:p>
          </table:table-cell>
        </table:table-row>
        <table:table-row table:style-name="ro1">
          <table:table-cell/>
          <table:table-cell table:formula="of:=SIN([.C1158])" office:value-type="float" office:value="-0.695912796591976" calcext:value-type="float">
            <text:p>-0.6959127966</text:p>
          </table:table-cell>
          <table:table-cell table:formula="of:=[.C1157]+PI()/200" office:value-type="float" office:value="18.0798657214097" calcext:value-type="float">
            <text:p>18.0798657214</text:p>
          </table:table-cell>
        </table:table-row>
        <table:table-row table:style-name="ro1">
          <table:table-cell/>
          <table:table-cell table:formula="of:=SIN([.C1159])" office:value-type="float" office:value="-0.684547105928344" calcext:value-type="float">
            <text:p>-0.6845471059</text:p>
          </table:table-cell>
          <table:table-cell table:formula="of:=[.C1158]+PI()/200" office:value-type="float" office:value="18.0955736846777" calcext:value-type="float">
            <text:p>18.0955736847</text:p>
          </table:table-cell>
        </table:table-row>
        <table:table-row table:style-name="ro1">
          <table:table-cell/>
          <table:table-cell table:formula="of:=SIN([.C1160])" office:value-type="float" office:value="-0.673012513509423" calcext:value-type="float">
            <text:p>-0.6730125135</text:p>
          </table:table-cell>
          <table:table-cell table:formula="of:=[.C1159]+PI()/200" office:value-type="float" office:value="18.1112816479456" calcext:value-type="float">
            <text:p>18.1112816479</text:p>
          </table:table-cell>
        </table:table-row>
        <table:table-row table:style-name="ro1">
          <table:table-cell/>
          <table:table-cell table:formula="of:=SIN([.C1161])" office:value-type="float" office:value="-0.661311865323296" calcext:value-type="float">
            <text:p>-0.6613118653</text:p>
          </table:table-cell>
          <table:table-cell table:formula="of:=[.C1160]+PI()/200" office:value-type="float" office:value="18.1269896112136" calcext:value-type="float">
            <text:p>18.1269896112</text:p>
          </table:table-cell>
        </table:table-row>
        <table:table-row table:style-name="ro1">
          <table:table-cell/>
          <table:table-cell table:formula="of:=SIN([.C1162])" office:value-type="float" office:value="-0.649448048329823" calcext:value-type="float">
            <text:p>-0.6494480483</text:p>
          </table:table-cell>
          <table:table-cell table:formula="of:=[.C1161]+PI()/200" office:value-type="float" office:value="18.1426975744815" calcext:value-type="float">
            <text:p>18.1426975745</text:p>
          </table:table-cell>
        </table:table-row>
        <table:table-row table:style-name="ro1">
          <table:table-cell/>
          <table:table-cell table:formula="of:=SIN([.C1163])" office:value-type="float" office:value="-0.637423989748323" calcext:value-type="float">
            <text:p>-0.6374239897</text:p>
          </table:table-cell>
          <table:table-cell table:formula="of:=[.C1162]+PI()/200" office:value-type="float" office:value="18.1584055377495" calcext:value-type="float">
            <text:p>18.1584055377</text:p>
          </table:table-cell>
        </table:table-row>
        <table:table-row table:style-name="ro1">
          <table:table-cell/>
          <table:table-cell table:formula="of:=SIN([.C1164])" office:value-type="float" office:value="-0.625242656335333" calcext:value-type="float">
            <text:p>-0.6252426563</text:p>
          </table:table-cell>
          <table:table-cell table:formula="of:=[.C1163]+PI()/200" office:value-type="float" office:value="18.1741135010174" calcext:value-type="float">
            <text:p>18.174113501</text:p>
          </table:table-cell>
        </table:table-row>
        <table:table-row table:style-name="ro1">
          <table:table-cell/>
          <table:table-cell table:formula="of:=SIN([.C1165])" office:value-type="float" office:value="-0.612907053652599" calcext:value-type="float">
            <text:p>-0.6129070537</text:p>
          </table:table-cell>
          <table:table-cell table:formula="of:=[.C1164]+PI()/200" office:value-type="float" office:value="18.1898214642854" calcext:value-type="float">
            <text:p>18.1898214643</text:p>
          </table:table-cell>
        </table:table-row>
        <table:table-row table:style-name="ro1">
          <table:table-cell/>
          <table:table-cell table:formula="of:=SIN([.C1166])" office:value-type="float" office:value="-0.600420225325502" calcext:value-type="float">
            <text:p>-0.6004202253</text:p>
          </table:table-cell>
          <table:table-cell table:formula="of:=[.C1165]+PI()/200" office:value-type="float" office:value="18.2055294275533" calcext:value-type="float">
            <text:p>18.2055294276</text:p>
          </table:table-cell>
        </table:table-row>
        <table:table-row table:style-name="ro1">
          <table:table-cell/>
          <table:table-cell table:formula="of:=SIN([.C1167])" office:value-type="float" office:value="-0.587785252292086" calcext:value-type="float">
            <text:p>-0.5877852523</text:p>
          </table:table-cell>
          <table:table-cell table:formula="of:=[.C1166]+PI()/200" office:value-type="float" office:value="18.2212373908213" calcext:value-type="float">
            <text:p>18.2212373908</text:p>
          </table:table-cell>
        </table:table-row>
        <table:table-row table:style-name="ro1">
          <table:table-cell/>
          <table:table-cell table:formula="of:=SIN([.C1168])" office:value-type="float" office:value="-0.575005252042886" calcext:value-type="float">
            <text:p>-0.575005252</text:p>
          </table:table-cell>
          <table:table-cell table:formula="of:=[.C1167]+PI()/200" office:value-type="float" office:value="18.2369453540892" calcext:value-type="float">
            <text:p>18.2369453541</text:p>
          </table:table-cell>
        </table:table-row>
        <table:table-row table:style-name="ro1">
          <table:table-cell/>
          <table:table-cell table:formula="of:=SIN([.C1169])" office:value-type="float" office:value="-0.562083377851733" calcext:value-type="float">
            <text:p>-0.5620833779</text:p>
          </table:table-cell>
          <table:table-cell table:formula="of:=[.C1168]+PI()/200" office:value-type="float" office:value="18.2526533173572" calcext:value-type="float">
            <text:p>18.2526533174</text:p>
          </table:table-cell>
        </table:table-row>
        <table:table-row table:style-name="ro1">
          <table:table-cell/>
          <table:table-cell table:formula="of:=SIN([.C1170])" office:value-type="float" office:value="-0.549022817997729" calcext:value-type="float">
            <text:p>-0.549022818</text:p>
          </table:table-cell>
          <table:table-cell table:formula="of:=[.C1169]+PI()/200" office:value-type="float" office:value="18.2683612806251" calcext:value-type="float">
            <text:p>18.2683612806</text:p>
          </table:table-cell>
        </table:table-row>
        <table:table-row table:style-name="ro1">
          <table:table-cell/>
          <table:table-cell table:formula="of:=SIN([.C1171])" office:value-type="float" office:value="-0.53582679497859" calcext:value-type="float">
            <text:p>-0.535826795</text:p>
          </table:table-cell>
          <table:table-cell table:formula="of:=[.C1170]+PI()/200" office:value-type="float" office:value="18.2840692438931" calcext:value-type="float">
            <text:p>18.2840692439</text:p>
          </table:table-cell>
        </table:table-row>
        <table:table-row table:style-name="ro1">
          <table:table-cell/>
          <table:table-cell table:formula="of:=SIN([.C1172])" office:value-type="float" office:value="-0.522498564715537" calcext:value-type="float">
            <text:p>-0.5224985647</text:p>
          </table:table-cell>
          <table:table-cell table:formula="of:=[.C1171]+PI()/200" office:value-type="float" office:value="18.299777207161" calcext:value-type="float">
            <text:p>18.2997772072</text:p>
          </table:table-cell>
        </table:table-row>
        <table:table-row table:style-name="ro1">
          <table:table-cell/>
          <table:table-cell table:formula="of:=SIN([.C1173])" office:value-type="float" office:value="-0.509041415749955" calcext:value-type="float">
            <text:p>-0.5090414157</text:p>
          </table:table-cell>
          <table:table-cell table:formula="of:=[.C1172]+PI()/200" office:value-type="float" office:value="18.315485170429" calcext:value-type="float">
            <text:p>18.3154851704</text:p>
          </table:table-cell>
        </table:table-row>
        <table:table-row table:style-name="ro1">
          <table:table-cell/>
          <table:table-cell table:formula="of:=SIN([.C1174])" office:value-type="float" office:value="-0.495458668431987" calcext:value-type="float">
            <text:p>-0.4954586684</text:p>
          </table:table-cell>
          <table:table-cell table:formula="of:=[.C1173]+PI()/200" office:value-type="float" office:value="18.3311931336969" calcext:value-type="float">
            <text:p>18.3311931337</text:p>
          </table:table-cell>
        </table:table-row>
        <table:table-row table:style-name="ro1">
          <table:table-cell/>
          <table:table-cell table:formula="of:=SIN([.C1175])" office:value-type="float" office:value="-0.48175367410129" calcext:value-type="float">
            <text:p>-0.4817536741</text:p>
          </table:table-cell>
          <table:table-cell table:formula="of:=[.C1174]+PI()/200" office:value-type="float" office:value="18.3469010969649" calcext:value-type="float">
            <text:p>18.346901097</text:p>
          </table:table-cell>
        </table:table-row>
        <table:table-row table:style-name="ro1">
          <table:table-cell/>
          <table:table-cell table:formula="of:=SIN([.C1176])" office:value-type="float" office:value="-0.467929814260144" calcext:value-type="float">
            <text:p>-0.4679298143</text:p>
          </table:table-cell>
          <table:table-cell table:formula="of:=[.C1175]+PI()/200" office:value-type="float" office:value="18.3626090602328" calcext:value-type="float">
            <text:p>18.3626090602</text:p>
          </table:table-cell>
        </table:table-row>
        <table:table-row table:style-name="ro1">
          <table:table-cell/>
          <table:table-cell table:formula="of:=SIN([.C1177])" office:value-type="float" office:value="-0.453990499739113" calcext:value-type="float">
            <text:p>-0.4539904997</text:p>
          </table:table-cell>
          <table:table-cell table:formula="of:=[.C1176]+PI()/200" office:value-type="float" office:value="18.3783170235008" calcext:value-type="float">
            <text:p>18.3783170235</text:p>
          </table:table-cell>
        </table:table-row>
        <table:table-row table:style-name="ro1">
          <table:table-cell/>
          <table:table-cell table:formula="of:=SIN([.C1178])" office:value-type="float" office:value="-0.439939169855477" calcext:value-type="float">
            <text:p>-0.4399391699</text:p>
          </table:table-cell>
          <table:table-cell table:formula="of:=[.C1177]+PI()/200" office:value-type="float" office:value="18.3940249867687" calcext:value-type="float">
            <text:p>18.3940249868</text:p>
          </table:table-cell>
        </table:table-row>
        <table:table-row table:style-name="ro1">
          <table:table-cell/>
          <table:table-cell table:formula="of:=SIN([.C1179])" office:value-type="float" office:value="-0.425779291564631" calcext:value-type="float">
            <text:p>-0.4257792916</text:p>
          </table:table-cell>
          <table:table-cell table:formula="of:=[.C1178]+PI()/200" office:value-type="float" office:value="18.4097329500367" calcext:value-type="float">
            <text:p>18.40973295</text:p>
          </table:table-cell>
        </table:table-row>
        <table:table-row table:style-name="ro1">
          <table:table-cell/>
          <table:table-cell table:formula="of:=SIN([.C1180])" office:value-type="float" office:value="-0.411514358604663" calcext:value-type="float">
            <text:p>-0.4115143586</text:p>
          </table:table-cell>
          <table:table-cell table:formula="of:=[.C1179]+PI()/200" office:value-type="float" office:value="18.4254409133046" calcext:value-type="float">
            <text:p>18.4254409133</text:p>
          </table:table-cell>
        </table:table-row>
        <table:table-row table:style-name="ro1">
          <table:table-cell/>
          <table:table-cell table:formula="of:=SIN([.C1181])" office:value-type="float" office:value="-0.397147890634331" calcext:value-type="float">
            <text:p>-0.3971478906</text:p>
          </table:table-cell>
          <table:table-cell table:formula="of:=[.C1180]+PI()/200" office:value-type="float" office:value="18.4411488765726" calcext:value-type="float">
            <text:p>18.4411488766</text:p>
          </table:table-cell>
        </table:table-row>
        <table:table-row table:style-name="ro1">
          <table:table-cell/>
          <table:table-cell table:formula="of:=SIN([.C1182])" office:value-type="float" office:value="-0.382683432364636" calcext:value-type="float">
            <text:p>-0.3826834324</text:p>
          </table:table-cell>
          <table:table-cell table:formula="of:=[.C1181]+PI()/200" office:value-type="float" office:value="18.4568568398405" calcext:value-type="float">
            <text:p>18.4568568398</text:p>
          </table:table-cell>
        </table:table-row>
        <table:table-row table:style-name="ro1">
          <table:table-cell/>
          <table:table-cell table:formula="of:=SIN([.C1183])" office:value-type="float" office:value="-0.368124552684221" calcext:value-type="float">
            <text:p>-0.3681245527</text:p>
          </table:table-cell>
          <table:table-cell table:formula="of:=[.C1182]+PI()/200" office:value-type="float" office:value="18.4725648031085" calcext:value-type="float">
            <text:p>18.4725648031</text:p>
          </table:table-cell>
        </table:table-row>
        <table:table-row table:style-name="ro1">
          <table:table-cell/>
          <table:table-cell table:formula="of:=SIN([.C1184])" office:value-type="float" office:value="-0.353474843778796" calcext:value-type="float">
            <text:p>-0.3534748438</text:p>
          </table:table-cell>
          <table:table-cell table:formula="of:=[.C1183]+PI()/200" office:value-type="float" office:value="18.4882727663764" calcext:value-type="float">
            <text:p>18.4882727664</text:p>
          </table:table-cell>
        </table:table-row>
        <table:table-row table:style-name="ro1">
          <table:table-cell/>
          <table:table-cell table:formula="of:=SIN([.C1185])" office:value-type="float" office:value="-0.338737920244827" calcext:value-type="float">
            <text:p>-0.3387379202</text:p>
          </table:table-cell>
          <table:table-cell table:formula="of:=[.C1184]+PI()/200" office:value-type="float" office:value="18.5039807296444" calcext:value-type="float">
            <text:p>18.5039807296</text:p>
          </table:table-cell>
        </table:table-row>
        <table:table-row table:style-name="ro1">
          <table:table-cell/>
          <table:table-cell table:formula="of:=SIN([.C1186])" office:value-type="float" office:value="-0.323917418197682" calcext:value-type="float">
            <text:p>-0.3239174182</text:p>
          </table:table-cell>
          <table:table-cell table:formula="of:=[.C1185]+PI()/200" office:value-type="float" office:value="18.5196886929123" calcext:value-type="float">
            <text:p>18.5196886929</text:p>
          </table:table-cell>
        </table:table-row>
        <table:table-row table:style-name="ro1">
          <table:table-cell/>
          <table:table-cell table:formula="of:=SIN([.C1187])" office:value-type="float" office:value="-0.309016994374477" calcext:value-type="float">
            <text:p>-0.3090169944</text:p>
          </table:table-cell>
          <table:table-cell table:formula="of:=[.C1186]+PI()/200" office:value-type="float" office:value="18.5353966561803" calcext:value-type="float">
            <text:p>18.5353966562</text:p>
          </table:table-cell>
        </table:table-row>
        <table:table-row table:style-name="ro1">
          <table:table-cell/>
          <table:table-cell table:formula="of:=SIN([.C1188])" office:value-type="float" office:value="-0.29404032523183" calcext:value-type="float">
            <text:p>-0.2940403252</text:p>
          </table:table-cell>
          <table:table-cell table:formula="of:=[.C1187]+PI()/200" office:value-type="float" office:value="18.5511046194482" calcext:value-type="float">
            <text:p>18.5511046194</text:p>
          </table:table-cell>
        </table:table-row>
        <table:table-row table:style-name="ro1">
          <table:table-cell/>
          <table:table-cell table:formula="of:=SIN([.C1189])" office:value-type="float" office:value="-0.278991106038752" calcext:value-type="float">
            <text:p>-0.278991106</text:p>
          </table:table-cell>
          <table:table-cell table:formula="of:=[.C1188]+PI()/200" office:value-type="float" office:value="18.5668125827162" calcext:value-type="float">
            <text:p>18.5668125827</text:p>
          </table:table-cell>
        </table:table-row>
        <table:table-row table:style-name="ro1">
          <table:table-cell/>
          <table:table-cell table:formula="of:=SIN([.C1190])" office:value-type="float" office:value="-0.263873049964893" calcext:value-type="float">
            <text:p>-0.26387305</text:p>
          </table:table-cell>
          <table:table-cell table:formula="of:=[.C1189]+PI()/200" office:value-type="float" office:value="18.5825205459841" calcext:value-type="float">
            <text:p>18.582520546</text:p>
          </table:table-cell>
        </table:table-row>
        <table:table-row table:style-name="ro1">
          <table:table-cell/>
          <table:table-cell table:formula="of:=SIN([.C1191])" office:value-type="float" office:value="-0.248689887164372" calcext:value-type="float">
            <text:p>-0.2486898872</text:p>
          </table:table-cell>
          <table:table-cell table:formula="of:=[.C1190]+PI()/200" office:value-type="float" office:value="18.5982285092521" calcext:value-type="float">
            <text:p>18.5982285093</text:p>
          </table:table-cell>
        </table:table-row>
        <table:table-row table:style-name="ro1">
          <table:table-cell/>
          <table:table-cell table:formula="of:=SIN([.C1192])" office:value-type="float" office:value="-0.23344536385542" calcext:value-type="float">
            <text:p>-0.2334453639</text:p>
          </table:table-cell>
          <table:table-cell table:formula="of:=[.C1191]+PI()/200" office:value-type="float" office:value="18.61393647252" calcext:value-type="float">
            <text:p>18.6139364725</text:p>
          </table:table-cell>
        </table:table-row>
        <table:table-row table:style-name="ro1">
          <table:table-cell/>
          <table:table-cell table:formula="of:=SIN([.C1193])" office:value-type="float" office:value="-0.218143241396055" calcext:value-type="float">
            <text:p>-0.2181432414</text:p>
          </table:table-cell>
          <table:table-cell table:formula="of:=[.C1192]+PI()/200" office:value-type="float" office:value="18.629644435788" calcext:value-type="float">
            <text:p>18.6296444358</text:p>
          </table:table-cell>
        </table:table-row>
        <table:table-row table:style-name="ro1">
          <table:table-cell/>
          <table:table-cell table:formula="of:=SIN([.C1194])" office:value-type="float" office:value="-0.202787295356022" calcext:value-type="float">
            <text:p>-0.2027872954</text:p>
          </table:table-cell>
          <table:table-cell table:formula="of:=[.C1193]+PI()/200" office:value-type="float" office:value="18.6453523990559" calcext:value-type="float">
            <text:p>18.6453523991</text:p>
          </table:table-cell>
        </table:table-row>
        <table:table-row table:style-name="ro1">
          <table:table-cell/>
          <table:table-cell table:formula="of:=SIN([.C1195])" office:value-type="float" office:value="-0.187381314585232" calcext:value-type="float">
            <text:p>-0.1873813146</text:p>
          </table:table-cell>
          <table:table-cell table:formula="of:=[.C1194]+PI()/200" office:value-type="float" office:value="18.6610603623239" calcext:value-type="float">
            <text:p>18.6610603623</text:p>
          </table:table-cell>
        </table:table-row>
        <table:table-row table:style-name="ro1">
          <table:table-cell/>
          <table:table-cell table:formula="of:=SIN([.C1196])" office:value-type="float" office:value="-0.171929100278915" calcext:value-type="float">
            <text:p>-0.1719291003</text:p>
          </table:table-cell>
          <table:table-cell table:formula="of:=[.C1195]+PI()/200" office:value-type="float" office:value="18.6767683255918" calcext:value-type="float">
            <text:p>18.6767683256</text:p>
          </table:table-cell>
        </table:table-row>
        <table:table-row table:style-name="ro1">
          <table:table-cell/>
          <table:table-cell table:formula="of:=SIN([.C1197])" office:value-type="float" office:value="-0.156434465039734" calcext:value-type="float">
            <text:p>-0.156434465</text:p>
          </table:table-cell>
          <table:table-cell table:formula="of:=[.C1196]+PI()/200" office:value-type="float" office:value="18.6924762888598" calcext:value-type="float">
            <text:p>18.6924762889</text:p>
          </table:table-cell>
        </table:table-row>
        <table:table-row table:style-name="ro1">
          <table:table-cell/>
          <table:table-cell table:formula="of:=SIN([.C1198])" office:value-type="float" office:value="-0.140901231937084" calcext:value-type="float">
            <text:p>-0.1409012319</text:p>
          </table:table-cell>
          <table:table-cell table:formula="of:=[.C1197]+PI()/200" office:value-type="float" office:value="18.7081842521277" calcext:value-type="float">
            <text:p>18.7081842521</text:p>
          </table:table-cell>
        </table:table-row>
        <table:table-row table:style-name="ro1">
          <table:table-cell/>
          <table:table-cell table:formula="of:=SIN([.C1199])" office:value-type="float" office:value="-0.125333233563804" calcext:value-type="float">
            <text:p>-0.1253332336</text:p>
          </table:table-cell>
          <table:table-cell table:formula="of:=[.C1198]+PI()/200" office:value-type="float" office:value="18.7238922153957" calcext:value-type="float">
            <text:p>18.7238922154</text:p>
          </table:table-cell>
        </table:table-row>
        <table:table-row table:style-name="ro1">
          <table:table-cell/>
          <table:table-cell table:formula="of:=SIN([.C1200])" office:value-type="float" office:value="-0.109734311090543" calcext:value-type="float">
            <text:p>-0.1097343111</text:p>
          </table:table-cell>
          <table:table-cell table:formula="of:=[.C1199]+PI()/200" office:value-type="float" office:value="18.7396001786636" calcext:value-type="float">
            <text:p>18.7396001787</text:p>
          </table:table-cell>
        </table:table-row>
        <table:table-row table:style-name="ro1">
          <table:table-cell/>
          <table:table-cell table:formula="of:=SIN([.C1201])" office:value-type="float" office:value="-0.0941083133180105" calcext:value-type="float">
            <text:p>-0.0941083133</text:p>
          </table:table-cell>
          <table:table-cell table:formula="of:=[.C1200]+PI()/200" office:value-type="float" office:value="18.7553081419316" calcext:value-type="float">
            <text:p>18.7553081419</text:p>
          </table:table-cell>
        </table:table-row>
        <table:table-row table:style-name="ro1">
          <table:table-cell/>
          <table:table-cell table:formula="of:=SIN([.C1202])" office:value-type="float" office:value="-0.0784590957273396" calcext:value-type="float">
            <text:p>-0.0784590957</text:p>
          </table:table-cell>
          <table:table-cell table:formula="of:=[.C1201]+PI()/200" office:value-type="float" office:value="18.7710161051995" calcext:value-type="float">
            <text:p>18.7710161052</text:p>
          </table:table-cell>
        </table:table-row>
        <table:table-row table:style-name="ro1">
          <table:table-cell/>
          <table:table-cell table:formula="of:=SIN([.C1203])" office:value-type="float" office:value="-0.0627905195288067" calcext:value-type="float">
            <text:p>-0.0627905195</text:p>
          </table:table-cell>
          <table:table-cell table:formula="of:=[.C1202]+PI()/200" office:value-type="float" office:value="18.7867240684675" calcext:value-type="float">
            <text:p>18.7867240685</text:p>
          </table:table-cell>
        </table:table-row>
        <table:table-row table:style-name="ro1">
          <table:table-cell/>
          <table:table-cell table:formula="of:=SIN([.C1204])" office:value-type="float" office:value="-0.0471064507091348" calcext:value-type="float">
            <text:p>-0.0471064507</text:p>
          </table:table-cell>
          <table:table-cell table:formula="of:=[.C1203]+PI()/200" office:value-type="float" office:value="18.8024320317354" calcext:value-type="float">
            <text:p>18.8024320317</text:p>
          </table:table-cell>
        </table:table-row>
        <table:table-row table:style-name="ro1">
          <table:table-cell/>
          <table:table-cell table:formula="of:=SIN([.C1205])" office:value-type="float" office:value="-0.0314107590776193" calcext:value-type="float">
            <text:p>-0.0314107591</text:p>
          </table:table-cell>
          <table:table-cell table:formula="of:=[.C1204]+PI()/200" office:value-type="float" office:value="18.8181399950034" calcext:value-type="float">
            <text:p>18.818139995</text:p>
          </table:table-cell>
        </table:table-row>
        <table:table-row table:style-name="ro1">
          <table:table-cell/>
          <table:table-cell table:formula="of:=SIN([.C1206])" office:value-type="float" office:value="-0.0157073173113107" calcext:value-type="float">
            <text:p>-0.0157073173</text:p>
          </table:table-cell>
          <table:table-cell table:formula="of:=[.C1205]+PI()/200" office:value-type="float" office:value="18.8338479582713" calcext:value-type="float">
            <text:p>18.8338479583</text:p>
          </table:table-cell>
        </table:table-row>
        <table:table-row table:style-name="ro1">
          <table:table-cell/>
          <table:table-cell table:formula="of:=SIN([.C1207])" office:value-type="float" office:value="0.000000000000510855981667784" calcext:value-type="float">
            <text:p>5.10855981667784E-13</text:p>
          </table:table-cell>
          <table:table-cell table:formula="of:=[.C1206]+PI()/200" office:value-type="float" office:value="18.8495559215393" calcext:value-type="float">
            <text:p>18.8495559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32:31.843359810</meta:creation-date>
    <dc:date>2016-06-06T16:01:00.297350817</dc:date>
    <meta:editing-duration>PT13M28S</meta:editing-duration>
    <meta:editing-cycles>1</meta:editing-cycles>
    <meta:document-statistic meta:table-count="1" meta:cell-count="2402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Sheet1.B7:Sheet1.C1207" svg:x="0.32cm" svg:y="0.18cm" svg:width="12.508cm" svg:height="8.64cm">
          <chartooo:coordinate-region svg:x="1.153cm" svg:y="0.379cm" svg:width="11.48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207" chart:class="chart:scatter">
            <chart:domain table:cell-range-address="Sheet1.C7:Sheet1.C1207"/>
            <chart:data-point chart:repeated="1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1207</svg:desc>
                </draw:g>
              </table:table-cell>
              <table:table-cell office:value-type="float" office:value="0">
                <text:p>0</text:p>
                <draw:g>
                  <svg:desc>Sheet1.B7:Sheet1.B1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707963267949">
                <text:p>0.015707963267949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4159265358979">
                <text:p>0.0314159265358979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1238898038469">
                <text:p>0.0471238898038469</text:p>
              </table:table-cell>
              <table:table-cell office:value-type="float" office:value="0.0471064507096427">
                <text:p>0.047106450709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8318530717959">
                <text:p>0.062831853071795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5398163397448">
                <text:p>0.0785398163397448</text:p>
              </table:table-cell>
              <table:table-cell office:value-type="float" office:value="0.0784590957278449">
                <text:p>0.0784590957278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2477796076938">
                <text:p>0.0942477796076938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955742875643">
                <text:p>0.109955742875643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63706143592">
                <text:p>0.12566370614359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1371669411541">
                <text:p>0.141371669411541</text:p>
              </table:table-cell>
              <table:table-cell office:value-type="float" office:value="0.140901231937583">
                <text:p>0.140901231937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07963267949">
                <text:p>0.1570796326794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787595947439">
                <text:p>0.172787595947439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4203522483336">
                <text:p>0.204203522483336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911485751285">
                <text:p>0.219911485751285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5619449019234">
                <text:p>0.235619449019234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327412287183">
                <text:p>0.25132741228718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7035375555132">
                <text:p>0.267035375555132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2743338823081">
                <text:p>0.282743338823081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845130209103">
                <text:p>0.29845130209103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9867228626928">
                <text:p>0.329867228626928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575191894877">
                <text:p>0.345575191894877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1283155162826">
                <text:p>0.361283155162826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699081698724">
                <text:p>0.392699081698724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8407044966673">
                <text:p>0.408407044966673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4115008234622">
                <text:p>0.424115008234622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53093477052">
                <text:p>0.45553093477052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1238898038469">
                <text:p>0.47123889803846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6946861306418">
                <text:p>0.486946861306418</text:p>
              </table:table-cell>
              <table:table-cell office:value-type="float" office:value="0.467929814260574">
                <text:p>0.467929814260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2654824574367">
                <text:p>0.502654824574367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8362787842316">
                <text:p>0.518362787842316</text:p>
              </table:table-cell>
              <table:table-cell office:value-type="float" office:value="0.495458668432408">
                <text:p>0.4954586684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070751110265">
                <text:p>0.534070751110265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9778714378214">
                <text:p>0.549778714378214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1194640914112">
                <text:p>0.581194640914112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6902604182061">
                <text:p>0.596902604182061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261056745001">
                <text:p>0.61261056745001</text:p>
              </table:table-cell>
              <table:table-cell office:value-type="float" office:value="0.575005252043279">
                <text:p>0.575005252043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4026493985908">
                <text:p>0.644026493985908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9734457253857">
                <text:p>0.659734457253857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442420521806">
                <text:p>0.675442420521806</text:p>
              </table:table-cell>
              <table:table-cell office:value-type="float" office:value="0.625242656335706">
                <text:p>0.625242656335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1150383789755">
                <text:p>0.69115038378975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6858347057704">
                <text:p>0.706858347057704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2566310325653">
                <text:p>0.722566310325653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274273593602">
                <text:p>0.738274273593602</text:p>
              </table:table-cell>
              <table:table-cell office:value-type="float" office:value="0.673012513509774">
                <text:p>0.673012513509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3982236861551">
                <text:p>0.75398223686155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96902001295">
                <text:p>0.7696902001295</text:p>
              </table:table-cell>
              <table:table-cell office:value-type="float" office:value="0.695912796592315">
                <text:p>0.695912796592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5398163397449">
                <text:p>0.785398163397449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1106126665398">
                <text:p>0.801106126665398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6814089933347">
                <text:p>0.816814089933347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2522053201296">
                <text:p>0.832522053201296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8230016469245">
                <text:p>0.848230016469245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3937979737194">
                <text:p>0.863937979737194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9645943005143">
                <text:p>0.879645943005143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5353906273092">
                <text:p>0.895353906273092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1061869541041">
                <text:p>0.911061869541041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676983280899">
                <text:p>0.92676983280899</text:p>
              </table:table-cell>
              <table:table-cell office:value-type="float" office:value="0.799684658487091">
                <text:p>0.799684658487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2477796076939">
                <text:p>0.942477796076939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8185759344888">
                <text:p>0.958185759344888</text:p>
              </table:table-cell>
              <table:table-cell office:value-type="float" office:value="0.818149717425024">
                <text:p>0.818149717425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3893722612837">
                <text:p>0.973893722612837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9601685880786">
                <text:p>0.989601685880786</text:p>
              </table:table-cell>
              <table:table-cell office:value-type="float" office:value="0.835807361368271">
                <text:p>0.83580736136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530964914873">
                <text:p>1.00530964914873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2101761241668">
                <text:p>1.02101761241668</text:p>
              </table:table-cell>
              <table:table-cell office:value-type="float" office:value="0.852640164354093">
                <text:p>0.852640164354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672557568463">
                <text:p>1.03672557568463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243353895258">
                <text:p>1.05243353895258</text:p>
              </table:table-cell>
              <table:table-cell office:value-type="float" office:value="0.868631514438192">
                <text:p>0.86863151443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814150222053">
                <text:p>1.06814150222053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4946548848">
                <text:p>1.08384946548848</text:p>
              </table:table-cell>
              <table:table-cell office:value-type="float" office:value="0.883765630088694">
                <text:p>0.883765630088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955742875643">
                <text:p>1.0995574287564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526539202438">
                <text:p>1.11526539202438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4668131856027">
                <text:p>1.14668131856027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238928182822">
                <text:p>1.1623892818282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7809724509617">
                <text:p>1.1780972450961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9380520836412">
                <text:p>1.193805208364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951317163207">
                <text:p>1.20951317163207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2522113490002">
                <text:p>1.2252211349000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4092909816797">
                <text:p>1.24092909816797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7234502470387">
                <text:p>1.27234502470387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8805298797181">
                <text:p>1.28805298797181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0376095123976">
                <text:p>1.30376095123976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3517687777566">
                <text:p>1.33517687777566</text:p>
              </table:table-cell>
              <table:table-cell office:value-type="float" office:value="0.972369920397676">
                <text:p>0.972369920397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088484104361">
                <text:p>1.35088484104361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659280431156">
                <text:p>1.36659280431156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230076757951">
                <text:p>1.38230076757951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9800873084746">
                <text:p>1.39800873084746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1371669411541">
                <text:p>1.4137166941154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2942465738335">
                <text:p>1.42942465738335</text:p>
              </table:table-cell>
              <table:table-cell office:value-type="float" office:value="0.990023657716557">
                <text:p>0.990023657716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451326206513">
                <text:p>1.445132620651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084058391925">
                <text:p>1.46084058391925</text:p>
              </table:table-cell>
              <table:table-cell office:value-type="float" office:value="0.993960955455179">
                <text:p>0.993960955455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765485471872">
                <text:p>1.476548547187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225651045515">
                <text:p>1.49225651045515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367243699105">
                <text:p>1.52367243699105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39380400259">
                <text:p>1.539380400259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5508836352695">
                <text:p>1.55508836352695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7079632679489">
                <text:p>1.57079632679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650429006284">
                <text:p>1.58650429006284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0221225333079">
                <text:p>1.60221225333079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1792021659874">
                <text:p>1.61792021659874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3362817986669">
                <text:p>1.63362817986669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4933614313464">
                <text:p>1.64933614313464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6504410640259">
                <text:p>1.66504410640259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8075206967054">
                <text:p>1.68075206967054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1216799620643">
                <text:p>1.71216799620643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2787595947438">
                <text:p>1.7278759594743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4358392274233">
                <text:p>1.74358392274233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5929188601028">
                <text:p>1.759291886010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99984927823">
                <text:p>1.77499984927823</text:p>
              </table:table-cell>
              <table:table-cell office:value-type="float" office:value="0.979222810621767">
                <text:p>0.9792228106217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9070781254618">
                <text:p>1.79070781254618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0641577581413">
                <text:p>1.80641577581413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2212373908208">
                <text:p>1.82212373908208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783170235003">
                <text:p>1.83783170235003</text:p>
              </table:table-cell>
              <table:table-cell office:value-type="float" office:value="0.964557418457799">
                <text:p>0.96455741845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5353966561797">
                <text:p>1.85353966561797</text:p>
              </table:table-cell>
              <table:table-cell office:value-type="float" office:value="0.960293685676944">
                <text:p>0.960293685676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6924762888592">
                <text:p>1.86924762888592</text:p>
              </table:table-cell>
              <table:table-cell office:value-type="float" office:value="0.955793014798331">
                <text:p>0.955793014798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8495559215387">
                <text:p>1.88495559215387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0066355542182">
                <text:p>1.90066355542182</text:p>
              </table:table-cell>
              <table:table-cell office:value-type="float" office:value="0.946085358827547">
                <text:p>0.946085358827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1637151868977">
                <text:p>1.91637151868977</text:p>
              </table:table-cell>
              <table:table-cell office:value-type="float" office:value="0.940880768954227">
                <text:p>0.940880768954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207948195772">
                <text:p>1.93207948195772</text:p>
              </table:table-cell>
              <table:table-cell office:value-type="float" office:value="0.935444030829869">
                <text:p>0.935444030829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4778744522567">
                <text:p>1.94778744522567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6349540849362">
                <text:p>1.96349540849362</text:p>
              </table:table-cell>
              <table:table-cell office:value-type="float" office:value="0.923879532511288">
                <text:p>0.9238795325112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7920337176157">
                <text:p>1.97920337176157</text:p>
              </table:table-cell>
              <table:table-cell office:value-type="float" office:value="0.917754625683983">
                <text:p>0.9177546256839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9491133502951">
                <text:p>1.99491133502951</text:p>
              </table:table-cell>
              <table:table-cell office:value-type="float" office:value="0.911403276635447">
                <text:p>0.9114032766354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1061929829746">
                <text:p>2.01061929829746</text:p>
              </table:table-cell>
              <table:table-cell office:value-type="float" office:value="0.904827052466021">
                <text:p>0.904827052466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2632726156541">
                <text:p>2.02632726156541</text:p>
              </table:table-cell>
              <table:table-cell office:value-type="float" office:value="0.898027575760618">
                <text:p>0.8980275757606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4203522483336">
                <text:p>2.04203522483336</text:p>
              </table:table-cell>
              <table:table-cell office:value-type="float" office:value="0.89100652418837">
                <text:p>0.891006524188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5774318810131">
                <text:p>2.05774318810131</text:p>
              </table:table-cell>
              <table:table-cell office:value-type="float" office:value="0.883765630088696">
                <text:p>0.883765630088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0.876306680043866">
                <text:p>0.8763066800438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8915911463721">
                <text:p>2.08915911463721</text:p>
              </table:table-cell>
              <table:table-cell office:value-type="float" office:value="0.868631514438194">
                <text:p>0.868631514438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486707790516">
                <text:p>2.10486707790516</text:p>
              </table:table-cell>
              <table:table-cell office:value-type="float" office:value="0.860742027003946">
                <text:p>0.860742027003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205750411731">
                <text:p>2.1205750411731</text:p>
              </table:table-cell>
              <table:table-cell office:value-type="float" office:value="0.852640164354095">
                <text:p>0.852640164354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3628300444105">
                <text:p>2.13628300444105</text:p>
              </table:table-cell>
              <table:table-cell office:value-type="float" office:value="0.844327925502018">
                <text:p>0.844327925502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51990967709">
                <text:p>2.151990967709</text:p>
              </table:table-cell>
              <table:table-cell office:value-type="float" office:value="0.835807361368273">
                <text:p>0.835807361368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6769893097695">
                <text:p>2.16769893097695</text:p>
              </table:table-cell>
              <table:table-cell office:value-type="float" office:value="0.827080574274565">
                <text:p>0.8270805742745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834068942449">
                <text:p>2.1834068942449</text:p>
              </table:table-cell>
              <table:table-cell office:value-type="float" office:value="0.818149717425027">
                <text:p>0.8181497174250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9911485751285">
                <text:p>2.19911485751285</text:p>
              </table:table-cell>
              <table:table-cell office:value-type="float" office:value="0.809016994374951">
                <text:p>0.8090169943749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48228207808">
                <text:p>2.2148228207808</text:p>
              </table:table-cell>
              <table:table-cell office:value-type="float" office:value="0.799684658487094">
                <text:p>0.799684658487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3053078404875">
                <text:p>2.23053078404875</text:p>
              </table:table-cell>
              <table:table-cell office:value-type="float" office:value="0.790155012375694">
                <text:p>0.7901550123756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462387473167">
                <text:p>2.2462387473167</text:p>
              </table:table-cell>
              <table:table-cell office:value-type="float" office:value="0.780430407338334">
                <text:p>0.780430407338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6194671058464">
                <text:p>2.26194671058464</text:p>
              </table:table-cell>
              <table:table-cell office:value-type="float" office:value="0.770513242775793">
                <text:p>0.770513242775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7765467385259">
                <text:p>2.27765467385259</text:p>
              </table:table-cell>
              <table:table-cell office:value-type="float" office:value="0.760405965600035">
                <text:p>0.7604059656000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9336263712054">
                <text:p>2.29336263712054</text:p>
              </table:table-cell>
              <table:table-cell office:value-type="float" office:value="0.750111069630464">
                <text:p>0.750111069630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0907060038849">
                <text:p>2.30907060038849</text:p>
              </table:table-cell>
              <table:table-cell office:value-type="float" office:value="0.739631094978614">
                <text:p>0.739631094978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2477856365644">
                <text:p>2.32477856365644</text:p>
              </table:table-cell>
              <table:table-cell office:value-type="float" office:value="0.728968627421416">
                <text:p>0.728968627421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4048652692439">
                <text:p>2.34048652692439</text:p>
              </table:table-cell>
              <table:table-cell office:value-type="float" office:value="0.718126297763194">
                <text:p>0.7181262977631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7106781186552">
                <text:p>0.7071067811865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7190245346029">
                <text:p>2.37190245346029</text:p>
              </table:table-cell>
              <table:table-cell office:value-type="float" office:value="0.695912796592319">
                <text:p>0.695912796592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8761041672824">
                <text:p>2.38761041672824</text:p>
              </table:table-cell>
              <table:table-cell office:value-type="float" office:value="0.684547105928694">
                <text:p>0.684547105928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0331837999618">
                <text:p>2.40331837999618</text:p>
              </table:table-cell>
              <table:table-cell office:value-type="float" office:value="0.673012513509778">
                <text:p>0.673012513509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1902634326413">
                <text:p>2.41902634326413</text:p>
              </table:table-cell>
              <table:table-cell office:value-type="float" office:value="0.661311865323657">
                <text:p>0.6613118653236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3473430653208">
                <text:p>2.43473430653208</text:p>
              </table:table-cell>
              <table:table-cell office:value-type="float" office:value="0.649448048330189">
                <text:p>0.649448048330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5044226980003">
                <text:p>2.45044226980003</text:p>
              </table:table-cell>
              <table:table-cell office:value-type="float" office:value="0.637423989748695">
                <text:p>0.6374239897486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6615023306798">
                <text:p>2.46615023306798</text:p>
              </table:table-cell>
              <table:table-cell office:value-type="float" office:value="0.625242656335711">
                <text:p>0.6252426563357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8185819633593">
                <text:p>2.48185819633593</text:p>
              </table:table-cell>
              <table:table-cell office:value-type="float" office:value="0.612907053652982">
                <text:p>0.612907053652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9756615960388">
                <text:p>2.49756615960388</text:p>
              </table:table-cell>
              <table:table-cell office:value-type="float" office:value="0.60042022532589">
                <text:p>0.600420225325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0.587785252292479">
                <text:p>0.587785252292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2898208613978">
                <text:p>2.52898208613978</text:p>
              </table:table-cell>
              <table:table-cell office:value-type="float" office:value="0.575005252043285">
                <text:p>0.575005252043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4469004940772">
                <text:p>2.54469004940772</text:p>
              </table:table-cell>
              <table:table-cell office:value-type="float" office:value="0.562083377852137">
                <text:p>0.562083377852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6039801267567">
                <text:p>2.56039801267567</text:p>
              </table:table-cell>
              <table:table-cell office:value-type="float" office:value="0.549022817998138">
                <text:p>0.5490228179981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7610597594362">
                <text:p>2.57610597594362</text:p>
              </table:table-cell>
              <table:table-cell office:value-type="float" office:value="0.535826794979003">
                <text:p>0.535826794979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9181393921157">
                <text:p>2.59181393921157</text:p>
              </table:table-cell>
              <table:table-cell office:value-type="float" office:value="0.522498564715956">
                <text:p>0.5224985647159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0752190247952">
                <text:p>2.60752190247952</text:p>
              </table:table-cell>
              <table:table-cell office:value-type="float" office:value="0.509041415750378">
                <text:p>0.50904141575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2322986574747">
                <text:p>2.62322986574747</text:p>
              </table:table-cell>
              <table:table-cell office:value-type="float" office:value="0.495458668432415">
                <text:p>0.495458668432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3893782901542">
                <text:p>2.63893782901542</text:p>
              </table:table-cell>
              <table:table-cell office:value-type="float" office:value="0.481753674101723">
                <text:p>0.481753674101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5464579228337">
                <text:p>2.65464579228337</text:p>
              </table:table-cell>
              <table:table-cell office:value-type="float" office:value="0.467929814260581">
                <text:p>0.467929814260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7035375555132">
                <text:p>2.67035375555132</text:p>
              </table:table-cell>
              <table:table-cell office:value-type="float" office:value="0.453990499739554">
                <text:p>0.4539904997395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8606171881926">
                <text:p>2.68606171881926</text:p>
              </table:table-cell>
              <table:table-cell office:value-type="float" office:value="0.439939169855923">
                <text:p>0.439939169855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0176968208721">
                <text:p>2.70176968208721</text:p>
              </table:table-cell>
              <table:table-cell office:value-type="float" office:value="0.425779291565081">
                <text:p>0.425779291565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1747764535516">
                <text:p>2.71747764535516</text:p>
              </table:table-cell>
              <table:table-cell office:value-type="float" office:value="0.411514358605117">
                <text:p>0.411514358605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3318560862311">
                <text:p>2.73318560862311</text:p>
              </table:table-cell>
              <table:table-cell office:value-type="float" office:value="0.397147890634789">
                <text:p>0.3971478906347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889357189106">
                <text:p>2.74889357189106</text:p>
              </table:table-cell>
              <table:table-cell office:value-type="float" office:value="0.382683432365098">
                <text:p>0.3826834323650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6460153515901">
                <text:p>2.76460153515901</text:p>
              </table:table-cell>
              <table:table-cell office:value-type="float" office:value="0.368124552684686">
                <text:p>0.368124552684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8030949842696">
                <text:p>2.78030949842696</text:p>
              </table:table-cell>
              <table:table-cell office:value-type="float" office:value="0.353474843779266">
                <text:p>0.353474843779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9601746169491">
                <text:p>2.79601746169491</text:p>
              </table:table-cell>
              <table:table-cell office:value-type="float" office:value="0.3387379202453">
                <text:p>0.33873792024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1172542496286">
                <text:p>2.81172542496286</text:p>
              </table:table-cell>
              <table:table-cell office:value-type="float" office:value="0.323917418198158">
                <text:p>0.323917418198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274333882308">
                <text:p>2.8274333882308</text:p>
              </table:table-cell>
              <table:table-cell office:value-type="float" office:value="0.309016994374956">
                <text:p>0.309016994374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4314135149875">
                <text:p>2.84314135149875</text:p>
              </table:table-cell>
              <table:table-cell office:value-type="float" office:value="0.294040325232313">
                <text:p>0.294040325232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588493147667">
                <text:p>2.8588493147667</text:p>
              </table:table-cell>
              <table:table-cell office:value-type="float" office:value="0.278991106039238">
                <text:p>0.2789911060392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7455727803465">
                <text:p>2.87455727803465</text:p>
              </table:table-cell>
              <table:table-cell office:value-type="float" office:value="0.263873049965382">
                <text:p>0.263873049965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902652413026">
                <text:p>2.8902652413026</text:p>
              </table:table-cell>
              <table:table-cell office:value-type="float" office:value="0.248689887164864">
                <text:p>0.248689887164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0597320457055">
                <text:p>2.90597320457055</text:p>
              </table:table-cell>
              <table:table-cell office:value-type="float" office:value="0.233445363855915">
                <text:p>0.233445363855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216811678385">
                <text:p>2.9216811678385</text:p>
              </table:table-cell>
              <table:table-cell office:value-type="float" office:value="0.218143241396552">
                <text:p>0.2181432413965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3738913110645">
                <text:p>2.93738913110645</text:p>
              </table:table-cell>
              <table:table-cell office:value-type="float" office:value="0.202787295356522">
                <text:p>0.2027872953565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530970943744">
                <text:p>2.9530970943744</text:p>
              </table:table-cell>
              <table:table-cell office:value-type="float" office:value="0.187381314585735">
                <text:p>0.187381314585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6880505764234">
                <text:p>2.96880505764234</text:p>
              </table:table-cell>
              <table:table-cell office:value-type="float" office:value="0.17192910027942">
                <text:p>0.17192910027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8451302091029">
                <text:p>2.98451302091029</text:p>
              </table:table-cell>
              <table:table-cell office:value-type="float" office:value="0.156434465040241">
                <text:p>0.156434465040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0022098417824">
                <text:p>3.00022098417824</text:p>
              </table:table-cell>
              <table:table-cell office:value-type="float" office:value="0.140901231937593">
                <text:p>0.1409012319375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1592894744619">
                <text:p>3.01592894744619</text:p>
              </table:table-cell>
              <table:table-cell office:value-type="float" office:value="0.125333233564315">
                <text:p>0.1253332335643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3163691071414">
                <text:p>3.03163691071414</text:p>
              </table:table-cell>
              <table:table-cell office:value-type="float" office:value="0.109734311091056">
                <text:p>0.109734311091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4734487398209">
                <text:p>3.04734487398209</text:p>
              </table:table-cell>
              <table:table-cell office:value-type="float" office:value="0.094108313318525">
                <text:p>0.0941083133185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6305283725004">
                <text:p>3.06305283725004</text:p>
              </table:table-cell>
              <table:table-cell office:value-type="float" office:value="0.0784590957278557">
                <text:p>0.07845909572785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7876080051799">
                <text:p>3.07876080051799</text:p>
              </table:table-cell>
              <table:table-cell office:value-type="float" office:value="0.0627905195293242">
                <text:p>0.0627905195293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9446876378594">
                <text:p>3.09446876378594</text:p>
              </table:table-cell>
              <table:table-cell office:value-type="float" office:value="0.0471064507096536">
                <text:p>0.0471064507096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1017672705388">
                <text:p>3.11017672705388</text:p>
              </table:table-cell>
              <table:table-cell office:value-type="float" office:value="0.0314107590781393">
                <text:p>0.0314107590781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2588469032183">
                <text:p>3.12588469032183</text:p>
              </table:table-cell>
              <table:table-cell office:value-type="float" office:value="0.0157073173118318">
                <text:p>0.0157073173118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4159265358978">
                <text:p>3.14159265358978</text:p>
              </table:table-cell>
              <table:table-cell office:value-type="float" office:value="0.0000000000000112246949261663">
                <text:p>0.0000000000000112246949261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5730061685773">
                <text:p>3.15730061685773</text:p>
              </table:table-cell>
              <table:table-cell office:value-type="float" office:value="-0.0157073173118094">
                <text:p>-0.0157073173118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7300858012568">
                <text:p>3.17300858012568</text:p>
              </table:table-cell>
              <table:table-cell office:value-type="float" office:value="-0.0314107590781169">
                <text:p>-0.03141075907811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8871654339363">
                <text:p>3.18871654339363</text:p>
              </table:table-cell>
              <table:table-cell office:value-type="float" office:value="-0.0471064507096312">
                <text:p>-0.04710645070963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0442450666158">
                <text:p>3.20442450666158</text:p>
              </table:table-cell>
              <table:table-cell office:value-type="float" office:value="-0.0627905195293018">
                <text:p>-0.0627905195293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22013246992953">
                <text:p>3.22013246992953</text:p>
              </table:table-cell>
              <table:table-cell office:value-type="float" office:value="-0.0784590957278333">
                <text:p>-0.0784590957278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3584043319748">
                <text:p>3.23584043319748</text:p>
              </table:table-cell>
              <table:table-cell office:value-type="float" office:value="-0.0941083133185026">
                <text:p>-0.0941083133185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5154839646542">
                <text:p>3.25154839646542</text:p>
              </table:table-cell>
              <table:table-cell office:value-type="float" office:value="-0.109734311091033">
                <text:p>-0.1097343110910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6725635973337">
                <text:p>3.26725635973337</text:p>
              </table:table-cell>
              <table:table-cell office:value-type="float" office:value="-0.125333233564292">
                <text:p>-0.125333233564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8296432300132">
                <text:p>3.28296432300132</text:p>
              </table:table-cell>
              <table:table-cell office:value-type="float" office:value="-0.140901231937571">
                <text:p>-0.140901231937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9867228626927">
                <text:p>3.29867228626927</text:p>
              </table:table-cell>
              <table:table-cell office:value-type="float" office:value="-0.156434465040219">
                <text:p>-0.156434465040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31438024953722">
                <text:p>3.31438024953722</text:p>
              </table:table-cell>
              <table:table-cell office:value-type="float" office:value="-0.171929100279398">
                <text:p>-0.1719291002793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3008821280517">
                <text:p>3.33008821280517</text:p>
              </table:table-cell>
              <table:table-cell office:value-type="float" office:value="-0.187381314585713">
                <text:p>-0.187381314585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4579617607312">
                <text:p>3.34579617607312</text:p>
              </table:table-cell>
              <table:table-cell office:value-type="float" office:value="-0.2027872953565">
                <text:p>-0.2027872953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6150413934107">
                <text:p>3.36150413934107</text:p>
              </table:table-cell>
              <table:table-cell office:value-type="float" office:value="-0.21814324139653">
                <text:p>-0.21814324139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7721210260902">
                <text:p>3.37721210260902</text:p>
              </table:table-cell>
              <table:table-cell office:value-type="float" office:value="-0.233445363855893">
                <text:p>-0.2334453638558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9292006587696">
                <text:p>3.39292006587696</text:p>
              </table:table-cell>
              <table:table-cell office:value-type="float" office:value="-0.248689887164842">
                <text:p>-0.248689887164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40862802914491">
                <text:p>3.40862802914491</text:p>
              </table:table-cell>
              <table:table-cell office:value-type="float" office:value="-0.263873049965361">
                <text:p>-0.2638730499653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2433599241286">
                <text:p>3.42433599241286</text:p>
              </table:table-cell>
              <table:table-cell office:value-type="float" office:value="-0.278991106039217">
                <text:p>-0.278991106039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4004395568081">
                <text:p>3.44004395568081</text:p>
              </table:table-cell>
              <table:table-cell office:value-type="float" office:value="-0.294040325232292">
                <text:p>-0.294040325232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5575191894876">
                <text:p>3.45575191894876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7145988221671">
                <text:p>3.47145988221671</text:p>
              </table:table-cell>
              <table:table-cell office:value-type="float" office:value="-0.323917418198137">
                <text:p>-0.3239174181981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8716784548466">
                <text:p>3.48716784548466</text:p>
              </table:table-cell>
              <table:table-cell office:value-type="float" office:value="-0.338737920245279">
                <text:p>-0.3387379202452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0287580875261">
                <text:p>3.50287580875261</text:p>
              </table:table-cell>
              <table:table-cell office:value-type="float" office:value="-0.353474843779245">
                <text:p>-0.3534748437792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1858377202055">
                <text:p>3.51858377202055</text:p>
              </table:table-cell>
              <table:table-cell office:value-type="float" office:value="-0.368124552684666">
                <text:p>-0.3681245526846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342917352885">
                <text:p>3.5342917352885</text:p>
              </table:table-cell>
              <table:table-cell office:value-type="float" office:value="-0.382683432365077">
                <text:p>-0.3826834323650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4999969855645">
                <text:p>3.54999969855645</text:p>
              </table:table-cell>
              <table:table-cell office:value-type="float" office:value="-0.397147890634768">
                <text:p>-0.397147890634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657076618244">
                <text:p>3.5657076618244</text:p>
              </table:table-cell>
              <table:table-cell office:value-type="float" office:value="-0.411514358605096">
                <text:p>-0.411514358605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8141562509235">
                <text:p>3.58141562509235</text:p>
              </table:table-cell>
              <table:table-cell office:value-type="float" office:value="-0.42577929156506">
                <text:p>-0.425779291565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971235883603">
                <text:p>3.5971235883603</text:p>
              </table:table-cell>
              <table:table-cell office:value-type="float" office:value="-0.439939169855903">
                <text:p>-0.439939169855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1283155162825">
                <text:p>3.61283155162825</text:p>
              </table:table-cell>
              <table:table-cell office:value-type="float" office:value="-0.453990499739534">
                <text:p>-0.453990499739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285395148962">
                <text:p>3.6285395148962</text:p>
              </table:table-cell>
              <table:table-cell office:value-type="float" office:value="-0.467929814260561">
                <text:p>-0.467929814260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4424747816415">
                <text:p>3.64424747816415</text:p>
              </table:table-cell>
              <table:table-cell office:value-type="float" office:value="-0.481753674101703">
                <text:p>-0.4817536741017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5995544143209">
                <text:p>3.65995544143209</text:p>
              </table:table-cell>
              <table:table-cell office:value-type="float" office:value="-0.495458668432395">
                <text:p>-0.4954586684323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7566340470004">
                <text:p>3.67566340470004</text:p>
              </table:table-cell>
              <table:table-cell office:value-type="float" office:value="-0.509041415750359">
                <text:p>-0.509041415750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9137136796799">
                <text:p>3.69137136796799</text:p>
              </table:table-cell>
              <table:table-cell office:value-type="float" office:value="-0.522498564715937">
                <text:p>-0.522498564715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0707933123594">
                <text:p>3.70707933123594</text:p>
              </table:table-cell>
              <table:table-cell office:value-type="float" office:value="-0.535826794978984">
                <text:p>-0.535826794978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2278729450389">
                <text:p>3.72278729450389</text:p>
              </table:table-cell>
              <table:table-cell office:value-type="float" office:value="-0.54902281799812">
                <text:p>-0.54902281799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3849525777184">
                <text:p>3.73849525777184</text:p>
              </table:table-cell>
              <table:table-cell office:value-type="float" office:value="-0.562083377852118">
                <text:p>-0.562083377852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5420322103979">
                <text:p>3.75420322103979</text:p>
              </table:table-cell>
              <table:table-cell office:value-type="float" office:value="-0.575005252043267">
                <text:p>-0.5750052520432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6991118430774">
                <text:p>3.76991118430774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8561914757569">
                <text:p>3.78561914757569</text:p>
              </table:table-cell>
              <table:table-cell office:value-type="float" office:value="-0.600420225325872">
                <text:p>-0.6004202253258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0132711084363">
                <text:p>3.80132711084363</text:p>
              </table:table-cell>
              <table:table-cell office:value-type="float" office:value="-0.612907053652965">
                <text:p>-0.61290705365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1703507411158">
                <text:p>3.81703507411158</text:p>
              </table:table-cell>
              <table:table-cell office:value-type="float" office:value="-0.625242656335693">
                <text:p>-0.6252426563356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3274303737953">
                <text:p>3.83274303737953</text:p>
              </table:table-cell>
              <table:table-cell office:value-type="float" office:value="-0.637423989748678">
                <text:p>-0.637423989748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4845100064748">
                <text:p>3.84845100064748</text:p>
              </table:table-cell>
              <table:table-cell office:value-type="float" office:value="-0.649448048330172">
                <text:p>-0.6494480483301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6415896391543">
                <text:p>3.86415896391543</text:p>
              </table:table-cell>
              <table:table-cell office:value-type="float" office:value="-0.66131186532364">
                <text:p>-0.66131186532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7986692718338">
                <text:p>3.87986692718338</text:p>
              </table:table-cell>
              <table:table-cell office:value-type="float" office:value="-0.673012513509762">
                <text:p>-0.6730125135097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9557489045133">
                <text:p>3.89557489045133</text:p>
              </table:table-cell>
              <table:table-cell office:value-type="float" office:value="-0.684547105928677">
                <text:p>-0.6845471059286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1128285371928">
                <text:p>3.91128285371928</text:p>
              </table:table-cell>
              <table:table-cell office:value-type="float" office:value="-0.695912796592303">
                <text:p>-0.6959127965923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2699081698723">
                <text:p>3.92699081698723</text:p>
              </table:table-cell>
              <table:table-cell office:value-type="float" office:value="-0.707106781186536">
                <text:p>-0.7071067811865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4269878025517">
                <text:p>3.94269878025517</text:p>
              </table:table-cell>
              <table:table-cell office:value-type="float" office:value="-0.718126297763178">
                <text:p>-0.7181262977631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5840674352312">
                <text:p>3.95840674352312</text:p>
              </table:table-cell>
              <table:table-cell office:value-type="float" office:value="-0.728968627421401">
                <text:p>-0.7289686274214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7411470679107">
                <text:p>3.97411470679107</text:p>
              </table:table-cell>
              <table:table-cell office:value-type="float" office:value="-0.739631094978599">
                <text:p>-0.739631094978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8982267005902">
                <text:p>3.98982267005902</text:p>
              </table:table-cell>
              <table:table-cell office:value-type="float" office:value="-0.750111069630449">
                <text:p>-0.7501110696304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00553063332697">
                <text:p>4.00553063332697</text:p>
              </table:table-cell>
              <table:table-cell office:value-type="float" office:value="-0.760405965600021">
                <text:p>-0.76040596560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02123859659492">
                <text:p>4.02123859659492</text:p>
              </table:table-cell>
              <table:table-cell office:value-type="float" office:value="-0.770513242775779">
                <text:p>-0.7705132427757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3694655986287">
                <text:p>4.03694655986287</text:p>
              </table:table-cell>
              <table:table-cell office:value-type="float" office:value="-0.78043040733832">
                <text:p>-0.780430407338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5265452313082">
                <text:p>4.05265452313082</text:p>
              </table:table-cell>
              <table:table-cell office:value-type="float" office:value="-0.790155012375681">
                <text:p>-0.7901550123756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6836248639877">
                <text:p>4.06836248639877</text:p>
              </table:table-cell>
              <table:table-cell office:value-type="float" office:value="-0.799684658487081">
                <text:p>-0.7996846584870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8407044966672">
                <text:p>4.08407044966672</text:p>
              </table:table-cell>
              <table:table-cell office:value-type="float" office:value="-0.809016994374938">
                <text:p>-0.809016994374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9977841293466">
                <text:p>4.09977841293466</text:p>
              </table:table-cell>
              <table:table-cell office:value-type="float" office:value="-0.818149717425014">
                <text:p>-0.8181497174250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1548637620261">
                <text:p>4.11548637620261</text:p>
              </table:table-cell>
              <table:table-cell office:value-type="float" office:value="-0.827080574274553">
                <text:p>-0.8270805742745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3119433947056">
                <text:p>4.13119433947056</text:p>
              </table:table-cell>
              <table:table-cell office:value-type="float" office:value="-0.835807361368261">
                <text:p>-0.8358073613682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4690230273851">
                <text:p>4.14690230273851</text:p>
              </table:table-cell>
              <table:table-cell office:value-type="float" office:value="-0.844327925502006">
                <text:p>-0.844327925502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6261026600646">
                <text:p>4.16261026600646</text:p>
              </table:table-cell>
              <table:table-cell office:value-type="float" office:value="-0.852640164354084">
                <text:p>-0.852640164354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7831822927441">
                <text:p>4.17831822927441</text:p>
              </table:table-cell>
              <table:table-cell office:value-type="float" office:value="-0.860742027003935">
                <text:p>-0.860742027003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9402619254236">
                <text:p>4.19402619254236</text:p>
              </table:table-cell>
              <table:table-cell office:value-type="float" office:value="-0.868631514438183">
                <text:p>-0.868631514438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20973415581031">
                <text:p>4.20973415581031</text:p>
              </table:table-cell>
              <table:table-cell office:value-type="float" office:value="-0.876306680043856">
                <text:p>-0.876306680043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22544211907826">
                <text:p>4.22544211907826</text:p>
              </table:table-cell>
              <table:table-cell office:value-type="float" office:value="-0.883765630088685">
                <text:p>-0.8837656300886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411500823462">
                <text:p>4.2411500823462</text:p>
              </table:table-cell>
              <table:table-cell office:value-type="float" office:value="-0.89100652418836">
                <text:p>-0.891006524188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5685804561415">
                <text:p>4.25685804561415</text:p>
              </table:table-cell>
              <table:table-cell office:value-type="float" office:value="-0.898027575760608">
                <text:p>-0.8980275757606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725660088821">
                <text:p>4.2725660088821</text:p>
              </table:table-cell>
              <table:table-cell office:value-type="float" office:value="-0.904827052466012">
                <text:p>-0.904827052466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8827397215005">
                <text:p>4.28827397215005</text:p>
              </table:table-cell>
              <table:table-cell office:value-type="float" office:value="-0.911403276635438">
                <text:p>-0.9114032766354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303981935418">
                <text:p>4.303981935418</text:p>
              </table:table-cell>
              <table:table-cell office:value-type="float" office:value="-0.917754625683974">
                <text:p>-0.917754625683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1968989868595">
                <text:p>4.31968989868595</text:p>
              </table:table-cell>
              <table:table-cell office:value-type="float" office:value="-0.92387953251128">
                <text:p>-0.923879532511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353978619539">
                <text:p>4.3353978619539</text:p>
              </table:table-cell>
              <table:table-cell office:value-type="float" office:value="-0.929776485888245">
                <text:p>-0.929776485888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5110582522185">
                <text:p>4.35110582522185</text:p>
              </table:table-cell>
              <table:table-cell office:value-type="float" office:value="-0.935444030829861">
                <text:p>-0.935444030829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668137884898">
                <text:p>4.3668137884898</text:p>
              </table:table-cell>
              <table:table-cell office:value-type="float" office:value="-0.940880768954219">
                <text:p>-0.9408807689542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8252175175774">
                <text:p>4.38252175175774</text:p>
              </table:table-cell>
              <table:table-cell office:value-type="float" office:value="-0.94608535882754">
                <text:p>-0.94608535882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9822971502569">
                <text:p>4.39822971502569</text:p>
              </table:table-cell>
              <table:table-cell office:value-type="float" office:value="-0.951056516295148">
                <text:p>-0.9510565162951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1393767829364">
                <text:p>4.41393767829364</text:p>
              </table:table-cell>
              <table:table-cell office:value-type="float" office:value="-0.955793014798325">
                <text:p>-0.955793014798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42964564156159">
                <text:p>4.42964564156159</text:p>
              </table:table-cell>
              <table:table-cell office:value-type="float" office:value="-0.960293685676938">
                <text:p>-0.9602936856769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4535360482954">
                <text:p>4.44535360482954</text:p>
              </table:table-cell>
              <table:table-cell office:value-type="float" office:value="-0.964557418457793">
                <text:p>-0.9645574184577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6106156809749">
                <text:p>4.46106156809749</text:p>
              </table:table-cell>
              <table:table-cell office:value-type="float" office:value="-0.968583161128626">
                <text:p>-0.9685831611286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7676953136544">
                <text:p>4.47676953136544</text:p>
              </table:table-cell>
              <table:table-cell office:value-type="float" office:value="-0.972369920397672">
                <text:p>-0.972369920397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9247749463339">
                <text:p>4.49247749463339</text:p>
              </table:table-cell>
              <table:table-cell office:value-type="float" office:value="-0.975916761938743">
                <text:p>-0.9759167619387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0818545790134">
                <text:p>4.50818545790134</text:p>
              </table:table-cell>
              <table:table-cell office:value-type="float" office:value="-0.979222810621762">
                <text:p>-0.979222810621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52389342116928">
                <text:p>4.52389342116928</text:p>
              </table:table-cell>
              <table:table-cell office:value-type="float" office:value="-0.982287250728685">
                <text:p>-0.9822872507286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3960138443723">
                <text:p>4.53960138443723</text:p>
              </table:table-cell>
              <table:table-cell office:value-type="float" office:value="-0.985109326154771">
                <text:p>-0.9851093261547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5530934770518">
                <text:p>4.55530934770518</text:p>
              </table:table-cell>
              <table:table-cell office:value-type="float" office:value="-0.987688340595135">
                <text:p>-0.987688340595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7101731097313">
                <text:p>4.57101731097313</text:p>
              </table:table-cell>
              <table:table-cell office:value-type="float" office:value="-0.990023657716555">
                <text:p>-0.9900236577165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8672527424108">
                <text:p>4.58672527424108</text:p>
              </table:table-cell>
              <table:table-cell office:value-type="float" office:value="-0.992114701314475">
                <text:p>-0.992114701314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0243323750903">
                <text:p>4.60243323750903</text:p>
              </table:table-cell>
              <table:table-cell office:value-type="float" office:value="-0.993960955455178">
                <text:p>-0.9939609554551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1814120077698">
                <text:p>4.61814120077698</text:p>
              </table:table-cell>
              <table:table-cell office:value-type="float" office:value="-0.995561964603078">
                <text:p>-0.995561964603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3384916404493">
                <text:p>4.63384916404493</text:p>
              </table:table-cell>
              <table:table-cell office:value-type="float" office:value="-0.996917333733126">
                <text:p>-0.9969173337331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4955712731287">
                <text:p>4.64955712731287</text:p>
              </table:table-cell>
              <table:table-cell office:value-type="float" office:value="-0.99802672842827">
                <text:p>-0.998026728428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6526509058082">
                <text:p>4.66526509058082</text:p>
              </table:table-cell>
              <table:table-cell office:value-type="float" office:value="-0.998889874961969">
                <text:p>-0.9988898749619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8097305384877">
                <text:p>4.68097305384877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9668101711672">
                <text:p>4.69668101711672</text:p>
              </table:table-cell>
              <table:table-cell office:value-type="float" office:value="-0.99987663248166">
                <text:p>-0.999876632481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71238898038467">
                <text:p>4.712388980384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2809694365262">
                <text:p>4.72809694365262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4380490692057">
                <text:p>4.74380490692057</text:p>
              </table:table-cell>
              <table:table-cell office:value-type="float" office:value="-0.999506560365732">
                <text:p>-0.9995065603657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5951287018852">
                <text:p>4.75951287018852</text:p>
              </table:table-cell>
              <table:table-cell office:value-type="float" office:value="-0.998889874961971">
                <text:p>-0.998889874961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7522083345647">
                <text:p>4.77522083345647</text:p>
              </table:table-cell>
              <table:table-cell office:value-type="float" office:value="-0.998026728428273">
                <text:p>-0.998026728428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9092879672441">
                <text:p>4.79092879672441</text:p>
              </table:table-cell>
              <table:table-cell office:value-type="float" office:value="-0.99691733373313">
                <text:p>-0.996917333733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80663675999236">
                <text:p>4.80663675999236</text:p>
              </table:table-cell>
              <table:table-cell office:value-type="float" office:value="-0.995561964603082">
                <text:p>-0.995561964603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2234472326031">
                <text:p>4.82234472326031</text:p>
              </table:table-cell>
              <table:table-cell office:value-type="float" office:value="-0.993960955455182">
                <text:p>-0.993960955455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3805268652826">
                <text:p>4.83805268652826</text:p>
              </table:table-cell>
              <table:table-cell office:value-type="float" office:value="-0.99211470131448">
                <text:p>-0.992114701314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5376064979621">
                <text:p>4.85376064979621</text:p>
              </table:table-cell>
              <table:table-cell office:value-type="float" office:value="-0.99002365771656">
                <text:p>-0.99002365771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6946861306416">
                <text:p>4.86946861306416</text:p>
              </table:table-cell>
              <table:table-cell office:value-type="float" office:value="-0.987688340595141">
                <text:p>-0.9876883405951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8517657633211">
                <text:p>4.88517657633211</text:p>
              </table:table-cell>
              <table:table-cell office:value-type="float" office:value="-0.985109326154777">
                <text:p>-0.9851093261547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90088453960006">
                <text:p>4.90088453960006</text:p>
              </table:table-cell>
              <table:table-cell office:value-type="float" office:value="-0.982287250728693">
                <text:p>-0.9822872507286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91659250286801">
                <text:p>4.91659250286801</text:p>
              </table:table-cell>
              <table:table-cell office:value-type="float" office:value="-0.97922281062177">
                <text:p>-0.979222810621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93230046613595">
                <text:p>4.93230046613595</text:p>
              </table:table-cell>
              <table:table-cell office:value-type="float" office:value="-0.975916761938752">
                <text:p>-0.9759167619387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480084294039">
                <text:p>4.9480084294039</text:p>
              </table:table-cell>
              <table:table-cell office:value-type="float" office:value="-0.972369920397682">
                <text:p>-0.9723699203976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6371639267185">
                <text:p>4.96371639267185</text:p>
              </table:table-cell>
              <table:table-cell office:value-type="float" office:value="-0.968583161128636">
                <text:p>-0.968583161128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794243559398">
                <text:p>4.9794243559398</text:p>
              </table:table-cell>
              <table:table-cell office:value-type="float" office:value="-0.964557418457804">
                <text:p>-0.9645574184578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9513231920775">
                <text:p>4.99513231920775</text:p>
              </table:table-cell>
              <table:table-cell office:value-type="float" office:value="-0.960293685676949">
                <text:p>-0.960293685676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0108402824757">
                <text:p>5.0108402824757</text:p>
              </table:table-cell>
              <table:table-cell office:value-type="float" office:value="-0.955793014798336">
                <text:p>-0.9557930147983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02654824574365">
                <text:p>5.02654824574365</text:p>
              </table:table-cell>
              <table:table-cell office:value-type="float" office:value="-0.95105651629516">
                <text:p>-0.951056516295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422562090116">
                <text:p>5.0422562090116</text:p>
              </table:table-cell>
              <table:table-cell office:value-type="float" office:value="-0.946085358827552">
                <text:p>-0.9460853588275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5796417227955">
                <text:p>5.05796417227955</text:p>
              </table:table-cell>
              <table:table-cell office:value-type="float" office:value="-0.940880768954233">
                <text:p>-0.9408807689542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7367213554749">
                <text:p>5.07367213554749</text:p>
              </table:table-cell>
              <table:table-cell office:value-type="float" office:value="-0.935444030829875">
                <text:p>-0.935444030829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8938009881544">
                <text:p>5.08938009881544</text:p>
              </table:table-cell>
              <table:table-cell office:value-type="float" office:value="-0.929776485888259">
                <text:p>-0.9297764858882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10508806208339">
                <text:p>5.10508806208339</text:p>
              </table:table-cell>
              <table:table-cell office:value-type="float" office:value="-0.923879532511295">
                <text:p>-0.923879532511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12079602535134">
                <text:p>5.12079602535134</text:p>
              </table:table-cell>
              <table:table-cell office:value-type="float" office:value="-0.91775462568399">
                <text:p>-0.917754625683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3650398861929">
                <text:p>5.13650398861929</text:p>
              </table:table-cell>
              <table:table-cell office:value-type="float" office:value="-0.911403276635454">
                <text:p>-0.9114032766354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5221195188724">
                <text:p>5.15221195188724</text:p>
              </table:table-cell>
              <table:table-cell office:value-type="float" office:value="-0.904827052466029">
                <text:p>-0.904827052466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6791991515519">
                <text:p>5.16791991515519</text:p>
              </table:table-cell>
              <table:table-cell office:value-type="float" office:value="-0.898027575760625">
                <text:p>-0.898027575760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8362787842314">
                <text:p>5.18362787842314</text:p>
              </table:table-cell>
              <table:table-cell office:value-type="float" office:value="-0.891006524188378">
                <text:p>-0.8910065241883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9933584169109">
                <text:p>5.19933584169109</text:p>
              </table:table-cell>
              <table:table-cell office:value-type="float" office:value="-0.883765630088704">
                <text:p>-0.8837656300887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21504380495903">
                <text:p>5.21504380495903</text:p>
              </table:table-cell>
              <table:table-cell office:value-type="float" office:value="-0.876306680043875">
                <text:p>-0.876306680043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23075176822698">
                <text:p>5.23075176822698</text:p>
              </table:table-cell>
              <table:table-cell office:value-type="float" office:value="-0.868631514438203">
                <text:p>-0.8686315144382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4645973149493">
                <text:p>5.24645973149493</text:p>
              </table:table-cell>
              <table:table-cell office:value-type="float" office:value="-0.860742027003955">
                <text:p>-0.8607420270039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6216769476288">
                <text:p>5.26216769476288</text:p>
              </table:table-cell>
              <table:table-cell office:value-type="float" office:value="-0.852640164354104">
                <text:p>-0.8526401643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7787565803083">
                <text:p>5.27787565803083</text:p>
              </table:table-cell>
              <table:table-cell office:value-type="float" office:value="-0.844327925502027">
                <text:p>-0.8443279255020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9358362129878">
                <text:p>5.29358362129878</text:p>
              </table:table-cell>
              <table:table-cell office:value-type="float" office:value="-0.835807361368283">
                <text:p>-0.8358073613682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30929158456673">
                <text:p>5.30929158456673</text:p>
              </table:table-cell>
              <table:table-cell office:value-type="float" office:value="-0.827080574274575">
                <text:p>-0.8270805742745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32499954783468">
                <text:p>5.32499954783468</text:p>
              </table:table-cell>
              <table:table-cell office:value-type="float" office:value="-0.818149717425037">
                <text:p>-0.8181497174250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4070751110263">
                <text:p>5.34070751110263</text:p>
              </table:table-cell>
              <table:table-cell office:value-type="float" office:value="-0.809016994374961">
                <text:p>-0.8090169943749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5641547437057">
                <text:p>5.35641547437057</text:p>
              </table:table-cell>
              <table:table-cell office:value-type="float" office:value="-0.799684658487105">
                <text:p>-0.799684658487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7212343763852">
                <text:p>5.37212343763852</text:p>
              </table:table-cell>
              <table:table-cell office:value-type="float" office:value="-0.790155012375705">
                <text:p>-0.7901550123757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8783140090647">
                <text:p>5.38783140090647</text:p>
              </table:table-cell>
              <table:table-cell office:value-type="float" office:value="-0.780430407338344">
                <text:p>-0.780430407338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40353936417442">
                <text:p>5.40353936417442</text:p>
              </table:table-cell>
              <table:table-cell office:value-type="float" office:value="-0.770513242775804">
                <text:p>-0.770513242775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41924732744237">
                <text:p>5.41924732744237</text:p>
              </table:table-cell>
              <table:table-cell office:value-type="float" office:value="-0.760405965600046">
                <text:p>-0.760405965600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43495529071032">
                <text:p>5.43495529071032</text:p>
              </table:table-cell>
              <table:table-cell office:value-type="float" office:value="-0.750111069630475">
                <text:p>-0.7501110696304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5066325397827">
                <text:p>5.45066325397827</text:p>
              </table:table-cell>
              <table:table-cell office:value-type="float" office:value="-0.739631094978626">
                <text:p>-0.739631094978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6637121724622">
                <text:p>5.46637121724622</text:p>
              </table:table-cell>
              <table:table-cell office:value-type="float" office:value="-0.728968627421428">
                <text:p>-0.728968627421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8207918051417">
                <text:p>5.48207918051417</text:p>
              </table:table-cell>
              <table:table-cell office:value-type="float" office:value="-0.718126297763206">
                <text:p>-0.7181262977632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9778714378211">
                <text:p>5.49778714378211</text:p>
              </table:table-cell>
              <table:table-cell office:value-type="float" office:value="-0.707106781186565">
                <text:p>-0.7071067811865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51349510705006">
                <text:p>5.51349510705006</text:p>
              </table:table-cell>
              <table:table-cell office:value-type="float" office:value="-0.695912796592332">
                <text:p>-0.695912796592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52920307031801">
                <text:p>5.52920307031801</text:p>
              </table:table-cell>
              <table:table-cell office:value-type="float" office:value="-0.684547105928707">
                <text:p>-0.684547105928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4491103358596">
                <text:p>5.54491103358596</text:p>
              </table:table-cell>
              <table:table-cell office:value-type="float" office:value="-0.673012513509791">
                <text:p>-0.673012513509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6061899685391">
                <text:p>5.56061899685391</text:p>
              </table:table-cell>
              <table:table-cell office:value-type="float" office:value="-0.66131186532367">
                <text:p>-0.661311865323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7632696012186">
                <text:p>5.57632696012186</text:p>
              </table:table-cell>
              <table:table-cell office:value-type="float" office:value="-0.649448048330202">
                <text:p>-0.6494480483302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9203492338981">
                <text:p>5.59203492338981</text:p>
              </table:table-cell>
              <table:table-cell office:value-type="float" office:value="-0.637423989748709">
                <text:p>-0.6374239897487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60774288665776">
                <text:p>5.60774288665776</text:p>
              </table:table-cell>
              <table:table-cell office:value-type="float" office:value="-0.625242656335725">
                <text:p>-0.6252426563357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62345084992571">
                <text:p>5.62345084992571</text:p>
              </table:table-cell>
              <table:table-cell office:value-type="float" office:value="-0.612907053652996">
                <text:p>-0.6129070536529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3915881319365">
                <text:p>5.63915881319365</text:p>
              </table:table-cell>
              <table:table-cell office:value-type="float" office:value="-0.600420225325904">
                <text:p>-0.6004202253259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548667764616">
                <text:p>5.6548667764616</text:p>
              </table:table-cell>
              <table:table-cell office:value-type="float" office:value="-0.587785252292493">
                <text:p>-0.587785252292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7057473972955">
                <text:p>5.67057473972955</text:p>
              </table:table-cell>
              <table:table-cell office:value-type="float" office:value="-0.575005252043299">
                <text:p>-0.5750052520432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862827029975">
                <text:p>5.6862827029975</text:p>
              </table:table-cell>
              <table:table-cell office:value-type="float" office:value="-0.562083377852151">
                <text:p>-0.562083377852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70199066626545">
                <text:p>5.70199066626545</text:p>
              </table:table-cell>
              <table:table-cell office:value-type="float" office:value="-0.549022817998153">
                <text:p>-0.549022817998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7176986295334">
                <text:p>5.7176986295334</text:p>
              </table:table-cell>
              <table:table-cell office:value-type="float" office:value="-0.535826794979018">
                <text:p>-0.5358267949790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73340659280135">
                <text:p>5.73340659280135</text:p>
              </table:table-cell>
              <table:table-cell office:value-type="float" office:value="-0.522498564715971">
                <text:p>-0.5224985647159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491145560693">
                <text:p>5.7491145560693</text:p>
              </table:table-cell>
              <table:table-cell office:value-type="float" office:value="-0.509041415750393">
                <text:p>-0.5090414157503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6482251933725">
                <text:p>5.76482251933725</text:p>
              </table:table-cell>
              <table:table-cell office:value-type="float" office:value="-0.49545866843243">
                <text:p>-0.495458668432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8053048260519">
                <text:p>5.78053048260519</text:p>
              </table:table-cell>
              <table:table-cell office:value-type="float" office:value="-0.481753674101738">
                <text:p>-0.481753674101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9623844587314">
                <text:p>5.79623844587314</text:p>
              </table:table-cell>
              <table:table-cell office:value-type="float" office:value="-0.467929814260596">
                <text:p>-0.4679298142605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81194640914109">
                <text:p>5.81194640914109</text:p>
              </table:table-cell>
              <table:table-cell office:value-type="float" office:value="-0.45399049973957">
                <text:p>-0.453990499739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82765437240904">
                <text:p>5.82765437240904</text:p>
              </table:table-cell>
              <table:table-cell office:value-type="float" office:value="-0.439939169855939">
                <text:p>-0.4399391698559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4336233567699">
                <text:p>5.84336233567699</text:p>
              </table:table-cell>
              <table:table-cell office:value-type="float" office:value="-0.425779291565096">
                <text:p>-0.4257792915650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5907029894494">
                <text:p>5.85907029894494</text:p>
              </table:table-cell>
              <table:table-cell office:value-type="float" office:value="-0.411514358605133">
                <text:p>-0.4115143586051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7477826221289">
                <text:p>5.87477826221289</text:p>
              </table:table-cell>
              <table:table-cell office:value-type="float" office:value="-0.397147890634805">
                <text:p>-0.3971478906348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9048622548084">
                <text:p>5.89048622548084</text:p>
              </table:table-cell>
              <table:table-cell office:value-type="float" office:value="-0.382683432365114">
                <text:p>-0.382683432365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90619418874879">
                <text:p>5.90619418874879</text:p>
              </table:table-cell>
              <table:table-cell office:value-type="float" office:value="-0.368124552684703">
                <text:p>-0.3681245526847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92190215201673">
                <text:p>5.92190215201673</text:p>
              </table:table-cell>
              <table:table-cell office:value-type="float" office:value="-0.353474843779282">
                <text:p>-0.3534748437792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93761011528468">
                <text:p>5.93761011528468</text:p>
              </table:table-cell>
              <table:table-cell office:value-type="float" office:value="-0.338737920245316">
                <text:p>-0.338737920245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5331807855263">
                <text:p>5.95331807855263</text:p>
              </table:table-cell>
              <table:table-cell office:value-type="float" office:value="-0.323917418198175">
                <text:p>-0.3239174181981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6902604182058">
                <text:p>5.96902604182058</text:p>
              </table:table-cell>
              <table:table-cell office:value-type="float" office:value="-0.309016994374973">
                <text:p>-0.3090169943749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8473400508853">
                <text:p>5.98473400508853</text:p>
              </table:table-cell>
              <table:table-cell office:value-type="float" office:value="-0.29404032523233">
                <text:p>-0.294040325232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00044196835648">
                <text:p>6.00044196835648</text:p>
              </table:table-cell>
              <table:table-cell office:value-type="float" office:value="-0.278991106039255">
                <text:p>-0.278991106039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01614993162443">
                <text:p>6.01614993162443</text:p>
              </table:table-cell>
              <table:table-cell office:value-type="float" office:value="-0.263873049965399">
                <text:p>-0.2638730499653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3185789489238">
                <text:p>6.03185789489238</text:p>
              </table:table-cell>
              <table:table-cell office:value-type="float" office:value="-0.248689887164881">
                <text:p>-0.2486898871648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4756585816032">
                <text:p>6.04756585816032</text:p>
              </table:table-cell>
              <table:table-cell office:value-type="float" office:value="-0.233445363855932">
                <text:p>-0.2334453638559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6327382142827">
                <text:p>6.06327382142827</text:p>
              </table:table-cell>
              <table:table-cell office:value-type="float" office:value="-0.218143241396569">
                <text:p>-0.2181432413965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7898178469622">
                <text:p>6.07898178469622</text:p>
              </table:table-cell>
              <table:table-cell office:value-type="float" office:value="-0.202787295356539">
                <text:p>-0.2027872953565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9468974796417">
                <text:p>6.09468974796417</text:p>
              </table:table-cell>
              <table:table-cell office:value-type="float" office:value="-0.187381314585752">
                <text:p>-0.1873813145857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11039771123212">
                <text:p>6.11039771123212</text:p>
              </table:table-cell>
              <table:table-cell office:value-type="float" office:value="-0.171929100279437">
                <text:p>-0.1719291002794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2610567450007">
                <text:p>6.12610567450007</text:p>
              </table:table-cell>
              <table:table-cell office:value-type="float" office:value="-0.156434465040258">
                <text:p>-0.156434465040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4181363776802">
                <text:p>6.14181363776802</text:p>
              </table:table-cell>
              <table:table-cell office:value-type="float" office:value="-0.14090123193761">
                <text:p>-0.140901231937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5752160103597">
                <text:p>6.15752160103597</text:p>
              </table:table-cell>
              <table:table-cell office:value-type="float" office:value="-0.125333233564332">
                <text:p>-0.1253332335643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7322956430392">
                <text:p>6.17322956430392</text:p>
              </table:table-cell>
              <table:table-cell office:value-type="float" office:value="-0.109734311091073">
                <text:p>-0.109734311091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8893752757186">
                <text:p>6.18893752757186</text:p>
              </table:table-cell>
              <table:table-cell office:value-type="float" office:value="-0.0941083133185423">
                <text:p>-0.09410831331854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20464549083981">
                <text:p>6.20464549083981</text:p>
              </table:table-cell>
              <table:table-cell office:value-type="float" office:value="-0.0784590957278731">
                <text:p>-0.07845909572787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22035345410776">
                <text:p>6.22035345410776</text:p>
              </table:table-cell>
              <table:table-cell office:value-type="float" office:value="-0.0627905195293416">
                <text:p>-0.0627905195293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23606141737571">
                <text:p>6.23606141737571</text:p>
              </table:table-cell>
              <table:table-cell office:value-type="float" office:value="-0.047106450709671">
                <text:p>-0.0471064507096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5176938064366">
                <text:p>6.25176938064366</text:p>
              </table:table-cell>
              <table:table-cell office:value-type="float" office:value="-0.0314107590781568">
                <text:p>-0.03141075907815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6747734391161">
                <text:p>6.26747734391161</text:p>
              </table:table-cell>
              <table:table-cell office:value-type="float" office:value="-0.0157073173118492">
                <text:p>-0.01570731731184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8318530717956">
                <text:p>6.28318530717956</text:p>
              </table:table-cell>
              <table:table-cell office:value-type="float" office:value="-0.0000000000000286666387902335">
                <text:p>-0.00000000000002866663879023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9889327044751">
                <text:p>6.29889327044751</text:p>
              </table:table-cell>
              <table:table-cell office:value-type="float" office:value="0.0157073173117919">
                <text:p>0.0157073173117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31460123371546">
                <text:p>6.31460123371546</text:p>
              </table:table-cell>
              <table:table-cell office:value-type="float" office:value="0.0314107590780995">
                <text:p>0.0314107590780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3303091969834">
                <text:p>6.3303091969834</text:p>
              </table:table-cell>
              <table:table-cell office:value-type="float" office:value="0.0471064507096138">
                <text:p>0.04710645070961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4601716025135">
                <text:p>6.34601716025135</text:p>
              </table:table-cell>
              <table:table-cell office:value-type="float" office:value="0.0627905195292844">
                <text:p>0.06279051952928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617251235193">
                <text:p>6.3617251235193</text:p>
              </table:table-cell>
              <table:table-cell office:value-type="float" office:value="0.0784590957278159">
                <text:p>0.07845909572781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7743308678725">
                <text:p>6.37743308678725</text:p>
              </table:table-cell>
              <table:table-cell office:value-type="float" office:value="0.0941083133184853">
                <text:p>0.09410831331848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931410500552">
                <text:p>6.3931410500552</text:p>
              </table:table-cell>
              <table:table-cell office:value-type="float" office:value="0.109734311091016">
                <text:p>0.1097343110910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40884901332315">
                <text:p>6.40884901332315</text:p>
              </table:table-cell>
              <table:table-cell office:value-type="float" office:value="0.125333233564275">
                <text:p>0.1253332335642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4245569765911">
                <text:p>6.4245569765911</text:p>
              </table:table-cell>
              <table:table-cell office:value-type="float" office:value="0.140901231937553">
                <text:p>0.1409012319375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44026493985905">
                <text:p>6.44026493985905</text:p>
              </table:table-cell>
              <table:table-cell office:value-type="float" office:value="0.156434465040202">
                <text:p>0.1564344650402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55972903127">
                <text:p>6.455972903127</text:p>
              </table:table-cell>
              <table:table-cell office:value-type="float" office:value="0.17192910027938">
                <text:p>0.171929100279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7168086639494">
                <text:p>6.47168086639494</text:p>
              </table:table-cell>
              <table:table-cell office:value-type="float" office:value="0.187381314585695">
                <text:p>0.187381314585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8738882966289">
                <text:p>6.48738882966289</text:p>
              </table:table-cell>
              <table:table-cell office:value-type="float" office:value="0.202787295356483">
                <text:p>0.2027872953564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50309679293084">
                <text:p>6.50309679293084</text:p>
              </table:table-cell>
              <table:table-cell office:value-type="float" office:value="0.218143241396513">
                <text:p>0.2181432413965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51880475619879">
                <text:p>6.51880475619879</text:p>
              </table:table-cell>
              <table:table-cell office:value-type="float" office:value="0.233445363855876">
                <text:p>0.2334453638558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53451271946674">
                <text:p>6.53451271946674</text:p>
              </table:table-cell>
              <table:table-cell office:value-type="float" office:value="0.248689887164826">
                <text:p>0.2486898871648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5022068273469">
                <text:p>6.55022068273469</text:p>
              </table:table-cell>
              <table:table-cell office:value-type="float" office:value="0.263873049965344">
                <text:p>0.2638730499653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6592864600264">
                <text:p>6.56592864600264</text:p>
              </table:table-cell>
              <table:table-cell office:value-type="float" office:value="0.2789911060392">
                <text:p>0.27899110603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8163660927059">
                <text:p>6.58163660927059</text:p>
              </table:table-cell>
              <table:table-cell office:value-type="float" office:value="0.294040325232275">
                <text:p>0.2940403252322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9734457253854">
                <text:p>6.59734457253854</text:p>
              </table:table-cell>
              <table:table-cell office:value-type="float" office:value="0.309016994374918">
                <text:p>0.3090169943749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61305253580648">
                <text:p>6.61305253580648</text:p>
              </table:table-cell>
              <table:table-cell office:value-type="float" office:value="0.32391741819812">
                <text:p>0.32391741819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62876049907443">
                <text:p>6.62876049907443</text:p>
              </table:table-cell>
              <table:table-cell office:value-type="float" office:value="0.338737920245263">
                <text:p>0.338737920245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4446846234238">
                <text:p>6.64446846234238</text:p>
              </table:table-cell>
              <table:table-cell office:value-type="float" office:value="0.353474843779228">
                <text:p>0.353474843779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6017642561033">
                <text:p>6.66017642561033</text:p>
              </table:table-cell>
              <table:table-cell office:value-type="float" office:value="0.368124552684649">
                <text:p>0.3681245526846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7588438887828">
                <text:p>6.67588438887828</text:p>
              </table:table-cell>
              <table:table-cell office:value-type="float" office:value="0.382683432365061">
                <text:p>0.3826834323650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9159235214623">
                <text:p>6.69159235214623</text:p>
              </table:table-cell>
              <table:table-cell office:value-type="float" office:value="0.397147890634752">
                <text:p>0.3971478906347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0730031541418">
                <text:p>6.70730031541418</text:p>
              </table:table-cell>
              <table:table-cell office:value-type="float" office:value="0.41151435860508">
                <text:p>0.41151435860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72300827868213">
                <text:p>6.72300827868213</text:p>
              </table:table-cell>
              <table:table-cell office:value-type="float" office:value="0.425779291565044">
                <text:p>0.4257792915650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73871624195008">
                <text:p>6.73871624195008</text:p>
              </table:table-cell>
              <table:table-cell office:value-type="float" office:value="0.439939169855887">
                <text:p>0.4399391698558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5442420521802">
                <text:p>6.75442420521802</text:p>
              </table:table-cell>
              <table:table-cell office:value-type="float" office:value="0.453990499739519">
                <text:p>0.4539904997395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7013216848597">
                <text:p>6.77013216848597</text:p>
              </table:table-cell>
              <table:table-cell office:value-type="float" office:value="0.467929814260546">
                <text:p>0.4679298142605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8584013175392">
                <text:p>6.78584013175392</text:p>
              </table:table-cell>
              <table:table-cell office:value-type="float" office:value="0.481753674101688">
                <text:p>0.4817536741016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80154809502187">
                <text:p>6.80154809502187</text:p>
              </table:table-cell>
              <table:table-cell office:value-type="float" office:value="0.49545866843238">
                <text:p>0.495458668432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81725605828982">
                <text:p>6.81725605828982</text:p>
              </table:table-cell>
              <table:table-cell office:value-type="float" office:value="0.509041415750344">
                <text:p>0.50904141575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83296402155777">
                <text:p>6.83296402155777</text:p>
              </table:table-cell>
              <table:table-cell office:value-type="float" office:value="0.522498564715922">
                <text:p>0.522498564715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4867198482572">
                <text:p>6.84867198482572</text:p>
              </table:table-cell>
              <table:table-cell office:value-type="float" office:value="0.53582679497897">
                <text:p>0.535826794978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6437994809367">
                <text:p>6.86437994809367</text:p>
              </table:table-cell>
              <table:table-cell office:value-type="float" office:value="0.549022817998105">
                <text:p>0.5490228179981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8008791136162">
                <text:p>6.88008791136162</text:p>
              </table:table-cell>
              <table:table-cell office:value-type="float" office:value="0.562083377852104">
                <text:p>0.562083377852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9579587462956">
                <text:p>6.89579587462956</text:p>
              </table:table-cell>
              <table:table-cell office:value-type="float" office:value="0.575005252043252">
                <text:p>0.5750052520432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1150383789751">
                <text:p>6.91150383789751</text:p>
              </table:table-cell>
              <table:table-cell office:value-type="float" office:value="0.587785252292447">
                <text:p>0.5877852522924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92721180116546">
                <text:p>6.92721180116546</text:p>
              </table:table-cell>
              <table:table-cell office:value-type="float" office:value="0.600420225325858">
                <text:p>0.6004202253258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4291976443341">
                <text:p>6.94291976443341</text:p>
              </table:table-cell>
              <table:table-cell office:value-type="float" office:value="0.612907053652951">
                <text:p>0.612907053652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5862772770136">
                <text:p>6.95862772770136</text:p>
              </table:table-cell>
              <table:table-cell office:value-type="float" office:value="0.62524265633568">
                <text:p>0.625242656335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7433569096931">
                <text:p>6.97433569096931</text:p>
              </table:table-cell>
              <table:table-cell office:value-type="float" office:value="0.637423989748665">
                <text:p>0.6374239897486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9004365423726">
                <text:p>6.99004365423726</text:p>
              </table:table-cell>
              <table:table-cell office:value-type="float" office:value="0.649448048330159">
                <text:p>0.6494480483301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00575161750521">
                <text:p>7.00575161750521</text:p>
              </table:table-cell>
              <table:table-cell office:value-type="float" office:value="0.661311865323627">
                <text:p>0.6613118653236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02145958077316">
                <text:p>7.02145958077316</text:p>
              </table:table-cell>
              <table:table-cell office:value-type="float" office:value="0.673012513509749">
                <text:p>0.6730125135097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0371675440411">
                <text:p>7.0371675440411</text:p>
              </table:table-cell>
              <table:table-cell office:value-type="float" office:value="0.684547105928665">
                <text:p>0.6845471059286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5287550730905">
                <text:p>7.05287550730905</text:p>
              </table:table-cell>
              <table:table-cell office:value-type="float" office:value="0.695912796592291">
                <text:p>0.695912796592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68583470577">
                <text:p>7.068583470577</text:p>
              </table:table-cell>
              <table:table-cell office:value-type="float" office:value="0.707106781186524">
                <text:p>0.707106781186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8429143384495">
                <text:p>7.08429143384495</text:p>
              </table:table-cell>
              <table:table-cell office:value-type="float" office:value="0.718126297763166">
                <text:p>0.718126297763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999993971129">
                <text:p>7.0999993971129</text:p>
              </table:table-cell>
              <table:table-cell office:value-type="float" office:value="0.728968627421389">
                <text:p>0.7289686274213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11570736038085">
                <text:p>7.11570736038085</text:p>
              </table:table-cell>
              <table:table-cell office:value-type="float" office:value="0.739631094978587">
                <text:p>0.7396310949785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1314153236488">
                <text:p>7.1314153236488</text:p>
              </table:table-cell>
              <table:table-cell office:value-type="float" office:value="0.750111069630437">
                <text:p>0.7501110696304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4712328691675">
                <text:p>7.14712328691675</text:p>
              </table:table-cell>
              <table:table-cell office:value-type="float" office:value="0.760405965600009">
                <text:p>0.7604059656000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628312501847">
                <text:p>7.1628312501847</text:p>
              </table:table-cell>
              <table:table-cell office:value-type="float" office:value="0.770513242775768">
                <text:p>0.7705132427757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7853921345264">
                <text:p>7.17853921345264</text:p>
              </table:table-cell>
              <table:table-cell office:value-type="float" office:value="0.780430407338309">
                <text:p>0.7804304073383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9424717672059">
                <text:p>7.19424717672059</text:p>
              </table:table-cell>
              <table:table-cell office:value-type="float" office:value="0.79015501237567">
                <text:p>0.790155012375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20995513998854">
                <text:p>7.20995513998854</text:p>
              </table:table-cell>
              <table:table-cell office:value-type="float" office:value="0.79968465848707">
                <text:p>0.799684658487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22566310325649">
                <text:p>7.22566310325649</text:p>
              </table:table-cell>
              <table:table-cell office:value-type="float" office:value="0.809016994374927">
                <text:p>0.809016994374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24137106652444">
                <text:p>7.24137106652444</text:p>
              </table:table-cell>
              <table:table-cell office:value-type="float" office:value="0.818149717425004">
                <text:p>0.818149717425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5707902979239">
                <text:p>7.25707902979239</text:p>
              </table:table-cell>
              <table:table-cell office:value-type="float" office:value="0.827080574274543">
                <text:p>0.827080574274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7278699306034">
                <text:p>7.27278699306034</text:p>
              </table:table-cell>
              <table:table-cell office:value-type="float" office:value="0.835807361368251">
                <text:p>0.8358073613682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8849495632829">
                <text:p>7.28849495632829</text:p>
              </table:table-cell>
              <table:table-cell office:value-type="float" office:value="0.844327925501997">
                <text:p>0.8443279255019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30420291959624">
                <text:p>7.30420291959624</text:p>
              </table:table-cell>
              <table:table-cell office:value-type="float" office:value="0.852640164354074">
                <text:p>0.8526401643540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31991088286418">
                <text:p>7.31991088286418</text:p>
              </table:table-cell>
              <table:table-cell office:value-type="float" office:value="0.860742027003926">
                <text:p>0.8607420270039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33561884613213">
                <text:p>7.33561884613213</text:p>
              </table:table-cell>
              <table:table-cell office:value-type="float" office:value="0.868631514438174">
                <text:p>0.868631514438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5132680940008">
                <text:p>7.35132680940008</text:p>
              </table:table-cell>
              <table:table-cell office:value-type="float" office:value="0.876306680043847">
                <text:p>0.8763066800438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6703477266803">
                <text:p>7.36703477266803</text:p>
              </table:table-cell>
              <table:table-cell office:value-type="float" office:value="0.883765630088677">
                <text:p>0.8837656300886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8274273593598">
                <text:p>7.38274273593598</text:p>
              </table:table-cell>
              <table:table-cell office:value-type="float" office:value="0.891006524188352">
                <text:p>0.8910065241883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9845069920393">
                <text:p>7.39845069920393</text:p>
              </table:table-cell>
              <table:table-cell office:value-type="float" office:value="0.8980275757606">
                <text:p>0.89802757576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41415866247188">
                <text:p>7.41415866247188</text:p>
              </table:table-cell>
              <table:table-cell office:value-type="float" office:value="0.904827052466005">
                <text:p>0.904827052466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42986662573983">
                <text:p>7.42986662573983</text:p>
              </table:table-cell>
              <table:table-cell office:value-type="float" office:value="0.911403276635431">
                <text:p>0.9114032766354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44557458900778">
                <text:p>7.44557458900778</text:p>
              </table:table-cell>
              <table:table-cell office:value-type="float" office:value="0.917754625683967">
                <text:p>0.9177546256839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6128255227572">
                <text:p>7.46128255227572</text:p>
              </table:table-cell>
              <table:table-cell office:value-type="float" office:value="0.923879532511273">
                <text:p>0.9238795325112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7699051554367">
                <text:p>7.47699051554367</text:p>
              </table:table-cell>
              <table:table-cell office:value-type="float" office:value="0.929776485888238">
                <text:p>0.9297764858882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9269847881162">
                <text:p>7.49269847881162</text:p>
              </table:table-cell>
              <table:table-cell office:value-type="float" office:value="0.935444030829855">
                <text:p>0.9354440308298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50840644207957">
                <text:p>7.50840644207957</text:p>
              </table:table-cell>
              <table:table-cell office:value-type="float" office:value="0.940880768954213">
                <text:p>0.9408807689542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52411440534752">
                <text:p>7.52411440534752</text:p>
              </table:table-cell>
              <table:table-cell office:value-type="float" office:value="0.946085358827534">
                <text:p>0.946085358827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53982236861547">
                <text:p>7.53982236861547</text:p>
              </table:table-cell>
              <table:table-cell office:value-type="float" office:value="0.951056516295142">
                <text:p>0.9510565162951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55553033188342">
                <text:p>7.55553033188342</text:p>
              </table:table-cell>
              <table:table-cell office:value-type="float" office:value="0.955793014798319">
                <text:p>0.9557930147983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7123829515137">
                <text:p>7.57123829515137</text:p>
              </table:table-cell>
              <table:table-cell office:value-type="float" office:value="0.960293685676933">
                <text:p>0.9602936856769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58694625841931">
                <text:p>7.58694625841931</text:p>
              </table:table-cell>
              <table:table-cell office:value-type="float" office:value="0.964557418457789">
                <text:p>0.9645574184577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60265422168726">
                <text:p>7.60265422168726</text:p>
              </table:table-cell>
              <table:table-cell office:value-type="float" office:value="0.968583161128622">
                <text:p>0.9685831611286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61836218495521">
                <text:p>7.61836218495521</text:p>
              </table:table-cell>
              <table:table-cell office:value-type="float" office:value="0.972369920397668">
                <text:p>0.9723699203976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63407014822316">
                <text:p>7.63407014822316</text:p>
              </table:table-cell>
              <table:table-cell office:value-type="float" office:value="0.975916761938739">
                <text:p>0.9759167619387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64977811149111">
                <text:p>7.64977811149111</text:p>
              </table:table-cell>
              <table:table-cell office:value-type="float" office:value="0.979222810621758">
                <text:p>0.9792228106217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66548607475906">
                <text:p>7.66548607475906</text:p>
              </table:table-cell>
              <table:table-cell office:value-type="float" office:value="0.982287250728682">
                <text:p>0.9822872507286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68119403802701">
                <text:p>7.68119403802701</text:p>
              </table:table-cell>
              <table:table-cell office:value-type="float" office:value="0.985109326154768">
                <text:p>0.9851093261547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69690200129496">
                <text:p>7.69690200129496</text:p>
              </table:table-cell>
              <table:table-cell office:value-type="float" office:value="0.987688340595132">
                <text:p>0.987688340595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71260996456291">
                <text:p>7.71260996456291</text:p>
              </table:table-cell>
              <table:table-cell office:value-type="float" office:value="0.990023657716552">
                <text:p>0.990023657716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72831792783085">
                <text:p>7.72831792783085</text:p>
              </table:table-cell>
              <table:table-cell office:value-type="float" office:value="0.992114701314473">
                <text:p>0.9921147013144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7440258910988">
                <text:p>7.7440258910988</text:p>
              </table:table-cell>
              <table:table-cell office:value-type="float" office:value="0.993960955455175">
                <text:p>0.9939609554551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5973385436675">
                <text:p>7.75973385436675</text:p>
              </table:table-cell>
              <table:table-cell office:value-type="float" office:value="0.995561964603077">
                <text:p>0.995561964603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754418176347">
                <text:p>7.7754418176347</text:p>
              </table:table-cell>
              <table:table-cell office:value-type="float" office:value="0.996917333733125">
                <text:p>0.996917333733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9114978090265">
                <text:p>7.79114978090265</text:p>
              </table:table-cell>
              <table:table-cell office:value-type="float" office:value="0.998026728428269">
                <text:p>0.9980267284282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8068577441706">
                <text:p>7.8068577441706</text:p>
              </table:table-cell>
              <table:table-cell office:value-type="float" office:value="0.998889874961968">
                <text:p>0.9988898749619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82256570743855">
                <text:p>7.82256570743855</text:p>
              </table:table-cell>
              <table:table-cell office:value-type="float" office:value="0.99950656036573">
                <text:p>0.99950656036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8382736707065">
                <text:p>7.8382736707065</text:p>
              </table:table-cell>
              <table:table-cell office:value-type="float" office:value="0.99987663248166">
                <text:p>0.999876632481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5398163397445">
                <text:p>7.85398163397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6968959724239">
                <text:p>7.86968959724239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8539756051034">
                <text:p>7.88539756051034</text:p>
              </table:table-cell>
              <table:table-cell office:value-type="float" office:value="0.999506560365733">
                <text:p>0.9995065603657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90110552377829">
                <text:p>7.90110552377829</text:p>
              </table:table-cell>
              <table:table-cell office:value-type="float" office:value="0.998889874961972">
                <text:p>0.9988898749619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91681348704624">
                <text:p>7.91681348704624</text:p>
              </table:table-cell>
              <table:table-cell office:value-type="float" office:value="0.998026728428274">
                <text:p>0.9980267284282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93252145031419">
                <text:p>7.93252145031419</text:p>
              </table:table-cell>
              <table:table-cell office:value-type="float" office:value="0.996917333733131">
                <text:p>0.9969173337331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94822941358214">
                <text:p>7.94822941358214</text:p>
              </table:table-cell>
              <table:table-cell office:value-type="float" office:value="0.995561964603083">
                <text:p>0.9955619646030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6393737685009">
                <text:p>7.96393737685009</text:p>
              </table:table-cell>
              <table:table-cell office:value-type="float" office:value="0.993960955455184">
                <text:p>0.9939609554551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7964534011804">
                <text:p>7.97964534011804</text:p>
              </table:table-cell>
              <table:table-cell office:value-type="float" office:value="0.992114701314483">
                <text:p>0.9921147013144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9535330338599">
                <text:p>7.99535330338599</text:p>
              </table:table-cell>
              <table:table-cell office:value-type="float" office:value="0.990023657716563">
                <text:p>0.9900236577165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01106126665393">
                <text:p>8.01106126665393</text:p>
              </table:table-cell>
              <table:table-cell office:value-type="float" office:value="0.987688340595144">
                <text:p>0.9876883405951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02676922992188">
                <text:p>8.02676922992188</text:p>
              </table:table-cell>
              <table:table-cell office:value-type="float" office:value="0.98510932615478">
                <text:p>0.985109326154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04247719318983">
                <text:p>8.04247719318983</text:p>
              </table:table-cell>
              <table:table-cell office:value-type="float" office:value="0.982287250728696">
                <text:p>0.9822872507286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05818515645778">
                <text:p>8.05818515645778</text:p>
              </table:table-cell>
              <table:table-cell office:value-type="float" office:value="0.979222810621773">
                <text:p>0.9792228106217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07389311972573">
                <text:p>8.07389311972573</text:p>
              </table:table-cell>
              <table:table-cell office:value-type="float" office:value="0.975916761938755">
                <text:p>0.9759167619387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08960108299368">
                <text:p>8.08960108299368</text:p>
              </table:table-cell>
              <table:table-cell office:value-type="float" office:value="0.972369920397685">
                <text:p>0.9723699203976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10530904626163">
                <text:p>8.10530904626163</text:p>
              </table:table-cell>
              <table:table-cell office:value-type="float" office:value="0.968583161128639">
                <text:p>0.9685831611286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12101700952958">
                <text:p>8.12101700952958</text:p>
              </table:table-cell>
              <table:table-cell office:value-type="float" office:value="0.964557418457807">
                <text:p>0.9645574184578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13672497279753">
                <text:p>8.13672497279753</text:p>
              </table:table-cell>
              <table:table-cell office:value-type="float" office:value="0.960293685676952">
                <text:p>0.9602936856769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15243293606548">
                <text:p>8.15243293606548</text:p>
              </table:table-cell>
              <table:table-cell office:value-type="float" office:value="0.955793014798339">
                <text:p>0.9557930147983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16814089933343">
                <text:p>8.16814089933343</text:p>
              </table:table-cell>
              <table:table-cell office:value-type="float" office:value="0.951056516295163">
                <text:p>0.9510565162951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18384886260138">
                <text:p>8.18384886260138</text:p>
              </table:table-cell>
              <table:table-cell office:value-type="float" office:value="0.946085358827555">
                <text:p>0.9460853588275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19955682586933">
                <text:p>8.19955682586933</text:p>
              </table:table-cell>
              <table:table-cell office:value-type="float" office:value="0.940880768954235">
                <text:p>0.9408807689542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21526478913728">
                <text:p>8.21526478913728</text:p>
              </table:table-cell>
              <table:table-cell office:value-type="float" office:value="0.935444030829877">
                <text:p>0.9354440308298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23097275240523">
                <text:p>8.23097275240523</text:p>
              </table:table-cell>
              <table:table-cell office:value-type="float" office:value="0.929776485888261">
                <text:p>0.9297764858882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24668071567318">
                <text:p>8.24668071567318</text:p>
              </table:table-cell>
              <table:table-cell office:value-type="float" office:value="0.923879532511297">
                <text:p>0.9238795325112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26238867894113">
                <text:p>8.26238867894113</text:p>
              </table:table-cell>
              <table:table-cell office:value-type="float" office:value="0.917754625683991">
                <text:p>0.917754625683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27809664220908">
                <text:p>8.27809664220908</text:p>
              </table:table-cell>
              <table:table-cell office:value-type="float" office:value="0.911403276635456">
                <text:p>0.9114032766354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29380460547703">
                <text:p>8.29380460547703</text:p>
              </table:table-cell>
              <table:table-cell office:value-type="float" office:value="0.90482705246603">
                <text:p>0.904827052466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30951256874498">
                <text:p>8.30951256874498</text:p>
              </table:table-cell>
              <table:table-cell office:value-type="float" office:value="0.898027575760626">
                <text:p>0.8980275757606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32522053201293">
                <text:p>8.32522053201293</text:p>
              </table:table-cell>
              <table:table-cell office:value-type="float" office:value="0.891006524188378">
                <text:p>0.8910065241883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34092849528088">
                <text:p>8.34092849528088</text:p>
              </table:table-cell>
              <table:table-cell office:value-type="float" office:value="0.883765630088704">
                <text:p>0.8837656300887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35663645854883">
                <text:p>8.35663645854883</text:p>
              </table:table-cell>
              <table:table-cell office:value-type="float" office:value="0.876306680043874">
                <text:p>0.8763066800438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37234442181678">
                <text:p>8.37234442181678</text:p>
              </table:table-cell>
              <table:table-cell office:value-type="float" office:value="0.868631514438201">
                <text:p>0.868631514438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38805238508473">
                <text:p>8.38805238508473</text:p>
              </table:table-cell>
              <table:table-cell office:value-type="float" office:value="0.860742027003954">
                <text:p>0.8607420270039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40376034835268">
                <text:p>8.40376034835268</text:p>
              </table:table-cell>
              <table:table-cell office:value-type="float" office:value="0.852640164354102">
                <text:p>0.8526401643541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41946831162063">
                <text:p>8.41946831162063</text:p>
              </table:table-cell>
              <table:table-cell office:value-type="float" office:value="0.844327925502025">
                <text:p>0.844327925502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43517627488858">
                <text:p>8.43517627488858</text:p>
              </table:table-cell>
              <table:table-cell office:value-type="float" office:value="0.83580736136828">
                <text:p>0.835807361368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45088423815653">
                <text:p>8.45088423815653</text:p>
              </table:table-cell>
              <table:table-cell office:value-type="float" office:value="0.827080574274571">
                <text:p>0.8270805742745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46659220142448">
                <text:p>8.46659220142448</text:p>
              </table:table-cell>
              <table:table-cell office:value-type="float" office:value="0.818149717425032">
                <text:p>0.8181497174250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48230016469243">
                <text:p>8.48230016469243</text:p>
              </table:table-cell>
              <table:table-cell office:value-type="float" office:value="0.809016994374956">
                <text:p>0.8090169943749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9800812796038">
                <text:p>8.49800812796038</text:p>
              </table:table-cell>
              <table:table-cell office:value-type="float" office:value="0.799684658487099">
                <text:p>0.7996846584870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51371609122833">
                <text:p>8.51371609122833</text:p>
              </table:table-cell>
              <table:table-cell office:value-type="float" office:value="0.790155012375698">
                <text:p>0.7901550123756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52942405449628">
                <text:p>8.52942405449628</text:p>
              </table:table-cell>
              <table:table-cell office:value-type="float" office:value="0.780430407338337">
                <text:p>0.7804304073383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54513201776423">
                <text:p>8.54513201776423</text:p>
              </table:table-cell>
              <table:table-cell office:value-type="float" office:value="0.770513242775796">
                <text:p>0.7705132427757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56083998103218">
                <text:p>8.56083998103218</text:p>
              </table:table-cell>
              <table:table-cell office:value-type="float" office:value="0.760405965600038">
                <text:p>0.7604059656000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57654794430013">
                <text:p>8.57654794430013</text:p>
              </table:table-cell>
              <table:table-cell office:value-type="float" office:value="0.750111069630466">
                <text:p>0.7501110696304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59225590756808">
                <text:p>8.59225590756808</text:p>
              </table:table-cell>
              <table:table-cell office:value-type="float" office:value="0.739631094978616">
                <text:p>0.739631094978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60796387083603">
                <text:p>8.60796387083603</text:p>
              </table:table-cell>
              <table:table-cell office:value-type="float" office:value="0.728968627421417">
                <text:p>0.7289686274214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62367183410398">
                <text:p>8.62367183410398</text:p>
              </table:table-cell>
              <table:table-cell office:value-type="float" office:value="0.718126297763194">
                <text:p>0.7181262977631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63937979737193">
                <text:p>8.63937979737193</text:p>
              </table:table-cell>
              <table:table-cell office:value-type="float" office:value="0.707106781186552">
                <text:p>0.7071067811865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65508776063987">
                <text:p>8.65508776063987</text:p>
              </table:table-cell>
              <table:table-cell office:value-type="float" office:value="0.695912796592318">
                <text:p>0.695912796592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7079572390782">
                <text:p>8.67079572390782</text:p>
              </table:table-cell>
              <table:table-cell office:value-type="float" office:value="0.684547105928692">
                <text:p>0.684547105928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68650368717577">
                <text:p>8.68650368717577</text:p>
              </table:table-cell>
              <table:table-cell office:value-type="float" office:value="0.673012513509776">
                <text:p>0.6730125135097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70221165044372">
                <text:p>8.70221165044372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71791961371167">
                <text:p>8.71791961371167</text:p>
              </table:table-cell>
              <table:table-cell office:value-type="float" office:value="0.649448048330186">
                <text:p>0.649448048330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73362757697962">
                <text:p>8.7336275769796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74933554024757">
                <text:p>8.74933554024757</text:p>
              </table:table-cell>
              <table:table-cell office:value-type="float" office:value="0.625242656335706">
                <text:p>0.6252426563357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76504350351552">
                <text:p>8.76504350351552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78075146678347">
                <text:p>8.78075146678347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79645943005142">
                <text:p>8.79645943005142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81216739331937">
                <text:p>8.81216739331937</text:p>
              </table:table-cell>
              <table:table-cell office:value-type="float" office:value="0.575005252043277">
                <text:p>0.5750052520432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82787535658732">
                <text:p>8.82787535658732</text:p>
              </table:table-cell>
              <table:table-cell office:value-type="float" office:value="0.562083377852128">
                <text:p>0.5620833778521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84358331985527">
                <text:p>8.84358331985527</text:p>
              </table:table-cell>
              <table:table-cell office:value-type="float" office:value="0.549022817998129">
                <text:p>0.5490228179981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85929128312322">
                <text:p>8.85929128312322</text:p>
              </table:table-cell>
              <table:table-cell office:value-type="float" office:value="0.535826794978993">
                <text:p>0.5358267949789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7499924639117">
                <text:p>8.87499924639117</text:p>
              </table:table-cell>
              <table:table-cell office:value-type="float" office:value="0.522498564715944">
                <text:p>0.5224985647159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89070720965912">
                <text:p>8.89070720965912</text:p>
              </table:table-cell>
              <table:table-cell office:value-type="float" office:value="0.509041415750366">
                <text:p>0.5090414157503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90641517292707">
                <text:p>8.90641517292707</text:p>
              </table:table-cell>
              <table:table-cell office:value-type="float" office:value="0.495458668432401">
                <text:p>0.4954586684324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92212313619502">
                <text:p>8.92212313619502</text:p>
              </table:table-cell>
              <table:table-cell office:value-type="float" office:value="0.481753674101708">
                <text:p>0.4817536741017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93783109946297">
                <text:p>8.93783109946297</text:p>
              </table:table-cell>
              <table:table-cell office:value-type="float" office:value="0.467929814260566">
                <text:p>0.4679298142605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95353906273092">
                <text:p>8.95353906273092</text:p>
              </table:table-cell>
              <table:table-cell office:value-type="float" office:value="0.453990499739538">
                <text:p>0.4539904997395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96924702599887">
                <text:p>8.96924702599887</text:p>
              </table:table-cell>
              <table:table-cell office:value-type="float" office:value="0.439939169855906">
                <text:p>0.4399391698559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98495498926682">
                <text:p>8.98495498926682</text:p>
              </table:table-cell>
              <table:table-cell office:value-type="float" office:value="0.425779291565063">
                <text:p>0.4257792915650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00066295253477">
                <text:p>9.00066295253477</text:p>
              </table:table-cell>
              <table:table-cell office:value-type="float" office:value="0.411514358605098">
                <text:p>0.4115143586050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01637091580272">
                <text:p>9.01637091580272</text:p>
              </table:table-cell>
              <table:table-cell office:value-type="float" office:value="0.397147890634769">
                <text:p>0.3971478906347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03207887907067">
                <text:p>9.03207887907067</text:p>
              </table:table-cell>
              <table:table-cell office:value-type="float" office:value="0.382683432365077">
                <text:p>0.3826834323650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04778684233862">
                <text:p>9.04778684233862</text:p>
              </table:table-cell>
              <table:table-cell office:value-type="float" office:value="0.368124552684665">
                <text:p>0.3681245526846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6349480560657">
                <text:p>9.06349480560657</text:p>
              </table:table-cell>
              <table:table-cell office:value-type="float" office:value="0.353474843779243">
                <text:p>0.3534748437792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07920276887452">
                <text:p>9.07920276887452</text:p>
              </table:table-cell>
              <table:table-cell office:value-type="float" office:value="0.338737920245276">
                <text:p>0.3387379202452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09491073214247">
                <text:p>9.09491073214247</text:p>
              </table:table-cell>
              <table:table-cell office:value-type="float" office:value="0.323917418198134">
                <text:p>0.323917418198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11061869541042">
                <text:p>9.11061869541042</text:p>
              </table:table-cell>
              <table:table-cell office:value-type="float" office:value="0.309016994374931">
                <text:p>0.3090169943749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12632665867837">
                <text:p>9.12632665867837</text:p>
              </table:table-cell>
              <table:table-cell office:value-type="float" office:value="0.294040325232287">
                <text:p>0.2940403252322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14203462194632">
                <text:p>9.14203462194632</text:p>
              </table:table-cell>
              <table:table-cell office:value-type="float" office:value="0.278991106039211">
                <text:p>0.2789911060392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15774258521427">
                <text:p>9.15774258521427</text:p>
              </table:table-cell>
              <table:table-cell office:value-type="float" office:value="0.263873049965354">
                <text:p>0.2638730499653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17345054848222">
                <text:p>9.17345054848222</text:p>
              </table:table-cell>
              <table:table-cell office:value-type="float" office:value="0.248689887164835">
                <text:p>0.2486898871648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18915851175017">
                <text:p>9.18915851175017</text:p>
              </table:table-cell>
              <table:table-cell office:value-type="float" office:value="0.233445363855885">
                <text:p>0.2334453638558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20486647501812">
                <text:p>9.20486647501812</text:p>
              </table:table-cell>
              <table:table-cell office:value-type="float" office:value="0.218143241396521">
                <text:p>0.2181432413965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22057443828607">
                <text:p>9.22057443828607</text:p>
              </table:table-cell>
              <table:table-cell office:value-type="float" office:value="0.20278729535649">
                <text:p>0.202787295356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23628240155402">
                <text:p>9.23628240155402</text:p>
              </table:table-cell>
              <table:table-cell office:value-type="float" office:value="0.187381314585701">
                <text:p>0.1873813145857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5199036482197">
                <text:p>9.25199036482197</text:p>
              </table:table-cell>
              <table:table-cell office:value-type="float" office:value="0.171929100279385">
                <text:p>0.1719291002793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6769832808992">
                <text:p>9.26769832808992</text:p>
              </table:table-cell>
              <table:table-cell office:value-type="float" office:value="0.156434465040206">
                <text:p>0.1564344650402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28340629135787">
                <text:p>9.28340629135787</text:p>
              </table:table-cell>
              <table:table-cell office:value-type="float" office:value="0.140901231937557">
                <text:p>0.1409012319375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29911425462582">
                <text:p>9.29911425462582</text:p>
              </table:table-cell>
              <table:table-cell office:value-type="float" office:value="0.125333233564277">
                <text:p>0.1253332335642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31482221789377">
                <text:p>9.31482221789377</text:p>
              </table:table-cell>
              <table:table-cell office:value-type="float" office:value="0.109734311091018">
                <text:p>0.1097343110910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33053018116171">
                <text:p>9.33053018116171</text:p>
              </table:table-cell>
              <table:table-cell office:value-type="float" office:value="0.0941083133184858">
                <text:p>0.09410831331848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34623814442966">
                <text:p>9.34623814442966</text:p>
              </table:table-cell>
              <table:table-cell office:value-type="float" office:value="0.0784590957278156">
                <text:p>0.07845909572781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36194610769761">
                <text:p>9.36194610769761</text:p>
              </table:table-cell>
              <table:table-cell office:value-type="float" office:value="0.0627905195292832">
                <text:p>0.06279051952928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37765407096556">
                <text:p>9.37765407096556</text:p>
              </table:table-cell>
              <table:table-cell office:value-type="float" office:value="0.0471064507096117">
                <text:p>0.04710645070961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39336203423351">
                <text:p>9.39336203423351</text:p>
              </table:table-cell>
              <table:table-cell office:value-type="float" office:value="0.0314107590780965">
                <text:p>0.03141075907809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40906999750146">
                <text:p>9.40906999750146</text:p>
              </table:table-cell>
              <table:table-cell office:value-type="float" office:value="0.0157073173117881">
                <text:p>0.01570731731178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42477796076941">
                <text:p>9.42477796076941</text:p>
              </table:table-cell>
              <table:table-cell office:value-type="float" office:value="-0.0000000000000333833859088606">
                <text:p>-0.00000000000003338338590886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44048592403736">
                <text:p>9.44048592403736</text:p>
              </table:table-cell>
              <table:table-cell office:value-type="float" office:value="-0.0157073173118549">
                <text:p>-0.01570731731185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45619388730531">
                <text:p>9.45619388730531</text:p>
              </table:table-cell>
              <table:table-cell office:value-type="float" office:value="-0.0314107590781633">
                <text:p>-0.03141075907816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47190185057326">
                <text:p>9.47190185057326</text:p>
              </table:table-cell>
              <table:table-cell office:value-type="float" office:value="-0.0471064507096784">
                <text:p>-0.04710645070967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48760981384121">
                <text:p>9.48760981384121</text:p>
              </table:table-cell>
              <table:table-cell office:value-type="float" office:value="-0.0627905195293499">
                <text:p>-0.06279051952934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50331777710916">
                <text:p>9.50331777710916</text:p>
              </table:table-cell>
              <table:table-cell office:value-type="float" office:value="-0.0784590957278822">
                <text:p>-0.07845909572788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51902574037711">
                <text:p>9.51902574037711</text:p>
              </table:table-cell>
              <table:table-cell office:value-type="float" office:value="-0.0941083133185523">
                <text:p>-0.09410831331855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53473370364506">
                <text:p>9.53473370364506</text:p>
              </table:table-cell>
              <table:table-cell office:value-type="float" office:value="-0.109734311091084">
                <text:p>-0.1097343110910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55044166691301">
                <text:p>9.55044166691301</text:p>
              </table:table-cell>
              <table:table-cell office:value-type="float" office:value="-0.125333233564344">
                <text:p>-0.1253332335643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56614963018096">
                <text:p>9.56614963018096</text:p>
              </table:table-cell>
              <table:table-cell office:value-type="float" office:value="-0.140901231937623">
                <text:p>-0.1409012319376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.58185759344891">
                <text:p>9.58185759344891</text:p>
              </table:table-cell>
              <table:table-cell office:value-type="float" office:value="-0.156434465040272">
                <text:p>-0.156434465040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9756555671686">
                <text:p>9.59756555671686</text:p>
              </table:table-cell>
              <table:table-cell office:value-type="float" office:value="-0.171929100279451">
                <text:p>-0.1719291002794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61327351998481">
                <text:p>9.61327351998481</text:p>
              </table:table-cell>
              <table:table-cell office:value-type="float" office:value="-0.187381314585767">
                <text:p>-0.187381314585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.62898148325276">
                <text:p>9.62898148325276</text:p>
              </table:table-cell>
              <table:table-cell office:value-type="float" office:value="-0.202787295356555">
                <text:p>-0.2027872953565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.64468944652071">
                <text:p>9.64468944652071</text:p>
              </table:table-cell>
              <table:table-cell office:value-type="float" office:value="-0.218143241396586">
                <text:p>-0.2181432413965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66039740978866">
                <text:p>9.66039740978866</text:p>
              </table:table-cell>
              <table:table-cell office:value-type="float" office:value="-0.233445363855949">
                <text:p>-0.2334453638559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67610537305661">
                <text:p>9.67610537305661</text:p>
              </table:table-cell>
              <table:table-cell office:value-type="float" office:value="-0.248689887164899">
                <text:p>-0.2486898871648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69181333632456">
                <text:p>9.69181333632456</text:p>
              </table:table-cell>
              <table:table-cell office:value-type="float" office:value="-0.263873049965418">
                <text:p>-0.2638730499654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70752129959251">
                <text:p>9.70752129959251</text:p>
              </table:table-cell>
              <table:table-cell office:value-type="float" office:value="-0.278991106039275">
                <text:p>-0.2789911060392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72322926286046">
                <text:p>9.72322926286046</text:p>
              </table:table-cell>
              <table:table-cell office:value-type="float" office:value="-0.29404032523235">
                <text:p>-0.29404032523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73893722612841">
                <text:p>9.73893722612841</text:p>
              </table:table-cell>
              <table:table-cell office:value-type="float" office:value="-0.309016994374994">
                <text:p>-0.3090169943749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75464518939636">
                <text:p>9.75464518939636</text:p>
              </table:table-cell>
              <table:table-cell office:value-type="float" office:value="-0.323917418198197">
                <text:p>-0.3239174181981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77035315266431">
                <text:p>9.77035315266431</text:p>
              </table:table-cell>
              <table:table-cell office:value-type="float" office:value="-0.338737920245339">
                <text:p>-0.3387379202453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78606111593226">
                <text:p>9.78606111593226</text:p>
              </table:table-cell>
              <table:table-cell office:value-type="float" office:value="-0.353474843779306">
                <text:p>-0.3534748437793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80176907920021">
                <text:p>9.80176907920021</text:p>
              </table:table-cell>
              <table:table-cell office:value-type="float" office:value="-0.368124552684727">
                <text:p>-0.3681245526847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81747704246816">
                <text:p>9.81747704246816</text:p>
              </table:table-cell>
              <table:table-cell office:value-type="float" office:value="-0.382683432365139">
                <text:p>-0.3826834323651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83318500573611">
                <text:p>9.83318500573611</text:p>
              </table:table-cell>
              <table:table-cell office:value-type="float" office:value="-0.39714789063483">
                <text:p>-0.397147890634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84889296900406">
                <text:p>9.84889296900406</text:p>
              </table:table-cell>
              <table:table-cell office:value-type="float" office:value="-0.411514358605159">
                <text:p>-0.4115143586051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.86460093227201">
                <text:p>9.86460093227201</text:p>
              </table:table-cell>
              <table:table-cell office:value-type="float" office:value="-0.425779291565123">
                <text:p>-0.4257792915651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88030889553996">
                <text:p>9.88030889553996</text:p>
              </table:table-cell>
              <table:table-cell office:value-type="float" office:value="-0.439939169855966">
                <text:p>-0.4399391698559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89601685880791">
                <text:p>9.89601685880791</text:p>
              </table:table-cell>
              <table:table-cell office:value-type="float" office:value="-0.453990499739598">
                <text:p>-0.4539904997395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.91172482207586">
                <text:p>9.91172482207586</text:p>
              </table:table-cell>
              <table:table-cell office:value-type="float" office:value="-0.467929814260625">
                <text:p>-0.46792981426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92743278534381">
                <text:p>9.92743278534381</text:p>
              </table:table-cell>
              <table:table-cell office:value-type="float" office:value="-0.481753674101767">
                <text:p>-0.4817536741017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94314074861176">
                <text:p>9.94314074861176</text:p>
              </table:table-cell>
              <table:table-cell office:value-type="float" office:value="-0.495458668432459">
                <text:p>-0.4954586684324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.95884871187971">
                <text:p>9.95884871187971</text:p>
              </table:table-cell>
              <table:table-cell office:value-type="float" office:value="-0.509041415750423">
                <text:p>-0.5090414157504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97455667514766">
                <text:p>9.97455667514766</text:p>
              </table:table-cell>
              <table:table-cell office:value-type="float" office:value="-0.522498564716001">
                <text:p>-0.522498564716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9902646384156">
                <text:p>9.9902646384156</text:p>
              </table:table-cell>
              <table:table-cell office:value-type="float" office:value="-0.535826794979049">
                <text:p>-0.5358267949790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0059726016836">
                <text:p>10.0059726016836</text:p>
              </table:table-cell>
              <table:table-cell office:value-type="float" office:value="-0.549022817998184">
                <text:p>-0.5490228179981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0216805649515">
                <text:p>10.0216805649515</text:p>
              </table:table-cell>
              <table:table-cell office:value-type="float" office:value="-0.562083377852183">
                <text:p>-0.5620833778521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0373885282195">
                <text:p>10.0373885282195</text:p>
              </table:table-cell>
              <table:table-cell office:value-type="float" office:value="-0.575005252043331">
                <text:p>-0.575005252043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0530964914874">
                <text:p>10.0530964914874</text:p>
              </table:table-cell>
              <table:table-cell office:value-type="float" office:value="-0.587785252292526">
                <text:p>-0.5877852522925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0688044547554">
                <text:p>10.0688044547554</text:p>
              </table:table-cell>
              <table:table-cell office:value-type="float" office:value="-0.600420225325937">
                <text:p>-0.6004202253259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0845124180233">
                <text:p>10.0845124180233</text:p>
              </table:table-cell>
              <table:table-cell office:value-type="float" office:value="-0.612907053653029">
                <text:p>-0.612907053653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1002203812913">
                <text:p>10.1002203812913</text:p>
              </table:table-cell>
              <table:table-cell office:value-type="float" office:value="-0.625242656335758">
                <text:p>-0.6252426563357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1159283445592">
                <text:p>10.1159283445592</text:p>
              </table:table-cell>
              <table:table-cell office:value-type="float" office:value="-0.637423989748742">
                <text:p>-0.6374239897487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1316363078272">
                <text:p>10.1316363078272</text:p>
              </table:table-cell>
              <table:table-cell office:value-type="float" office:value="-0.649448048330236">
                <text:p>-0.649448048330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1473442710951">
                <text:p>10.1473442710951</text:p>
              </table:table-cell>
              <table:table-cell office:value-type="float" office:value="-0.661311865323704">
                <text:p>-0.6613118653237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1630522343631">
                <text:p>10.1630522343631</text:p>
              </table:table-cell>
              <table:table-cell office:value-type="float" office:value="-0.673012513509826">
                <text:p>-0.6730125135098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178760197631">
                <text:p>10.178760197631</text:p>
              </table:table-cell>
              <table:table-cell office:value-type="float" office:value="-0.684547105928741">
                <text:p>-0.6845471059287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194468160899">
                <text:p>10.194468160899</text:p>
              </table:table-cell>
              <table:table-cell office:value-type="float" office:value="-0.695912796592366">
                <text:p>-0.6959127965923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2101761241669">
                <text:p>10.2101761241669</text:p>
              </table:table-cell>
              <table:table-cell office:value-type="float" office:value="-0.707106781186599">
                <text:p>-0.7071067811865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2258840874349">
                <text:p>10.2258840874349</text:p>
              </table:table-cell>
              <table:table-cell office:value-type="float" office:value="-0.71812629776324">
                <text:p>-0.718126297763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2415920507028">
                <text:p>10.2415920507028</text:p>
              </table:table-cell>
              <table:table-cell office:value-type="float" office:value="-0.728968627421463">
                <text:p>-0.7289686274214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2573000139708">
                <text:p>10.2573000139708</text:p>
              </table:table-cell>
              <table:table-cell office:value-type="float" office:value="-0.739631094978661">
                <text:p>-0.7396310949786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2730079772387">
                <text:p>10.2730079772387</text:p>
              </table:table-cell>
              <table:table-cell office:value-type="float" office:value="-0.75011106963051">
                <text:p>-0.75011106963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2887159405067">
                <text:p>10.2887159405067</text:p>
              </table:table-cell>
              <table:table-cell office:value-type="float" office:value="-0.760405965600081">
                <text:p>-0.7604059656000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3044239037746">
                <text:p>10.3044239037746</text:p>
              </table:table-cell>
              <table:table-cell office:value-type="float" office:value="-0.770513242775839">
                <text:p>-0.7705132427758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3201318670426">
                <text:p>10.3201318670426</text:p>
              </table:table-cell>
              <table:table-cell office:value-type="float" office:value="-0.780430407338379">
                <text:p>-0.7804304073383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3358398303105">
                <text:p>10.3358398303105</text:p>
              </table:table-cell>
              <table:table-cell office:value-type="float" office:value="-0.790155012375739">
                <text:p>-0.790155012375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3515477935784">
                <text:p>10.3515477935784</text:p>
              </table:table-cell>
              <table:table-cell office:value-type="float" office:value="-0.799684658487139">
                <text:p>-0.7996846584871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3672557568464">
                <text:p>10.3672557568464</text:p>
              </table:table-cell>
              <table:table-cell office:value-type="float" office:value="-0.809016994374995">
                <text:p>-0.8090169943749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3829637201143">
                <text:p>10.3829637201143</text:p>
              </table:table-cell>
              <table:table-cell office:value-type="float" office:value="-0.818149717425071">
                <text:p>-0.8181497174250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3986716833823">
                <text:p>10.3986716833823</text:p>
              </table:table-cell>
              <table:table-cell office:value-type="float" office:value="-0.827080574274608">
                <text:p>-0.8270805742746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4143796466503">
                <text:p>10.4143796466503</text:p>
              </table:table-cell>
              <table:table-cell office:value-type="float" office:value="-0.835807361368316">
                <text:p>-0.835807361368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4300876099182">
                <text:p>10.4300876099182</text:p>
              </table:table-cell>
              <table:table-cell office:value-type="float" office:value="-0.84432792550206">
                <text:p>-0.844327925502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4457955731861">
                <text:p>10.4457955731861</text:p>
              </table:table-cell>
              <table:table-cell office:value-type="float" office:value="-0.852640164354137">
                <text:p>-0.8526401643541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4615035364541">
                <text:p>10.4615035364541</text:p>
              </table:table-cell>
              <table:table-cell office:value-type="float" office:value="-0.860742027003987">
                <text:p>-0.8607420270039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477211499722">
                <text:p>10.477211499722</text:p>
              </table:table-cell>
              <table:table-cell office:value-type="float" office:value="-0.868631514438234">
                <text:p>-0.8686315144382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49291946299">
                <text:p>10.49291946299</text:p>
              </table:table-cell>
              <table:table-cell office:value-type="float" office:value="-0.876306680043906">
                <text:p>-0.8763066800439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5086274262579">
                <text:p>10.5086274262579</text:p>
              </table:table-cell>
              <table:table-cell office:value-type="float" office:value="-0.883765630088735">
                <text:p>-0.8837656300887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5243353895259">
                <text:p>10.5243353895259</text:p>
              </table:table-cell>
              <table:table-cell office:value-type="float" office:value="-0.891006524188408">
                <text:p>-0.8910065241884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5400433527938">
                <text:p>10.5400433527938</text:p>
              </table:table-cell>
              <table:table-cell office:value-type="float" office:value="-0.898027575760655">
                <text:p>-0.8980275757606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5557513160618">
                <text:p>10.5557513160618</text:p>
              </table:table-cell>
              <table:table-cell office:value-type="float" office:value="-0.904827052466058">
                <text:p>-0.9048270524660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5714592793297">
                <text:p>10.5714592793297</text:p>
              </table:table-cell>
              <table:table-cell office:value-type="float" office:value="-0.911403276635483">
                <text:p>-0.9114032766354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5871672425977">
                <text:p>10.5871672425977</text:p>
              </table:table-cell>
              <table:table-cell office:value-type="float" office:value="-0.917754625684018">
                <text:p>-0.9177546256840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6028752058656">
                <text:p>10.6028752058656</text:p>
              </table:table-cell>
              <table:table-cell office:value-type="float" office:value="-0.923879532511323">
                <text:p>-0.923879532511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6185831691336">
                <text:p>10.6185831691336</text:p>
              </table:table-cell>
              <table:table-cell office:value-type="float" office:value="-0.929776485888286">
                <text:p>-0.9297764858882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6342911324015">
                <text:p>10.6342911324015</text:p>
              </table:table-cell>
              <table:table-cell office:value-type="float" office:value="-0.935444030829901">
                <text:p>-0.9354440308299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6499990956695">
                <text:p>10.6499990956695</text:p>
              </table:table-cell>
              <table:table-cell office:value-type="float" office:value="-0.940880768954258">
                <text:p>-0.9408807689542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6657070589374">
                <text:p>10.6657070589374</text:p>
              </table:table-cell>
              <table:table-cell office:value-type="float" office:value="-0.946085358827577">
                <text:p>-0.9460853588275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6814150222054">
                <text:p>10.6814150222054</text:p>
              </table:table-cell>
              <table:table-cell office:value-type="float" office:value="-0.951056516295184">
                <text:p>-0.9510565162951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6971229854733">
                <text:p>10.6971229854733</text:p>
              </table:table-cell>
              <table:table-cell office:value-type="float" office:value="-0.955793014798359">
                <text:p>-0.955793014798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7128309487413">
                <text:p>10.7128309487413</text:p>
              </table:table-cell>
              <table:table-cell office:value-type="float" office:value="-0.960293685676971">
                <text:p>-0.960293685676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7285389120092">
                <text:p>10.7285389120092</text:p>
              </table:table-cell>
              <table:table-cell office:value-type="float" office:value="-0.964557418457824">
                <text:p>-0.9645574184578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7442468752772">
                <text:p>10.7442468752772</text:p>
              </table:table-cell>
              <table:table-cell office:value-type="float" office:value="-0.968583161128656">
                <text:p>-0.9685831611286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7599548385451">
                <text:p>10.7599548385451</text:p>
              </table:table-cell>
              <table:table-cell office:value-type="float" office:value="-0.9723699203977">
                <text:p>-0.97236992039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7756628018131">
                <text:p>10.7756628018131</text:p>
              </table:table-cell>
              <table:table-cell office:value-type="float" office:value="-0.97591676193877">
                <text:p>-0.975916761938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791370765081">
                <text:p>10.791370765081</text:p>
              </table:table-cell>
              <table:table-cell office:value-type="float" office:value="-0.979222810621787">
                <text:p>-0.9792228106217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807078728349">
                <text:p>10.807078728349</text:p>
              </table:table-cell>
              <table:table-cell office:value-type="float" office:value="-0.982287250728708">
                <text:p>-0.9822872507287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8227866916169">
                <text:p>10.8227866916169</text:p>
              </table:table-cell>
              <table:table-cell office:value-type="float" office:value="-0.985109326154792">
                <text:p>-0.9851093261547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8384946548849">
                <text:p>10.8384946548849</text:p>
              </table:table-cell>
              <table:table-cell office:value-type="float" office:value="-0.987688340595154">
                <text:p>-0.9876883405951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8542026181528">
                <text:p>10.8542026181528</text:p>
              </table:table-cell>
              <table:table-cell office:value-type="float" office:value="-0.990023657716572">
                <text:p>-0.9900236577165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8699105814208">
                <text:p>10.8699105814208</text:p>
              </table:table-cell>
              <table:table-cell office:value-type="float" office:value="-0.992114701314491">
                <text:p>-0.9921147013144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8856185446887">
                <text:p>10.8856185446887</text:p>
              </table:table-cell>
              <table:table-cell office:value-type="float" office:value="-0.993960955455191">
                <text:p>-0.9939609554551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9013265079567">
                <text:p>10.9013265079567</text:p>
              </table:table-cell>
              <table:table-cell office:value-type="float" office:value="-0.99556196460309">
                <text:p>-0.995561964603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9170344712246">
                <text:p>10.9170344712246</text:p>
              </table:table-cell>
              <table:table-cell office:value-type="float" office:value="-0.996917333733136">
                <text:p>-0.9969173337331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9327424344926">
                <text:p>10.9327424344926</text:p>
              </table:table-cell>
              <table:table-cell office:value-type="float" office:value="-0.998026728428278">
                <text:p>-0.9980267284282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9484503977605">
                <text:p>10.9484503977605</text:p>
              </table:table-cell>
              <table:table-cell office:value-type="float" office:value="-0.998889874961975">
                <text:p>-0.9988898749619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9641583610285">
                <text:p>10.9641583610285</text:p>
              </table:table-cell>
              <table:table-cell office:value-type="float" office:value="-0.999506560365735">
                <text:p>-0.9995065603657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9798663242964">
                <text:p>10.9798663242964</text:p>
              </table:table-cell>
              <table:table-cell office:value-type="float" office:value="-0.999876632481662">
                <text:p>-0.9998766324816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9955742875644">
                <text:p>10.9955742875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0112822508323">
                <text:p>11.0112822508323</text:p>
              </table:table-cell>
              <table:table-cell office:value-type="float" office:value="-0.999876632481659">
                <text:p>-0.9998766324816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0269902141003">
                <text:p>11.0269902141003</text:p>
              </table:table-cell>
              <table:table-cell office:value-type="float" office:value="-0.999506560365728">
                <text:p>-0.9995065603657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0426981773682">
                <text:p>11.0426981773682</text:p>
              </table:table-cell>
              <table:table-cell office:value-type="float" office:value="-0.998889874961965">
                <text:p>-0.9988898749619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0584061406362">
                <text:p>11.0584061406362</text:p>
              </table:table-cell>
              <table:table-cell office:value-type="float" office:value="-0.998026728428264">
                <text:p>-0.9980267284282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0741141039041">
                <text:p>11.0741141039041</text:p>
              </table:table-cell>
              <table:table-cell office:value-type="float" office:value="-0.996917333733119">
                <text:p>-0.9969173337331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0898220671721">
                <text:p>11.0898220671721</text:p>
              </table:table-cell>
              <table:table-cell office:value-type="float" office:value="-0.995561964603069">
                <text:p>-0.9955619646030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10553003044">
                <text:p>11.10553003044</text:p>
              </table:table-cell>
              <table:table-cell office:value-type="float" office:value="-0.993960955455167">
                <text:p>-0.993960955455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121237993708">
                <text:p>11.121237993708</text:p>
              </table:table-cell>
              <table:table-cell office:value-type="float" office:value="-0.992114701314463">
                <text:p>-0.99211470131446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1369459569759">
                <text:p>11.1369459569759</text:p>
              </table:table-cell>
              <table:table-cell office:value-type="float" office:value="-0.990023657716541">
                <text:p>-0.9900236577165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1526539202439">
                <text:p>11.1526539202439</text:p>
              </table:table-cell>
              <table:table-cell office:value-type="float" office:value="-0.987688340595119">
                <text:p>-0.9876883405951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1683618835118">
                <text:p>11.1683618835118</text:p>
              </table:table-cell>
              <table:table-cell office:value-type="float" office:value="-0.985109326154753">
                <text:p>-0.9851093261547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1840698467798">
                <text:p>11.1840698467798</text:p>
              </table:table-cell>
              <table:table-cell office:value-type="float" office:value="-0.982287250728666">
                <text:p>-0.9822872507286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1997778100477">
                <text:p>11.1997778100477</text:p>
              </table:table-cell>
              <table:table-cell office:value-type="float" office:value="-0.979222810621741">
                <text:p>-0.979222810621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2154857733157">
                <text:p>11.2154857733157</text:p>
              </table:table-cell>
              <table:table-cell office:value-type="float" office:value="-0.97591676193872">
                <text:p>-0.975916761938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2311937365836">
                <text:p>11.2311937365836</text:p>
              </table:table-cell>
              <table:table-cell office:value-type="float" office:value="-0.972369920397647">
                <text:p>-0.9723699203976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2469016998516">
                <text:p>11.2469016998516</text:p>
              </table:table-cell>
              <table:table-cell office:value-type="float" office:value="-0.9685831611286">
                <text:p>-0.96858316112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2626096631195">
                <text:p>11.2626096631195</text:p>
              </table:table-cell>
              <table:table-cell office:value-type="float" office:value="-0.964557418457765">
                <text:p>-0.9645574184577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2783176263875">
                <text:p>11.2783176263875</text:p>
              </table:table-cell>
              <table:table-cell office:value-type="float" office:value="-0.960293685676907">
                <text:p>-0.9602936856769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2940255896554">
                <text:p>11.2940255896554</text:p>
              </table:table-cell>
              <table:table-cell office:value-type="float" office:value="-0.955793014798292">
                <text:p>-0.955793014798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3097335529234">
                <text:p>11.3097335529234</text:p>
              </table:table-cell>
              <table:table-cell office:value-type="float" office:value="-0.951056516295114">
                <text:p>-0.951056516295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3254415161913">
                <text:p>11.3254415161913</text:p>
              </table:table-cell>
              <table:table-cell office:value-type="float" office:value="-0.946085358827503">
                <text:p>-0.9460853588275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3411494794593">
                <text:p>11.3411494794593</text:p>
              </table:table-cell>
              <table:table-cell office:value-type="float" office:value="-0.940880768954181">
                <text:p>-0.9408807689541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3568574427272">
                <text:p>11.3568574427272</text:p>
              </table:table-cell>
              <table:table-cell office:value-type="float" office:value="-0.935444030829821">
                <text:p>-0.9354440308298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3725654059952">
                <text:p>11.3725654059952</text:p>
              </table:table-cell>
              <table:table-cell office:value-type="float" office:value="-0.929776485888203">
                <text:p>-0.9297764858882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3882733692631">
                <text:p>11.3882733692631</text:p>
              </table:table-cell>
              <table:table-cell office:value-type="float" office:value="-0.923879532511236">
                <text:p>-0.9238795325112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4039813325311">
                <text:p>11.4039813325311</text:p>
              </table:table-cell>
              <table:table-cell office:value-type="float" office:value="-0.917754625683928">
                <text:p>-0.9177546256839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419689295799">
                <text:p>11.419689295799</text:p>
              </table:table-cell>
              <table:table-cell office:value-type="float" office:value="-0.91140327663539">
                <text:p>-0.911403276635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435397259067">
                <text:p>11.435397259067</text:p>
              </table:table-cell>
              <table:table-cell office:value-type="float" office:value="-0.904827052465962">
                <text:p>-0.9048270524659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4511052223349">
                <text:p>11.4511052223349</text:p>
              </table:table-cell>
              <table:table-cell office:value-type="float" office:value="-0.898027575760556">
                <text:p>-0.8980275757605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4668131856029">
                <text:p>11.4668131856029</text:p>
              </table:table-cell>
              <table:table-cell office:value-type="float" office:value="-0.891006524188306">
                <text:p>-0.8910065241883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4825211488708">
                <text:p>11.4825211488708</text:p>
              </table:table-cell>
              <table:table-cell office:value-type="float" office:value="-0.883765630088629">
                <text:p>-0.8837656300886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4982291121388">
                <text:p>11.4982291121388</text:p>
              </table:table-cell>
              <table:table-cell office:value-type="float" office:value="-0.876306680043797">
                <text:p>-0.8763066800437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5139370754067">
                <text:p>11.5139370754067</text:p>
              </table:table-cell>
              <table:table-cell office:value-type="float" office:value="-0.868631514438122">
                <text:p>-0.868631514438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5296450386747">
                <text:p>11.5296450386747</text:p>
              </table:table-cell>
              <table:table-cell office:value-type="float" office:value="-0.860742027003872">
                <text:p>-0.8607420270038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5453530019426">
                <text:p>11.5453530019426</text:p>
              </table:table-cell>
              <table:table-cell office:value-type="float" office:value="-0.852640164354018">
                <text:p>-0.8526401643540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610609652106">
                <text:p>11.5610609652106</text:p>
              </table:table-cell>
              <table:table-cell office:value-type="float" office:value="-0.844327925501939">
                <text:p>-0.8443279255019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5767689284785">
                <text:p>11.5767689284785</text:p>
              </table:table-cell>
              <table:table-cell office:value-type="float" office:value="-0.835807361368192">
                <text:p>-0.8358073613681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5924768917465">
                <text:p>11.5924768917465</text:p>
              </table:table-cell>
              <table:table-cell office:value-type="float" office:value="-0.827080574274481">
                <text:p>-0.8270805742744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6081848550144">
                <text:p>11.6081848550144</text:p>
              </table:table-cell>
              <table:table-cell office:value-type="float" office:value="-0.81814971742494">
                <text:p>-0.818149717424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6238928182824">
                <text:p>11.6238928182824</text:p>
              </table:table-cell>
              <table:table-cell office:value-type="float" office:value="-0.809016994374862">
                <text:p>-0.8090169943748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6396007815503">
                <text:p>11.6396007815503</text:p>
              </table:table-cell>
              <table:table-cell office:value-type="float" office:value="-0.799684658487003">
                <text:p>-0.7996846584870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6553087448183">
                <text:p>11.6553087448183</text:p>
              </table:table-cell>
              <table:table-cell office:value-type="float" office:value="-0.7901550123756">
                <text:p>-0.79015501237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6710167080862">
                <text:p>11.6710167080862</text:p>
              </table:table-cell>
              <table:table-cell office:value-type="float" office:value="-0.780430407338237">
                <text:p>-0.780430407338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6867246713542">
                <text:p>11.6867246713542</text:p>
              </table:table-cell>
              <table:table-cell office:value-type="float" office:value="-0.770513242775695">
                <text:p>-0.7705132427756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7024326346221">
                <text:p>11.7024326346221</text:p>
              </table:table-cell>
              <table:table-cell office:value-type="float" office:value="-0.760405965599934">
                <text:p>-0.7604059655999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7181405978901">
                <text:p>11.7181405978901</text:p>
              </table:table-cell>
              <table:table-cell office:value-type="float" office:value="-0.75011106963036">
                <text:p>-0.750111069630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733848561158">
                <text:p>11.733848561158</text:p>
              </table:table-cell>
              <table:table-cell office:value-type="float" office:value="-0.739631094978508">
                <text:p>-0.7396310949785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749556524426">
                <text:p>11.749556524426</text:p>
              </table:table-cell>
              <table:table-cell office:value-type="float" office:value="-0.728968627421308">
                <text:p>-0.7289686274213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7652644876939">
                <text:p>11.7652644876939</text:p>
              </table:table-cell>
              <table:table-cell office:value-type="float" office:value="-0.718126297763083">
                <text:p>-0.7181262977630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7809724509619">
                <text:p>11.7809724509619</text:p>
              </table:table-cell>
              <table:table-cell office:value-type="float" office:value="-0.707106781186439">
                <text:p>-0.7071067811864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7966804142298">
                <text:p>11.7966804142298</text:p>
              </table:table-cell>
              <table:table-cell office:value-type="float" office:value="-0.695912796592204">
                <text:p>-0.6959127965922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8123883774978">
                <text:p>11.8123883774978</text:p>
              </table:table-cell>
              <table:table-cell office:value-type="float" office:value="-0.684547105928576">
                <text:p>-0.6845471059285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8280963407657">
                <text:p>11.8280963407657</text:p>
              </table:table-cell>
              <table:table-cell office:value-type="float" office:value="-0.673012513509658">
                <text:p>-0.6730125135096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8438043040337">
                <text:p>11.8438043040337</text:p>
              </table:table-cell>
              <table:table-cell office:value-type="float" office:value="-0.661311865323535">
                <text:p>-0.6613118653235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8595122673016">
                <text:p>11.8595122673016</text:p>
              </table:table-cell>
              <table:table-cell office:value-type="float" office:value="-0.649448048330064">
                <text:p>-0.649448048330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8752202305696">
                <text:p>11.8752202305696</text:p>
              </table:table-cell>
              <table:table-cell office:value-type="float" office:value="-0.637423989748568">
                <text:p>-0.637423989748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8909281938375">
                <text:p>11.8909281938375</text:p>
              </table:table-cell>
              <table:table-cell office:value-type="float" office:value="-0.625242656335581">
                <text:p>-0.6252426563355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9066361571055">
                <text:p>11.9066361571055</text:p>
              </table:table-cell>
              <table:table-cell office:value-type="float" office:value="-0.61290705365285">
                <text:p>-0.612907053652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9223441203734">
                <text:p>11.9223441203734</text:p>
              </table:table-cell>
              <table:table-cell office:value-type="float" office:value="-0.600420225325756">
                <text:p>-0.6004202253257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9380520836414">
                <text:p>11.9380520836414</text:p>
              </table:table-cell>
              <table:table-cell office:value-type="float" office:value="-0.587785252292343">
                <text:p>-0.5877852522923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9537600469093">
                <text:p>11.9537600469093</text:p>
              </table:table-cell>
              <table:table-cell office:value-type="float" office:value="-0.575005252043146">
                <text:p>-0.5750052520431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9694680101773">
                <text:p>11.9694680101773</text:p>
              </table:table-cell>
              <table:table-cell office:value-type="float" office:value="-0.562083377851996">
                <text:p>-0.5620833778519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9851759734452">
                <text:p>11.9851759734452</text:p>
              </table:table-cell>
              <table:table-cell office:value-type="float" office:value="-0.549022817997995">
                <text:p>-0.5490228179979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.0008839367132">
                <text:p>12.0008839367132</text:p>
              </table:table-cell>
              <table:table-cell office:value-type="float" office:value="-0.535826794978858">
                <text:p>-0.5358267949788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.0165918999811">
                <text:p>12.0165918999811</text:p>
              </table:table-cell>
              <table:table-cell office:value-type="float" office:value="-0.522498564715808">
                <text:p>-0.5224985647158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.0322998632491">
                <text:p>12.0322998632491</text:p>
              </table:table-cell>
              <table:table-cell office:value-type="float" office:value="-0.509041415750228">
                <text:p>-0.5090414157502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048007826517">
                <text:p>12.048007826517</text:p>
              </table:table-cell>
              <table:table-cell office:value-type="float" office:value="-0.495458668432263">
                <text:p>-0.4954586684322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.063715789785">
                <text:p>12.063715789785</text:p>
              </table:table-cell>
              <table:table-cell office:value-type="float" office:value="-0.481753674101568">
                <text:p>-0.4817536741015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.0794237530529">
                <text:p>12.0794237530529</text:p>
              </table:table-cell>
              <table:table-cell office:value-type="float" office:value="-0.467929814260425">
                <text:p>-0.4679298142604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0951317163209">
                <text:p>12.0951317163209</text:p>
              </table:table-cell>
              <table:table-cell office:value-type="float" office:value="-0.453990499739396">
                <text:p>-0.4539904997393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1108396795888">
                <text:p>12.1108396795888</text:p>
              </table:table-cell>
              <table:table-cell office:value-type="float" office:value="-0.439939169855763">
                <text:p>-0.4399391698557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1265476428568">
                <text:p>12.1265476428568</text:p>
              </table:table-cell>
              <table:table-cell office:value-type="float" office:value="-0.425779291564918">
                <text:p>-0.4257792915649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1422556061247">
                <text:p>12.1422556061247</text:p>
              </table:table-cell>
              <table:table-cell office:value-type="float" office:value="-0.411514358604952">
                <text:p>-0.4115143586049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1579635693927">
                <text:p>12.1579635693927</text:p>
              </table:table-cell>
              <table:table-cell office:value-type="float" office:value="-0.397147890634622">
                <text:p>-0.3971478906346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1736715326606">
                <text:p>12.1736715326606</text:p>
              </table:table-cell>
              <table:table-cell office:value-type="float" office:value="-0.38268343236493">
                <text:p>-0.382683432364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1893794959286">
                <text:p>12.1893794959286</text:p>
              </table:table-cell>
              <table:table-cell office:value-type="float" office:value="-0.368124552684516">
                <text:p>-0.3681245526845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2050874591965">
                <text:p>12.2050874591965</text:p>
              </table:table-cell>
              <table:table-cell office:value-type="float" office:value="-0.353474843779094">
                <text:p>-0.3534748437790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2207954224645">
                <text:p>12.2207954224645</text:p>
              </table:table-cell>
              <table:table-cell office:value-type="float" office:value="-0.338737920245126">
                <text:p>-0.3387379202451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2365033857324">
                <text:p>12.2365033857324</text:p>
              </table:table-cell>
              <table:table-cell office:value-type="float" office:value="-0.323917418197983">
                <text:p>-0.3239174181979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2522113490004">
                <text:p>12.2522113490004</text:p>
              </table:table-cell>
              <table:table-cell office:value-type="float" office:value="-0.309016994374779">
                <text:p>-0.3090169943747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2679193122683">
                <text:p>12.2679193122683</text:p>
              </table:table-cell>
              <table:table-cell office:value-type="float" office:value="-0.294040325232134">
                <text:p>-0.2940403252321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2836272755363">
                <text:p>12.2836272755363</text:p>
              </table:table-cell>
              <table:table-cell office:value-type="float" office:value="-0.278991106039058">
                <text:p>-0.2789911060390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2993352388042">
                <text:p>12.2993352388042</text:p>
              </table:table-cell>
              <table:table-cell office:value-type="float" office:value="-0.2638730499652">
                <text:p>-0.26387304996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3150432020722">
                <text:p>12.3150432020722</text:p>
              </table:table-cell>
              <table:table-cell office:value-type="float" office:value="-0.24868988716468">
                <text:p>-0.248689887164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.3307511653401">
                <text:p>12.3307511653401</text:p>
              </table:table-cell>
              <table:table-cell office:value-type="float" office:value="-0.233445363855729">
                <text:p>-0.2334453638557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.3464591286081">
                <text:p>12.3464591286081</text:p>
              </table:table-cell>
              <table:table-cell office:value-type="float" office:value="-0.218143241396365">
                <text:p>-0.2181432413963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362167091876">
                <text:p>12.362167091876</text:p>
              </table:table-cell>
              <table:table-cell office:value-type="float" office:value="-0.202787295356334">
                <text:p>-0.2027872953563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377875055144">
                <text:p>12.377875055144</text:p>
              </table:table-cell>
              <table:table-cell office:value-type="float" office:value="-0.187381314585544">
                <text:p>-0.1873813145855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.3935830184119">
                <text:p>12.3935830184119</text:p>
              </table:table-cell>
              <table:table-cell office:value-type="float" office:value="-0.171929100279228">
                <text:p>-0.1719291002792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4092909816799">
                <text:p>12.4092909816799</text:p>
              </table:table-cell>
              <table:table-cell office:value-type="float" office:value="-0.156434465040048">
                <text:p>-0.156434465040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4249989449478">
                <text:p>12.4249989449478</text:p>
              </table:table-cell>
              <table:table-cell office:value-type="float" office:value="-0.140901231937399">
                <text:p>-0.1409012319373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4407069082158">
                <text:p>12.4407069082158</text:p>
              </table:table-cell>
              <table:table-cell office:value-type="float" office:value="-0.125333233564119">
                <text:p>-0.1253332335641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.4564148714837">
                <text:p>12.4564148714837</text:p>
              </table:table-cell>
              <table:table-cell office:value-type="float" office:value="-0.109734311090859">
                <text:p>-0.109734311090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.4721228347517">
                <text:p>12.4721228347517</text:p>
              </table:table-cell>
              <table:table-cell office:value-type="float" office:value="-0.0941083133183268">
                <text:p>-0.09410831331832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.4878307980196">
                <text:p>12.4878307980196</text:p>
              </table:table-cell>
              <table:table-cell office:value-type="float" office:value="-0.0784590957276564">
                <text:p>-0.07845909572765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5035387612876">
                <text:p>12.5035387612876</text:p>
              </table:table-cell>
              <table:table-cell office:value-type="float" office:value="-0.0627905195291238">
                <text:p>-0.06279051952912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5192467245555">
                <text:p>12.5192467245555</text:p>
              </table:table-cell>
              <table:table-cell office:value-type="float" office:value="-0.0471064507094521">
                <text:p>-0.04710645070945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5349546878235">
                <text:p>12.5349546878235</text:p>
              </table:table-cell>
              <table:table-cell office:value-type="float" office:value="-0.0314107590779369">
                <text:p>-0.03141075907793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5506626510914">
                <text:p>12.5506626510914</text:p>
              </table:table-cell>
              <table:table-cell office:value-type="float" office:value="-0.0157073173116284">
                <text:p>-0.01570731731162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.5663706143594">
                <text:p>12.5663706143594</text:p>
              </table:table-cell>
              <table:table-cell office:value-type="float" office:value="0.000000000000193133036774968">
                <text:p>0.0000000000001931330367749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.5820785776273">
                <text:p>12.5820785776273</text:p>
              </table:table-cell>
              <table:table-cell office:value-type="float" office:value="0.0157073173120146">
                <text:p>0.01570731731201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.5977865408953">
                <text:p>12.5977865408953</text:p>
              </table:table-cell>
              <table:table-cell office:value-type="float" office:value="0.0314107590783229">
                <text:p>0.03141075907832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.6134945041632">
                <text:p>12.6134945041632</text:p>
              </table:table-cell>
              <table:table-cell office:value-type="float" office:value="0.047106450709838">
                <text:p>0.0471064507098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.6292024674312">
                <text:p>12.6292024674312</text:p>
              </table:table-cell>
              <table:table-cell office:value-type="float" office:value="0.0627905195295093">
                <text:p>0.06279051952950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.6449104306991">
                <text:p>12.6449104306991</text:p>
              </table:table-cell>
              <table:table-cell office:value-type="float" office:value="0.0784590957280415">
                <text:p>0.07845909572804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.6606183939671">
                <text:p>12.6606183939671</text:p>
              </table:table-cell>
              <table:table-cell office:value-type="float" office:value="0.0941083133187114">
                <text:p>0.0941083133187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.676326357235">
                <text:p>12.676326357235</text:p>
              </table:table-cell>
              <table:table-cell office:value-type="float" office:value="0.109734311091243">
                <text:p>0.1097343110912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692034320503">
                <text:p>12.692034320503</text:p>
              </table:table-cell>
              <table:table-cell office:value-type="float" office:value="0.125333233564502">
                <text:p>0.125333233564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7077422837709">
                <text:p>12.7077422837709</text:p>
              </table:table-cell>
              <table:table-cell office:value-type="float" office:value="0.140901231937781">
                <text:p>0.1409012319377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.7234502470389">
                <text:p>12.7234502470389</text:p>
              </table:table-cell>
              <table:table-cell office:value-type="float" office:value="0.15643446504043">
                <text:p>0.15643446504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7391582103068">
                <text:p>12.7391582103068</text:p>
              </table:table-cell>
              <table:table-cell office:value-type="float" office:value="0.171929100279608">
                <text:p>0.1719291002796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7548661735748">
                <text:p>12.7548661735748</text:p>
              </table:table-cell>
              <table:table-cell office:value-type="float" office:value="0.187381314585924">
                <text:p>0.1873813145859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7705741368427">
                <text:p>12.7705741368427</text:p>
              </table:table-cell>
              <table:table-cell office:value-type="float" office:value="0.202787295356712">
                <text:p>0.2027872953567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7862821001107">
                <text:p>12.7862821001107</text:p>
              </table:table-cell>
              <table:table-cell office:value-type="float" office:value="0.218143241396742">
                <text:p>0.2181432413967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8019900633786">
                <text:p>12.8019900633786</text:p>
              </table:table-cell>
              <table:table-cell office:value-type="float" office:value="0.233445363856105">
                <text:p>0.2334453638561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8176980266466">
                <text:p>12.8176980266466</text:p>
              </table:table-cell>
              <table:table-cell office:value-type="float" office:value="0.248689887165054">
                <text:p>0.2486898871650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8334059899145">
                <text:p>12.8334059899145</text:p>
              </table:table-cell>
              <table:table-cell office:value-type="float" office:value="0.263873049965572">
                <text:p>0.2638730499655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.8491139531825">
                <text:p>12.8491139531825</text:p>
              </table:table-cell>
              <table:table-cell office:value-type="float" office:value="0.278991106039428">
                <text:p>0.2789911060394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8648219164504">
                <text:p>12.8648219164504</text:p>
              </table:table-cell>
              <table:table-cell office:value-type="float" office:value="0.294040325232503">
                <text:p>0.2940403252325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.8805298797184">
                <text:p>12.8805298797184</text:p>
              </table:table-cell>
              <table:table-cell office:value-type="float" office:value="0.309016994375146">
                <text:p>0.3090169943751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.8962378429863">
                <text:p>12.8962378429863</text:p>
              </table:table-cell>
              <table:table-cell office:value-type="float" office:value="0.323917418198348">
                <text:p>0.3239174181983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.9119458062543">
                <text:p>12.9119458062543</text:p>
              </table:table-cell>
              <table:table-cell office:value-type="float" office:value="0.33873792024549">
                <text:p>0.338737920245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9276537695222">
                <text:p>12.9276537695222</text:p>
              </table:table-cell>
              <table:table-cell office:value-type="float" office:value="0.353474843779455">
                <text:p>0.3534748437794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9433617327902">
                <text:p>12.9433617327902</text:p>
              </table:table-cell>
              <table:table-cell office:value-type="float" office:value="0.368124552684875">
                <text:p>0.368124552684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.9590696960581">
                <text:p>12.9590696960581</text:p>
              </table:table-cell>
              <table:table-cell office:value-type="float" office:value="0.382683432365287">
                <text:p>0.3826834323652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.9747776593261">
                <text:p>12.9747776593261</text:p>
              </table:table-cell>
              <table:table-cell office:value-type="float" office:value="0.397147890634977">
                <text:p>0.397147890634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.990485622594">
                <text:p>12.990485622594</text:p>
              </table:table-cell>
              <table:table-cell office:value-type="float" office:value="0.411514358605304">
                <text:p>0.4115143586053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.006193585862">
                <text:p>13.006193585862</text:p>
              </table:table-cell>
              <table:table-cell office:value-type="float" office:value="0.425779291565268">
                <text:p>0.4257792915652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0219015491299">
                <text:p>13.0219015491299</text:p>
              </table:table-cell>
              <table:table-cell office:value-type="float" office:value="0.439939169856109">
                <text:p>0.4399391698561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0376095123979">
                <text:p>13.0376095123979</text:p>
              </table:table-cell>
              <table:table-cell office:value-type="float" office:value="0.45399049973974">
                <text:p>0.453990499739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0533174756658">
                <text:p>13.0533174756658</text:p>
              </table:table-cell>
              <table:table-cell office:value-type="float" office:value="0.467929814260766">
                <text:p>0.4679298142607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0690254389338">
                <text:p>13.0690254389338</text:p>
              </table:table-cell>
              <table:table-cell office:value-type="float" office:value="0.481753674101907">
                <text:p>0.4817536741019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0847334022017">
                <text:p>13.0847334022017</text:p>
              </table:table-cell>
              <table:table-cell office:value-type="float" office:value="0.495458668432598">
                <text:p>0.4954586684325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1004413654697">
                <text:p>13.1004413654697</text:p>
              </table:table-cell>
              <table:table-cell office:value-type="float" office:value="0.509041415750561">
                <text:p>0.5090414157505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1161493287376">
                <text:p>13.1161493287376</text:p>
              </table:table-cell>
              <table:table-cell office:value-type="float" office:value="0.522498564716137">
                <text:p>0.5224985647161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1318572920056">
                <text:p>13.1318572920056</text:p>
              </table:table-cell>
              <table:table-cell office:value-type="float" office:value="0.535826794979184">
                <text:p>0.5358267949791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1475652552735">
                <text:p>13.1475652552735</text:p>
              </table:table-cell>
              <table:table-cell office:value-type="float" office:value="0.549022817998318">
                <text:p>0.5490228179983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1632732185415">
                <text:p>13.1632732185415</text:p>
              </table:table-cell>
              <table:table-cell office:value-type="float" office:value="0.562083377852315">
                <text:p>0.5620833778523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1789811818094">
                <text:p>13.1789811818094</text:p>
              </table:table-cell>
              <table:table-cell office:value-type="float" office:value="0.575005252043462">
                <text:p>0.5750052520434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1946891450774">
                <text:p>13.1946891450774</text:p>
              </table:table-cell>
              <table:table-cell office:value-type="float" office:value="0.587785252292655">
                <text:p>0.5877852522926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2103971083453">
                <text:p>13.2103971083453</text:p>
              </table:table-cell>
              <table:table-cell office:value-type="float" office:value="0.600420225326065">
                <text:p>0.6004202253260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2261050716133">
                <text:p>13.2261050716133</text:p>
              </table:table-cell>
              <table:table-cell office:value-type="float" office:value="0.612907053653156">
                <text:p>0.6129070536531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2418130348812">
                <text:p>13.2418130348812</text:p>
              </table:table-cell>
              <table:table-cell office:value-type="float" office:value="0.625242656335883">
                <text:p>0.6252426563358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.2575209981492">
                <text:p>13.2575209981492</text:p>
              </table:table-cell>
              <table:table-cell office:value-type="float" office:value="0.637423989748866">
                <text:p>0.637423989748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.2732289614171">
                <text:p>13.2732289614171</text:p>
              </table:table-cell>
              <table:table-cell office:value-type="float" office:value="0.649448048330358">
                <text:p>0.6494480483303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.2889369246851">
                <text:p>13.2889369246851</text:p>
              </table:table-cell>
              <table:table-cell office:value-type="float" office:value="0.661311865323824">
                <text:p>0.661311865323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304644887953">
                <text:p>13.304644887953</text:p>
              </table:table-cell>
              <table:table-cell office:value-type="float" office:value="0.673012513509944">
                <text:p>0.6730125135099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.320352851221">
                <text:p>13.320352851221</text:p>
              </table:table-cell>
              <table:table-cell office:value-type="float" office:value="0.684547105928857">
                <text:p>0.6845471059288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3360608144889">
                <text:p>13.3360608144889</text:p>
              </table:table-cell>
              <table:table-cell office:value-type="float" office:value="0.695912796592481">
                <text:p>0.6959127965924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3517687777569">
                <text:p>13.3517687777569</text:p>
              </table:table-cell>
              <table:table-cell office:value-type="float" office:value="0.707106781186712">
                <text:p>0.7071067811867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3674767410248">
                <text:p>13.3674767410248</text:p>
              </table:table-cell>
              <table:table-cell office:value-type="float" office:value="0.718126297763352">
                <text:p>0.7181262977633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3831847042928">
                <text:p>13.3831847042928</text:p>
              </table:table-cell>
              <table:table-cell office:value-type="float" office:value="0.728968627421572">
                <text:p>0.7289686274215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3988926675607">
                <text:p>13.3988926675607</text:p>
              </table:table-cell>
              <table:table-cell office:value-type="float" office:value="0.739631094978768">
                <text:p>0.7396310949787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4146006308287">
                <text:p>13.4146006308287</text:p>
              </table:table-cell>
              <table:table-cell office:value-type="float" office:value="0.750111069630616">
                <text:p>0.7501110696306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4303085940966">
                <text:p>13.4303085940966</text:p>
              </table:table-cell>
              <table:table-cell office:value-type="float" office:value="0.760405965600185">
                <text:p>0.7604059656001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4460165573646">
                <text:p>13.4460165573646</text:p>
              </table:table-cell>
              <table:table-cell office:value-type="float" office:value="0.770513242775941">
                <text:p>0.7705132427759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4617245206325">
                <text:p>13.4617245206325</text:p>
              </table:table-cell>
              <table:table-cell office:value-type="float" office:value="0.780430407338479">
                <text:p>0.7804304073384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.4774324839005">
                <text:p>13.4774324839005</text:p>
              </table:table-cell>
              <table:table-cell office:value-type="float" office:value="0.790155012375837">
                <text:p>0.7901550123758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4931404471684">
                <text:p>13.4931404471684</text:p>
              </table:table-cell>
              <table:table-cell office:value-type="float" office:value="0.799684658487235">
                <text:p>0.7996846584872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5088484104364">
                <text:p>13.5088484104364</text:p>
              </table:table-cell>
              <table:table-cell office:value-type="float" office:value="0.809016994375089">
                <text:p>0.809016994375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5245563737043">
                <text:p>13.5245563737043</text:p>
              </table:table-cell>
              <table:table-cell office:value-type="float" office:value="0.818149717425163">
                <text:p>0.8181497174251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5402643369723">
                <text:p>13.5402643369723</text:p>
              </table:table-cell>
              <table:table-cell office:value-type="float" office:value="0.827080574274698">
                <text:p>0.8270805742746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559723002402">
                <text:p>13.5559723002402</text:p>
              </table:table-cell>
              <table:table-cell office:value-type="float" office:value="0.835807361368404">
                <text:p>0.8358073613684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5716802635082">
                <text:p>13.5716802635082</text:p>
              </table:table-cell>
              <table:table-cell office:value-type="float" office:value="0.844327925502146">
                <text:p>0.8443279255021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5873882267761">
                <text:p>13.5873882267761</text:p>
              </table:table-cell>
              <table:table-cell office:value-type="float" office:value="0.85264016435422">
                <text:p>0.852640164354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6030961900441">
                <text:p>13.6030961900441</text:p>
              </table:table-cell>
              <table:table-cell office:value-type="float" office:value="0.860742027004069">
                <text:p>0.8607420270040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618804153312">
                <text:p>13.618804153312</text:p>
              </table:table-cell>
              <table:table-cell office:value-type="float" office:value="0.868631514438313">
                <text:p>0.8686315144383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63451211658">
                <text:p>13.63451211658</text:p>
              </table:table-cell>
              <table:table-cell office:value-type="float" office:value="0.876306680043983">
                <text:p>0.8763066800439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6502200798479">
                <text:p>13.6502200798479</text:p>
              </table:table-cell>
              <table:table-cell office:value-type="float" office:value="0.88376563008881">
                <text:p>0.883765630088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6659280431159">
                <text:p>13.6659280431159</text:p>
              </table:table-cell>
              <table:table-cell office:value-type="float" office:value="0.891006524188481">
                <text:p>0.8910065241884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6816360063838">
                <text:p>13.6816360063838</text:p>
              </table:table-cell>
              <table:table-cell office:value-type="float" office:value="0.898027575760726">
                <text:p>0.8980275757607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6973439696518">
                <text:p>13.6973439696518</text:p>
              </table:table-cell>
              <table:table-cell office:value-type="float" office:value="0.904827052466126">
                <text:p>0.9048270524661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7130519329197">
                <text:p>13.7130519329197</text:p>
              </table:table-cell>
              <table:table-cell office:value-type="float" office:value="0.911403276635549">
                <text:p>0.9114032766355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7287598961876">
                <text:p>13.7287598961876</text:p>
              </table:table-cell>
              <table:table-cell office:value-type="float" office:value="0.917754625684081">
                <text:p>0.9177546256840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7444678594556">
                <text:p>13.7444678594556</text:p>
              </table:table-cell>
              <table:table-cell office:value-type="float" office:value="0.923879532511383">
                <text:p>0.9238795325113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7601758227235">
                <text:p>13.7601758227235</text:p>
              </table:table-cell>
              <table:table-cell office:value-type="float" office:value="0.929776485888345">
                <text:p>0.9297764858883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7758837859915">
                <text:p>13.7758837859915</text:p>
              </table:table-cell>
              <table:table-cell office:value-type="float" office:value="0.935444030829957">
                <text:p>0.9354440308299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7915917492594">
                <text:p>13.7915917492594</text:p>
              </table:table-cell>
              <table:table-cell office:value-type="float" office:value="0.940880768954312">
                <text:p>0.9408807689543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8072997125274">
                <text:p>13.8072997125274</text:p>
              </table:table-cell>
              <table:table-cell office:value-type="float" office:value="0.946085358827628">
                <text:p>0.9460853588276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8230076757953">
                <text:p>13.8230076757953</text:p>
              </table:table-cell>
              <table:table-cell office:value-type="float" office:value="0.951056516295233">
                <text:p>0.9510565162952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8387156390633">
                <text:p>13.8387156390633</text:p>
              </table:table-cell>
              <table:table-cell office:value-type="float" office:value="0.955793014798406">
                <text:p>0.9557930147984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8544236023312">
                <text:p>13.8544236023312</text:p>
              </table:table-cell>
              <table:table-cell office:value-type="float" office:value="0.960293685677015">
                <text:p>0.9602936856770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8701315655992">
                <text:p>13.8701315655992</text:p>
              </table:table-cell>
              <table:table-cell office:value-type="float" office:value="0.964557418457867">
                <text:p>0.9645574184578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8858395288671">
                <text:p>13.8858395288671</text:p>
              </table:table-cell>
              <table:table-cell office:value-type="float" office:value="0.968583161128696">
                <text:p>0.968583161128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9015474921351">
                <text:p>13.9015474921351</text:p>
              </table:table-cell>
              <table:table-cell office:value-type="float" office:value="0.972369920397738">
                <text:p>0.9723699203977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917255455403">
                <text:p>13.917255455403</text:p>
              </table:table-cell>
              <table:table-cell office:value-type="float" office:value="0.975916761938804">
                <text:p>0.9759167619388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932963418671">
                <text:p>13.932963418671</text:p>
              </table:table-cell>
              <table:table-cell office:value-type="float" office:value="0.979222810621819">
                <text:p>0.9792228106218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9486713819389">
                <text:p>13.9486713819389</text:p>
              </table:table-cell>
              <table:table-cell office:value-type="float" office:value="0.982287250728738">
                <text:p>0.9822872507287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9643793452069">
                <text:p>13.9643793452069</text:p>
              </table:table-cell>
              <table:table-cell office:value-type="float" office:value="0.985109326154819">
                <text:p>0.9851093261548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9800873084748">
                <text:p>13.9800873084748</text:p>
              </table:table-cell>
              <table:table-cell office:value-type="float" office:value="0.987688340595179">
                <text:p>0.9876883405951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9957952717428">
                <text:p>13.9957952717428</text:p>
              </table:table-cell>
              <table:table-cell office:value-type="float" office:value="0.990023657716595">
                <text:p>0.9900236577165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0115032350107">
                <text:p>14.0115032350107</text:p>
              </table:table-cell>
              <table:table-cell office:value-type="float" office:value="0.992114701314511">
                <text:p>0.9921147013145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0272111982787">
                <text:p>14.0272111982787</text:p>
              </table:table-cell>
              <table:table-cell office:value-type="float" office:value="0.993960955455209">
                <text:p>0.9939609554552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0429191615466">
                <text:p>14.0429191615466</text:p>
              </table:table-cell>
              <table:table-cell office:value-type="float" office:value="0.995561964603105">
                <text:p>0.9955619646031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.0586271248146">
                <text:p>14.0586271248146</text:p>
              </table:table-cell>
              <table:table-cell office:value-type="float" office:value="0.996917333733149">
                <text:p>0.9969173337331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.0743350880825">
                <text:p>14.0743350880825</text:p>
              </table:table-cell>
              <table:table-cell office:value-type="float" office:value="0.998026728428289">
                <text:p>0.9980267284282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0900430513505">
                <text:p>14.0900430513505</text:p>
              </table:table-cell>
              <table:table-cell office:value-type="float" office:value="0.998889874961983">
                <text:p>0.9988898749619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1057510146184">
                <text:p>14.1057510146184</text:p>
              </table:table-cell>
              <table:table-cell office:value-type="float" office:value="0.99950656036574">
                <text:p>0.999506560365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1214589778864">
                <text:p>14.1214589778864</text:p>
              </table:table-cell>
              <table:table-cell office:value-type="float" office:value="0.999876632481665">
                <text:p>0.9998766324816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1371669411543">
                <text:p>14.137166941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1528749044223">
                <text:p>14.1528749044223</text:p>
              </table:table-cell>
              <table:table-cell office:value-type="float" office:value="0.999876632481656">
                <text:p>0.9998766324816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1685828676902">
                <text:p>14.1685828676902</text:p>
              </table:table-cell>
              <table:table-cell office:value-type="float" office:value="0.999506560365723">
                <text:p>0.9995065603657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1842908309582">
                <text:p>14.1842908309582</text:p>
              </table:table-cell>
              <table:table-cell office:value-type="float" office:value="0.998889874961957">
                <text:p>0.9988898749619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.1999987942261">
                <text:p>14.1999987942261</text:p>
              </table:table-cell>
              <table:table-cell office:value-type="float" office:value="0.998026728428254">
                <text:p>0.9980267284282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.2157067574941">
                <text:p>14.2157067574941</text:p>
              </table:table-cell>
              <table:table-cell office:value-type="float" office:value="0.996917333733106">
                <text:p>0.9969173337331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.231414720762">
                <text:p>14.231414720762</text:p>
              </table:table-cell>
              <table:table-cell office:value-type="float" office:value="0.995561964603054">
                <text:p>0.9955619646030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.24712268403">
                <text:p>14.24712268403</text:p>
              </table:table-cell>
              <table:table-cell office:value-type="float" office:value="0.993960955455149">
                <text:p>0.9939609554551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.2628306472979">
                <text:p>14.2628306472979</text:p>
              </table:table-cell>
              <table:table-cell office:value-type="float" office:value="0.992114701314443">
                <text:p>0.9921147013144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2785386105659">
                <text:p>14.2785386105659</text:p>
              </table:table-cell>
              <table:table-cell office:value-type="float" office:value="0.990023657716518">
                <text:p>0.9900236577165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2942465738338">
                <text:p>14.2942465738338</text:p>
              </table:table-cell>
              <table:table-cell office:value-type="float" office:value="0.987688340595094">
                <text:p>0.9876883405950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3099545371018">
                <text:p>14.3099545371018</text:p>
              </table:table-cell>
              <table:table-cell office:value-type="float" office:value="0.985109326154725">
                <text:p>0.9851093261547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3256625003697">
                <text:p>14.3256625003697</text:p>
              </table:table-cell>
              <table:table-cell office:value-type="float" office:value="0.982287250728636">
                <text:p>0.9822872507286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.3413704636377">
                <text:p>14.3413704636377</text:p>
              </table:table-cell>
              <table:table-cell office:value-type="float" office:value="0.979222810621708">
                <text:p>0.9792228106217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.3570784269056">
                <text:p>14.3570784269056</text:p>
              </table:table-cell>
              <table:table-cell office:value-type="float" office:value="0.975916761938685">
                <text:p>0.9759167619386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.3727863901736">
                <text:p>14.3727863901736</text:p>
              </table:table-cell>
              <table:table-cell office:value-type="float" office:value="0.97236992039761">
                <text:p>0.972369920397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.3884943534415">
                <text:p>14.3884943534415</text:p>
              </table:table-cell>
              <table:table-cell office:value-type="float" office:value="0.96858316112856">
                <text:p>0.968583161128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4042023167095">
                <text:p>14.4042023167095</text:p>
              </table:table-cell>
              <table:table-cell office:value-type="float" office:value="0.964557418457722">
                <text:p>0.9645574184577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.4199102799774">
                <text:p>14.4199102799774</text:p>
              </table:table-cell>
              <table:table-cell office:value-type="float" office:value="0.960293685676863">
                <text:p>0.9602936856768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.4356182432454">
                <text:p>14.4356182432454</text:p>
              </table:table-cell>
              <table:table-cell office:value-type="float" office:value="0.955793014798245">
                <text:p>0.9557930147982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.4513262065133">
                <text:p>14.4513262065133</text:p>
              </table:table-cell>
              <table:table-cell office:value-type="float" office:value="0.951056516295064">
                <text:p>0.9510565162950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4670341697813">
                <text:p>14.4670341697813</text:p>
              </table:table-cell>
              <table:table-cell office:value-type="float" office:value="0.946085358827451">
                <text:p>0.9460853588274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4827421330492">
                <text:p>14.4827421330492</text:p>
              </table:table-cell>
              <table:table-cell office:value-type="float" office:value="0.940880768954127">
                <text:p>0.9408807689541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4984500963172">
                <text:p>14.4984500963172</text:p>
              </table:table-cell>
              <table:table-cell office:value-type="float" office:value="0.935444030829764">
                <text:p>0.9354440308297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.5141580595851">
                <text:p>14.5141580595851</text:p>
              </table:table-cell>
              <table:table-cell office:value-type="float" office:value="0.929776485888144">
                <text:p>0.9297764858881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5298660228531">
                <text:p>14.5298660228531</text:p>
              </table:table-cell>
              <table:table-cell office:value-type="float" office:value="0.923879532511175">
                <text:p>0.9238795325111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.545573986121">
                <text:p>14.545573986121</text:p>
              </table:table-cell>
              <table:table-cell office:value-type="float" office:value="0.917754625683864">
                <text:p>0.9177546256838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561281949389">
                <text:p>14.561281949389</text:p>
              </table:table-cell>
              <table:table-cell office:value-type="float" office:value="0.911403276635324">
                <text:p>0.9114032766353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.5769899126569">
                <text:p>14.5769899126569</text:p>
              </table:table-cell>
              <table:table-cell office:value-type="float" office:value="0.904827052465894">
                <text:p>0.9048270524658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5926978759249">
                <text:p>14.5926978759249</text:p>
              </table:table-cell>
              <table:table-cell office:value-type="float" office:value="0.898027575760485">
                <text:p>0.898027575760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6084058391928">
                <text:p>14.6084058391928</text:p>
              </table:table-cell>
              <table:table-cell office:value-type="float" office:value="0.891006524188233">
                <text:p>0.8910065241882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.6241138024608">
                <text:p>14.6241138024608</text:p>
              </table:table-cell>
              <table:table-cell office:value-type="float" office:value="0.883765630088554">
                <text:p>0.8837656300885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6398217657287">
                <text:p>14.6398217657287</text:p>
              </table:table-cell>
              <table:table-cell office:value-type="float" office:value="0.87630668004372">
                <text:p>0.876306680043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.6555297289967">
                <text:p>14.6555297289967</text:p>
              </table:table-cell>
              <table:table-cell office:value-type="float" office:value="0.868631514438043">
                <text:p>0.86863151443804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.6712376922646">
                <text:p>14.6712376922646</text:p>
              </table:table-cell>
              <table:table-cell office:value-type="float" office:value="0.860742027003791">
                <text:p>0.8607420270037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6869456555326">
                <text:p>14.6869456555326</text:p>
              </table:table-cell>
              <table:table-cell office:value-type="float" office:value="0.852640164353935">
                <text:p>0.8526401643539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7026536188005">
                <text:p>14.7026536188005</text:p>
              </table:table-cell>
              <table:table-cell office:value-type="float" office:value="0.844327925501853">
                <text:p>0.8443279255018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.7183615820685">
                <text:p>14.7183615820685</text:p>
              </table:table-cell>
              <table:table-cell office:value-type="float" office:value="0.835807361368104">
                <text:p>0.8358073613681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.7340695453364">
                <text:p>14.7340695453364</text:p>
              </table:table-cell>
              <table:table-cell office:value-type="float" office:value="0.827080574274391">
                <text:p>0.8270805742743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.7497775086044">
                <text:p>14.7497775086044</text:p>
              </table:table-cell>
              <table:table-cell office:value-type="float" office:value="0.818149717424848">
                <text:p>0.8181497174248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7654854718723">
                <text:p>14.7654854718723</text:p>
              </table:table-cell>
              <table:table-cell office:value-type="float" office:value="0.809016994374768">
                <text:p>0.8090169943747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.7811934351403">
                <text:p>14.7811934351403</text:p>
              </table:table-cell>
              <table:table-cell office:value-type="float" office:value="0.799684658486907">
                <text:p>0.7996846584869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.7969013984082">
                <text:p>14.7969013984082</text:p>
              </table:table-cell>
              <table:table-cell office:value-type="float" office:value="0.790155012375502">
                <text:p>0.7901550123755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.8126093616762">
                <text:p>14.8126093616762</text:p>
              </table:table-cell>
              <table:table-cell office:value-type="float" office:value="0.780430407338138">
                <text:p>0.7804304073381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8283173249441">
                <text:p>14.8283173249441</text:p>
              </table:table-cell>
              <table:table-cell office:value-type="float" office:value="0.770513242775593">
                <text:p>0.7705132427755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.8440252882121">
                <text:p>14.8440252882121</text:p>
              </table:table-cell>
              <table:table-cell office:value-type="float" office:value="0.76040596559983">
                <text:p>0.760405965599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.85973325148">
                <text:p>14.85973325148</text:p>
              </table:table-cell>
              <table:table-cell office:value-type="float" office:value="0.750111069630255">
                <text:p>0.750111069630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.875441214748">
                <text:p>14.875441214748</text:p>
              </table:table-cell>
              <table:table-cell office:value-type="float" office:value="0.739631094978401">
                <text:p>0.7396310949784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8911491780159">
                <text:p>14.8911491780159</text:p>
              </table:table-cell>
              <table:table-cell office:value-type="float" office:value="0.728968627421198">
                <text:p>0.7289686274211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9068571412839">
                <text:p>14.9068571412839</text:p>
              </table:table-cell>
              <table:table-cell office:value-type="float" office:value="0.718126297762972">
                <text:p>0.7181262977629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9225651045518">
                <text:p>14.9225651045518</text:p>
              </table:table-cell>
              <table:table-cell office:value-type="float" office:value="0.707106781186326">
                <text:p>0.7071067811863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.9382730678198">
                <text:p>14.9382730678198</text:p>
              </table:table-cell>
              <table:table-cell office:value-type="float" office:value="0.695912796592089">
                <text:p>0.6959127965920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.9539810310877">
                <text:p>14.9539810310877</text:p>
              </table:table-cell>
              <table:table-cell office:value-type="float" office:value="0.684547105928459">
                <text:p>0.6845471059284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.9696889943557">
                <text:p>14.9696889943557</text:p>
              </table:table-cell>
              <table:table-cell office:value-type="float" office:value="0.67301251350954">
                <text:p>0.673012513509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.9853969576236">
                <text:p>14.9853969576236</text:p>
              </table:table-cell>
              <table:table-cell office:value-type="float" office:value="0.661311865323415">
                <text:p>0.6613118653234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.0011049208916">
                <text:p>15.0011049208916</text:p>
              </table:table-cell>
              <table:table-cell office:value-type="float" office:value="0.649448048329943">
                <text:p>0.6494480483299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.0168128841595">
                <text:p>15.0168128841595</text:p>
              </table:table-cell>
              <table:table-cell office:value-type="float" office:value="0.637423989748445">
                <text:p>0.6374239897484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.0325208474275">
                <text:p>15.0325208474275</text:p>
              </table:table-cell>
              <table:table-cell office:value-type="float" office:value="0.625242656335457">
                <text:p>0.6252426563354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.0482288106954">
                <text:p>15.0482288106954</text:p>
              </table:table-cell>
              <table:table-cell office:value-type="float" office:value="0.612907053652724">
                <text:p>0.6129070536527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.0639367739634">
                <text:p>15.0639367739634</text:p>
              </table:table-cell>
              <table:table-cell office:value-type="float" office:value="0.600420225325628">
                <text:p>0.6004202253256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.0796447372313">
                <text:p>15.0796447372313</text:p>
              </table:table-cell>
              <table:table-cell office:value-type="float" office:value="0.587785252292213">
                <text:p>0.5877852522922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0953527004993">
                <text:p>15.0953527004993</text:p>
              </table:table-cell>
              <table:table-cell office:value-type="float" office:value="0.575005252043015">
                <text:p>0.5750052520430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1110606637672">
                <text:p>15.1110606637672</text:p>
              </table:table-cell>
              <table:table-cell office:value-type="float" office:value="0.562083377851864">
                <text:p>0.5620833778518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1267686270352">
                <text:p>15.1267686270352</text:p>
              </table:table-cell>
              <table:table-cell office:value-type="float" office:value="0.549022817997861">
                <text:p>0.5490228179978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.1424765903031">
                <text:p>15.1424765903031</text:p>
              </table:table-cell>
              <table:table-cell office:value-type="float" office:value="0.535826794978723">
                <text:p>0.5358267949787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1581845535711">
                <text:p>15.1581845535711</text:p>
              </table:table-cell>
              <table:table-cell office:value-type="float" office:value="0.522498564715672">
                <text:p>0.5224985647156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.173892516839">
                <text:p>15.173892516839</text:p>
              </table:table-cell>
              <table:table-cell office:value-type="float" office:value="0.509041415750091">
                <text:p>0.5090414157500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.189600480107">
                <text:p>15.189600480107</text:p>
              </table:table-cell>
              <table:table-cell office:value-type="float" office:value="0.495458668432124">
                <text:p>0.4954586684321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2053084433749">
                <text:p>15.2053084433749</text:p>
              </table:table-cell>
              <table:table-cell office:value-type="float" office:value="0.481753674101428">
                <text:p>0.4817536741014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.2210164066429">
                <text:p>15.2210164066429</text:p>
              </table:table-cell>
              <table:table-cell office:value-type="float" office:value="0.467929814260283">
                <text:p>0.4679298142602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.2367243699108">
                <text:p>15.2367243699108</text:p>
              </table:table-cell>
              <table:table-cell office:value-type="float" office:value="0.453990499739254">
                <text:p>0.4539904997392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.2524323331788">
                <text:p>15.2524323331788</text:p>
              </table:table-cell>
              <table:table-cell office:value-type="float" office:value="0.439939169855619">
                <text:p>0.4399391698556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.2681402964467">
                <text:p>15.2681402964467</text:p>
              </table:table-cell>
              <table:table-cell office:value-type="float" office:value="0.425779291564774">
                <text:p>0.4257792915647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.2838482597147">
                <text:p>15.2838482597147</text:p>
              </table:table-cell>
              <table:table-cell office:value-type="float" office:value="0.411514358604807">
                <text:p>0.4115143586048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2995562229826">
                <text:p>15.2995562229826</text:p>
              </table:table-cell>
              <table:table-cell office:value-type="float" office:value="0.397147890634476">
                <text:p>0.3971478906344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.3152641862506">
                <text:p>15.3152641862506</text:p>
              </table:table-cell>
              <table:table-cell office:value-type="float" office:value="0.382683432364782">
                <text:p>0.3826834323647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309721495185">
                <text:p>15.3309721495185</text:p>
              </table:table-cell>
              <table:table-cell office:value-type="float" office:value="0.368124552684368">
                <text:p>0.3681245526843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3466801127865">
                <text:p>15.3466801127865</text:p>
              </table:table-cell>
              <table:table-cell office:value-type="float" office:value="0.353474843778944">
                <text:p>0.3534748437789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3623880760544">
                <text:p>15.3623880760544</text:p>
              </table:table-cell>
              <table:table-cell office:value-type="float" office:value="0.338737920244976">
                <text:p>0.3387379202449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.3780960393224">
                <text:p>15.3780960393224</text:p>
              </table:table-cell>
              <table:table-cell office:value-type="float" office:value="0.323917418197831">
                <text:p>0.3239174181978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.3938040025903">
                <text:p>15.3938040025903</text:p>
              </table:table-cell>
              <table:table-cell office:value-type="float" office:value="0.309016994374627">
                <text:p>0.3090169943746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.4095119658583">
                <text:p>15.4095119658583</text:p>
              </table:table-cell>
              <table:table-cell office:value-type="float" office:value="0.294040325231981">
                <text:p>0.294040325231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.4252199291262">
                <text:p>15.4252199291262</text:p>
              </table:table-cell>
              <table:table-cell office:value-type="float" office:value="0.278991106038904">
                <text:p>0.2789911060389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.4409278923942">
                <text:p>15.4409278923942</text:p>
              </table:table-cell>
              <table:table-cell office:value-type="float" office:value="0.263873049965046">
                <text:p>0.2638730499650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4566358556621">
                <text:p>15.4566358556621</text:p>
              </table:table-cell>
              <table:table-cell office:value-type="float" office:value="0.248689887164525">
                <text:p>0.2486898871645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4723438189301">
                <text:p>15.4723438189301</text:p>
              </table:table-cell>
              <table:table-cell office:value-type="float" office:value="0.233445363855574">
                <text:p>0.2334453638555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488051782198">
                <text:p>15.488051782198</text:p>
              </table:table-cell>
              <table:table-cell office:value-type="float" office:value="0.218143241396209">
                <text:p>0.2181432413962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503759745466">
                <text:p>15.503759745466</text:p>
              </table:table-cell>
              <table:table-cell office:value-type="float" office:value="0.202787295356177">
                <text:p>0.202787295356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5194677087339">
                <text:p>15.5194677087339</text:p>
              </table:table-cell>
              <table:table-cell office:value-type="float" office:value="0.187381314585387">
                <text:p>0.187381314585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5351756720019">
                <text:p>15.5351756720019</text:p>
              </table:table-cell>
              <table:table-cell office:value-type="float" office:value="0.171929100279071">
                <text:p>0.1719291002790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5508836352698">
                <text:p>15.5508836352698</text:p>
              </table:table-cell>
              <table:table-cell office:value-type="float" office:value="0.15643446503989">
                <text:p>0.156434465039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5665915985378">
                <text:p>15.5665915985378</text:p>
              </table:table-cell>
              <table:table-cell office:value-type="float" office:value="0.14090123193724">
                <text:p>0.140901231937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5822995618057">
                <text:p>15.5822995618057</text:p>
              </table:table-cell>
              <table:table-cell office:value-type="float" office:value="0.12533323356396">
                <text:p>0.125333233563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5980075250737">
                <text:p>15.5980075250737</text:p>
              </table:table-cell>
              <table:table-cell office:value-type="float" office:value="0.1097343110907">
                <text:p>0.10973431109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6137154883416">
                <text:p>15.6137154883416</text:p>
              </table:table-cell>
              <table:table-cell office:value-type="float" office:value="0.0941083133181678">
                <text:p>0.09410831331816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6294234516096">
                <text:p>15.6294234516096</text:p>
              </table:table-cell>
              <table:table-cell office:value-type="float" office:value="0.0784590957274971">
                <text:p>0.07845909572749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6451314148775">
                <text:p>15.6451314148775</text:p>
              </table:table-cell>
              <table:table-cell office:value-type="float" office:value="0.0627905195289644">
                <text:p>0.06279051952896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6608393781455">
                <text:p>15.6608393781455</text:p>
              </table:table-cell>
              <table:table-cell office:value-type="float" office:value="0.0471064507092926">
                <text:p>0.04710645070929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6765473414134">
                <text:p>15.6765473414134</text:p>
              </table:table-cell>
              <table:table-cell office:value-type="float" office:value="0.0314107590777772">
                <text:p>0.03141075907777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6922553046814">
                <text:p>15.6922553046814</text:p>
              </table:table-cell>
              <table:table-cell office:value-type="float" office:value="0.0157073173114686">
                <text:p>0.01570731731146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.7079632679493">
                <text:p>15.7079632679493</text:p>
              </table:table-cell>
              <table:table-cell office:value-type="float" office:value="-0.000000000000352882687641076">
                <text:p>-0.0000000000003528826876410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.7236712312173">
                <text:p>15.7236712312173</text:p>
              </table:table-cell>
              <table:table-cell office:value-type="float" office:value="-0.0157073173121743">
                <text:p>-0.015707317312174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.7393791944852">
                <text:p>15.7393791944852</text:p>
              </table:table-cell>
              <table:table-cell office:value-type="float" office:value="-0.0314107590784826">
                <text:p>-0.031410759078482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.7550871577532">
                <text:p>15.7550871577532</text:p>
              </table:table-cell>
              <table:table-cell office:value-type="float" office:value="-0.0471064507099976">
                <text:p>-0.047106450709997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.7707951210211">
                <text:p>15.7707951210211</text:p>
              </table:table-cell>
              <table:table-cell office:value-type="float" office:value="-0.0627905195296688">
                <text:p>-0.06279051952966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.7865030842891">
                <text:p>15.7865030842891</text:p>
              </table:table-cell>
              <table:table-cell office:value-type="float" office:value="-0.0784590957282007">
                <text:p>-0.07845909572820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.802211047557">
                <text:p>15.802211047557</text:p>
              </table:table-cell>
              <table:table-cell office:value-type="float" office:value="-0.0941083133188704">
                <text:p>-0.09410831331887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.817919010825">
                <text:p>15.817919010825</text:p>
              </table:table-cell>
              <table:table-cell office:value-type="float" office:value="-0.109734311091402">
                <text:p>-0.1097343110914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.8336269740929">
                <text:p>15.8336269740929</text:p>
              </table:table-cell>
              <table:table-cell office:value-type="float" office:value="-0.125333233564661">
                <text:p>-0.1253332335646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.8493349373609">
                <text:p>15.8493349373609</text:p>
              </table:table-cell>
              <table:table-cell office:value-type="float" office:value="-0.140901231937939">
                <text:p>-0.1409012319379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.8650429006288">
                <text:p>15.8650429006288</text:p>
              </table:table-cell>
              <table:table-cell office:value-type="float" office:value="-0.156434465040587">
                <text:p>-0.15643446504058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.8807508638968">
                <text:p>15.8807508638968</text:p>
              </table:table-cell>
              <table:table-cell office:value-type="float" office:value="-0.171929100279766">
                <text:p>-0.1719291002797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.8964588271647">
                <text:p>15.8964588271647</text:p>
              </table:table-cell>
              <table:table-cell office:value-type="float" office:value="-0.187381314586081">
                <text:p>-0.1873813145860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.9121667904327">
                <text:p>15.9121667904327</text:p>
              </table:table-cell>
              <table:table-cell office:value-type="float" office:value="-0.202787295356868">
                <text:p>-0.20278729535686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.9278747537006">
                <text:p>15.9278747537006</text:p>
              </table:table-cell>
              <table:table-cell office:value-type="float" office:value="-0.218143241396898">
                <text:p>-0.2181432413968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.9435827169686">
                <text:p>15.9435827169686</text:p>
              </table:table-cell>
              <table:table-cell office:value-type="float" office:value="-0.23344536385626">
                <text:p>-0.233445363856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.9592906802365">
                <text:p>15.9592906802365</text:p>
              </table:table-cell>
              <table:table-cell office:value-type="float" office:value="-0.248689887165209">
                <text:p>-0.2486898871652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.9749986435045">
                <text:p>15.9749986435045</text:p>
              </table:table-cell>
              <table:table-cell office:value-type="float" office:value="-0.263873049965726">
                <text:p>-0.2638730499657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.9907066067724">
                <text:p>15.9907066067724</text:p>
              </table:table-cell>
              <table:table-cell office:value-type="float" office:value="-0.278991106039582">
                <text:p>-0.27899110603958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.0064145700404">
                <text:p>16.0064145700404</text:p>
              </table:table-cell>
              <table:table-cell office:value-type="float" office:value="-0.294040325232654">
                <text:p>-0.2940403252326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.0221225333083">
                <text:p>16.0221225333083</text:p>
              </table:table-cell>
              <table:table-cell office:value-type="float" office:value="-0.309016994375297">
                <text:p>-0.3090169943752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.0378304965763">
                <text:p>16.0378304965763</text:p>
              </table:table-cell>
              <table:table-cell office:value-type="float" office:value="-0.323917418198497">
                <text:p>-0.3239174181984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.0535384598442">
                <text:p>16.0535384598442</text:p>
              </table:table-cell>
              <table:table-cell office:value-type="float" office:value="-0.338737920245638">
                <text:p>-0.3387379202456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.0692464231122">
                <text:p>16.0692464231122</text:p>
              </table:table-cell>
              <table:table-cell office:value-type="float" office:value="-0.353474843779603">
                <text:p>-0.35347484377960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.0849543863801">
                <text:p>16.0849543863801</text:p>
              </table:table-cell>
              <table:table-cell office:value-type="float" office:value="-0.368124552685022">
                <text:p>-0.3681245526850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.1006623496481">
                <text:p>16.1006623496481</text:p>
              </table:table-cell>
              <table:table-cell office:value-type="float" office:value="-0.382683432365433">
                <text:p>-0.3826834323654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.116370312916">
                <text:p>16.116370312916</text:p>
              </table:table-cell>
              <table:table-cell office:value-type="float" office:value="-0.397147890635122">
                <text:p>-0.3971478906351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.132078276184">
                <text:p>16.132078276184</text:p>
              </table:table-cell>
              <table:table-cell office:value-type="float" office:value="-0.411514358605448">
                <text:p>-0.4115143586054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.1477862394519">
                <text:p>16.1477862394519</text:p>
              </table:table-cell>
              <table:table-cell office:value-type="float" office:value="-0.425779291565411">
                <text:p>-0.4257792915654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.1634942027199">
                <text:p>16.1634942027199</text:p>
              </table:table-cell>
              <table:table-cell office:value-type="float" office:value="-0.439939169856251">
                <text:p>-0.4399391698562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.1792021659878">
                <text:p>16.1792021659878</text:p>
              </table:table-cell>
              <table:table-cell office:value-type="float" office:value="-0.453990499739881">
                <text:p>-0.45399049973988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.1949101292558">
                <text:p>16.1949101292558</text:p>
              </table:table-cell>
              <table:table-cell office:value-type="float" office:value="-0.467929814260906">
                <text:p>-0.4679298142609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.2106180925237">
                <text:p>16.2106180925237</text:p>
              </table:table-cell>
              <table:table-cell office:value-type="float" office:value="-0.481753674102045">
                <text:p>-0.4817536741020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.2263260557917">
                <text:p>16.2263260557917</text:p>
              </table:table-cell>
              <table:table-cell office:value-type="float" office:value="-0.495458668432735">
                <text:p>-0.49545866843273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.2420340190596">
                <text:p>16.2420340190596</text:p>
              </table:table-cell>
              <table:table-cell office:value-type="float" office:value="-0.509041415750697">
                <text:p>-0.5090414157506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.2577419823276">
                <text:p>16.2577419823276</text:p>
              </table:table-cell>
              <table:table-cell office:value-type="float" office:value="-0.522498564716272">
                <text:p>-0.52249856471627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.2734499455955">
                <text:p>16.2734499455955</text:p>
              </table:table-cell>
              <table:table-cell office:value-type="float" office:value="-0.535826794979317">
                <text:p>-0.5358267949793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.2891579088635">
                <text:p>16.2891579088635</text:p>
              </table:table-cell>
              <table:table-cell office:value-type="float" office:value="-0.54902281799845">
                <text:p>-0.549022817998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.3048658721314">
                <text:p>16.3048658721314</text:p>
              </table:table-cell>
              <table:table-cell office:value-type="float" office:value="-0.562083377852446">
                <text:p>-0.5620833778524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.3205738353994">
                <text:p>16.3205738353994</text:p>
              </table:table-cell>
              <table:table-cell office:value-type="float" office:value="-0.575005252043591">
                <text:p>-0.5750052520435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.3362817986673">
                <text:p>16.3362817986673</text:p>
              </table:table-cell>
              <table:table-cell office:value-type="float" office:value="-0.587785252292783">
                <text:p>-0.58778525229278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.3519897619353">
                <text:p>16.3519897619353</text:p>
              </table:table-cell>
              <table:table-cell office:value-type="float" office:value="-0.600420225326191">
                <text:p>-0.6004202253261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.3676977252032">
                <text:p>16.3676977252032</text:p>
              </table:table-cell>
              <table:table-cell office:value-type="float" office:value="-0.61290705365328">
                <text:p>-0.612907053653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.3834056884712">
                <text:p>16.3834056884712</text:p>
              </table:table-cell>
              <table:table-cell office:value-type="float" office:value="-0.625242656336006">
                <text:p>-0.6252426563360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.3991136517391">
                <text:p>16.3991136517391</text:p>
              </table:table-cell>
              <table:table-cell office:value-type="float" office:value="-0.637423989748987">
                <text:p>-0.6374239897489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.4148216150071">
                <text:p>16.4148216150071</text:p>
              </table:table-cell>
              <table:table-cell office:value-type="float" office:value="-0.649448048330478">
                <text:p>-0.64944804833047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.430529578275">
                <text:p>16.430529578275</text:p>
              </table:table-cell>
              <table:table-cell office:value-type="float" office:value="-0.661311865323943">
                <text:p>-0.66131186532394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.446237541543">
                <text:p>16.446237541543</text:p>
              </table:table-cell>
              <table:table-cell office:value-type="float" office:value="-0.673012513510061">
                <text:p>-0.67301251351006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.4619455048109">
                <text:p>16.4619455048109</text:p>
              </table:table-cell>
              <table:table-cell office:value-type="float" office:value="-0.684547105928973">
                <text:p>-0.6845471059289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.4776534680789">
                <text:p>16.4776534680789</text:p>
              </table:table-cell>
              <table:table-cell office:value-type="float" office:value="-0.695912796592595">
                <text:p>-0.6959127965925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.4933614313468">
                <text:p>16.4933614313468</text:p>
              </table:table-cell>
              <table:table-cell office:value-type="float" office:value="-0.707106781186824">
                <text:p>-0.70710678118682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.5090693946148">
                <text:p>16.5090693946148</text:p>
              </table:table-cell>
              <table:table-cell office:value-type="float" office:value="-0.718126297763461">
                <text:p>-0.71812629776346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.5247773578827">
                <text:p>16.5247773578827</text:p>
              </table:table-cell>
              <table:table-cell office:value-type="float" office:value="-0.72896862742168">
                <text:p>-0.728968627421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.5404853211507">
                <text:p>16.5404853211507</text:p>
              </table:table-cell>
              <table:table-cell office:value-type="float" office:value="-0.739631094978874">
                <text:p>-0.7396310949788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.5561932844186">
                <text:p>16.5561932844186</text:p>
              </table:table-cell>
              <table:table-cell office:value-type="float" office:value="-0.75011106963072">
                <text:p>-0.750111069630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.5719012476866">
                <text:p>16.5719012476866</text:p>
              </table:table-cell>
              <table:table-cell office:value-type="float" office:value="-0.760405965600287">
                <text:p>-0.7604059656002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.5876092109545">
                <text:p>16.5876092109545</text:p>
              </table:table-cell>
              <table:table-cell office:value-type="float" office:value="-0.770513242776041">
                <text:p>-0.7705132427760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.6033171742225">
                <text:p>16.6033171742225</text:p>
              </table:table-cell>
              <table:table-cell office:value-type="float" office:value="-0.780430407338578">
                <text:p>-0.7804304073385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.6190251374904">
                <text:p>16.6190251374904</text:p>
              </table:table-cell>
              <table:table-cell office:value-type="float" office:value="-0.790155012375934">
                <text:p>-0.7901550123759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.6347331007584">
                <text:p>16.6347331007584</text:p>
              </table:table-cell>
              <table:table-cell office:value-type="float" office:value="-0.79968465848733">
                <text:p>-0.799684658487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.6504410640263">
                <text:p>16.6504410640263</text:p>
              </table:table-cell>
              <table:table-cell office:value-type="float" office:value="-0.809016994375182">
                <text:p>-0.80901699437518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.6661490272943">
                <text:p>16.6661490272943</text:p>
              </table:table-cell>
              <table:table-cell office:value-type="float" office:value="-0.818149717425253">
                <text:p>-0.8181497174252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.6818569905622">
                <text:p>16.6818569905622</text:p>
              </table:table-cell>
              <table:table-cell office:value-type="float" office:value="-0.827080574274787">
                <text:p>-0.82708057427478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.6975649538302">
                <text:p>16.6975649538302</text:p>
              </table:table-cell>
              <table:table-cell office:value-type="float" office:value="-0.835807361368491">
                <text:p>-0.8358073613684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.7132729170981">
                <text:p>16.7132729170981</text:p>
              </table:table-cell>
              <table:table-cell office:value-type="float" office:value="-0.844327925502231">
                <text:p>-0.84432792550223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.7289808803661">
                <text:p>16.7289808803661</text:p>
              </table:table-cell>
              <table:table-cell office:value-type="float" office:value="-0.852640164354303">
                <text:p>-0.8526401643543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.744688843634">
                <text:p>16.744688843634</text:p>
              </table:table-cell>
              <table:table-cell office:value-type="float" office:value="-0.860742027004149">
                <text:p>-0.86074202700414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.760396806902">
                <text:p>16.760396806902</text:p>
              </table:table-cell>
              <table:table-cell office:value-type="float" office:value="-0.868631514438392">
                <text:p>-0.8686315144383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.7761047701699">
                <text:p>16.7761047701699</text:p>
              </table:table-cell>
              <table:table-cell office:value-type="float" office:value="-0.876306680044059">
                <text:p>-0.8763066800440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.7918127334379">
                <text:p>16.7918127334379</text:p>
              </table:table-cell>
              <table:table-cell office:value-type="float" office:value="-0.883765630088884">
                <text:p>-0.8837656300888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.8075206967058">
                <text:p>16.8075206967058</text:p>
              </table:table-cell>
              <table:table-cell office:value-type="float" office:value="-0.891006524188553">
                <text:p>-0.8910065241885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.8232286599738">
                <text:p>16.8232286599738</text:p>
              </table:table-cell>
              <table:table-cell office:value-type="float" office:value="-0.898027575760795">
                <text:p>-0.89802757576079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.8389366232417">
                <text:p>16.8389366232417</text:p>
              </table:table-cell>
              <table:table-cell office:value-type="float" office:value="-0.904827052466194">
                <text:p>-0.9048270524661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.8546445865097">
                <text:p>16.8546445865097</text:p>
              </table:table-cell>
              <table:table-cell office:value-type="float" office:value="-0.911403276635614">
                <text:p>-0.9114032766356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.8703525497776">
                <text:p>16.8703525497776</text:p>
              </table:table-cell>
              <table:table-cell office:value-type="float" office:value="-0.917754625684144">
                <text:p>-0.9177546256841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.8860605130455">
                <text:p>16.8860605130455</text:p>
              </table:table-cell>
              <table:table-cell office:value-type="float" office:value="-0.923879532511444">
                <text:p>-0.9238795325114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.9017684763135">
                <text:p>16.9017684763135</text:p>
              </table:table-cell>
              <table:table-cell office:value-type="float" office:value="-0.929776485888403">
                <text:p>-0.92977648588840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.9174764395815">
                <text:p>16.9174764395815</text:p>
              </table:table-cell>
              <table:table-cell office:value-type="float" office:value="-0.935444030830013">
                <text:p>-0.9354440308300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.9331844028494">
                <text:p>16.9331844028494</text:p>
              </table:table-cell>
              <table:table-cell office:value-type="float" office:value="-0.940880768954366">
                <text:p>-0.9408807689543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.9488923661174">
                <text:p>16.9488923661174</text:p>
              </table:table-cell>
              <table:table-cell office:value-type="float" office:value="-0.946085358827679">
                <text:p>-0.94608535882767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.9646003293853">
                <text:p>16.9646003293853</text:p>
              </table:table-cell>
              <table:table-cell office:value-type="float" office:value="-0.951056516295282">
                <text:p>-0.9510565162952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.9803082926532">
                <text:p>16.9803082926532</text:p>
              </table:table-cell>
              <table:table-cell office:value-type="float" office:value="-0.955793014798452">
                <text:p>-0.95579301479845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.9960162559212">
                <text:p>16.9960162559212</text:p>
              </table:table-cell>
              <table:table-cell office:value-type="float" office:value="-0.960293685677059">
                <text:p>-0.9602936856770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.0117242191891">
                <text:p>17.0117242191891</text:p>
              </table:table-cell>
              <table:table-cell office:value-type="float" office:value="-0.964557418457908">
                <text:p>-0.9645574184579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.0274321824571">
                <text:p>17.0274321824571</text:p>
              </table:table-cell>
              <table:table-cell office:value-type="float" office:value="-0.968583161128735">
                <text:p>-0.9685831611287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.043140145725">
                <text:p>17.043140145725</text:p>
              </table:table-cell>
              <table:table-cell office:value-type="float" office:value="-0.972369920397774">
                <text:p>-0.9723699203977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.058848108993">
                <text:p>17.058848108993</text:p>
              </table:table-cell>
              <table:table-cell office:value-type="float" office:value="-0.975916761938839">
                <text:p>-0.9759167619388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.0745560722609">
                <text:p>17.0745560722609</text:p>
              </table:table-cell>
              <table:table-cell office:value-type="float" office:value="-0.979222810621851">
                <text:p>-0.9792228106218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.0902640355289">
                <text:p>17.0902640355289</text:p>
              </table:table-cell>
              <table:table-cell office:value-type="float" office:value="-0.982287250728768">
                <text:p>-0.98228725072876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.1059719987968">
                <text:p>17.1059719987968</text:p>
              </table:table-cell>
              <table:table-cell office:value-type="float" office:value="-0.985109326154846">
                <text:p>-0.9851093261548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.1216799620648">
                <text:p>17.1216799620648</text:p>
              </table:table-cell>
              <table:table-cell office:value-type="float" office:value="-0.987688340595204">
                <text:p>-0.9876883405952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.1373879253327">
                <text:p>17.1373879253327</text:p>
              </table:table-cell>
              <table:table-cell office:value-type="float" office:value="-0.990023657716617">
                <text:p>-0.9900236577166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.1530958886007">
                <text:p>17.1530958886007</text:p>
              </table:table-cell>
              <table:table-cell office:value-type="float" office:value="-0.992114701314531">
                <text:p>-0.99211470131453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.1688038518686">
                <text:p>17.1688038518686</text:p>
              </table:table-cell>
              <table:table-cell office:value-type="float" office:value="-0.993960955455226">
                <text:p>-0.9939609554552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.1845118151366">
                <text:p>17.1845118151366</text:p>
              </table:table-cell>
              <table:table-cell office:value-type="float" office:value="-0.99556196460312">
                <text:p>-0.995561964603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.2002197784045">
                <text:p>17.2002197784045</text:p>
              </table:table-cell>
              <table:table-cell office:value-type="float" office:value="-0.996917333733162">
                <text:p>-0.9969173337331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.2159277416725">
                <text:p>17.2159277416725</text:p>
              </table:table-cell>
              <table:table-cell office:value-type="float" office:value="-0.998026728428298">
                <text:p>-0.9980267284282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.2316357049404">
                <text:p>17.2316357049404</text:p>
              </table:table-cell>
              <table:table-cell office:value-type="float" office:value="-0.99888987496199">
                <text:p>-0.9988898749619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.2473436682084">
                <text:p>17.2473436682084</text:p>
              </table:table-cell>
              <table:table-cell office:value-type="float" office:value="-0.999506560365745">
                <text:p>-0.99950656036574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.2630516314763">
                <text:p>17.2630516314763</text:p>
              </table:table-cell>
              <table:table-cell office:value-type="float" office:value="-0.999876632481667">
                <text:p>-0.9998766324816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.2787595947443">
                <text:p>17.27875959474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.2944675580122">
                <text:p>17.2944675580122</text:p>
              </table:table-cell>
              <table:table-cell office:value-type="float" office:value="-0.999876632481654">
                <text:p>-0.99987663248165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.3101755212802">
                <text:p>17.3101755212802</text:p>
              </table:table-cell>
              <table:table-cell office:value-type="float" office:value="-0.999506560365718">
                <text:p>-0.9995065603657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.3258834845481">
                <text:p>17.3258834845481</text:p>
              </table:table-cell>
              <table:table-cell office:value-type="float" office:value="-0.99888987496195">
                <text:p>-0.998889874961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.3415914478161">
                <text:p>17.3415914478161</text:p>
              </table:table-cell>
              <table:table-cell office:value-type="float" office:value="-0.998026728428244">
                <text:p>-0.9980267284282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.357299411084">
                <text:p>17.357299411084</text:p>
              </table:table-cell>
              <table:table-cell office:value-type="float" office:value="-0.996917333733094">
                <text:p>-0.99691733373309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.373007374352">
                <text:p>17.373007374352</text:p>
              </table:table-cell>
              <table:table-cell office:value-type="float" office:value="-0.995561964603039">
                <text:p>-0.99556196460303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.3887153376199">
                <text:p>17.3887153376199</text:p>
              </table:table-cell>
              <table:table-cell office:value-type="float" office:value="-0.993960955455132">
                <text:p>-0.9939609554551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.4044233008879">
                <text:p>17.4044233008879</text:p>
              </table:table-cell>
              <table:table-cell office:value-type="float" office:value="-0.992114701314423">
                <text:p>-0.9921147013144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.4201312641558">
                <text:p>17.4201312641558</text:p>
              </table:table-cell>
              <table:table-cell office:value-type="float" office:value="-0.990023657716496">
                <text:p>-0.9900236577164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.4358392274238">
                <text:p>17.4358392274238</text:p>
              </table:table-cell>
              <table:table-cell office:value-type="float" office:value="-0.987688340595069">
                <text:p>-0.9876883405950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.4515471906917">
                <text:p>17.4515471906917</text:p>
              </table:table-cell>
              <table:table-cell office:value-type="float" office:value="-0.985109326154698">
                <text:p>-0.9851093261546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.4672551539597">
                <text:p>17.4672551539597</text:p>
              </table:table-cell>
              <table:table-cell office:value-type="float" office:value="-0.982287250728606">
                <text:p>-0.98228725072860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.4829631172276">
                <text:p>17.4829631172276</text:p>
              </table:table-cell>
              <table:table-cell office:value-type="float" office:value="-0.979222810621676">
                <text:p>-0.97922281062167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.4986710804956">
                <text:p>17.4986710804956</text:p>
              </table:table-cell>
              <table:table-cell office:value-type="float" office:value="-0.975916761938651">
                <text:p>-0.9759167619386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.5143790437635">
                <text:p>17.5143790437635</text:p>
              </table:table-cell>
              <table:table-cell office:value-type="float" office:value="-0.972369920397573">
                <text:p>-0.9723699203975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.5300870070315">
                <text:p>17.5300870070315</text:p>
              </table:table-cell>
              <table:table-cell office:value-type="float" office:value="-0.968583161128521">
                <text:p>-0.96858316112852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.5457949702994">
                <text:p>17.5457949702994</text:p>
              </table:table-cell>
              <table:table-cell office:value-type="float" office:value="-0.964557418457681">
                <text:p>-0.9645574184576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.5615029335674">
                <text:p>17.5615029335674</text:p>
              </table:table-cell>
              <table:table-cell office:value-type="float" office:value="-0.960293685676819">
                <text:p>-0.9602936856768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.5772108968353">
                <text:p>17.5772108968353</text:p>
              </table:table-cell>
              <table:table-cell office:value-type="float" office:value="-0.955793014798199">
                <text:p>-0.95579301479819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.5929188601033">
                <text:p>17.5929188601033</text:p>
              </table:table-cell>
              <table:table-cell office:value-type="float" office:value="-0.951056516295015">
                <text:p>-0.9510565162950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.6086268233712">
                <text:p>17.6086268233712</text:p>
              </table:table-cell>
              <table:table-cell office:value-type="float" office:value="-0.9460853588274">
                <text:p>-0.94608535882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.6243347866392">
                <text:p>17.6243347866392</text:p>
              </table:table-cell>
              <table:table-cell office:value-type="float" office:value="-0.940880768954074">
                <text:p>-0.94088076895407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.6400427499071">
                <text:p>17.6400427499071</text:p>
              </table:table-cell>
              <table:table-cell office:value-type="float" office:value="-0.935444030829708">
                <text:p>-0.9354440308297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.6557507131751">
                <text:p>17.6557507131751</text:p>
              </table:table-cell>
              <table:table-cell office:value-type="float" office:value="-0.929776485888086">
                <text:p>-0.9297764858880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.671458676443">
                <text:p>17.671458676443</text:p>
              </table:table-cell>
              <table:table-cell office:value-type="float" office:value="-0.923879532511114">
                <text:p>-0.9238795325111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.687166639711">
                <text:p>17.687166639711</text:p>
              </table:table-cell>
              <table:table-cell office:value-type="float" office:value="-0.917754625683802">
                <text:p>-0.91775462568380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.7028746029789">
                <text:p>17.7028746029789</text:p>
              </table:table-cell>
              <table:table-cell office:value-type="float" office:value="-0.911403276635259">
                <text:p>-0.9114032766352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.7185825662469">
                <text:p>17.7185825662469</text:p>
              </table:table-cell>
              <table:table-cell office:value-type="float" office:value="-0.904827052465826">
                <text:p>-0.90482705246582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.7342905295148">
                <text:p>17.7342905295148</text:p>
              </table:table-cell>
              <table:table-cell office:value-type="float" office:value="-0.898027575760416">
                <text:p>-0.89802757576041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.7499984927828">
                <text:p>17.7499984927828</text:p>
              </table:table-cell>
              <table:table-cell office:value-type="float" office:value="-0.891006524188161">
                <text:p>-0.8910065241881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.7657064560507">
                <text:p>17.7657064560507</text:p>
              </table:table-cell>
              <table:table-cell office:value-type="float" office:value="-0.88376563008848">
                <text:p>-0.883765630088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.7814144193187">
                <text:p>17.7814144193187</text:p>
              </table:table-cell>
              <table:table-cell office:value-type="float" office:value="-0.876306680043644">
                <text:p>-0.8763066800436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.7971223825866">
                <text:p>17.7971223825866</text:p>
              </table:table-cell>
              <table:table-cell office:value-type="float" office:value="-0.868631514437965">
                <text:p>-0.8686315144379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.8128303458546">
                <text:p>17.8128303458546</text:p>
              </table:table-cell>
              <table:table-cell office:value-type="float" office:value="-0.86074202700371">
                <text:p>-0.860742027003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.8285383091225">
                <text:p>17.8285383091225</text:p>
              </table:table-cell>
              <table:table-cell office:value-type="float" office:value="-0.852640164353852">
                <text:p>-0.8526401643538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.8442462723905">
                <text:p>17.8442462723905</text:p>
              </table:table-cell>
              <table:table-cell office:value-type="float" office:value="-0.844327925501769">
                <text:p>-0.8443279255017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.8599542356584">
                <text:p>17.8599542356584</text:p>
              </table:table-cell>
              <table:table-cell office:value-type="float" office:value="-0.835807361368017">
                <text:p>-0.8358073613680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.8756621989264">
                <text:p>17.8756621989264</text:p>
              </table:table-cell>
              <table:table-cell office:value-type="float" office:value="-0.827080574274302">
                <text:p>-0.8270805742743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.8913701621943">
                <text:p>17.8913701621943</text:p>
              </table:table-cell>
              <table:table-cell office:value-type="float" office:value="-0.818149717424758">
                <text:p>-0.8181497174247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.9070781254623">
                <text:p>17.9070781254623</text:p>
              </table:table-cell>
              <table:table-cell office:value-type="float" office:value="-0.809016994374675">
                <text:p>-0.8090169943746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.9227860887302">
                <text:p>17.9227860887302</text:p>
              </table:table-cell>
              <table:table-cell office:value-type="float" office:value="-0.799684658486812">
                <text:p>-0.7996846584868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.9384940519982">
                <text:p>17.9384940519982</text:p>
              </table:table-cell>
              <table:table-cell office:value-type="float" office:value="-0.790155012375406">
                <text:p>-0.7901550123754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.9542020152661">
                <text:p>17.9542020152661</text:p>
              </table:table-cell>
              <table:table-cell office:value-type="float" office:value="-0.780430407338039">
                <text:p>-0.78043040733803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.9699099785341">
                <text:p>17.9699099785341</text:p>
              </table:table-cell>
              <table:table-cell office:value-type="float" office:value="-0.770513242775492">
                <text:p>-0.770513242775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.985617941802">
                <text:p>17.985617941802</text:p>
              </table:table-cell>
              <table:table-cell office:value-type="float" office:value="-0.760405965599728">
                <text:p>-0.7604059655997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.00132590507">
                <text:p>18.00132590507</text:p>
              </table:table-cell>
              <table:table-cell office:value-type="float" office:value="-0.75011106963015">
                <text:p>-0.750111069630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.0170338683379">
                <text:p>18.0170338683379</text:p>
              </table:table-cell>
              <table:table-cell office:value-type="float" office:value="-0.739631094978294">
                <text:p>-0.7396310949782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.0327418316059">
                <text:p>18.0327418316059</text:p>
              </table:table-cell>
              <table:table-cell office:value-type="float" office:value="-0.72896862742109">
                <text:p>-0.728968627421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.0484497948738">
                <text:p>18.0484497948738</text:p>
              </table:table-cell>
              <table:table-cell office:value-type="float" office:value="-0.718126297762862">
                <text:p>-0.71812629776286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.0641577581418">
                <text:p>18.0641577581418</text:p>
              </table:table-cell>
              <table:table-cell office:value-type="float" office:value="-0.707106781186215">
                <text:p>-0.7071067811862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.0798657214097">
                <text:p>18.0798657214097</text:p>
              </table:table-cell>
              <table:table-cell office:value-type="float" office:value="-0.695912796591976">
                <text:p>-0.6959127965919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.0955736846777">
                <text:p>18.0955736846777</text:p>
              </table:table-cell>
              <table:table-cell office:value-type="float" office:value="-0.684547105928344">
                <text:p>-0.6845471059283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.1112816479456">
                <text:p>18.1112816479456</text:p>
              </table:table-cell>
              <table:table-cell office:value-type="float" office:value="-0.673012513509423">
                <text:p>-0.6730125135094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.1269896112136">
                <text:p>18.1269896112136</text:p>
              </table:table-cell>
              <table:table-cell office:value-type="float" office:value="-0.661311865323296">
                <text:p>-0.6613118653232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.1426975744815">
                <text:p>18.1426975744815</text:p>
              </table:table-cell>
              <table:table-cell office:value-type="float" office:value="-0.649448048329823">
                <text:p>-0.6494480483298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.1584055377495">
                <text:p>18.1584055377495</text:p>
              </table:table-cell>
              <table:table-cell office:value-type="float" office:value="-0.637423989748323">
                <text:p>-0.6374239897483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.1741135010174">
                <text:p>18.1741135010174</text:p>
              </table:table-cell>
              <table:table-cell office:value-type="float" office:value="-0.625242656335333">
                <text:p>-0.62524265633533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.1898214642854">
                <text:p>18.1898214642854</text:p>
              </table:table-cell>
              <table:table-cell office:value-type="float" office:value="-0.612907053652599">
                <text:p>-0.6129070536525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.2055294275533">
                <text:p>18.2055294275533</text:p>
              </table:table-cell>
              <table:table-cell office:value-type="float" office:value="-0.600420225325502">
                <text:p>-0.60042022532550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.2212373908213">
                <text:p>18.2212373908213</text:p>
              </table:table-cell>
              <table:table-cell office:value-type="float" office:value="-0.587785252292086">
                <text:p>-0.5877852522920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.2369453540892">
                <text:p>18.2369453540892</text:p>
              </table:table-cell>
              <table:table-cell office:value-type="float" office:value="-0.575005252042886">
                <text:p>-0.5750052520428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.2526533173572">
                <text:p>18.2526533173572</text:p>
              </table:table-cell>
              <table:table-cell office:value-type="float" office:value="-0.562083377851733">
                <text:p>-0.5620833778517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.2683612806251">
                <text:p>18.2683612806251</text:p>
              </table:table-cell>
              <table:table-cell office:value-type="float" office:value="-0.549022817997729">
                <text:p>-0.5490228179977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.2840692438931">
                <text:p>18.2840692438931</text:p>
              </table:table-cell>
              <table:table-cell office:value-type="float" office:value="-0.53582679497859">
                <text:p>-0.535826794978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.299777207161">
                <text:p>18.299777207161</text:p>
              </table:table-cell>
              <table:table-cell office:value-type="float" office:value="-0.522498564715537">
                <text:p>-0.52249856471553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.315485170429">
                <text:p>18.315485170429</text:p>
              </table:table-cell>
              <table:table-cell office:value-type="float" office:value="-0.509041415749955">
                <text:p>-0.5090414157499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.3311931336969">
                <text:p>18.3311931336969</text:p>
              </table:table-cell>
              <table:table-cell office:value-type="float" office:value="-0.495458668431987">
                <text:p>-0.49545866843198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.3469010969649">
                <text:p>18.3469010969649</text:p>
              </table:table-cell>
              <table:table-cell office:value-type="float" office:value="-0.48175367410129">
                <text:p>-0.481753674101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.3626090602328">
                <text:p>18.3626090602328</text:p>
              </table:table-cell>
              <table:table-cell office:value-type="float" office:value="-0.467929814260144">
                <text:p>-0.4679298142601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.3783170235008">
                <text:p>18.3783170235008</text:p>
              </table:table-cell>
              <table:table-cell office:value-type="float" office:value="-0.453990499739113">
                <text:p>-0.4539904997391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.3940249867687">
                <text:p>18.3940249867687</text:p>
              </table:table-cell>
              <table:table-cell office:value-type="float" office:value="-0.439939169855477">
                <text:p>-0.43993916985547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.4097329500367">
                <text:p>18.4097329500367</text:p>
              </table:table-cell>
              <table:table-cell office:value-type="float" office:value="-0.425779291564631">
                <text:p>-0.4257792915646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.4254409133046">
                <text:p>18.4254409133046</text:p>
              </table:table-cell>
              <table:table-cell office:value-type="float" office:value="-0.411514358604663">
                <text:p>-0.4115143586046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.4411488765726">
                <text:p>18.4411488765726</text:p>
              </table:table-cell>
              <table:table-cell office:value-type="float" office:value="-0.397147890634331">
                <text:p>-0.3971478906343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.4568568398405">
                <text:p>18.4568568398405</text:p>
              </table:table-cell>
              <table:table-cell office:value-type="float" office:value="-0.382683432364636">
                <text:p>-0.3826834323646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.4725648031085">
                <text:p>18.4725648031085</text:p>
              </table:table-cell>
              <table:table-cell office:value-type="float" office:value="-0.368124552684221">
                <text:p>-0.36812455268422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.4882727663764">
                <text:p>18.4882727663764</text:p>
              </table:table-cell>
              <table:table-cell office:value-type="float" office:value="-0.353474843778796">
                <text:p>-0.3534748437787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.5039807296444">
                <text:p>18.5039807296444</text:p>
              </table:table-cell>
              <table:table-cell office:value-type="float" office:value="-0.338737920244827">
                <text:p>-0.3387379202448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.5196886929123">
                <text:p>18.5196886929123</text:p>
              </table:table-cell>
              <table:table-cell office:value-type="float" office:value="-0.323917418197682">
                <text:p>-0.32391741819768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.5353966561803">
                <text:p>18.5353966561803</text:p>
              </table:table-cell>
              <table:table-cell office:value-type="float" office:value="-0.309016994374477">
                <text:p>-0.3090169943744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.5511046194482">
                <text:p>18.5511046194482</text:p>
              </table:table-cell>
              <table:table-cell office:value-type="float" office:value="-0.29404032523183">
                <text:p>-0.294040325231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.5668125827162">
                <text:p>18.5668125827162</text:p>
              </table:table-cell>
              <table:table-cell office:value-type="float" office:value="-0.278991106038752">
                <text:p>-0.2789911060387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.5825205459841">
                <text:p>18.5825205459841</text:p>
              </table:table-cell>
              <table:table-cell office:value-type="float" office:value="-0.263873049964893">
                <text:p>-0.2638730499648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.5982285092521">
                <text:p>18.5982285092521</text:p>
              </table:table-cell>
              <table:table-cell office:value-type="float" office:value="-0.248689887164372">
                <text:p>-0.24868988716437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.61393647252">
                <text:p>18.61393647252</text:p>
              </table:table-cell>
              <table:table-cell office:value-type="float" office:value="-0.23344536385542">
                <text:p>-0.2334453638554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.629644435788">
                <text:p>18.629644435788</text:p>
              </table:table-cell>
              <table:table-cell office:value-type="float" office:value="-0.218143241396055">
                <text:p>-0.2181432413960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.6453523990559">
                <text:p>18.6453523990559</text:p>
              </table:table-cell>
              <table:table-cell office:value-type="float" office:value="-0.202787295356022">
                <text:p>-0.2027872953560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.6610603623239">
                <text:p>18.6610603623239</text:p>
              </table:table-cell>
              <table:table-cell office:value-type="float" office:value="-0.187381314585232">
                <text:p>-0.1873813145852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.6767683255918">
                <text:p>18.6767683255918</text:p>
              </table:table-cell>
              <table:table-cell office:value-type="float" office:value="-0.171929100278915">
                <text:p>-0.1719291002789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.6924762888598">
                <text:p>18.6924762888598</text:p>
              </table:table-cell>
              <table:table-cell office:value-type="float" office:value="-0.156434465039734">
                <text:p>-0.1564344650397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.7081842521277">
                <text:p>18.7081842521277</text:p>
              </table:table-cell>
              <table:table-cell office:value-type="float" office:value="-0.140901231937084">
                <text:p>-0.1409012319370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.7238922153957">
                <text:p>18.7238922153957</text:p>
              </table:table-cell>
              <table:table-cell office:value-type="float" office:value="-0.125333233563804">
                <text:p>-0.1253332335638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.7396001786636">
                <text:p>18.7396001786636</text:p>
              </table:table-cell>
              <table:table-cell office:value-type="float" office:value="-0.109734311090543">
                <text:p>-0.1097343110905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.7553081419316">
                <text:p>18.7553081419316</text:p>
              </table:table-cell>
              <table:table-cell office:value-type="float" office:value="-0.0941083133180105">
                <text:p>-0.09410831331801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.7710161051995">
                <text:p>18.7710161051995</text:p>
              </table:table-cell>
              <table:table-cell office:value-type="float" office:value="-0.0784590957273396">
                <text:p>-0.07845909572733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.7867240684675">
                <text:p>18.7867240684675</text:p>
              </table:table-cell>
              <table:table-cell office:value-type="float" office:value="-0.0627905195288067">
                <text:p>-0.06279051952880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.8024320317354">
                <text:p>18.8024320317354</text:p>
              </table:table-cell>
              <table:table-cell office:value-type="float" office:value="-0.0471064507091348">
                <text:p>-0.04710645070913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.8181399950034">
                <text:p>18.8181399950034</text:p>
              </table:table-cell>
              <table:table-cell office:value-type="float" office:value="-0.0314107590776193">
                <text:p>-0.03141075907761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.8338479582713">
                <text:p>18.8338479582713</text:p>
              </table:table-cell>
              <table:table-cell office:value-type="float" office:value="-0.0157073173113107">
                <text:p>-0.01570731731131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.8495559215393">
                <text:p>18.8495559215393</text:p>
              </table:table-cell>
              <table:table-cell office:value-type="float" office:value="0.000000000000510855981667784">
                <text:p>0.000000000000510855981667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